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content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38/meta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5/styles.xml" manifest:media-type="text/xml"/>
  <manifest:file-entry manifest:full-path="Object 25/content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meta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34/styles.xml" manifest:media-type="text/xml"/>
  <manifest:file-entry manifest:full-path="Object 34/content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5/content.xml" manifest:media-type="text/xml"/>
  <manifest:file-entry manifest:full-path="Object 35/meta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36/styles.xml" manifest:media-type="text/xml"/>
  <manifest:file-entry manifest:full-path="Object 36/content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7/styles.xml" manifest:media-type="text/xml"/>
  <manifest:file-entry manifest:full-path="Object 37/meta.xml" manifest:media-type="text/xml"/>
  <manifest:file-entry manifest:full-path="Object 37/content.xml" manifest:media-type="text/xml"/>
  <manifest:file-entry manifest:full-path="Object 3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091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6835in"/>
    </style:style>
    <style:style style:name="co6" style:family="table-column">
      <style:table-column-properties fo:break-before="auto" style:column-width="2.4693in"/>
    </style:style>
    <style:style style:name="co7" style:family="table-column">
      <style:table-column-properties fo:break-before="auto" style:column-width="3.9701in"/>
    </style:style>
    <style:style style:name="co8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 style:data-style-name="N61"/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6.7669in" svg:height="3.8063in" svg:x="7.3858in" svg:y="10.3846in">
            <draw:object draw:notify-on-update-of-ranges="LeastSquares.M3:LeastSquares.M6 LeastSquares.I3:LeastSquares.I3 LeastSquares.H3:LeastSquares.H6 LeastSquares.M7:LeastSquares.M10 LeastSquares.I10:LeastSquares.I10 LeastSquares.H7:LeastSquares.H10 LeastSquares.M31:LeastSquares.M34 LeastSquares.I31:LeastSquares.I31 LeastSquares.H31:LeastSquares.H34 LeastSquares.M38:LeastSquares.M41 LeastSquares.I38:LeastSquares.I38 LeastSquares.H38:LeastSquares.H41 LeastSquares.M45:LeastSquares.M48 LeastSquares.I45:LeastSquares.I45 LeastSquares.H45:LeastSquares.H48 LeastSquares.M17:LeastSquares.M20 LeastSquares.I17:LeastSquares.I17 LeastSquares.H17:LeastSquares.H20 LeastSquares.M24:LeastSquares.M27 LeastSquares.I24:LeastSquares.I24 LeastSquares.H24:LeastSquares.H2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7669in" svg:height="3.8063in" svg:x="7.3618in" svg:y="0.7531in">
            <draw:object draw:notify-on-update-of-ranges="LeastSquares.L7:LeastSquares.L10 LeastSquares.M3:LeastSquares.M6 LeastSquares.I3:LeastSquares.I3 LeastSquares.L3:LeastSquares.L6 LeastSquares.M7:LeastSquares.M10 LeastSquares.I10:LeastSquares.I10 LeastSquares.L7:LeastSquares.L10 LeastSquares.M31:LeastSquares.M34 LeastSquares.I31:LeastSquares.I31 LeastSquares.L31:LeastSquares.L34 LeastSquares.M38:LeastSquares.M41 LeastSquares.I38:LeastSquares.I38 LeastSquares.L38:LeastSquares.L41 LeastSquares.M45:LeastSquares.M48 LeastSquares.I46:LeastSquares.I46 LeastSquares.L45:LeastSquares.L48 LeastSquares.M17:LeastSquares.M20 LeastSquares.I17:LeastSquares.I17 LeastSquares.L17:LeastSquares.L20 LeastSquares.M24:LeastSquares.M27 LeastSquares.I24:LeastSquares.I24 LeastSquares.L24:LeastSquares.L2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6.7669in" svg:height="3.8063in" svg:x="7.4094in" svg:y="5.3858in">
            <draw:object draw:notify-on-update-of-ranges="LeastSquares.M3:LeastSquares.M6 LeastSquares.I3:LeastSquares.I3 LeastSquares.F3:LeastSquares.F6 LeastSquares.M7:LeastSquares.M10 LeastSquares.I10:LeastSquares.I10 LeastSquares.F7:LeastSquares.F10 LeastSquares.M31:LeastSquares.M34 LeastSquares.I31:LeastSquares.I31 LeastSquares.F31:LeastSquares.F34 LeastSquares.M38:LeastSquares.M41 LeastSquares.I38:LeastSquares.I38 LeastSquares.F38:LeastSquares.F41 LeastSquares.M45:LeastSquares.M48 LeastSquares.I45:LeastSquares.I45 LeastSquares.F45:LeastSquares.F48 LeastSquares.M17:LeastSquares.M20 LeastSquares.I17:LeastSquares.I17 LeastSquares.F17:LeastSquares.F20 LeastSquares.M24:LeastSquares.M27 LeastSquares.I24:LeastSquares.I24 LeastSquares.F24:LeastSquares.F2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6.7669in" svg:height="3.8063in" svg:x="0.0244in" svg:y="10.3425in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6.7669in" svg:height="3.8063in" svg:x="0.0004in" svg:y="0.711in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1" draw:text-style-name="P1" svg:width="6.7669in" svg:height="3.8063in" svg:x="0.048in" svg:y="5.3437in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6" draw:style-name="gr1" draw:text-style-name="P1" svg:width="6.7669in" svg:height="3.8063in" svg:x="14.2465in" svg:y="10.3425in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7" draw:style-name="gr1" draw:text-style-name="P1" svg:width="6.7669in" svg:height="3.8063in" svg:x="14.2224in" svg:y="0.711in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8" draw:style-name="gr1" draw:text-style-name="P1" svg:width="6.7669in" svg:height="3.8063in" svg:x="14.2701in" svg:y="5.3437in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9" draw:style-name="gr1" draw:text-style-name="P1" svg:width="6.7669in" svg:height="3.8063in" svg:x="21.3575in" svg:y="10.3425in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0" draw:style-name="gr1" draw:text-style-name="P1" svg:width="6.7669in" svg:height="3.8063in" svg:x="21.3335in" svg:y="0.711in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1" draw:style-name="gr1" draw:text-style-name="P1" svg:width="6.7669in" svg:height="3.8063in" svg:x="21.3811in" svg:y="5.3437in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2" draw:style-name="gr1" draw:text-style-name="P1" svg:width="15.361in" svg:height="8.6402in" svg:x="0.4343in" svg:y="14.7114in">
            <draw:object draw:notify-on-update-of-ranges="LeastSquares.B52:LeastSquares.B55 Algebraic_Fitting.F52:Algebraic_Fitting.F52 ICP.C52:ICP.C55 ICP.B52:ICP.B52 ICP.F52:ICP.F55 ICP.C52:ICP.C52 ICP.E52:ICP.E55 ICP.A51:ICP.A51 ICP.C52:ICP.C55 LeastSquares.C52:LeastSquares.C55 ICP.F52:ICP.F52 LeastSquares.F52:LeastSquares.F55 LeastSquares.E52:LeastSquares.E55 LeastSquares.A51:LeastSquares.A51 LeastSquares.C52:LeastSquares.C55 LeastSquares.E52:LeastSquares.E52 RANSAC.C52:RANSAC.C55 LeastSquares.F52:LeastSquares.F52 RANSAC.F52:RANSAC.F55 RANSAC.C52:RANSAC.C52 RANSAC.E52:RANSAC.E55 RANSAC.C52:RANSAC.C55 RANSAC.F52:RANSAC.F52 Algebraic_Fitting.C52:Algebraic_Fitting.C55 Algebraic_Fitting.B52:Algebraic_Fitting.B52 Algebraic_Fitting.F52:Algebraic_Fitting.F55 Algebraic_Fitting.C52:Algebraic_Fitting.C52 Algebraic_Fitting.E52:Algebraic_Fitting.E55 Algebraic_Fitting.A51:Algebraic_Fitting.A51 Algebraic_Fitting.C52:Algebraic_Fitting.C55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3" draw:style-name="gr1" draw:text-style-name="P1" svg:width="15.0138in" svg:height="8.1902in" svg:x="0.715in" svg:y="23.6445in">
            <draw:object draw:notify-on-update-of-ranges="LeastSquares_full.A2:LeastSquares_full.A44 RANSAC_full.A2:RANSAC_full.A44 RANSAC_full.K2:RANSAC_full.K44 LeastSquares_full.A2:LeastSquares_full.A44 LeastSquares_full.K2:LeastSquares_full.K44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LeastSquares" table:style-name="ta1">
        <table:shapes>
          <draw:frame draw:z-index="0" draw:style-name="gr1" draw:text-style-name="P1" svg:width="6.7669in" svg:height="3.8063in" svg:x="15.3846in" svg:y="0.5858in">
            <draw:object draw:notify-on-update-of-ranges="LeastSquares.L7:LeastSquares.L10 LeastSquares.M3:LeastSquares.M6 LeastSquares.I3:LeastSquares.I3 LeastSquares.L3:LeastSquares.L6 LeastSquares.M7:LeastSquares.M10 LeastSquares.I10:LeastSquares.I10 LeastSquares.L7:LeastSquares.L10 LeastSquares.M31:LeastSquares.M34 LeastSquares.I31:LeastSquares.I31 LeastSquares.L31:LeastSquares.L34 LeastSquares.M38:LeastSquares.M41 LeastSquares.I38:LeastSquares.I38 LeastSquares.L38:LeastSquares.L41 LeastSquares.M45:LeastSquares.M48 LeastSquares.I46:LeastSquares.I46 LeastSquares.L45:LeastSquares.L48 LeastSquares.M17:LeastSquares.M20 LeastSquares.I17:LeastSquares.I17 LeastSquares.L17:LeastSquares.L20 LeastSquares.M24:LeastSquares.M27 LeastSquares.I24:LeastSquares.I24 LeastSquares.L24:LeastSquares.L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7669in" svg:height="3.8063in" svg:x="15.3768in" svg:y="5.1551in">
            <draw:object draw:notify-on-update-of-ranges="LeastSquares.M3:LeastSquares.M6 LeastSquares.I3:LeastSquares.I3 LeastSquares.F3:LeastSquares.F6 LeastSquares.M7:LeastSquares.M10 LeastSquares.I10:LeastSquares.I10 LeastSquares.F7:LeastSquares.F10 LeastSquares.M31:LeastSquares.M34 LeastSquares.I31:LeastSquares.I31 LeastSquares.F31:LeastSquares.F34 LeastSquares.M38:LeastSquares.M41 LeastSquares.I38:LeastSquares.I38 LeastSquares.F38:LeastSquares.F41 LeastSquares.M45:LeastSquares.M48 LeastSquares.I45:LeastSquares.I45 LeastSquares.F45:LeastSquares.F48 LeastSquares.M17:LeastSquares.M20 LeastSquares.I17:LeastSquares.I17 LeastSquares.F17:LeastSquares.F20 LeastSquares.M24:LeastSquares.M27 LeastSquares.I24:LeastSquares.I24 LeastSquares.F24:LeastSquares.F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7669in" svg:height="3.8063in" svg:x="15.5394in" svg:y="10.1331in">
            <draw:object draw:notify-on-update-of-ranges="LeastSquares.M3:LeastSquares.M6 LeastSquares.I3:LeastSquares.I3 LeastSquares.H3:LeastSquares.H6 LeastSquares.M7:LeastSquares.M10 LeastSquares.I10:LeastSquares.I10 LeastSquares.H7:LeastSquares.H10 LeastSquares.M31:LeastSquares.M34 LeastSquares.I31:LeastSquares.I31 LeastSquares.H31:LeastSquares.H34 LeastSquares.M38:LeastSquares.M41 LeastSquares.I38:LeastSquares.I38 LeastSquares.H38:LeastSquares.H41 LeastSquares.M45:LeastSquares.M48 LeastSquares.I45:LeastSquares.I45 LeastSquares.H45:LeastSquares.H48 LeastSquares.M17:LeastSquares.M20 LeastSquares.I17:LeastSquares.I17 LeastSquares.H17:LeastSquares.H20 LeastSquares.M24:LeastSquares.M27 LeastSquares.I24:LeastSquares.I24 LeastSquares.H24:LeastSquares.H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7669in" svg:height="3.8063in" svg:x="22.8449in" svg:y="10.2067in">
            <draw:object draw:notify-on-update-of-ranges="LeastSquares.M3:LeastSquares.M6 LeastSquares.I3:LeastSquares.I3 LeastSquares.H3:LeastSquares.H6 LeastSquares.M7:LeastSquares.M10 LeastSquares.I10:LeastSquares.I10 LeastSquares.H7:LeastSquares.H10 LeastSquares.M31:LeastSquares.M34 LeastSquares.I31:LeastSquares.I31 LeastSquares.H31:LeastSquares.H34 LeastSquares.M38:LeastSquares.M41 LeastSquares.I38:LeastSquares.I38 LeastSquares.H38:LeastSquares.H41 LeastSquares.M45:LeastSquares.M48 LeastSquares.I45:LeastSquares.I45 LeastSquares.H45:LeastSquares.H48 LeastSquares.M17:LeastSquares.M20 LeastSquares.I17:LeastSquares.I17 LeastSquares.H17:LeastSquares.H20 LeastSquares.M24:LeastSquares.M27 LeastSquares.I24:LeastSquares.I24 LeastSquares.H24:LeastSquares.H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7669in" svg:height="3.8063in" svg:x="22.8209in" svg:y="0.5752in">
            <draw:object draw:notify-on-update-of-ranges="LeastSquares.L7:LeastSquares.L10 LeastSquares.M3:LeastSquares.M6 LeastSquares.I3:LeastSquares.I3 LeastSquares.L3:LeastSquares.L6 LeastSquares.M7:LeastSquares.M10 LeastSquares.I10:LeastSquares.I10 LeastSquares.L7:LeastSquares.L10 LeastSquares.M31:LeastSquares.M34 LeastSquares.I31:LeastSquares.I31 LeastSquares.L31:LeastSquares.L34 LeastSquares.M38:LeastSquares.M41 LeastSquares.I38:LeastSquares.I38 LeastSquares.L38:LeastSquares.L41 LeastSquares.M45:LeastSquares.M48 LeastSquares.I46:LeastSquares.I46 LeastSquares.L45:LeastSquares.L48 LeastSquares.M17:LeastSquares.M20 LeastSquares.I17:LeastSquares.I17 LeastSquares.L17:LeastSquares.L20 LeastSquares.M24:LeastSquares.M27 LeastSquares.I24:LeastSquares.I24 LeastSquares.L24:LeastSquares.L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7669in" svg:height="3.8063in" svg:x="22.8685in" svg:y="5.2079in">
            <draw:object draw:notify-on-update-of-ranges="LeastSquares.M3:LeastSquares.M6 LeastSquares.I3:LeastSquares.I3 LeastSquares.F3:LeastSquares.F6 LeastSquares.M7:LeastSquares.M10 LeastSquares.I10:LeastSquares.I10 LeastSquares.F7:LeastSquares.F10 LeastSquares.M31:LeastSquares.M34 LeastSquares.I31:LeastSquares.I31 LeastSquares.F31:LeastSquares.F34 LeastSquares.M38:LeastSquares.M41 LeastSquares.I38:LeastSquares.I38 LeastSquares.F38:LeastSquares.F41 LeastSquares.M45:LeastSquares.M48 LeastSquares.I45:LeastSquares.I45 LeastSquares.F45:LeastSquares.F48 LeastSquares.M17:LeastSquares.M20 LeastSquares.I17:LeastSquares.I17 LeastSquares.F17:LeastSquares.F20 LeastSquares.M24:LeastSquares.M27 LeastSquares.I24:LeastSquares.I24 LeastSquares.F24:LeastSquares.F2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number-columns-repeated="2" table:default-cell-style-name="Default"/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data set name</text:p>
          </table:table-cell>
          <table:table-cell office:value-type="string" calcext:value-type="string">
            <text:p>true radius (mm):</text:p>
          </table:table-cell>
          <table:table-cell table:style-name="Default" office:value-type="string" calcext:value-type="string">
            <text:p>Difference in mm</text:p>
          </table:table-cell>
          <table:table-cell office:value-type="string" calcext:value-type="string">
            <text:p>absolute difference in 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/trash_datasets\beton_200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87306761358417" calcext:value-type="float">
            <text:p>0.098730676135842</text:p>
          </table:table-cell>
          <table:table-cell office:value-type="string" calcext:value-type="string">
            <text:p><text:s/>std_dev</text:p>
          </table:table-cell>
          <table:table-cell office:value-type="float" office:value="0.000100435853293417" calcext:value-type="float">
            <text:p>0.000100435853293</text:p>
          </table:table-cell>
          <table:table-cell office:value-type="string" calcext:value-type="string">
            <text:p><text:s/>fps</text:p>
          </table:table-cell>
          <table:table-cell office:value-type="float" office:value="0.704932131619959" calcext:value-type="float">
            <text:p>0.704932131619959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3]*1000)-[.J3]" office:value-type="float" office:value="0.730676135841705" calcext:value-type="float">
            <text:p>0.7</text:p>
          </table:table-cell>
          <table:table-cell table:formula="of:=ABS([.K3])" office:value-type="float" office:value="0.730676135841705" calcext:value-type="float">
            <text:p>0.7306761358417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trash_datasets\beton_200\fps45_exp_100</text:p>
          </table:table-cell>
          <table:table-cell office:value-type="string" calcext:value-type="string">
            <text:p><text:s/>r</text:p>
          </table:table-cell>
          <table:table-cell office:value-type="float" office:value="0.0979526970398506" calcext:value-type="float">
            <text:p>0.097952697039851</text:p>
          </table:table-cell>
          <table:table-cell office:value-type="string" calcext:value-type="string">
            <text:p><text:s/>std_dev</text:p>
          </table:table-cell>
          <table:table-cell office:value-type="float" office:value="0.000216067445829325" calcext:value-type="float">
            <text:p>0.000216067445829</text:p>
          </table:table-cell>
          <table:table-cell office:value-type="string" calcext:value-type="string">
            <text:p><text:s/>fps</text:p>
          </table:table-cell>
          <table:table-cell office:value-type="float" office:value="0.745216546026677" calcext:value-type="float">
            <text:p>0.745216546026677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4]*1000)-[.J4]" office:value-type="float" office:value="-0.0473029601493948" calcext:value-type="float">
            <text:p>0.0</text:p>
          </table:table-cell>
          <table:table-cell table:formula="of:=ABS([.K4])" office:value-type="float" office:value="0.0473029601493948" calcext:value-type="float">
            <text:p>0.0473029601493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trash_datasets\beton_200\fps45_exp_50</text:p>
          </table:table-cell>
          <table:table-cell office:value-type="string" calcext:value-type="string">
            <text:p><text:s/>r</text:p>
          </table:table-cell>
          <table:table-cell office:value-type="float" office:value="0.0988011622245799" calcext:value-type="float">
            <text:p>0.09880116222458</text:p>
          </table:table-cell>
          <table:table-cell office:value-type="string" calcext:value-type="string">
            <text:p><text:s/>std_dev</text:p>
          </table:table-cell>
          <table:table-cell office:value-type="float" office:value="0.000285549387260911" calcext:value-type="float">
            <text:p>0.000285549387261</text:p>
          </table:table-cell>
          <table:table-cell office:value-type="string" calcext:value-type="string">
            <text:p><text:s/>fps</text:p>
          </table:table-cell>
          <table:table-cell office:value-type="float" office:value="0.947882276220628" calcext:value-type="float">
            <text:p>0.947882276220628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5]*1000)-[.J5]" office:value-type="float" office:value="0.801162224579898" calcext:value-type="float">
            <text:p>0.8</text:p>
          </table:table-cell>
          <table:table-cell table:formula="of:=ABS([.K5])" office:value-type="float" office:value="0.801162224579898" calcext:value-type="float">
            <text:p>0.801162224579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trash_datasets\beton_200\fps45_exp_500</text:p>
          </table:table-cell>
          <table:table-cell office:value-type="string" calcext:value-type="string">
            <text:p><text:s/>r</text:p>
          </table:table-cell>
          <table:table-cell office:value-type="float" office:value="0.0980491044690731" calcext:value-type="float">
            <text:p>0.098049104469073</text:p>
          </table:table-cell>
          <table:table-cell office:value-type="string" calcext:value-type="string">
            <text:p><text:s/>std_dev</text:p>
          </table:table-cell>
          <table:table-cell table:style-name="ce2" office:value-type="float" office:value="0.0000542057749184458" calcext:value-type="float">
            <text:p>5.42E-05</text:p>
          </table:table-cell>
          <table:table-cell office:value-type="string" calcext:value-type="string">
            <text:p><text:s/>fps</text:p>
          </table:table-cell>
          <table:table-cell office:value-type="float" office:value="0.718656512245852" calcext:value-type="float">
            <text:p>0.718656512245852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6]*1000)-[.J6]" office:value-type="float" office:value="0.0491044690731002" calcext:value-type="float">
            <text:p>0.0</text:p>
          </table:table-cell>
          <table:table-cell table:formula="of:=ABS([.K6])" office:value-type="float" office:value="0.0491044690731002" calcext:value-type="float">
            <text:p>0.04910446907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trash_datasets\dry_pvc_200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284565637847" calcext:value-type="float">
            <text:p>0.11284565637847</text:p>
          </table:table-cell>
          <table:table-cell office:value-type="string" calcext:value-type="string">
            <text:p><text:s/>std_dev</text:p>
          </table:table-cell>
          <table:table-cell office:value-type="float" office:value="0.00109651096649116" calcext:value-type="float">
            <text:p>0.001096510966491</text:p>
          </table:table-cell>
          <table:table-cell office:value-type="string" calcext:value-type="string">
            <text:p><text:s/>fps</text:p>
          </table:table-cell>
          <table:table-cell office:value-type="float" office:value="0.84780548358277" calcext:value-type="float">
            <text:p>0.84780548358277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0]*1000)-[.J10]" office:value-type="float" office:value="17.84565637847" calcext:value-type="float">
            <text:p>17.8</text:p>
          </table:table-cell>
          <table:table-cell table:formula="of:=ABS([.K10])" office:value-type="float" office:value="17.84565637847" calcext:value-type="float">
            <text:p>17.845656378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trash_datasets\dry_pvc_200\fps45_exp_100</text:p>
          </table:table-cell>
          <table:table-cell office:value-type="string" calcext:value-type="string">
            <text:p><text:s/>r</text:p>
          </table:table-cell>
          <table:table-cell office:value-type="float" office:value="0.116230667413873" calcext:value-type="float">
            <text:p>0.116230667413873</text:p>
          </table:table-cell>
          <table:table-cell office:value-type="string" calcext:value-type="string">
            <text:p><text:s/>std_dev</text:p>
          </table:table-cell>
          <table:table-cell office:value-type="float" office:value="0.000616221471633419" calcext:value-type="float">
            <text:p>0.000616221471633</text:p>
          </table:table-cell>
          <table:table-cell office:value-type="string" calcext:value-type="string">
            <text:p><text:s/>fps</text:p>
          </table:table-cell>
          <table:table-cell office:value-type="float" office:value="0.869973228006252" calcext:value-type="float">
            <text:p>0.869973228006252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1]*1000)-[.J11]" office:value-type="float" office:value="21.230667413873" calcext:value-type="float">
            <text:p>21.2</text:p>
          </table:table-cell>
          <table:table-cell table:formula="of:=ABS([.K11])" office:value-type="float" office:value="21.230667413873" calcext:value-type="float">
            <text:p>21.2306674138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trash_datasets\dry_pvc_200\fps45_exp_50</text:p>
          </table:table-cell>
          <table:table-cell office:value-type="string" calcext:value-type="string">
            <text:p><text:s/>r</text:p>
          </table:table-cell>
          <table:table-cell office:value-type="float" office:value="0.112425173521473" calcext:value-type="float">
            <text:p>0.112425173521473</text:p>
          </table:table-cell>
          <table:table-cell office:value-type="string" calcext:value-type="string">
            <text:p><text:s/>std_dev</text:p>
          </table:table-cell>
          <table:table-cell office:value-type="float" office:value="0.000348671265535989" calcext:value-type="float">
            <text:p>0.000348671265536</text:p>
          </table:table-cell>
          <table:table-cell office:value-type="string" calcext:value-type="string">
            <text:p><text:s/>fps</text:p>
          </table:table-cell>
          <table:table-cell office:value-type="float" office:value="1.12120876727481" calcext:value-type="float">
            <text:p>1.12120876727481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2]*1000)-[.J12]" office:value-type="float" office:value="17.425173521473" calcext:value-type="float">
            <text:p>17.4</text:p>
          </table:table-cell>
          <table:table-cell table:formula="of:=ABS([.K12])" office:value-type="float" office:value="17.425173521473" calcext:value-type="float">
            <text:p>17.4251735214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trash_datasets\dry_pvc_200\fps45_exp_500</text:p>
          </table:table-cell>
          <table:table-cell office:value-type="string" calcext:value-type="string">
            <text:p><text:s/>r</text:p>
          </table:table-cell>
          <table:table-cell office:value-type="float" office:value="0.117689952528657" calcext:value-type="float">
            <text:p>0.117689952528657</text:p>
          </table:table-cell>
          <table:table-cell office:value-type="string" calcext:value-type="string">
            <text:p><text:s/>std_dev</text:p>
          </table:table-cell>
          <table:table-cell office:value-type="float" office:value="0.000178332025074662" calcext:value-type="float">
            <text:p>0.000178332025075</text:p>
          </table:table-cell>
          <table:table-cell office:value-type="string" calcext:value-type="string">
            <text:p><text:s/>fps</text:p>
          </table:table-cell>
          <table:table-cell office:value-type="float" office:value="0.844435356897264" calcext:value-type="float">
            <text:p>0.844435356897264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3]*1000)-[.J13]" office:value-type="float" office:value="22.689952528657" calcext:value-type="float">
            <text:p>22.7</text:p>
          </table:table-cell>
          <table:table-cell table:formula="of:=ABS([.K13])" office:value-type="float" office:value="22.689952528657" calcext:value-type="float">
            <text:p>22.68995252865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trash_datasets\dry_pvc_400_long_center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7740164622126" calcext:value-type="float">
            <text:p>0.207740164622126</text:p>
          </table:table-cell>
          <table:table-cell office:value-type="string" calcext:value-type="string">
            <text:p><text:s/>std_dev</text:p>
          </table:table-cell>
          <table:table-cell office:value-type="float" office:value="0.000600004176246609" calcext:value-type="float">
            <text:p>0.000600004176247</text:p>
          </table:table-cell>
          <table:table-cell office:value-type="string" calcext:value-type="string">
            <text:p><text:s/>fps</text:p>
          </table:table-cell>
          <table:table-cell office:value-type="float" office:value="1.1950485881681" calcext:value-type="float">
            <text:p>1.1950485881681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7]*1000)-[.J17]" office:value-type="float" office:value="19.740164622126" calcext:value-type="float">
            <text:p>19.7</text:p>
          </table:table-cell>
          <table:table-cell table:formula="of:=ABS([.K17])" office:value-type="float" office:value="19.740164622126" calcext:value-type="float">
            <text:p>19.7401646221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trash_datasets\dry_pvc_400_long_center\fps45_exp_100</text:p>
          </table:table-cell>
          <table:table-cell office:value-type="string" calcext:value-type="string">
            <text:p><text:s/>r</text:p>
          </table:table-cell>
          <table:table-cell office:value-type="float" office:value="0.210743380821894" calcext:value-type="float">
            <text:p>0.210743380821894</text:p>
          </table:table-cell>
          <table:table-cell office:value-type="string" calcext:value-type="string">
            <text:p><text:s/>std_dev</text:p>
          </table:table-cell>
          <table:table-cell office:value-type="float" office:value="0.00387113607535666" calcext:value-type="float">
            <text:p>0.003871136075357</text:p>
          </table:table-cell>
          <table:table-cell office:value-type="string" calcext:value-type="string">
            <text:p><text:s/>fps</text:p>
          </table:table-cell>
          <table:table-cell office:value-type="float" office:value="2.34098637885791" calcext:value-type="float">
            <text:p>2.34098637885791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8]*1000)-[.J18]" office:value-type="float" office:value="22.743380821894" calcext:value-type="float">
            <text:p>22.7</text:p>
          </table:table-cell>
          <table:table-cell table:formula="of:=ABS([.K18])" office:value-type="float" office:value="22.743380821894" calcext:value-type="float">
            <text:p>22.7433808218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trash_datasets\dry_pvc_400_long_center\fps45_exp_50</text:p>
          </table:table-cell>
          <table:table-cell office:value-type="string" calcext:value-type="string">
            <text:p><text:s/>r</text:p>
          </table:table-cell>
          <table:table-cell office:value-type="float" office:value="0.195363416744905" calcext:value-type="float">
            <text:p>0.195363416744905</text:p>
          </table:table-cell>
          <table:table-cell office:value-type="string" calcext:value-type="string">
            <text:p><text:s/>std_dev</text:p>
          </table:table-cell>
          <table:table-cell office:value-type="float" office:value="0.00619474987619568" calcext:value-type="float">
            <text:p>0.006194749876196</text:p>
          </table:table-cell>
          <table:table-cell office:value-type="string" calcext:value-type="string">
            <text:p><text:s/>fps</text:p>
          </table:table-cell>
          <table:table-cell office:value-type="float" office:value="5.73204231695372" calcext:value-type="float">
            <text:p>5.73204231695372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9]*1000)-[.J19]" office:value-type="float" office:value="7.36341674490501" calcext:value-type="float">
            <text:p>7.4</text:p>
          </table:table-cell>
          <table:table-cell table:formula="of:=ABS([.K19])" office:value-type="float" office:value="7.36341674490501" calcext:value-type="float">
            <text:p>7.36341674490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trash_datasets\dry_pvc_400_long_center\fps45_exp_500</text:p>
          </table:table-cell>
          <table:table-cell office:value-type="string" calcext:value-type="string">
            <text:p><text:s/>r</text:p>
          </table:table-cell>
          <table:table-cell office:value-type="float" office:value="0.208445898564724" calcext:value-type="float">
            <text:p>0.208445898564724</text:p>
          </table:table-cell>
          <table:table-cell office:value-type="string" calcext:value-type="string">
            <text:p><text:s/>std_dev</text:p>
          </table:table-cell>
          <table:table-cell office:value-type="float" office:value="0.000407740689574631" calcext:value-type="float">
            <text:p>0.000407740689575</text:p>
          </table:table-cell>
          <table:table-cell office:value-type="string" calcext:value-type="string">
            <text:p><text:s/>fps</text:p>
          </table:table-cell>
          <table:table-cell office:value-type="float" office:value="1.1853855148227" calcext:value-type="float">
            <text:p>1.1853855148227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20]*1000)-[.J20]" office:value-type="float" office:value="20.445898564724" calcext:value-type="float">
            <text:p>20.4</text:p>
          </table:table-cell>
          <table:table-cell table:formula="of:=ABS([.K20])" office:value-type="float" office:value="20.445898564724" calcext:value-type="float">
            <text:p>20.44589856472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trash_datasets\Sand_1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6472365369569" calcext:value-type="float">
            <text:p>0.106472365369569</text:p>
          </table:table-cell>
          <table:table-cell office:value-type="string" calcext:value-type="string">
            <text:p><text:s/>std_dev</text:p>
          </table:table-cell>
          <table:table-cell office:value-type="float" office:value="0.000358429924473419" calcext:value-type="float">
            <text:p>0.000358429924473</text:p>
          </table:table-cell>
          <table:table-cell office:value-type="string" calcext:value-type="string">
            <text:p><text:s/>fps</text:p>
          </table:table-cell>
          <table:table-cell office:value-type="float" office:value="1.06557567214126" calcext:value-type="float">
            <text:p>1.06557567214126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4]*1000)-[.J24]" office:value-type="float" office:value="11.472365369569" calcext:value-type="float">
            <text:p>11.5</text:p>
          </table:table-cell>
          <table:table-cell table:formula="of:=ABS([.K24])" office:value-type="float" office:value="11.472365369569" calcext:value-type="float">
            <text:p>11.4723653695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trash_datasets\Sand_1\fps45_exp_100</text:p>
          </table:table-cell>
          <table:table-cell office:value-type="string" calcext:value-type="string">
            <text:p><text:s/>r</text:p>
          </table:table-cell>
          <table:table-cell office:value-type="float" office:value="0.107447015064392" calcext:value-type="float">
            <text:p>0.107447015064392</text:p>
          </table:table-cell>
          <table:table-cell office:value-type="string" calcext:value-type="string">
            <text:p><text:s/>std_dev</text:p>
          </table:table-cell>
          <table:table-cell office:value-type="float" office:value="0.000197170678160106" calcext:value-type="float">
            <text:p>0.00019717067816</text:p>
          </table:table-cell>
          <table:table-cell office:value-type="string" calcext:value-type="string">
            <text:p><text:s/>fps</text:p>
          </table:table-cell>
          <table:table-cell office:value-type="float" office:value="1.07884800019228" calcext:value-type="float">
            <text:p>1.07884800019228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5]*1000)-[.J25]" office:value-type="float" office:value="12.447015064392" calcext:value-type="float">
            <text:p>12.4</text:p>
          </table:table-cell>
          <table:table-cell table:formula="of:=ABS([.K25])" office:value-type="float" office:value="12.447015064392" calcext:value-type="float">
            <text:p>12.4470150643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trash_datasets\Sand_1\fps45_exp_50</text:p>
          </table:table-cell>
          <table:table-cell office:value-type="string" calcext:value-type="string">
            <text:p><text:s/>r</text:p>
          </table:table-cell>
          <table:table-cell office:value-type="float" office:value="0.10287005401532" calcext:value-type="float">
            <text:p>0.10287005401532</text:p>
          </table:table-cell>
          <table:table-cell office:value-type="string" calcext:value-type="string">
            <text:p><text:s/>std_dev</text:p>
          </table:table-cell>
          <table:table-cell office:value-type="float" office:value="0.000382013544694263" calcext:value-type="float">
            <text:p>0.000382013544694</text:p>
          </table:table-cell>
          <table:table-cell office:value-type="string" calcext:value-type="string">
            <text:p><text:s/>fps</text:p>
          </table:table-cell>
          <table:table-cell office:value-type="float" office:value="1.28490165198192" calcext:value-type="float">
            <text:p>1.28490165198192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6]*1000)-[.J26]" office:value-type="float" office:value="7.87005401531999" calcext:value-type="float">
            <text:p>7.9</text:p>
          </table:table-cell>
          <table:table-cell table:formula="of:=ABS([.K26])" office:value-type="float" office:value="7.87005401531999" calcext:value-type="float">
            <text:p>7.87005401531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trash_datasets\Sand_1\fps45_exp_500</text:p>
          </table:table-cell>
          <table:table-cell office:value-type="string" calcext:value-type="string">
            <text:p><text:s/>r</text:p>
          </table:table-cell>
          <table:table-cell office:value-type="float" office:value="0.108942343649577" calcext:value-type="float">
            <text:p>0.108942343649577</text:p>
          </table:table-cell>
          <table:table-cell office:value-type="string" calcext:value-type="string">
            <text:p><text:s/>std_dev</text:p>
          </table:table-cell>
          <table:table-cell office:value-type="float" office:value="0.000212208917826461" calcext:value-type="float">
            <text:p>0.000212208917826</text:p>
          </table:table-cell>
          <table:table-cell office:value-type="string" calcext:value-type="string">
            <text:p><text:s/>fps</text:p>
          </table:table-cell>
          <table:table-cell office:value-type="float" office:value="1.01941212775488" calcext:value-type="float">
            <text:p>1.01941212775488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7]*1000)-[.J27]" office:value-type="float" office:value="13.942343649577" calcext:value-type="float">
            <text:p>13.9</text:p>
          </table:table-cell>
          <table:table-cell table:formula="of:=ABS([.K27])" office:value-type="float" office:value="13.942343649577" calcext:value-type="float">
            <text:p>13.9423436495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trash_datasets\water_5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840295792123882" calcext:value-type="float">
            <text:p>0.084029579212388</text:p>
          </table:table-cell>
          <table:table-cell office:value-type="string" calcext:value-type="string">
            <text:p><text:s/>std_dev</text:p>
          </table:table-cell>
          <table:table-cell office:value-type="float" office:value="0.000817340355384661" calcext:value-type="float">
            <text:p>0.000817340355385</text:p>
          </table:table-cell>
          <table:table-cell office:value-type="string" calcext:value-type="string">
            <text:p><text:s/>fps</text:p>
          </table:table-cell>
          <table:table-cell office:value-type="float" office:value="1.07469195485852" calcext:value-type="float">
            <text:p>1.07469195485852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1]*1000)-[.J31]" office:value-type="float" office:value="-10.9704207876118" calcext:value-type="float">
            <text:p>-11.0</text:p>
          </table:table-cell>
          <table:table-cell table:formula="of:=ABS([.K31])" office:value-type="float" office:value="10.9704207876118" calcext:value-type="float">
            <text:p>10.97042078761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trash_datasets\water_5\fps45_exp_100</text:p>
          </table:table-cell>
          <table:table-cell office:value-type="string" calcext:value-type="string">
            <text:p><text:s/>r</text:p>
          </table:table-cell>
          <table:table-cell office:value-type="float" office:value="0.085656040689304" calcext:value-type="float">
            <text:p>0.085656040689304</text:p>
          </table:table-cell>
          <table:table-cell office:value-type="string" calcext:value-type="string">
            <text:p><text:s/>std_dev</text:p>
          </table:table-cell>
          <table:table-cell office:value-type="float" office:value="0.000797486962661853" calcext:value-type="float">
            <text:p>0.000797486962662</text:p>
          </table:table-cell>
          <table:table-cell office:value-type="string" calcext:value-type="string">
            <text:p><text:s/>fps</text:p>
          </table:table-cell>
          <table:table-cell office:value-type="float" office:value="1.14979938825566" calcext:value-type="float">
            <text:p>1.14979938825566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2]*1000)-[.J32]" office:value-type="float" office:value="-9.34395931069599" calcext:value-type="float">
            <text:p>-9.3</text:p>
          </table:table-cell>
          <table:table-cell table:formula="of:=ABS([.K32])" office:value-type="float" office:value="9.34395931069599" calcext:value-type="float">
            <text:p>9.343959310695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trash_datasets\water_5\fps45_exp_50</text:p>
          </table:table-cell>
          <table:table-cell office:value-type="string" calcext:value-type="string">
            <text:p><text:s/>r</text:p>
          </table:table-cell>
          <table:table-cell office:value-type="float" office:value="0.0906348094359192" calcext:value-type="float">
            <text:p>0.090634809435919</text:p>
          </table:table-cell>
          <table:table-cell office:value-type="string" calcext:value-type="string">
            <text:p><text:s/>std_dev</text:p>
          </table:table-cell>
          <table:table-cell office:value-type="float" office:value="0.000825649292259757" calcext:value-type="float">
            <text:p>0.00082564929226</text:p>
          </table:table-cell>
          <table:table-cell office:value-type="string" calcext:value-type="string">
            <text:p><text:s/>fps</text:p>
          </table:table-cell>
          <table:table-cell office:value-type="float" office:value="1.48465971669266" calcext:value-type="float">
            <text:p>1.48465971669266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3]*1000)-[.J33]" office:value-type="float" office:value="-4.36519056408081" calcext:value-type="float">
            <text:p>-4.4</text:p>
          </table:table-cell>
          <table:table-cell table:formula="of:=ABS([.K33])" office:value-type="float" office:value="4.36519056408081" calcext:value-type="float">
            <text:p>4.365190564080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trash_datasets\water_5\fps45_exp_500</text:p>
          </table:table-cell>
          <table:table-cell office:value-type="string" calcext:value-type="string">
            <text:p><text:s/>r</text:p>
          </table:table-cell>
          <table:table-cell office:value-type="float" office:value="0.086660833757075" calcext:value-type="float">
            <text:p>0.086660833757075</text:p>
          </table:table-cell>
          <table:table-cell office:value-type="string" calcext:value-type="string">
            <text:p><text:s/>std_dev</text:p>
          </table:table-cell>
          <table:table-cell office:value-type="float" office:value="0.000162586903663086" calcext:value-type="float">
            <text:p>0.000162586903663</text:p>
          </table:table-cell>
          <table:table-cell office:value-type="string" calcext:value-type="string">
            <text:p><text:s/>fps</text:p>
          </table:table-cell>
          <table:table-cell office:value-type="float" office:value="1.002331889712" calcext:value-type="float">
            <text:p>1.002331889712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4]*1000)-[.J34]" office:value-type="float" office:value="-8.33916624292499" calcext:value-type="float">
            <text:p>-8.3</text:p>
          </table:table-cell>
          <table:table-cell table:formula="of:=ABS([.K34])" office:value-type="float" office:value="8.33916624292499" calcext:value-type="float">
            <text:p>8.339166242924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trash_datasets\wet_pvc_400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8155024115308" calcext:value-type="float">
            <text:p>0.208155024115308</text:p>
          </table:table-cell>
          <table:table-cell office:value-type="string" calcext:value-type="string">
            <text:p><text:s/>std_dev</text:p>
          </table:table-cell>
          <table:table-cell table:style-name="ce2" office:value-type="float" office:value="0.0000547826991948347" calcext:value-type="float">
            <text:p>5.48E-05</text:p>
          </table:table-cell>
          <table:table-cell office:value-type="string" calcext:value-type="string">
            <text:p><text:s/>fps</text:p>
          </table:table-cell>
          <table:table-cell office:value-type="float" office:value="1.11487400035293" calcext:value-type="float">
            <text:p>1.11487400035293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8]*1000)-[.J38]" office:value-type="float" office:value="20.155024115308" calcext:value-type="float">
            <text:p>20.2</text:p>
          </table:table-cell>
          <table:table-cell table:formula="of:=ABS([.K38])" office:value-type="float" office:value="20.155024115308" calcext:value-type="float">
            <text:p>20.1550241153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trash_datasets\wet_pvc_400_middle\fps45_exp_100</text:p>
          </table:table-cell>
          <table:table-cell office:value-type="string" calcext:value-type="string">
            <text:p><text:s/>r</text:p>
          </table:table-cell>
          <table:table-cell office:value-type="float" office:value="0.210470168086122" calcext:value-type="float">
            <text:p>0.210470168086122</text:p>
          </table:table-cell>
          <table:table-cell office:value-type="string" calcext:value-type="string">
            <text:p><text:s/>std_dev</text:p>
          </table:table-cell>
          <table:table-cell office:value-type="float" office:value="0.000623112277023297" calcext:value-type="float">
            <text:p>0.000623112277023</text:p>
          </table:table-cell>
          <table:table-cell office:value-type="string" calcext:value-type="string">
            <text:p><text:s/>fps</text:p>
          </table:table-cell>
          <table:table-cell office:value-type="float" office:value="1.78447181616164" calcext:value-type="float">
            <text:p>1.78447181616164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9]*1000)-[.J39]" office:value-type="float" office:value="22.470168086122" calcext:value-type="float">
            <text:p>22.5</text:p>
          </table:table-cell>
          <table:table-cell table:formula="of:=ABS([.K39])" office:value-type="float" office:value="22.470168086122" calcext:value-type="float">
            <text:p>22.4701680861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trash_datasets\wet_pvc_400_middle\fps45_exp_50</text:p>
          </table:table-cell>
          <table:table-cell office:value-type="string" calcext:value-type="string">
            <text:p><text:s/>r</text:p>
          </table:table-cell>
          <table:table-cell office:value-type="float" office:value="0.20792018766076" calcext:value-type="float">
            <text:p>0.20792018766076</text:p>
          </table:table-cell>
          <table:table-cell office:value-type="string" calcext:value-type="string">
            <text:p><text:s/>std_dev</text:p>
          </table:table-cell>
          <table:table-cell office:value-type="float" office:value="0.001753894853933" calcext:value-type="float">
            <text:p>0.001753894853933</text:p>
          </table:table-cell>
          <table:table-cell office:value-type="string" calcext:value-type="string">
            <text:p><text:s/>fps</text:p>
          </table:table-cell>
          <table:table-cell office:value-type="float" office:value="5.26095598715236" calcext:value-type="float">
            <text:p>5.26095598715236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0]*1000)-[.J40]" office:value-type="float" office:value="19.92018766076" calcext:value-type="float">
            <text:p>19.9</text:p>
          </table:table-cell>
          <table:table-cell table:formula="of:=ABS([.K40])" office:value-type="float" office:value="19.92018766076" calcext:value-type="float">
            <text:p>19.92018766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trash_datasets\wet_pvc_400_middle\fps45_exp_500</text:p>
          </table:table-cell>
          <table:table-cell office:value-type="string" calcext:value-type="string">
            <text:p><text:s/>r</text:p>
          </table:table-cell>
          <table:table-cell office:value-type="float" office:value="0.208625182793641" calcext:value-type="float">
            <text:p>0.208625182793641</text:p>
          </table:table-cell>
          <table:table-cell office:value-type="string" calcext:value-type="string">
            <text:p><text:s/>std_dev</text:p>
          </table:table-cell>
          <table:table-cell office:value-type="float" office:value="0.000312349628614238" calcext:value-type="float">
            <text:p>0.000312349628614</text:p>
          </table:table-cell>
          <table:table-cell office:value-type="string" calcext:value-type="string">
            <text:p><text:s/>fps</text:p>
          </table:table-cell>
          <table:table-cell office:value-type="float" office:value="1.18705016139825" calcext:value-type="float">
            <text:p>1.18705016139825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1]*1000)-[.J41]" office:value-type="float" office:value="20.625182793641" calcext:value-type="float">
            <text:p>20.6</text:p>
          </table:table-cell>
          <table:table-cell table:formula="of:=ABS([.K41])" office:value-type="float" office:value="20.625182793641" calcext:value-type="float">
            <text:p>20.6251827936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trash_datasets\wet_pvc_500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4430122714002" calcext:value-type="float">
            <text:p>0.264430122714002</text:p>
          </table:table-cell>
          <table:table-cell office:value-type="string" calcext:value-type="string">
            <text:p><text:s/>std_dev</text:p>
          </table:table-cell>
          <table:table-cell office:value-type="float" office:value="0.000821580631652979" calcext:value-type="float">
            <text:p>0.000821580631653</text:p>
          </table:table-cell>
          <table:table-cell office:value-type="string" calcext:value-type="string">
            <text:p><text:s/>fps</text:p>
          </table:table-cell>
          <table:table-cell office:value-type="float" office:value="1.46700399763542" calcext:value-type="float">
            <text:p>1.46700399763542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5]*1000)-[.J45]" office:value-type="float" office:value="30.430122714002" calcext:value-type="float">
            <text:p>30.4</text:p>
          </table:table-cell>
          <table:table-cell table:formula="of:=ABS([.K45])" office:value-type="float" office:value="30.430122714002" calcext:value-type="float">
            <text:p>30.4301227140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trash_datasets\wet_pvc_500_middle\fps45_exp_100</text:p>
          </table:table-cell>
          <table:table-cell office:value-type="string" calcext:value-type="string">
            <text:p><text:s/>r</text:p>
          </table:table-cell>
          <table:table-cell office:value-type="float" office:value="0.272281865215205" calcext:value-type="float">
            <text:p>0.272281865215205</text:p>
          </table:table-cell>
          <table:table-cell office:value-type="string" calcext:value-type="string">
            <text:p><text:s/>std_dev</text:p>
          </table:table-cell>
          <table:table-cell office:value-type="float" office:value="0.000913564923693728" calcext:value-type="float">
            <text:p>0.000913564923694</text:p>
          </table:table-cell>
          <table:table-cell office:value-type="string" calcext:value-type="string">
            <text:p><text:s/>fps</text:p>
          </table:table-cell>
          <table:table-cell office:value-type="float" office:value="2.81264637241052" calcext:value-type="float">
            <text:p>2.81264637241052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6]*1000)-[.J46]" office:value-type="float" office:value="38.281865215205" calcext:value-type="float">
            <text:p>38.3</text:p>
          </table:table-cell>
          <table:table-cell table:formula="of:=ABS([.K46])" office:value-type="float" office:value="38.281865215205" calcext:value-type="float">
            <text:p>38.2818652152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trash_datasets\wet_pvc_500_middle\fps45_exp_50</text:p>
          </table:table-cell>
          <table:table-cell office:value-type="string" calcext:value-type="string">
            <text:p><text:s/>r</text:p>
          </table:table-cell>
          <table:table-cell office:value-type="float" office:value="0.272916319074416" calcext:value-type="float">
            <text:p>0.272916319074416</text:p>
          </table:table-cell>
          <table:table-cell office:value-type="string" calcext:value-type="string">
            <text:p><text:s/>std_dev</text:p>
          </table:table-cell>
          <table:table-cell office:value-type="float" office:value="0.00722355803287214" calcext:value-type="float">
            <text:p>0.007223558032872</text:p>
          </table:table-cell>
          <table:table-cell office:value-type="string" calcext:value-type="string">
            <text:p><text:s/>fps</text:p>
          </table:table-cell>
          <table:table-cell office:value-type="float" office:value="6.62106325495409" calcext:value-type="float">
            <text:p>6.62106325495409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7]*1000)-[.J47]" office:value-type="float" office:value="38.916319074416" calcext:value-type="float">
            <text:p>38.9</text:p>
          </table:table-cell>
          <table:table-cell table:formula="of:=ABS([.K47])" office:value-type="float" office:value="38.916319074416" calcext:value-type="float">
            <text:p>38.916319074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trash_datasets\wet_pvc_500_middle\fps45_exp_500</text:p>
          </table:table-cell>
          <table:table-cell office:value-type="string" calcext:value-type="string">
            <text:p><text:s/>r</text:p>
          </table:table-cell>
          <table:table-cell office:value-type="float" office:value="0.270118905489113" calcext:value-type="float">
            <text:p>0.270118905489113</text:p>
          </table:table-cell>
          <table:table-cell office:value-type="string" calcext:value-type="string">
            <text:p><text:s/>std_dev</text:p>
          </table:table-cell>
          <table:table-cell office:value-type="float" office:value="0.00041566145631105" calcext:value-type="float">
            <text:p>0.000415661456311</text:p>
          </table:table-cell>
          <table:table-cell office:value-type="string" calcext:value-type="string">
            <text:p><text:s/>fps</text:p>
          </table:table-cell>
          <table:table-cell office:value-type="float" office:value="1.44319658927652" calcext:value-type="float">
            <text:p>1.44319658927652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8]*1000)-[.J48]" office:value-type="float" office:value="36.118905489113" calcext:value-type="float">
            <text:p>36.1</text:p>
          </table:table-cell>
          <table:table-cell table:formula="of:=ABS([.K48])" office:value-type="float" office:value="36.118905489113" calcext:value-type="float">
            <text:p>36.11890548911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east Squares</text:p>
          </table:table-cell>
          <table:table-cell office:value-type="string" calcext:value-type="string">
            <text:p>Summary statistics: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.dev</text:p>
          </table:table-cell>
          <table:table-cell office:value-type="string" calcext:value-type="string">
            <text:p>+std.dev</text:p>
          </table:table-cell>
          <table:table-cell office:value-type="string" calcext:value-type="string">
            <text:p>-std.dev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50</text:p>
          </table:table-cell>
          <table:table-cell table:formula="of:=AVERAGE([.L5];[.L5];[.L12];[.L19];[.L26];[.L33];[.L40];[.L47])" office:value-type="float" office:value="12.1828332537643" calcext:value-type="float">
            <text:p>12.1828332537643</text:p>
          </table:table-cell>
          <table:table-cell table:formula="of:=STDEVP([.L5];[.L5];[.L12];[.L19];[.L26];[.L33];[.L40];[.L47])" office:value-type="float" office:value="12.0626245958695" calcext:value-type="float">
            <text:p>12.0626245958695</text:p>
          </table:table-cell>
          <table:table-cell table:formula="of:=[.C52]+[.D52]" office:value-type="float" office:value="24.2454578496339" calcext:value-type="float">
            <text:p>24.2454578496339</text:p>
          </table:table-cell>
          <table:table-cell table:formula="of:=[.C52]-[.D52]" office:value-type="float" office:value="0.120208657894777" calcext:value-type="float">
            <text:p>0.120208657894777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100</text:p>
          </table:table-cell>
          <table:table-cell table:formula="of:=AVERAGE([.L4];[.L11];[.L18];[.L25];[.L32];[.L39];[.L46])" office:value-type="float" office:value="18.0806226960473" calcext:value-type="float">
            <text:p>18.0806226960473</text:p>
          </table:table-cell>
          <table:table-cell table:formula="of:=STDEVP([.L4];[.L11];[.L18];[.L25];[.L32];[.L39];[.L46])" office:value-type="float" office:value="11.2902603150257" calcext:value-type="float">
            <text:p>11.2902603150257</text:p>
          </table:table-cell>
          <table:table-cell table:formula="of:=[.C53]+[.D53]" office:value-type="float" office:value="29.370883011073" calcext:value-type="float">
            <text:p>29.370883011073</text:p>
          </table:table-cell>
          <table:table-cell table:formula="of:=[.C53]-[.D53]" office:value-type="float" office:value="6.79036238102164" calcext:value-type="float">
            <text:p>6.79036238102164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500</text:p>
          </table:table-cell>
          <table:table-cell table:formula="of:=AVERAGE([.L6];[.L13];[.L20];[.L27];[.L34];[.L41];[.L48])" office:value-type="float" office:value="17.4586505339586" calcext:value-type="float">
            <text:p>17.4586505339586</text:p>
          </table:table-cell>
          <table:table-cell table:formula="of:=STDEVP([.L6];[.L13];[.L20];[.L27];[.L34];[.L41];[.L48])" office:value-type="float" office:value="10.6445419610572" calcext:value-type="float">
            <text:p>10.6445419610572</text:p>
          </table:table-cell>
          <table:table-cell table:formula="of:=[.C54]+[.D54]" office:value-type="float" office:value="28.1031924950158" calcext:value-type="float">
            <text:p>28.1031924950158</text:p>
          </table:table-cell>
          <table:table-cell table:formula="of:=[.C54]-[.D54]" office:value-type="float" office:value="6.8141085729014" calcext:value-type="float">
            <text:p>6.8141085729014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1000</text:p>
          </table:table-cell>
          <table:table-cell table:formula="of:=AVERAGE([.L3];[.L3];[.L10];[.L17];[.L24];[.L31];[.L38];[.L45])" office:value-type="float" office:value="14.0093882823463" calcext:value-type="float">
            <text:p>14.0093882823463</text:p>
          </table:table-cell>
          <table:table-cell table:formula="of:=STDEVP([.L3];[.L3];[.L10];[.L17];[.L24];[.L31];[.L38];[.L45])" office:value-type="float" office:value="9.50847195046165" calcext:value-type="float">
            <text:p>9.50847195046165</text:p>
          </table:table-cell>
          <table:table-cell table:formula="of:=[.C55]+[.D55]" office:value-type="float" office:value="23.5178602328079" calcext:value-type="float">
            <text:p>23.5178602328079</text:p>
          </table:table-cell>
          <table:table-cell table:formula="of:=[.C55]-[.D55]" office:value-type="float" office:value="4.50091633188462" calcext:value-type="float">
            <text:p>4.50091633188462</text:p>
          </table:table-cell>
          <table:table-cell table:number-columns-repeated="4"/>
          <table:table-cell table:style-name="Default"/>
          <table:table-cell table:number-columns-repeated="2"/>
        </table:table-row>
      </table:table>
      <table:table table:name="RANSAC" table:style-name="ta1">
        <table:shapes>
          <draw:frame draw:z-index="0" draw:style-name="gr1" draw:text-style-name="P1" svg:width="6.0795in" svg:height="3.8063in" svg:x="13.0236in" svg:y="0.2303in">
            <draw:object draw:notify-on-update-of-ranges="RANSAC.L7:RANSAC.L10 RANSAC.M3:RANSAC.M6 RANSAC.I3:RANSAC.I3 RANSAC.L3:RANSAC.L6 RANSAC.M7:RANSAC.M10 RANSAC.I10:RANSAC.I10 RANSAC.L7:RANSAC.L10 RANSAC.M31:RANSAC.M34 RANSAC.I31:RANSAC.I31 RANSAC.L31:RANSAC.L34 RANSAC.M38:RANSAC.M41 RANSAC.I38:RANSAC.I38 RANSAC.L38:RANSAC.L41 RANSAC.M45:RANSAC.M48 RANSAC.I46:RANSAC.I46 RANSAC.L45:RANSAC.L48 RANSAC.M17:RANSAC.M20 RANSAC.I17:RANSAC.I17 RANSAC.L17:RANSAC.L20 RANSAC.M24:RANSAC.M27 RANSAC.I24:RANSAC.I24 RANSAC.L24:RANSAC.L27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1" draw:style-name="gr1" draw:text-style-name="P1" svg:width="6.0795in" svg:height="3.8063in" svg:x="13.0165in" svg:y="4.7996in">
            <draw:object draw:notify-on-update-of-ranges="RANSAC.M3:RANSAC.M6 RANSAC.I3:RANSAC.I3 RANSAC.F3:RANSAC.F6 RANSAC.M7:RANSAC.M10 RANSAC.I10:RANSAC.I10 RANSAC.F7:RANSAC.F10 RANSAC.M31:RANSAC.M34 RANSAC.I31:RANSAC.I31 RANSAC.F31:RANSAC.F34 RANSAC.M38:RANSAC.M41 RANSAC.I38:RANSAC.I38 RANSAC.F38:RANSAC.F41 RANSAC.M45:RANSAC.M48 RANSAC.I45:RANSAC.I45 RANSAC.F45:RANSAC.F48 RANSAC.M17:RANSAC.M20 RANSAC.I17:RANSAC.I17 RANSAC.F17:RANSAC.F20 RANSAC.M24:RANSAC.M27 RANSAC.I24:RANSAC.I24 RANSAC.F24:RANSAC.F27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" draw:style-name="gr1" draw:text-style-name="P1" svg:width="6.0795in" svg:height="3.8063in" svg:x="13.1626in" svg:y="9.7776in">
            <draw:object draw:notify-on-update-of-ranges="RANSAC.M3:RANSAC.M6 RANSAC.I3:RANSAC.I3 RANSAC.H3:RANSAC.H6 RANSAC.M7:RANSAC.M10 RANSAC.I10:RANSAC.I10 RANSAC.H7:RANSAC.H10 RANSAC.M31:RANSAC.M34 RANSAC.I31:RANSAC.I31 RANSAC.H31:RANSAC.H34 RANSAC.M38:RANSAC.M41 RANSAC.I38:RANSAC.I38 RANSAC.H38:RANSAC.H41 RANSAC.M45:RANSAC.M48 RANSAC.I45:RANSAC.I45 RANSAC.H45:RANSAC.H48 RANSAC.M17:RANSAC.M20 RANSAC.I17:RANSAC.I17 RANSAC.H17:RANSAC.H20 RANSAC.M24:RANSAC.M27 RANSAC.I24:RANSAC.I24 RANSAC.H24:RANSAC.H27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3" draw:style-name="gr1" draw:text-style-name="P1" svg:width="6.0795in" svg:height="3.8063in" svg:x="19.726in" svg:y="9.8512in">
            <draw:object draw:notify-on-update-of-ranges="RANSAC.M3:RANSAC.M6 RANSAC.I3:RANSAC.I3 RANSAC.H3:RANSAC.H6 RANSAC.M7:RANSAC.M10 RANSAC.I10:RANSAC.I10 RANSAC.H7:RANSAC.H10 RANSAC.M31:RANSAC.M34 RANSAC.I31:RANSAC.I31 RANSAC.H31:RANSAC.H34 RANSAC.M38:RANSAC.M41 RANSAC.I38:RANSAC.I38 RANSAC.H38:RANSAC.H41 RANSAC.M45:RANSAC.M48 RANSAC.I45:RANSAC.I45 RANSAC.H45:RANSAC.H48 RANSAC.M17:RANSAC.M20 RANSAC.I17:RANSAC.I17 RANSAC.H17:RANSAC.H20 RANSAC.M24:RANSAC.M27 RANSAC.I24:RANSAC.I24 RANSAC.H24:RANSAC.H27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4" draw:style-name="gr1" draw:text-style-name="P1" svg:width="6.0799in" svg:height="3.8063in" svg:x="19.7043in" svg:y="0.2197in">
            <draw:object draw:notify-on-update-of-ranges="RANSAC.L7:RANSAC.L10 RANSAC.M3:RANSAC.M6 RANSAC.I3:RANSAC.I3 RANSAC.L3:RANSAC.L6 RANSAC.M7:RANSAC.M10 RANSAC.I10:RANSAC.I10 RANSAC.L7:RANSAC.L10 RANSAC.M31:RANSAC.M34 RANSAC.I31:RANSAC.I31 RANSAC.L31:RANSAC.L34 RANSAC.M38:RANSAC.M41 RANSAC.I38:RANSAC.I38 RANSAC.L38:RANSAC.L41 RANSAC.M45:RANSAC.M48 RANSAC.I46:RANSAC.I46 RANSAC.L45:RANSAC.L48 RANSAC.M17:RANSAC.M20 RANSAC.I17:RANSAC.I17 RANSAC.L17:RANSAC.L20 RANSAC.M24:RANSAC.M27 RANSAC.I24:RANSAC.I24 RANSAC.L24:RANSAC.L27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5" draw:style-name="gr1" draw:text-style-name="P1" svg:width="6.0795in" svg:height="3.8063in" svg:x="19.7472in" svg:y="4.8524in">
            <draw:object draw:notify-on-update-of-ranges="RANSAC.M3:RANSAC.M6 RANSAC.I3:RANSAC.I3 RANSAC.F3:RANSAC.F6 RANSAC.M7:RANSAC.M10 RANSAC.I10:RANSAC.I10 RANSAC.F7:RANSAC.F10 RANSAC.M31:RANSAC.M34 RANSAC.I31:RANSAC.I31 RANSAC.F31:RANSAC.F34 RANSAC.M38:RANSAC.M41 RANSAC.I38:RANSAC.I38 RANSAC.F38:RANSAC.F41 RANSAC.M45:RANSAC.M48 RANSAC.I45:RANSAC.I45 RANSAC.F45:RANSAC.F48 RANSAC.M17:RANSAC.M20 RANSAC.I17:RANSAC.I17 RANSAC.F17:RANSAC.F20 RANSAC.M24:RANSAC.M27 RANSAC.I24:RANSAC.I24 RANSAC.F24:RANSAC.F27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beton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2356" calcext:value-type="float">
            <text:p>0.102356</text:p>
          </table:table-cell>
          <table:table-cell office:value-type="string" calcext:value-type="string">
            <text:p><text:s/>std_dev</text:p>
          </table:table-cell>
          <table:table-cell office:value-type="float" office:value="0.000127573" calcext:value-type="float">
            <text:p>0.000127573</text:p>
          </table:table-cell>
          <table:table-cell office:value-type="string" calcext:value-type="string">
            <text:p><text:s/>fps</text:p>
          </table:table-cell>
          <table:table-cell office:value-type="float" office:value="2.28864" calcext:value-type="float">
            <text:p>2.28864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3]*1000)-[.J3]" office:value-type="float" office:value="4.35599999999999" calcext:value-type="float">
            <text:p>4.4</text:p>
          </table:table-cell>
          <table:table-cell table:formula="of:=ABS([.K3])" office:value-type="float" office:value="4.35599999999999" calcext:value-type="float">
            <text:p>4.3559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beton_200/fps45_exp_100</text:p>
          </table:table-cell>
          <table:table-cell office:value-type="string" calcext:value-type="string">
            <text:p><text:s/>r</text:p>
          </table:table-cell>
          <table:table-cell office:value-type="float" office:value="0.101166" calcext:value-type="float">
            <text:p>0.101166</text:p>
          </table:table-cell>
          <table:table-cell office:value-type="string" calcext:value-type="string">
            <text:p><text:s/>std_dev</text:p>
          </table:table-cell>
          <table:table-cell office:value-type="float" office:value="0.000419152" calcext:value-type="float">
            <text:p>0.000419152</text:p>
          </table:table-cell>
          <table:table-cell office:value-type="string" calcext:value-type="string">
            <text:p><text:s/>fps</text:p>
          </table:table-cell>
          <table:table-cell office:value-type="float" office:value="2.40246" calcext:value-type="float">
            <text:p>2.40246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4]*1000)-[.J4]" office:value-type="float" office:value="3.166" calcext:value-type="float">
            <text:p>3.2</text:p>
          </table:table-cell>
          <table:table-cell table:formula="of:=ABS([.K4])" office:value-type="float" office:value="3.166" calcext:value-type="float">
            <text:p>3.1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beton_200/fps45_exp_50</text:p>
          </table:table-cell>
          <table:table-cell office:value-type="string" calcext:value-type="string">
            <text:p><text:s/>r</text:p>
          </table:table-cell>
          <table:table-cell office:value-type="float" office:value="0.101493" calcext:value-type="float">
            <text:p>0.101493</text:p>
          </table:table-cell>
          <table:table-cell office:value-type="string" calcext:value-type="string">
            <text:p><text:s/>std_dev</text:p>
          </table:table-cell>
          <table:table-cell office:value-type="float" office:value="0.00148352" calcext:value-type="float">
            <text:p>0.00148352</text:p>
          </table:table-cell>
          <table:table-cell office:value-type="string" calcext:value-type="string">
            <text:p><text:s/>fps</text:p>
          </table:table-cell>
          <table:table-cell office:value-type="float" office:value="2.75771" calcext:value-type="float">
            <text:p>2.75771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5]*1000)-[.J5]" office:value-type="float" office:value="3.49299999999999" calcext:value-type="float">
            <text:p>3.5</text:p>
          </table:table-cell>
          <table:table-cell table:formula="of:=ABS([.K5])" office:value-type="float" office:value="3.49299999999999" calcext:value-type="float">
            <text:p>3.49299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beton_200/fps45_exp_500</text:p>
          </table:table-cell>
          <table:table-cell office:value-type="string" calcext:value-type="string">
            <text:p><text:s/>r</text:p>
          </table:table-cell>
          <table:table-cell office:value-type="float" office:value="0.101603" calcext:value-type="float">
            <text:p>0.101603</text:p>
          </table:table-cell>
          <table:table-cell office:value-type="string" calcext:value-type="string">
            <text:p><text:s/>std_dev</text:p>
          </table:table-cell>
          <table:table-cell office:value-type="float" office:value="0.00014161" calcext:value-type="float">
            <text:p>0.00014161</text:p>
          </table:table-cell>
          <table:table-cell office:value-type="string" calcext:value-type="string">
            <text:p><text:s/>fps</text:p>
          </table:table-cell>
          <table:table-cell office:value-type="float" office:value="2.26009" calcext:value-type="float">
            <text:p>2.26009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6]*1000)-[.J6]" office:value-type="float" office:value="3.60299999999999" calcext:value-type="float">
            <text:p>3.6</text:p>
          </table:table-cell>
          <table:table-cell table:formula="of:=ABS([.K6])" office:value-type="float" office:value="3.60299999999999" calcext:value-type="float">
            <text:p>3.6029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dry_pvc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3297" calcext:value-type="float">
            <text:p>0.113297</text:p>
          </table:table-cell>
          <table:table-cell office:value-type="string" calcext:value-type="string">
            <text:p><text:s/>std_dev</text:p>
          </table:table-cell>
          <table:table-cell office:value-type="float" office:value="0.000516546" calcext:value-type="float">
            <text:p>0.000516546</text:p>
          </table:table-cell>
          <table:table-cell office:value-type="string" calcext:value-type="string">
            <text:p><text:s/>fps</text:p>
          </table:table-cell>
          <table:table-cell office:value-type="float" office:value="2.931" calcext:value-type="float">
            <text:p>2.931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0]*1000)-[.J10]" office:value-type="float" office:value="18.297" calcext:value-type="float">
            <text:p>18.3</text:p>
          </table:table-cell>
          <table:table-cell table:formula="of:=ABS([.K10])" office:value-type="float" office:value="18.297" calcext:value-type="float">
            <text:p>18.2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dry_pvc_200/fps45_exp_100</text:p>
          </table:table-cell>
          <table:table-cell office:value-type="string" calcext:value-type="string">
            <text:p><text:s/>r</text:p>
          </table:table-cell>
          <table:table-cell office:value-type="float" office:value="0.115556" calcext:value-type="float">
            <text:p>0.115556</text:p>
          </table:table-cell>
          <table:table-cell office:value-type="string" calcext:value-type="string">
            <text:p><text:s/>std_dev</text:p>
          </table:table-cell>
          <table:table-cell office:value-type="float" office:value="0.00247188" calcext:value-type="float">
            <text:p>0.00247188</text:p>
          </table:table-cell>
          <table:table-cell office:value-type="string" calcext:value-type="string">
            <text:p><text:s/>fps</text:p>
          </table:table-cell>
          <table:table-cell office:value-type="float" office:value="2.74063" calcext:value-type="float">
            <text:p>2.74063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1]*1000)-[.J11]" office:value-type="float" office:value="20.556" calcext:value-type="float">
            <text:p>20.6</text:p>
          </table:table-cell>
          <table:table-cell table:formula="of:=ABS([.K11])" office:value-type="float" office:value="20.556" calcext:value-type="float">
            <text:p>20.5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dry_pvc_200/fps45_exp_50</text:p>
          </table:table-cell>
          <table:table-cell office:value-type="string" calcext:value-type="string">
            <text:p><text:s/>r</text:p>
          </table:table-cell>
          <table:table-cell office:value-type="float" office:value="0.112896" calcext:value-type="float">
            <text:p>0.112896</text:p>
          </table:table-cell>
          <table:table-cell office:value-type="string" calcext:value-type="string">
            <text:p><text:s/>std_dev</text:p>
          </table:table-cell>
          <table:table-cell office:value-type="float" office:value="0.0038562" calcext:value-type="float">
            <text:p>0.0038562</text:p>
          </table:table-cell>
          <table:table-cell office:value-type="string" calcext:value-type="string">
            <text:p><text:s/>fps</text:p>
          </table:table-cell>
          <table:table-cell office:value-type="float" office:value="3.091" calcext:value-type="float">
            <text:p>3.091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2]*1000)-[.J12]" office:value-type="float" office:value="17.896" calcext:value-type="float">
            <text:p>17.9</text:p>
          </table:table-cell>
          <table:table-cell table:formula="of:=ABS([.K12])" office:value-type="float" office:value="17.896" calcext:value-type="float">
            <text:p>17.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dry_pvc_200/fps45_exp_500</text:p>
          </table:table-cell>
          <table:table-cell office:value-type="string" calcext:value-type="string">
            <text:p><text:s/>r</text:p>
          </table:table-cell>
          <table:table-cell office:value-type="float" office:value="0.115699" calcext:value-type="float">
            <text:p>0.115699</text:p>
          </table:table-cell>
          <table:table-cell office:value-type="string" calcext:value-type="string">
            <text:p><text:s/>std_dev</text:p>
          </table:table-cell>
          <table:table-cell office:value-type="float" office:value="0.00109656" calcext:value-type="float">
            <text:p>0.00109656</text:p>
          </table:table-cell>
          <table:table-cell office:value-type="string" calcext:value-type="string">
            <text:p><text:s/>fps</text:p>
          </table:table-cell>
          <table:table-cell office:value-type="float" office:value="2.53988" calcext:value-type="float">
            <text:p>2.53988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3]*1000)-[.J13]" office:value-type="float" office:value="20.699" calcext:value-type="float">
            <text:p>20.7</text:p>
          </table:table-cell>
          <table:table-cell table:formula="of:=ABS([.K13])" office:value-type="float" office:value="20.699" calcext:value-type="float">
            <text:p>20.6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dry_pvc_400_long_center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8056" calcext:value-type="float">
            <text:p>0.208056</text:p>
          </table:table-cell>
          <table:table-cell office:value-type="string" calcext:value-type="string">
            <text:p><text:s/>std_dev</text:p>
          </table:table-cell>
          <table:table-cell office:value-type="float" office:value="0.000546669" calcext:value-type="float">
            <text:p>0.000546669</text:p>
          </table:table-cell>
          <table:table-cell office:value-type="string" calcext:value-type="string">
            <text:p><text:s/>fps</text:p>
          </table:table-cell>
          <table:table-cell office:value-type="float" office:value="2.89402" calcext:value-type="float">
            <text:p>2.89402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7]*1000)-[.J17]" office:value-type="float" office:value="20.056" calcext:value-type="float">
            <text:p>20.1</text:p>
          </table:table-cell>
          <table:table-cell table:formula="of:=ABS([.K17])" office:value-type="float" office:value="20.056" calcext:value-type="float">
            <text:p>20.0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dry_pvc_400_long_center/fps45_exp_100</text:p>
          </table:table-cell>
          <table:table-cell office:value-type="string" calcext:value-type="string">
            <text:p><text:s/>r</text:p>
          </table:table-cell>
          <table:table-cell office:value-type="float" office:value="0.211729" calcext:value-type="float">
            <text:p>0.211729</text:p>
          </table:table-cell>
          <table:table-cell office:value-type="string" calcext:value-type="string">
            <text:p><text:s/>std_dev</text:p>
          </table:table-cell>
          <table:table-cell office:value-type="float" office:value="0.00828433" calcext:value-type="float">
            <text:p>0.00828433</text:p>
          </table:table-cell>
          <table:table-cell office:value-type="string" calcext:value-type="string">
            <text:p><text:s/>fps</text:p>
          </table:table-cell>
          <table:table-cell office:value-type="float" office:value="4.7112" calcext:value-type="float">
            <text:p>4.7112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8]*1000)-[.J18]" office:value-type="float" office:value="23.729" calcext:value-type="float">
            <text:p>23.7</text:p>
          </table:table-cell>
          <table:table-cell table:formula="of:=ABS([.K18])" office:value-type="float" office:value="23.729" calcext:value-type="float">
            <text:p>23.7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dry_pvc_400_long_center/fps45_exp_50</text:p>
          </table:table-cell>
          <table:table-cell office:value-type="string" calcext:value-type="string">
            <text:p><text:s/>r</text:p>
          </table:table-cell>
          <table:table-cell office:value-type="float" office:value="0.143494" calcext:value-type="float">
            <text:p>0.143494</text:p>
          </table:table-cell>
          <table:table-cell office:value-type="string" calcext:value-type="string">
            <text:p><text:s/>std_dev</text:p>
          </table:table-cell>
          <table:table-cell office:value-type="float" office:value="0.0409491" calcext:value-type="float">
            <text:p>0.0409491</text:p>
          </table:table-cell>
          <table:table-cell office:value-type="string" calcext:value-type="string">
            <text:p><text:s/>fps</text:p>
          </table:table-cell>
          <table:table-cell office:value-type="float" office:value="11.3097" calcext:value-type="float">
            <text:p>11.3097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9]*1000)-[.J19]" office:value-type="float" office:value="-44.506" calcext:value-type="float">
            <text:p>-44.5</text:p>
          </table:table-cell>
          <table:table-cell table:formula="of:=ABS([.K19])" office:value-type="float" office:value="44.506" calcext:value-type="float">
            <text:p>44.5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dry_pvc_400_long_center/fps45_exp_500</text:p>
          </table:table-cell>
          <table:table-cell office:value-type="string" calcext:value-type="string">
            <text:p><text:s/>r</text:p>
          </table:table-cell>
          <table:table-cell office:value-type="float" office:value="0.2102" calcext:value-type="float">
            <text:p>0.2102</text:p>
          </table:table-cell>
          <table:table-cell office:value-type="string" calcext:value-type="string">
            <text:p><text:s/>std_dev</text:p>
          </table:table-cell>
          <table:table-cell office:value-type="float" office:value="0.000411162" calcext:value-type="float">
            <text:p>0.000411162</text:p>
          </table:table-cell>
          <table:table-cell office:value-type="string" calcext:value-type="string">
            <text:p><text:s/>fps</text:p>
          </table:table-cell>
          <table:table-cell office:value-type="float" office:value="3.13539" calcext:value-type="float">
            <text:p>3.13539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20]*1000)-[.J20]" office:value-type="float" office:value="22.2" calcext:value-type="float">
            <text:p>22.2</text:p>
          </table:table-cell>
          <table:table-cell table:formula="of:=ABS([.K20])" office:value-type="float" office:value="22.2" calcext:value-type="float">
            <text:p>22.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Sand_1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8991" calcext:value-type="float">
            <text:p>0.108991</text:p>
          </table:table-cell>
          <table:table-cell office:value-type="string" calcext:value-type="string">
            <text:p><text:s/>std_dev</text:p>
          </table:table-cell>
          <table:table-cell office:value-type="float" office:value="0.00234381" calcext:value-type="float">
            <text:p>0.00234381</text:p>
          </table:table-cell>
          <table:table-cell office:value-type="string" calcext:value-type="string">
            <text:p><text:s/>fps</text:p>
          </table:table-cell>
          <table:table-cell office:value-type="float" office:value="2.72911" calcext:value-type="float">
            <text:p>2.72911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4]*1000)-[.J24]" office:value-type="float" office:value="13.991" calcext:value-type="float">
            <text:p>14.0</text:p>
          </table:table-cell>
          <table:table-cell table:formula="of:=ABS([.K24])" office:value-type="float" office:value="13.991" calcext:value-type="float">
            <text:p>13.9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Sand_1/fps45_exp_100</text:p>
          </table:table-cell>
          <table:table-cell office:value-type="string" calcext:value-type="string">
            <text:p><text:s/>r</text:p>
          </table:table-cell>
          <table:table-cell office:value-type="float" office:value="0.107671" calcext:value-type="float">
            <text:p>0.107671</text:p>
          </table:table-cell>
          <table:table-cell office:value-type="string" calcext:value-type="string">
            <text:p><text:s/>std_dev</text:p>
          </table:table-cell>
          <table:table-cell office:value-type="float" office:value="0.00793849" calcext:value-type="float">
            <text:p>0.00793849</text:p>
          </table:table-cell>
          <table:table-cell office:value-type="string" calcext:value-type="string">
            <text:p><text:s/>fps</text:p>
          </table:table-cell>
          <table:table-cell office:value-type="float" office:value="2.5015" calcext:value-type="float">
            <text:p>2.5015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5]*1000)-[.J25]" office:value-type="float" office:value="12.671" calcext:value-type="float">
            <text:p>12.7</text:p>
          </table:table-cell>
          <table:table-cell table:formula="of:=ABS([.K25])" office:value-type="float" office:value="12.671" calcext:value-type="float">
            <text:p>12.6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Sand_1/fps45_exp_50</text:p>
          </table:table-cell>
          <table:table-cell office:value-type="string" calcext:value-type="string">
            <text:p><text:s/>r</text:p>
          </table:table-cell>
          <table:table-cell office:value-type="float" office:value="0.0965725" calcext:value-type="float">
            <text:p>0.0965725</text:p>
          </table:table-cell>
          <table:table-cell office:value-type="string" calcext:value-type="string">
            <text:p><text:s/>std_dev</text:p>
          </table:table-cell>
          <table:table-cell office:value-type="float" office:value="0.0121831" calcext:value-type="float">
            <text:p>0.0121831</text:p>
          </table:table-cell>
          <table:table-cell office:value-type="string" calcext:value-type="string">
            <text:p><text:s/>fps</text:p>
          </table:table-cell>
          <table:table-cell office:value-type="float" office:value="2.85128" calcext:value-type="float">
            <text:p>2.85128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6]*1000)-[.J26]" office:value-type="float" office:value="1.57249999999999" calcext:value-type="float">
            <text:p>1.6</text:p>
          </table:table-cell>
          <table:table-cell table:formula="of:=ABS([.K26])" office:value-type="float" office:value="1.57249999999999" calcext:value-type="float">
            <text:p>1.57249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Sand_1/fps45_exp_500</text:p>
          </table:table-cell>
          <table:table-cell office:value-type="string" calcext:value-type="string">
            <text:p><text:s/>r</text:p>
          </table:table-cell>
          <table:table-cell office:value-type="float" office:value="0.110374" calcext:value-type="float">
            <text:p>0.110374</text:p>
          </table:table-cell>
          <table:table-cell office:value-type="string" calcext:value-type="string">
            <text:p><text:s/>std_dev</text:p>
          </table:table-cell>
          <table:table-cell office:value-type="float" office:value="0.0031893" calcext:value-type="float">
            <text:p>0.0031893</text:p>
          </table:table-cell>
          <table:table-cell office:value-type="string" calcext:value-type="string">
            <text:p><text:s/>fps</text:p>
          </table:table-cell>
          <table:table-cell office:value-type="float" office:value="2.59471" calcext:value-type="float">
            <text:p>2.59471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7]*1000)-[.J27]" office:value-type="float" office:value="15.374" calcext:value-type="float">
            <text:p>15.4</text:p>
          </table:table-cell>
          <table:table-cell table:formula="of:=ABS([.K27])" office:value-type="float" office:value="15.374" calcext:value-type="float">
            <text:p>15.37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water_5/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50639" calcext:value-type="float">
            <text:p>0.0950639</text:p>
          </table:table-cell>
          <table:table-cell office:value-type="string" calcext:value-type="string">
            <text:p><text:s/>std_dev</text:p>
          </table:table-cell>
          <table:table-cell office:value-type="float" office:value="0.00400535" calcext:value-type="float">
            <text:p>0.00400535</text:p>
          </table:table-cell>
          <table:table-cell office:value-type="string" calcext:value-type="string">
            <text:p><text:s/>fps</text:p>
          </table:table-cell>
          <table:table-cell office:value-type="float" office:value="2.74348" calcext:value-type="float">
            <text:p>2.74348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1]*1000)-[.J31]" office:value-type="float" office:value="0.0638999999999896" calcext:value-type="float">
            <text:p>0.1</text:p>
          </table:table-cell>
          <table:table-cell table:formula="of:=ABS([.K31])" office:value-type="float" office:value="0.0638999999999896" calcext:value-type="float">
            <text:p>0.0638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water_5/fps45_exp_100</text:p>
          </table:table-cell>
          <table:table-cell office:value-type="string" calcext:value-type="string">
            <text:p><text:s/>r</text:p>
          </table:table-cell>
          <table:table-cell office:value-type="float" office:value="0.0922311" calcext:value-type="float">
            <text:p>0.0922311</text:p>
          </table:table-cell>
          <table:table-cell office:value-type="string" calcext:value-type="string">
            <text:p><text:s/>std_dev</text:p>
          </table:table-cell>
          <table:table-cell office:value-type="float" office:value="0.00416865" calcext:value-type="float">
            <text:p>0.00416865</text:p>
          </table:table-cell>
          <table:table-cell office:value-type="string" calcext:value-type="string">
            <text:p><text:s/>fps</text:p>
          </table:table-cell>
          <table:table-cell office:value-type="float" office:value="2.76319" calcext:value-type="float">
            <text:p>2.76319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2]*1000)-[.J32]" office:value-type="float" office:value="-2.7689" calcext:value-type="float">
            <text:p>-2.8</text:p>
          </table:table-cell>
          <table:table-cell table:formula="of:=ABS([.K32])" office:value-type="float" office:value="2.7689" calcext:value-type="float">
            <text:p>2.76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water_5/fps45_exp_50</text:p>
          </table:table-cell>
          <table:table-cell office:value-type="string" calcext:value-type="string">
            <text:p><text:s/>r</text:p>
          </table:table-cell>
          <table:table-cell office:value-type="float" office:value="0.0931649" calcext:value-type="float">
            <text:p>0.0931649</text:p>
          </table:table-cell>
          <table:table-cell office:value-type="string" calcext:value-type="string">
            <text:p><text:s/>std_dev</text:p>
          </table:table-cell>
          <table:table-cell office:value-type="float" office:value="0.00532748" calcext:value-type="float">
            <text:p>0.00532748</text:p>
          </table:table-cell>
          <table:table-cell office:value-type="string" calcext:value-type="string">
            <text:p><text:s/>fps</text:p>
          </table:table-cell>
          <table:table-cell office:value-type="float" office:value="3.4943" calcext:value-type="float">
            <text:p>3.4943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3]*1000)-[.J33]" office:value-type="float" office:value="-1.83510000000001" calcext:value-type="float">
            <text:p>-1.8</text:p>
          </table:table-cell>
          <table:table-cell table:formula="of:=ABS([.K33])" office:value-type="float" office:value="1.83510000000001" calcext:value-type="float">
            <text:p>1.83510000000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water_5/fps45_exp_500</text:p>
          </table:table-cell>
          <table:table-cell office:value-type="string" calcext:value-type="string">
            <text:p><text:s/>r</text:p>
          </table:table-cell>
          <table:table-cell office:value-type="float" office:value="0.0926038" calcext:value-type="float">
            <text:p>0.0926038</text:p>
          </table:table-cell>
          <table:table-cell office:value-type="string" calcext:value-type="string">
            <text:p><text:s/>std_dev</text:p>
          </table:table-cell>
          <table:table-cell office:value-type="float" office:value="0.00442304" calcext:value-type="float">
            <text:p>0.00442304</text:p>
          </table:table-cell>
          <table:table-cell office:value-type="string" calcext:value-type="string">
            <text:p><text:s/>fps</text:p>
          </table:table-cell>
          <table:table-cell office:value-type="float" office:value="2.48571" calcext:value-type="float">
            <text:p>2.48571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4]*1000)-[.J34]" office:value-type="float" office:value="-2.39619999999999" calcext:value-type="float">
            <text:p>-2.4</text:p>
          </table:table-cell>
          <table:table-cell table:formula="of:=ABS([.K34])" office:value-type="float" office:value="2.39619999999999" calcext:value-type="float">
            <text:p>2.3961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wet_pvc_400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8059" calcext:value-type="float">
            <text:p>0.208059</text:p>
          </table:table-cell>
          <table:table-cell office:value-type="string" calcext:value-type="string">
            <text:p><text:s/>std_dev</text:p>
          </table:table-cell>
          <table:table-cell office:value-type="float" office:value="0.000198211" calcext:value-type="float">
            <text:p>0.000198211</text:p>
          </table:table-cell>
          <table:table-cell office:value-type="string" calcext:value-type="string">
            <text:p><text:s/>fps</text:p>
          </table:table-cell>
          <table:table-cell office:value-type="float" office:value="3.17803" calcext:value-type="float">
            <text:p>3.17803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8]*1000)-[.J38]" office:value-type="float" office:value="20.059" calcext:value-type="float">
            <text:p>20.1</text:p>
          </table:table-cell>
          <table:table-cell table:formula="of:=ABS([.K38])" office:value-type="float" office:value="20.059" calcext:value-type="float">
            <text:p>20.0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wet_pvc_400_middle/fps45_exp_100</text:p>
          </table:table-cell>
          <table:table-cell office:value-type="string" calcext:value-type="string">
            <text:p><text:s/>r</text:p>
          </table:table-cell>
          <table:table-cell office:value-type="float" office:value="0.210719" calcext:value-type="float">
            <text:p>0.210719</text:p>
          </table:table-cell>
          <table:table-cell office:value-type="string" calcext:value-type="string">
            <text:p><text:s/>std_dev</text:p>
          </table:table-cell>
          <table:table-cell office:value-type="float" office:value="0.00372472" calcext:value-type="float">
            <text:p>0.00372472</text:p>
          </table:table-cell>
          <table:table-cell office:value-type="string" calcext:value-type="string">
            <text:p><text:s/>fps</text:p>
          </table:table-cell>
          <table:table-cell office:value-type="float" office:value="4.28046" calcext:value-type="float">
            <text:p>4.28046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9]*1000)-[.J39]" office:value-type="float" office:value="22.719" calcext:value-type="float">
            <text:p>22.7</text:p>
          </table:table-cell>
          <table:table-cell table:formula="of:=ABS([.K39])" office:value-type="float" office:value="22.719" calcext:value-type="float">
            <text:p>22.7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wet_pvc_400_middle/fps45_exp_50</text:p>
          </table:table-cell>
          <table:table-cell office:value-type="string" calcext:value-type="string">
            <text:p><text:s/>r</text:p>
          </table:table-cell>
          <table:table-cell office:value-type="float" office:value="0.207013" calcext:value-type="float">
            <text:p>0.207013</text:p>
          </table:table-cell>
          <table:table-cell office:value-type="string" calcext:value-type="string">
            <text:p><text:s/>std_dev</text:p>
          </table:table-cell>
          <table:table-cell office:value-type="float" office:value="0.0113354" calcext:value-type="float">
            <text:p>0.0113354</text:p>
          </table:table-cell>
          <table:table-cell office:value-type="string" calcext:value-type="string">
            <text:p><text:s/>fps</text:p>
          </table:table-cell>
          <table:table-cell office:value-type="float" office:value="11.2994" calcext:value-type="float">
            <text:p>11.2994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0]*1000)-[.J40]" office:value-type="float" office:value="19.013" calcext:value-type="float">
            <text:p>19.0</text:p>
          </table:table-cell>
          <table:table-cell table:formula="of:=ABS([.K40])" office:value-type="float" office:value="19.013" calcext:value-type="float">
            <text:p>19.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wet_pvc_400_middle/fps45_exp_500</text:p>
          </table:table-cell>
          <table:table-cell office:value-type="string" calcext:value-type="string">
            <text:p><text:s/>r</text:p>
          </table:table-cell>
          <table:table-cell office:value-type="float" office:value="0.209596" calcext:value-type="float">
            <text:p>0.209596</text:p>
          </table:table-cell>
          <table:table-cell office:value-type="string" calcext:value-type="string">
            <text:p><text:s/>std_dev</text:p>
          </table:table-cell>
          <table:table-cell office:value-type="float" office:value="0.000443701" calcext:value-type="float">
            <text:p>0.000443701</text:p>
          </table:table-cell>
          <table:table-cell office:value-type="string" calcext:value-type="string">
            <text:p><text:s/>fps</text:p>
          </table:table-cell>
          <table:table-cell office:value-type="float" office:value="3.1176" calcext:value-type="float">
            <text:p>3.1176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1]*1000)-[.J41]" office:value-type="float" office:value="21.596" calcext:value-type="float">
            <text:p>21.6</text:p>
          </table:table-cell>
          <table:table-cell table:formula="of:=ABS([.K41])" office:value-type="float" office:value="21.596" calcext:value-type="float">
            <text:p>21.59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../data/wet_pvc_500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4744" calcext:value-type="float">
            <text:p>0.264744</text:p>
          </table:table-cell>
          <table:table-cell office:value-type="string" calcext:value-type="string">
            <text:p><text:s/>std_dev</text:p>
          </table:table-cell>
          <table:table-cell office:value-type="float" office:value="0.00076862" calcext:value-type="float">
            <text:p>0.00076862</text:p>
          </table:table-cell>
          <table:table-cell office:value-type="string" calcext:value-type="string">
            <text:p><text:s/>fps</text:p>
          </table:table-cell>
          <table:table-cell office:value-type="float" office:value="3.6547" calcext:value-type="float">
            <text:p>3.6547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5]*1000)-[.J45]" office:value-type="float" office:value="30.744" calcext:value-type="float">
            <text:p>30.7</text:p>
          </table:table-cell>
          <table:table-cell table:formula="of:=ABS([.K45])" office:value-type="float" office:value="30.744" calcext:value-type="float">
            <text:p>30.7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../data/wet_pvc_500_middle/fps45_exp_100</text:p>
          </table:table-cell>
          <table:table-cell office:value-type="string" calcext:value-type="string">
            <text:p><text:s/>r</text:p>
          </table:table-cell>
          <table:table-cell office:value-type="float" office:value="0.265148" calcext:value-type="float">
            <text:p>0.265148</text:p>
          </table:table-cell>
          <table:table-cell office:value-type="string" calcext:value-type="string">
            <text:p><text:s/>std_dev</text:p>
          </table:table-cell>
          <table:table-cell office:value-type="float" office:value="0.0188438" calcext:value-type="float">
            <text:p>0.0188438</text:p>
          </table:table-cell>
          <table:table-cell office:value-type="string" calcext:value-type="string">
            <text:p><text:s/>fps</text:p>
          </table:table-cell>
          <table:table-cell office:value-type="float" office:value="6.37186" calcext:value-type="float">
            <text:p>6.37186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6]*1000)-[.J46]" office:value-type="float" office:value="31.148" calcext:value-type="float">
            <text:p>31.1</text:p>
          </table:table-cell>
          <table:table-cell table:formula="of:=ABS([.K46])" office:value-type="float" office:value="31.148" calcext:value-type="float">
            <text:p>31.1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../data/wet_pvc_500_middle/fps45_exp_50</text:p>
          </table:table-cell>
          <table:table-cell office:value-type="string" calcext:value-type="string">
            <text:p><text:s/>r</text:p>
          </table:table-cell>
          <table:table-cell office:value-type="float" office:value="0.159321" calcext:value-type="float">
            <text:p>0.159321</text:p>
          </table:table-cell>
          <table:table-cell office:value-type="string" calcext:value-type="string">
            <text:p><text:s/>std_dev</text:p>
          </table:table-cell>
          <table:table-cell office:value-type="float" office:value="0.0542869" calcext:value-type="float">
            <text:p>0.0542869</text:p>
          </table:table-cell>
          <table:table-cell office:value-type="string" calcext:value-type="string">
            <text:p><text:s/>fps</text:p>
          </table:table-cell>
          <table:table-cell office:value-type="float" office:value="13.2943" calcext:value-type="float">
            <text:p>13.2943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7]*1000)-[.J47]" office:value-type="float" office:value="-74.679" calcext:value-type="float">
            <text:p>-74.7</text:p>
          </table:table-cell>
          <table:table-cell table:formula="of:=ABS([.K47])" office:value-type="float" office:value="74.679" calcext:value-type="float">
            <text:p>74.6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../data/wet_pvc_500_middle/fps45_exp_500</text:p>
          </table:table-cell>
          <table:table-cell office:value-type="string" calcext:value-type="string">
            <text:p><text:s/>r</text:p>
          </table:table-cell>
          <table:table-cell office:value-type="float" office:value="0.270234" calcext:value-type="float">
            <text:p>0.270234</text:p>
          </table:table-cell>
          <table:table-cell office:value-type="string" calcext:value-type="string">
            <text:p><text:s/>std_dev</text:p>
          </table:table-cell>
          <table:table-cell office:value-type="float" office:value="0.00126415" calcext:value-type="float">
            <text:p>0.00126415</text:p>
          </table:table-cell>
          <table:table-cell office:value-type="string" calcext:value-type="string">
            <text:p><text:s/>fps</text:p>
          </table:table-cell>
          <table:table-cell office:value-type="float" office:value="3.84704" calcext:value-type="float">
            <text:p>3.84704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8]*1000)-[.J48]" office:value-type="float" office:value="36.234" calcext:value-type="float">
            <text:p>36.2</text:p>
          </table:table-cell>
          <table:table-cell table:formula="of:=ABS([.K48])" office:value-type="float" office:value="36.234" calcext:value-type="float">
            <text:p>36.23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Summary statistics: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.dev</text:p>
          </table:table-cell>
          <table:table-cell office:value-type="string" calcext:value-type="string">
            <text:p>+std.dev</text:p>
          </table:table-cell>
          <table:table-cell office:value-type="string" calcext:value-type="string">
            <text:p>-std.dev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50</text:p>
          </table:table-cell>
          <table:table-cell table:formula="of:=AVERAGE([.L5];[.L5];[.L12];[.L19];[.L26];[.L33];[.L40];[.L47])" office:value-type="float" office:value="20.81095" calcext:value-type="float">
            <text:p>20.81095</text:p>
          </table:table-cell>
          <table:table-cell table:formula="of:=STDEVP([.L5];[.L5];[.L12];[.L19];[.L26];[.L33];[.L40];[.L47])" office:value-type="float" office:value="24.5075891027657" calcext:value-type="float">
            <text:p>24.5075891027657</text:p>
          </table:table-cell>
          <table:table-cell table:formula="of:=[.C52]+[.D52]" office:value-type="float" office:value="45.3185391027657" calcext:value-type="float">
            <text:p>45.3185391027657</text:p>
          </table:table-cell>
          <table:table-cell table:formula="of:=[.C52]-[.D52]" office:value-type="float" office:value="-3.6966391027657" calcext:value-type="float">
            <text:p>-3.6966391027657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100</text:p>
          </table:table-cell>
          <table:table-cell table:formula="of:=AVERAGE([.L4];[.L11];[.L18];[.L25];[.L32];[.L39];[.L46])" office:value-type="float" office:value="16.6797" calcext:value-type="float">
            <text:p>16.6797</text:p>
          </table:table-cell>
          <table:table-cell table:formula="of:=STDEVP([.L4];[.L11];[.L18];[.L25];[.L32];[.L39];[.L46])" office:value-type="float" office:value="10.0194332715407" calcext:value-type="float">
            <text:p>10.0194332715407</text:p>
          </table:table-cell>
          <table:table-cell table:formula="of:=[.C53]+[.D53]" office:value-type="float" office:value="26.6991332715407" calcext:value-type="float">
            <text:p>26.6991332715407</text:p>
          </table:table-cell>
          <table:table-cell table:formula="of:=[.C53]-[.D53]" office:value-type="float" office:value="6.66026672845928" calcext:value-type="float">
            <text:p>6.66026672845928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500</text:p>
          </table:table-cell>
          <table:table-cell table:formula="of:=AVERAGE([.L6];[.L13];[.L20];[.L27];[.L34];[.L41];[.L48])" office:value-type="float" office:value="17.4431714285714" calcext:value-type="float">
            <text:p>17.4431714285714</text:p>
          </table:table-cell>
          <table:table-cell table:formula="of:=STDEVP([.L6];[.L13];[.L20];[.L27];[.L34];[.L41];[.L48])" office:value-type="float" office:value="10.8615457071153" calcext:value-type="float">
            <text:p>10.8615457071153</text:p>
          </table:table-cell>
          <table:table-cell table:formula="of:=[.C54]+[.D54]" office:value-type="float" office:value="28.3047171356867" calcext:value-type="float">
            <text:p>28.3047171356867</text:p>
          </table:table-cell>
          <table:table-cell table:formula="of:=[.C54]-[.D54]" office:value-type="float" office:value="6.58162572145611" calcext:value-type="float">
            <text:p>6.5816257214561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1000</text:p>
          </table:table-cell>
          <table:table-cell table:formula="of:=AVERAGE([.L3];[.L3];[.L10];[.L17];[.L24];[.L31];[.L38];[.L45])" office:value-type="float" office:value="13.9903625" calcext:value-type="float">
            <text:p>13.9903625</text:p>
          </table:table-cell>
          <table:table-cell table:formula="of:=STDEVP([.L3];[.L3];[.L10];[.L17];[.L24];[.L31];[.L38];[.L45])" office:value-type="float" office:value="9.69819606395147" calcext:value-type="float">
            <text:p>9.69819606395147</text:p>
          </table:table-cell>
          <table:table-cell table:formula="of:=[.C55]+[.D55]" office:value-type="float" office:value="23.6885585639515" calcext:value-type="float">
            <text:p>23.6885585639515</text:p>
          </table:table-cell>
          <table:table-cell table:formula="of:=[.C55]-[.D55]" office:value-type="float" office:value="4.29216643604853" calcext:value-type="float">
            <text:p>4.29216643604853</text:p>
          </table:table-cell>
          <table:table-cell table:number-columns-repeated="4"/>
          <table:table-cell table:style-name="Default"/>
          <table:table-cell table:number-columns-repeated="2"/>
        </table:table-row>
      </table:table>
      <table:table table:name="Algebraic_Fitting" table:style-name="ta1">
        <table:shapes>
          <draw:frame draw:z-index="0" draw:style-name="gr1" draw:text-style-name="P1" svg:width="6.7669in" svg:height="3.8063in" svg:x="15.3846in" svg:y="0.5858in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1" draw:style-name="gr1" draw:text-style-name="P1" svg:width="6.7669in" svg:height="3.8063in" svg:x="15.3768in" svg:y="5.1551in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2" draw:style-name="gr1" draw:text-style-name="P1" svg:width="6.7669in" svg:height="3.8063in" svg:x="15.5394in" svg:y="10.1331in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3" draw:style-name="gr1" draw:text-style-name="P1" svg:width="6.7669in" svg:height="3.8063in" svg:x="22.8449in" svg:y="10.2067in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4" draw:style-name="gr1" draw:text-style-name="P1" svg:width="6.7669in" svg:height="3.8063in" svg:x="22.8209in" svg:y="0.5752in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5" draw:style-name="gr1" draw:text-style-name="P1" svg:width="6.7669in" svg:height="3.8063in" svg:x="22.8685in" svg:y="5.2079in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number-columns-repeated="2" table:default-cell-style-name="Default"/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data set name</text:p>
          </table:table-cell>
          <table:table-cell office:value-type="string" calcext:value-type="string">
            <text:p>true radius (mm):</text:p>
          </table:table-cell>
          <table:table-cell table:style-name="Default" office:value-type="string" calcext:value-type="string">
            <text:p>Difference in mm</text:p>
          </table:table-cell>
          <table:table-cell office:value-type="string" calcext:value-type="string">
            <text:p>absolute difference in 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1252561330757" calcext:value-type="float">
            <text:p>0.101252561330757</text:p>
          </table:table-cell>
          <table:table-cell office:value-type="string" calcext:value-type="string">
            <text:p><text:s/>std_dev</text:p>
          </table:table-cell>
          <table:table-cell office:value-type="float" office:value="0.00794749660677331" calcext:value-type="float">
            <text:p>0.007947496606773</text:p>
          </table:table-cell>
          <table:table-cell office:value-type="string" calcext:value-type="string">
            <text:p><text:s/>fps</text:p>
          </table:table-cell>
          <table:table-cell office:value-type="float" office:value="0.00852503320830588" calcext:value-type="float">
            <text:p>0.008525033208306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3]*1000)-[.J3]" office:value-type="float" office:value="3.252561330757" calcext:value-type="float">
            <text:p>3.3</text:p>
          </table:table-cell>
          <table:table-cell table:formula="of:=ABS([.K3])" office:value-type="float" office:value="3.252561330757" calcext:value-type="float">
            <text:p>3.2525613307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104208849164086" calcext:value-type="float">
            <text:p>0.104208849164086</text:p>
          </table:table-cell>
          <table:table-cell office:value-type="string" calcext:value-type="string">
            <text:p><text:s/>std_dev</text:p>
          </table:table-cell>
          <table:table-cell office:value-type="float" office:value="0.0129690932541191" calcext:value-type="float">
            <text:p>0.012969093254119</text:p>
          </table:table-cell>
          <table:table-cell office:value-type="string" calcext:value-type="string">
            <text:p><text:s/>fps</text:p>
          </table:table-cell>
          <table:table-cell office:value-type="float" office:value="0.00915088267135404" calcext:value-type="float">
            <text:p>0.009150882671354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4]*1000)-[.J4]" office:value-type="float" office:value="6.20884916408602" calcext:value-type="float">
            <text:p>6.2</text:p>
          </table:table-cell>
          <table:table-cell table:formula="of:=ABS([.K4])" office:value-type="float" office:value="6.20884916408602" calcext:value-type="float">
            <text:p>6.208849164086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0989540417392259" calcext:value-type="float">
            <text:p>0.098954041739226</text:p>
          </table:table-cell>
          <table:table-cell office:value-type="string" calcext:value-type="string">
            <text:p><text:s/>std_dev</text:p>
          </table:table-cell>
          <table:table-cell office:value-type="float" office:value="0.00645438275765904" calcext:value-type="float">
            <text:p>0.006454382757659</text:p>
          </table:table-cell>
          <table:table-cell office:value-type="string" calcext:value-type="string">
            <text:p><text:s/>fps</text:p>
          </table:table-cell>
          <table:table-cell office:value-type="float" office:value="0.0117614775933668" calcext:value-type="float">
            <text:p>0.011761477593367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5]*1000)-[.J5]" office:value-type="float" office:value="0.9540417392259" calcext:value-type="float">
            <text:p>1.0</text:p>
          </table:table-cell>
          <table:table-cell table:formula="of:=ABS([.K5])" office:value-type="float" office:value="0.9540417392259" calcext:value-type="float">
            <text:p>0.9540417392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103630807442089" calcext:value-type="float">
            <text:p>0.103630807442089</text:p>
          </table:table-cell>
          <table:table-cell office:value-type="string" calcext:value-type="string">
            <text:p><text:s/>std_dev</text:p>
          </table:table-cell>
          <table:table-cell office:value-type="float" office:value="0.0127279635421562" calcext:value-type="float">
            <text:p>0.012727963542156</text:p>
          </table:table-cell>
          <table:table-cell office:value-type="string" calcext:value-type="string">
            <text:p><text:s/>fps</text:p>
          </table:table-cell>
          <table:table-cell office:value-type="float" office:value="0.00853336389972449" calcext:value-type="float">
            <text:p>0.008533363899724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6]*1000)-[.J6]" office:value-type="float" office:value="5.63080744208901" calcext:value-type="float">
            <text:p>5.6</text:p>
          </table:table-cell>
          <table:table-cell table:formula="of:=ABS([.K6])" office:value-type="float" office:value="5.63080744208901" calcext:value-type="float">
            <text:p>5.630807442089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5230421296183" calcext:value-type="float">
            <text:p>0.115230421296183</text:p>
          </table:table-cell>
          <table:table-cell office:value-type="string" calcext:value-type="string">
            <text:p><text:s/>std_dev</text:p>
          </table:table-cell>
          <table:table-cell office:value-type="float" office:value="0.016809363976286" calcext:value-type="float">
            <text:p>0.016809363976286</text:p>
          </table:table-cell>
          <table:table-cell office:value-type="string" calcext:value-type="string">
            <text:p><text:s/>fps</text:p>
          </table:table-cell>
          <table:table-cell office:value-type="float" office:value="0.0101591205043653" calcext:value-type="float">
            <text:p>0.010159120504365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0]*1000)-[.J10]" office:value-type="float" office:value="20.230421296183" calcext:value-type="float">
            <text:p>20.2</text:p>
          </table:table-cell>
          <table:table-cell table:formula="of:=ABS([.K10])" office:value-type="float" office:value="20.230421296183" calcext:value-type="float">
            <text:p>20.2304212961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111838471891897" calcext:value-type="float">
            <text:p>0.111838471891897</text:p>
          </table:table-cell>
          <table:table-cell office:value-type="string" calcext:value-type="string">
            <text:p><text:s/>std_dev</text:p>
          </table:table-cell>
          <table:table-cell office:value-type="float" office:value="0.00395309969939193" calcext:value-type="float">
            <text:p>0.003953099699392</text:p>
          </table:table-cell>
          <table:table-cell office:value-type="string" calcext:value-type="string">
            <text:p><text:s/>fps</text:p>
          </table:table-cell>
          <table:table-cell office:value-type="float" office:value="0.0104818944544367" calcext:value-type="float">
            <text:p>0.010481894454437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1]*1000)-[.J11]" office:value-type="float" office:value="16.838471891897" calcext:value-type="float">
            <text:p>16.8</text:p>
          </table:table-cell>
          <table:table-cell table:formula="of:=ABS([.K11])" office:value-type="float" office:value="16.838471891897" calcext:value-type="float">
            <text:p>16.8384718918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104704877055049" calcext:value-type="float">
            <text:p>0.104704877055049</text:p>
          </table:table-cell>
          <table:table-cell office:value-type="string" calcext:value-type="string">
            <text:p><text:s/>std_dev</text:p>
          </table:table-cell>
          <table:table-cell office:value-type="float" office:value="0.0019130493543762" calcext:value-type="float">
            <text:p>0.001913049354376</text:p>
          </table:table-cell>
          <table:table-cell office:value-type="string" calcext:value-type="string">
            <text:p><text:s/>fps</text:p>
          </table:table-cell>
          <table:table-cell office:value-type="float" office:value="0.0141252140086879" calcext:value-type="float">
            <text:p>0.014125214008688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2]*1000)-[.J12]" office:value-type="float" office:value="9.70487705504901" calcext:value-type="float">
            <text:p>9.7</text:p>
          </table:table-cell>
          <table:table-cell table:formula="of:=ABS([.K12])" office:value-type="float" office:value="9.70487705504901" calcext:value-type="float">
            <text:p>9.704877055049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113750430662355" calcext:value-type="float">
            <text:p>0.113750430662355</text:p>
          </table:table-cell>
          <table:table-cell office:value-type="string" calcext:value-type="string">
            <text:p><text:s/>std_dev</text:p>
          </table:table-cell>
          <table:table-cell office:value-type="float" office:value="0.0139052785569523" calcext:value-type="float">
            <text:p>0.013905278556952</text:p>
          </table:table-cell>
          <table:table-cell office:value-type="string" calcext:value-type="string">
            <text:p><text:s/>fps</text:p>
          </table:table-cell>
          <table:table-cell office:value-type="float" office:value="0.0101946438784583" calcext:value-type="float">
            <text:p>0.010194643878458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3]*1000)-[.J13]" office:value-type="float" office:value="18.750430662355" calcext:value-type="float">
            <text:p>18.8</text:p>
          </table:table-cell>
          <table:table-cell table:formula="of:=ABS([.K13])" office:value-type="float" office:value="18.750430662355" calcext:value-type="float">
            <text:p>18.75043066235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4861037885676" calcext:value-type="float">
            <text:p>0.204861037885676</text:p>
          </table:table-cell>
          <table:table-cell office:value-type="string" calcext:value-type="string">
            <text:p><text:s/>std_dev</text:p>
          </table:table-cell>
          <table:table-cell office:value-type="float" office:value="0.00936419826954088" calcext:value-type="float">
            <text:p>0.009364198269541</text:p>
          </table:table-cell>
          <table:table-cell office:value-type="string" calcext:value-type="string">
            <text:p><text:s/>fps</text:p>
          </table:table-cell>
          <table:table-cell office:value-type="float" office:value="0.0088524869744223" calcext:value-type="float">
            <text:p>0.008852486974422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7]*1000)-[.J17]" office:value-type="float" office:value="16.861037885676" calcext:value-type="float">
            <text:p>16.9</text:p>
          </table:table-cell>
          <table:table-cell table:formula="of:=ABS([.K17])" office:value-type="float" office:value="16.861037885676" calcext:value-type="float">
            <text:p>16.8610378856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210792707645591" calcext:value-type="float">
            <text:p>0.210792707645591</text:p>
          </table:table-cell>
          <table:table-cell office:value-type="string" calcext:value-type="string">
            <text:p><text:s/>std_dev</text:p>
          </table:table-cell>
          <table:table-cell office:value-type="float" office:value="0.00523887338933592" calcext:value-type="float">
            <text:p>0.005238873389336</text:p>
          </table:table-cell>
          <table:table-cell office:value-type="string" calcext:value-type="string">
            <text:p><text:s/>fps</text:p>
          </table:table-cell>
          <table:table-cell office:value-type="float" office:value="0.0249118977694007" calcext:value-type="float">
            <text:p>0.024911897769401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8]*1000)-[.J18]" office:value-type="float" office:value="22.792707645591" calcext:value-type="float">
            <text:p>22.8</text:p>
          </table:table-cell>
          <table:table-cell table:formula="of:=ABS([.K18])" office:value-type="float" office:value="22.792707645591" calcext:value-type="float">
            <text:p>22.7927076455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154995859561334" calcext:value-type="float">
            <text:p>0.154995859561334</text:p>
          </table:table-cell>
          <table:table-cell office:value-type="string" calcext:value-type="string">
            <text:p><text:s/>std_dev</text:p>
          </table:table-cell>
          <table:table-cell office:value-type="float" office:value="0.0299778916947392" calcext:value-type="float">
            <text:p>0.029977891694739</text:p>
          </table:table-cell>
          <table:table-cell office:value-type="string" calcext:value-type="string">
            <text:p><text:s/>fps</text:p>
          </table:table-cell>
          <table:table-cell office:value-type="float" office:value="0.204863675820809" calcext:value-type="float">
            <text:p>0.204863675820809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9]*1000)-[.J19]" office:value-type="float" office:value="-33.004140438666" calcext:value-type="float">
            <text:p>-33.0</text:p>
          </table:table-cell>
          <table:table-cell table:formula="of:=ABS([.K19])" office:value-type="float" office:value="33.004140438666" calcext:value-type="float">
            <text:p>33.0041404386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206338173134584" calcext:value-type="float">
            <text:p>0.206338173134584</text:p>
          </table:table-cell>
          <table:table-cell office:value-type="string" calcext:value-type="string">
            <text:p><text:s/>std_dev</text:p>
          </table:table-cell>
          <table:table-cell office:value-type="float" office:value="0.0123010780528148" calcext:value-type="float">
            <text:p>0.012301078052815</text:p>
          </table:table-cell>
          <table:table-cell office:value-type="string" calcext:value-type="string">
            <text:p><text:s/>fps</text:p>
          </table:table-cell>
          <table:table-cell office:value-type="float" office:value="0.0107674965356645" calcext:value-type="float">
            <text:p>0.010767496535665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20]*1000)-[.J20]" office:value-type="float" office:value="18.338173134584" calcext:value-type="float">
            <text:p>18.3</text:p>
          </table:table-cell>
          <table:table-cell table:formula="of:=ABS([.K20])" office:value-type="float" office:value="18.338173134584" calcext:value-type="float">
            <text:p>18.33817313458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4448743534766" calcext:value-type="float">
            <text:p>0.104448743534766</text:p>
          </table:table-cell>
          <table:table-cell office:value-type="string" calcext:value-type="string">
            <text:p><text:s/>std_dev</text:p>
          </table:table-cell>
          <table:table-cell office:value-type="float" office:value="0.00139068166940371" calcext:value-type="float">
            <text:p>0.001390681669404</text:p>
          </table:table-cell>
          <table:table-cell office:value-type="string" calcext:value-type="string">
            <text:p><text:s/>fps</text:p>
          </table:table-cell>
          <table:table-cell office:value-type="float" office:value="0.0102542200592305" calcext:value-type="float">
            <text:p>0.010254220059231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4]*1000)-[.J24]" office:value-type="float" office:value="9.44874353476601" calcext:value-type="float">
            <text:p>9.4</text:p>
          </table:table-cell>
          <table:table-cell table:formula="of:=ABS([.K24])" office:value-type="float" office:value="9.44874353476601" calcext:value-type="float">
            <text:p>9.448743534766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103302603758778" calcext:value-type="float">
            <text:p>0.103302603758778</text:p>
          </table:table-cell>
          <table:table-cell office:value-type="string" calcext:value-type="string">
            <text:p><text:s/>std_dev</text:p>
          </table:table-cell>
          <table:table-cell office:value-type="float" office:value="0.00581923130247751" calcext:value-type="float">
            <text:p>0.005819231302478</text:p>
          </table:table-cell>
          <table:table-cell office:value-type="string" calcext:value-type="string">
            <text:p><text:s/>fps</text:p>
          </table:table-cell>
          <table:table-cell office:value-type="float" office:value="0.0105139173825515" calcext:value-type="float">
            <text:p>0.010513917382552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5]*1000)-[.J25]" office:value-type="float" office:value="8.30260375877801" calcext:value-type="float">
            <text:p>8.3</text:p>
          </table:table-cell>
          <table:table-cell table:formula="of:=ABS([.K25])" office:value-type="float" office:value="8.30260375877801" calcext:value-type="float">
            <text:p>8.302603758778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103677777369264" calcext:value-type="float">
            <text:p>0.103677777369264</text:p>
          </table:table-cell>
          <table:table-cell office:value-type="string" calcext:value-type="string">
            <text:p><text:s/>std_dev</text:p>
          </table:table-cell>
          <table:table-cell office:value-type="float" office:value="0.00335091443489826" calcext:value-type="float">
            <text:p>0.003350914434898</text:p>
          </table:table-cell>
          <table:table-cell office:value-type="string" calcext:value-type="string">
            <text:p><text:s/>fps</text:p>
          </table:table-cell>
          <table:table-cell office:value-type="float" office:value="0.0133597201456281" calcext:value-type="float">
            <text:p>0.013359720145628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6]*1000)-[.J26]" office:value-type="float" office:value="8.67777736926401" calcext:value-type="float">
            <text:p>8.7</text:p>
          </table:table-cell>
          <table:table-cell table:formula="of:=ABS([.K26])" office:value-type="float" office:value="8.67777736926401" calcext:value-type="float">
            <text:p>8.67777736926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104490957155183" calcext:value-type="float">
            <text:p>0.104490957155183</text:p>
          </table:table-cell>
          <table:table-cell office:value-type="string" calcext:value-type="string">
            <text:p><text:s/>std_dev</text:p>
          </table:table-cell>
          <table:table-cell office:value-type="float" office:value="0.0019756424991341" calcext:value-type="float">
            <text:p>0.001975642499134</text:p>
          </table:table-cell>
          <table:table-cell office:value-type="string" calcext:value-type="string">
            <text:p><text:s/>fps</text:p>
          </table:table-cell>
          <table:table-cell office:value-type="float" office:value="0.010145530874132" calcext:value-type="float">
            <text:p>0.010145530874132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7]*1000)-[.J27]" office:value-type="float" office:value="9.49095715518301" calcext:value-type="float">
            <text:p>9.5</text:p>
          </table:table-cell>
          <table:table-cell table:formula="of:=ABS([.K27])" office:value-type="float" office:value="9.49095715518301" calcext:value-type="float">
            <text:p>9.490957155183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92664266659518" calcext:value-type="float">
            <text:p>0.099266426665952</text:p>
          </table:table-cell>
          <table:table-cell office:value-type="string" calcext:value-type="string">
            <text:p><text:s/>std_dev</text:p>
          </table:table-cell>
          <table:table-cell office:value-type="float" office:value="0.00527802214606241" calcext:value-type="float">
            <text:p>0.005278022146062</text:p>
          </table:table-cell>
          <table:table-cell office:value-type="string" calcext:value-type="string">
            <text:p><text:s/>fps</text:p>
          </table:table-cell>
          <table:table-cell office:value-type="float" office:value="0.00895932033151006" calcext:value-type="float">
            <text:p>0.00895932033151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1]*1000)-[.J31]" office:value-type="float" office:value="4.2664266659518" calcext:value-type="float">
            <text:p>4.3</text:p>
          </table:table-cell>
          <table:table-cell table:formula="of:=ABS([.K31])" office:value-type="float" office:value="4.2664266659518" calcext:value-type="float">
            <text:p>4.26642666595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0913383622896752" calcext:value-type="float">
            <text:p>0.091338362289675</text:p>
          </table:table-cell>
          <table:table-cell office:value-type="string" calcext:value-type="string">
            <text:p><text:s/>std_dev</text:p>
          </table:table-cell>
          <table:table-cell office:value-type="float" office:value="0.00138146424361513" calcext:value-type="float">
            <text:p>0.001381464243615</text:p>
          </table:table-cell>
          <table:table-cell office:value-type="string" calcext:value-type="string">
            <text:p><text:s/>fps</text:p>
          </table:table-cell>
          <table:table-cell office:value-type="float" office:value="0.0108152321645923" calcext:value-type="float">
            <text:p>0.010815232164592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2]*1000)-[.J32]" office:value-type="float" office:value="-3.66163771032481" calcext:value-type="float">
            <text:p>-3.7</text:p>
          </table:table-cell>
          <table:table-cell table:formula="of:=ABS([.K32])" office:value-type="float" office:value="3.66163771032481" calcext:value-type="float">
            <text:p>3.661637710324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0886066626916961" calcext:value-type="float">
            <text:p>0.088606662691696</text:p>
          </table:table-cell>
          <table:table-cell office:value-type="string" calcext:value-type="string">
            <text:p><text:s/>std_dev</text:p>
          </table:table-cell>
          <table:table-cell office:value-type="float" office:value="0.00133693723187422" calcext:value-type="float">
            <text:p>0.001336937231874</text:p>
          </table:table-cell>
          <table:table-cell office:value-type="string" calcext:value-type="string">
            <text:p><text:s/>fps</text:p>
          </table:table-cell>
          <table:table-cell office:value-type="float" office:value="0.0143158362103023" calcext:value-type="float">
            <text:p>0.014315836210302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3]*1000)-[.J33]" office:value-type="float" office:value="-6.39333730830391" calcext:value-type="float">
            <text:p>-6.4</text:p>
          </table:table-cell>
          <table:table-cell table:formula="of:=ABS([.K33])" office:value-type="float" office:value="6.39333730830391" calcext:value-type="float">
            <text:p>6.39333730830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094972016707631" calcext:value-type="float">
            <text:p>0.094972016707631</text:p>
          </table:table-cell>
          <table:table-cell office:value-type="string" calcext:value-type="string">
            <text:p><text:s/>std_dev</text:p>
          </table:table-cell>
          <table:table-cell office:value-type="float" office:value="0.0120666116905307" calcext:value-type="float">
            <text:p>0.012066611690531</text:p>
          </table:table-cell>
          <table:table-cell office:value-type="string" calcext:value-type="string">
            <text:p><text:s/>fps</text:p>
          </table:table-cell>
          <table:table-cell office:value-type="float" office:value="0.00932016750620908" calcext:value-type="float">
            <text:p>0.009320167506209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4]*1000)-[.J34]" office:value-type="float" office:value="-0.0279832923690009" calcext:value-type="float">
            <text:p>0.0</text:p>
          </table:table-cell>
          <table:table-cell table:formula="of:=ABS([.K34])" office:value-type="float" office:value="0.0279832923690009" calcext:value-type="float">
            <text:p>0.0279832923690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412127092387" calcext:value-type="float">
            <text:p>0.20412127092387</text:p>
          </table:table-cell>
          <table:table-cell office:value-type="string" calcext:value-type="string">
            <text:p><text:s/>std_dev</text:p>
          </table:table-cell>
          <table:table-cell office:value-type="float" office:value="0.0128430034725952" calcext:value-type="float">
            <text:p>0.012843003472595</text:p>
          </table:table-cell>
          <table:table-cell office:value-type="string" calcext:value-type="string">
            <text:p><text:s/>fps</text:p>
          </table:table-cell>
          <table:table-cell office:value-type="float" office:value="0.0108590005205717" calcext:value-type="float">
            <text:p>0.010859000520572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8]*1000)-[.J38]" office:value-type="float" office:value="16.12127092387" calcext:value-type="float">
            <text:p>16.1</text:p>
          </table:table-cell>
          <table:table-cell table:formula="of:=ABS([.K38])" office:value-type="float" office:value="16.12127092387" calcext:value-type="float">
            <text:p>16.121270923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201820886145721" calcext:value-type="float">
            <text:p>0.201820886145721</text:p>
          </table:table-cell>
          <table:table-cell office:value-type="string" calcext:value-type="string">
            <text:p><text:s/>std_dev</text:p>
          </table:table-cell>
          <table:table-cell office:value-type="float" office:value="0.0113655034811706" calcext:value-type="float">
            <text:p>0.011365503481171</text:p>
          </table:table-cell>
          <table:table-cell office:value-type="string" calcext:value-type="string">
            <text:p><text:s/>fps</text:p>
          </table:table-cell>
          <table:table-cell office:value-type="float" office:value="0.0208032408854386" calcext:value-type="float">
            <text:p>0.020803240885439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9]*1000)-[.J39]" office:value-type="float" office:value="13.820886145721" calcext:value-type="float">
            <text:p>13.8</text:p>
          </table:table-cell>
          <table:table-cell table:formula="of:=ABS([.K39])" office:value-type="float" office:value="13.820886145721" calcext:value-type="float">
            <text:p>13.8208861457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196330885889087" calcext:value-type="float">
            <text:p>0.196330885889087</text:p>
          </table:table-cell>
          <table:table-cell office:value-type="string" calcext:value-type="string">
            <text:p><text:s/>std_dev</text:p>
          </table:table-cell>
          <table:table-cell office:value-type="float" office:value="0.0126232373459926" calcext:value-type="float">
            <text:p>0.012623237345993</text:p>
          </table:table-cell>
          <table:table-cell office:value-type="string" calcext:value-type="string">
            <text:p><text:s/>fps</text:p>
          </table:table-cell>
          <table:table-cell office:value-type="float" office:value="0.154711035255967" calcext:value-type="float">
            <text:p>0.154711035255967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0]*1000)-[.J40]" office:value-type="float" office:value="8.330885889087" calcext:value-type="float">
            <text:p>8.3</text:p>
          </table:table-cell>
          <table:table-cell table:formula="of:=ABS([.K40])" office:value-type="float" office:value="8.330885889087" calcext:value-type="float">
            <text:p>8.3308858890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204588561636023" calcext:value-type="float">
            <text:p>0.204588561636023</text:p>
          </table:table-cell>
          <table:table-cell office:value-type="string" calcext:value-type="string">
            <text:p><text:s/>std_dev</text:p>
          </table:table-cell>
          <table:table-cell office:value-type="float" office:value="0.0160618874714988" calcext:value-type="float">
            <text:p>0.016061887471499</text:p>
          </table:table-cell>
          <table:table-cell office:value-type="string" calcext:value-type="string">
            <text:p><text:s/>fps</text:p>
          </table:table-cell>
          <table:table-cell office:value-type="float" office:value="0.0117859423452687" calcext:value-type="float">
            <text:p>0.011785942345269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1]*1000)-[.J41]" office:value-type="float" office:value="16.588561636023" calcext:value-type="float">
            <text:p>16.6</text:p>
          </table:table-cell>
          <table:table-cell table:formula="of:=ABS([.K41])" office:value-type="float" office:value="16.588561636023" calcext:value-type="float">
            <text:p>16.5885616360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428987167379" calcext:value-type="float">
            <text:p>0.26428987167379</text:p>
          </table:table-cell>
          <table:table-cell office:value-type="string" calcext:value-type="string">
            <text:p><text:s/>std_dev</text:p>
          </table:table-cell>
          <table:table-cell office:value-type="float" office:value="0.00123097789655853" calcext:value-type="float">
            <text:p>0.001230977896559</text:p>
          </table:table-cell>
          <table:table-cell office:value-type="string" calcext:value-type="string">
            <text:p><text:s/>fps</text:p>
          </table:table-cell>
          <table:table-cell office:value-type="float" office:value="0.0101769313757632" calcext:value-type="float">
            <text:p>0.010176931375763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5]*1000)-[.J45]" office:value-type="float" office:value="30.28987167379" calcext:value-type="float">
            <text:p>30.3</text:p>
          </table:table-cell>
          <table:table-cell table:formula="of:=ABS([.K45])" office:value-type="float" office:value="30.28987167379" calcext:value-type="float">
            <text:p>30.289871673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ps45_exp_100</text:p>
          </table:table-cell>
          <table:table-cell office:value-type="string" calcext:value-type="string">
            <text:p><text:s/>r</text:p>
          </table:table-cell>
          <table:table-cell office:value-type="float" office:value="0.271072289654768" calcext:value-type="float">
            <text:p>0.271072289654768</text:p>
          </table:table-cell>
          <table:table-cell office:value-type="string" calcext:value-type="string">
            <text:p><text:s/>std_dev</text:p>
          </table:table-cell>
          <table:table-cell office:value-type="float" office:value="0.00196683225707888" calcext:value-type="float">
            <text:p>0.001966832257079</text:p>
          </table:table-cell>
          <table:table-cell office:value-type="string" calcext:value-type="string">
            <text:p><text:s/>fps</text:p>
          </table:table-cell>
          <table:table-cell office:value-type="float" office:value="0.0312927691252355" calcext:value-type="float">
            <text:p>0.031292769125236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6]*1000)-[.J46]" office:value-type="float" office:value="37.072289654768" calcext:value-type="float">
            <text:p>37.1</text:p>
          </table:table-cell>
          <table:table-cell table:formula="of:=ABS([.K46])" office:value-type="float" office:value="37.072289654768" calcext:value-type="float">
            <text:p>37.0722896547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ps45_exp_50</text:p>
          </table:table-cell>
          <table:table-cell office:value-type="string" calcext:value-type="string">
            <text:p><text:s/>r</text:p>
          </table:table-cell>
          <table:table-cell office:value-type="float" office:value="0.213105760591882" calcext:value-type="float">
            <text:p>0.213105760591882</text:p>
          </table:table-cell>
          <table:table-cell office:value-type="string" calcext:value-type="string">
            <text:p><text:s/>std_dev</text:p>
          </table:table-cell>
          <table:table-cell office:value-type="float" office:value="0.0689525314303325" calcext:value-type="float">
            <text:p>0.068952531430333</text:p>
          </table:table-cell>
          <table:table-cell office:value-type="string" calcext:value-type="string">
            <text:p><text:s/>fps</text:p>
          </table:table-cell>
          <table:table-cell office:value-type="float" office:value="0.927680907512976" calcext:value-type="float">
            <text:p>0.927680907512976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7]*1000)-[.J47]" office:value-type="float" office:value="-20.894239408118" calcext:value-type="float">
            <text:p>-20.9</text:p>
          </table:table-cell>
          <table:table-cell table:formula="of:=ABS([.K47])" office:value-type="float" office:value="20.894239408118" calcext:value-type="float">
            <text:p>20.894239408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ps45_exp_500</text:p>
          </table:table-cell>
          <table:table-cell office:value-type="string" calcext:value-type="string">
            <text:p><text:s/>r</text:p>
          </table:table-cell>
          <table:table-cell office:value-type="float" office:value="0.26964730463447" calcext:value-type="float">
            <text:p>0.26964730463447</text:p>
          </table:table-cell>
          <table:table-cell office:value-type="string" calcext:value-type="string">
            <text:p><text:s/>std_dev</text:p>
          </table:table-cell>
          <table:table-cell office:value-type="float" office:value="0.00104349710718873" calcext:value-type="float">
            <text:p>0.001043497107189</text:p>
          </table:table-cell>
          <table:table-cell office:value-type="string" calcext:value-type="string">
            <text:p><text:s/>fps</text:p>
          </table:table-cell>
          <table:table-cell office:value-type="float" office:value="0.0132936923333269" calcext:value-type="float">
            <text:p>0.013293692333327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8]*1000)-[.J48]" office:value-type="float" office:value="35.64730463447" calcext:value-type="float">
            <text:p>35.6</text:p>
          </table:table-cell>
          <table:table-cell table:formula="of:=ABS([.K48])" office:value-type="float" office:value="35.64730463447" calcext:value-type="float">
            <text:p>35.6473046344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lgebraic fitting</text:p>
          </table:table-cell>
          <table:table-cell office:value-type="string" calcext:value-type="string">
            <text:p>Summary statistics: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.dev</text:p>
          </table:table-cell>
          <table:table-cell office:value-type="string" calcext:value-type="string">
            <text:p>+std.dev</text:p>
          </table:table-cell>
          <table:table-cell office:value-type="string" calcext:value-type="string">
            <text:p>-std.dev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50</text:p>
          </table:table-cell>
          <table:table-cell table:formula="of:=AVERAGE([.L5];[.L5];[.L12];[.L19];[.L26];[.L33];[.L40];[.L47])" office:value-type="float" office:value="11.1141676183675" calcext:value-type="float">
            <text:p>11.1141676183675</text:p>
          </table:table-cell>
          <table:table-cell table:formula="of:=STDEVP([.L5];[.L5];[.L12];[.L19];[.L26];[.L33];[.L40];[.L47])" office:value-type="float" office:value="10.119486297392" calcext:value-type="float">
            <text:p>10.119486297392</text:p>
          </table:table-cell>
          <table:table-cell table:formula="of:=[.C52]+[.D52]" office:value-type="float" office:value="21.2336539157595" calcext:value-type="float">
            <text:p>21.2336539157595</text:p>
          </table:table-cell>
          <table:table-cell table:formula="of:=[.C52]-[.D52]" office:value-type="float" office:value="0.994681320975481" calcext:value-type="float">
            <text:p>0.99468132097548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100</text:p>
          </table:table-cell>
          <table:table-cell table:formula="of:=AVERAGE([.L4];[.L11];[.L18];[.L25];[.L32];[.L39];[.L46])" office:value-type="float" office:value="15.5282065673094" calcext:value-type="float">
            <text:p>15.5282065673094</text:p>
          </table:table-cell>
          <table:table-cell table:formula="of:=STDEVP([.L4];[.L11];[.L18];[.L25];[.L32];[.L39];[.L46])" office:value-type="float" office:value="10.6999829441232" calcext:value-type="float">
            <text:p>10.6999829441232</text:p>
          </table:table-cell>
          <table:table-cell table:formula="of:=[.C53]+[.D53]" office:value-type="float" office:value="26.2281895114326" calcext:value-type="float">
            <text:p>26.2281895114326</text:p>
          </table:table-cell>
          <table:table-cell table:formula="of:=[.C53]-[.D53]" office:value-type="float" office:value="4.82822362318621" calcext:value-type="float">
            <text:p>4.8282236231862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500</text:p>
          </table:table-cell>
          <table:table-cell table:formula="of:=AVERAGE([.L6];[.L13];[.L20];[.L27];[.L34];[.L41];[.L48])" office:value-type="float" office:value="14.9248882795819" calcext:value-type="float">
            <text:p>14.9248882795819</text:p>
          </table:table-cell>
          <table:table-cell table:formula="of:=STDEVP([.L6];[.L13];[.L20];[.L27];[.L34];[.L41];[.L48])" office:value-type="float" office:value="10.6656790080724" calcext:value-type="float">
            <text:p>10.6656790080724</text:p>
          </table:table-cell>
          <table:table-cell table:formula="of:=[.C54]+[.D54]" office:value-type="float" office:value="25.5905672876543" calcext:value-type="float">
            <text:p>25.5905672876543</text:p>
          </table:table-cell>
          <table:table-cell table:formula="of:=[.C54]-[.D54]" office:value-type="float" office:value="4.25920927150944" calcext:value-type="float">
            <text:p>4.25920927150944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1000</text:p>
          </table:table-cell>
          <table:table-cell table:formula="of:=AVERAGE([.L3];[.L3];[.L10];[.L17];[.L24];[.L31];[.L38];[.L45])" office:value-type="float" office:value="12.9653618302189" calcext:value-type="float">
            <text:p>12.9653618302189</text:p>
          </table:table-cell>
          <table:table-cell table:formula="of:=STDEVP([.L3];[.L3];[.L10];[.L17];[.L24];[.L31];[.L38];[.L45])" office:value-type="float" office:value="9.04689759539955" calcext:value-type="float">
            <text:p>9.04689759539955</text:p>
          </table:table-cell>
          <table:table-cell table:formula="of:=[.C55]+[.D55]" office:value-type="float" office:value="22.0122594256184" calcext:value-type="float">
            <text:p>22.0122594256184</text:p>
          </table:table-cell>
          <table:table-cell table:formula="of:=[.C55]-[.D55]" office:value-type="float" office:value="3.9184642348193" calcext:value-type="float">
            <text:p>3.9184642348193</text:p>
          </table:table-cell>
          <table:table-cell table:number-columns-repeated="4"/>
          <table:table-cell table:style-name="Default"/>
          <table:table-cell table:number-columns-repeated="2"/>
        </table:table-row>
      </table:table>
      <table:table table:name="ICP" table:style-name="ta1">
        <table:shapes>
          <draw:frame draw:z-index="0" draw:style-name="gr1" draw:text-style-name="P1" svg:width="6.7669in" svg:height="3.8063in" svg:x="15.3846in" svg:y="0.5858in">
            <draw:object draw:notify-on-update-of-ranges="ICP.L7:ICP.L10 ICP.M3:ICP.M6 ICP.I3:ICP.I3 ICP.L3:ICP.L6 ICP.M7:ICP.M10 ICP.I10:ICP.I10 ICP.L7:ICP.L10 ICP.M31:ICP.M34 ICP.I31:ICP.I31 ICP.L31:ICP.L34 ICP.M38:ICP.M41 ICP.I38:ICP.I38 ICP.L38:ICP.L41 ICP.M45:ICP.M48 ICP.I46:ICP.I46 ICP.L45:ICP.L48 ICP.M17:ICP.M20 ICP.I17:ICP.I17 ICP.L17:ICP.L20 ICP.M24:ICP.M27 ICP.I24:ICP.I24 ICP.L24:ICP.L27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1" draw:style-name="gr1" draw:text-style-name="P1" svg:width="6.7669in" svg:height="3.8063in" svg:x="15.3768in" svg:y="5.1551in">
            <draw:object draw:notify-on-update-of-ranges="ICP.M3:ICP.M6 ICP.I3:ICP.I3 ICP.F3:ICP.F6 ICP.M7:ICP.M10 ICP.I10:ICP.I10 ICP.F7:ICP.F10 ICP.M31:ICP.M34 ICP.I31:ICP.I31 ICP.F31:ICP.F34 ICP.M38:ICP.M41 ICP.I38:ICP.I38 ICP.F38:ICP.F41 ICP.M45:ICP.M48 ICP.I45:ICP.I45 ICP.F45:ICP.F48 ICP.M17:ICP.M20 ICP.I17:ICP.I17 ICP.F17:ICP.F20 ICP.M24:ICP.M27 ICP.I24:ICP.I24 ICP.F24:ICP.F27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2" draw:style-name="gr1" draw:text-style-name="P1" svg:width="6.7669in" svg:height="3.8063in" svg:x="15.5394in" svg:y="10.1331in">
            <draw:object draw:notify-on-update-of-ranges="ICP.M3:ICP.M6 ICP.I3:ICP.I3 ICP.H3:ICP.H6 ICP.M7:ICP.M10 ICP.I10:ICP.I10 ICP.H7:ICP.H10 ICP.M31:ICP.M34 ICP.I31:ICP.I31 ICP.H31:ICP.H34 ICP.M38:ICP.M41 ICP.I38:ICP.I38 ICP.H38:ICP.H41 ICP.M45:ICP.M48 ICP.I45:ICP.I45 ICP.H45:ICP.H48 ICP.M17:ICP.M20 ICP.I17:ICP.I17 ICP.H17:ICP.H20 ICP.M24:ICP.M27 ICP.I24:ICP.I24 ICP.H24:ICP.H27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3" draw:style-name="gr1" draw:text-style-name="P1" svg:width="6.7669in" svg:height="3.8063in" svg:x="22.8449in" svg:y="10.2067in">
            <draw:object draw:notify-on-update-of-ranges="ICP.M3:ICP.M6 ICP.I3:ICP.I3 ICP.H3:ICP.H6 ICP.M7:ICP.M10 ICP.I10:ICP.I10 ICP.H7:ICP.H10 ICP.M31:ICP.M34 ICP.I31:ICP.I31 ICP.H31:ICP.H34 ICP.M38:ICP.M41 ICP.I38:ICP.I38 ICP.H38:ICP.H41 ICP.M45:ICP.M48 ICP.I45:ICP.I45 ICP.H45:ICP.H48 ICP.M17:ICP.M20 ICP.I17:ICP.I17 ICP.H17:ICP.H20 ICP.M24:ICP.M27 ICP.I24:ICP.I24 ICP.H24:ICP.H27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4" draw:style-name="gr1" draw:text-style-name="P1" svg:width="6.7669in" svg:height="3.8063in" svg:x="22.8209in" svg:y="0.5752in">
            <draw:object draw:notify-on-update-of-ranges="ICP.L7:ICP.L10 ICP.M3:ICP.M6 ICP.I3:ICP.I3 ICP.L3:ICP.L6 ICP.M7:ICP.M10 ICP.I10:ICP.I10 ICP.L7:ICP.L10 ICP.M31:ICP.M34 ICP.I31:ICP.I31 ICP.L31:ICP.L34 ICP.M38:ICP.M41 ICP.I38:ICP.I38 ICP.L38:ICP.L41 ICP.M45:ICP.M48 ICP.I46:ICP.I46 ICP.L45:ICP.L48 ICP.M17:ICP.M20 ICP.I17:ICP.I17 ICP.L17:ICP.L20 ICP.M24:ICP.M27 ICP.I24:ICP.I24 ICP.L24:ICP.L27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z-index="5" draw:style-name="gr1" draw:text-style-name="P1" svg:width="6.7669in" svg:height="3.8063in" svg:x="22.8685in" svg:y="5.2079in">
            <draw:object draw:notify-on-update-of-ranges="ICP.M3:ICP.M6 ICP.I3:ICP.I3 ICP.F3:ICP.F6 ICP.M7:ICP.M10 ICP.I10:ICP.I10 ICP.F7:ICP.F10 ICP.M31:ICP.M34 ICP.I31:ICP.I31 ICP.F31:ICP.F34 ICP.M38:ICP.M41 ICP.I38:ICP.I38 ICP.F38:ICP.F41 ICP.M45:ICP.M48 ICP.I45:ICP.I45 ICP.F45:ICP.F48 ICP.M17:ICP.M20 ICP.I17:ICP.I17 ICP.F17:ICP.F20 ICP.M24:ICP.M27 ICP.I24:ICP.I24 ICP.F24:ICP.F27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number-columns-repeated="2" table:default-cell-style-name="Default"/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data set name</text:p>
          </table:table-cell>
          <table:table-cell office:value-type="string" calcext:value-type="string">
            <text:p>true radius (mm):</text:p>
          </table:table-cell>
          <table:table-cell table:style-name="Default" office:value-type="string" calcext:value-type="string">
            <text:p>Difference in mm</text:p>
          </table:table-cell>
          <table:table-cell office:value-type="string" calcext:value-type="string">
            <text:p>absolute difference in 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/beton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std_dev</text:p>
          </table:table-cell>
          <table:table-cell table:style-name="ce2" office:value-type="float" office:value="8.41120960009165E-017" calcext:value-type="float">
            <text:p>8.41E-17</text:p>
          </table:table-cell>
          <table:table-cell office:value-type="string" calcext:value-type="string">
            <text:p><text:s/>fps</text:p>
          </table:table-cell>
          <table:table-cell office:value-type="float" office:value="1.81385134672291" calcext:value-type="float">
            <text:p>1.81385134672291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3]*1000)-[.J3]" office:value-type="float" office:value="2" calcext:value-type="float">
            <text:p>2.0</text:p>
          </table:table-cell>
          <table:table-cell table:formula="of:=ABS([.K3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beton_200/fps45_exp_100</text:p>
          </table:table-cell>
          <table:table-cell office:value-type="string" calcext:value-type="string">
            <text:p><text:s/>r</text:p>
          </table:table-cell>
          <table:table-cell office:value-type="float" office:value="0.0942" calcext:value-type="float">
            <text:p>0.0942</text:p>
          </table:table-cell>
          <table:table-cell office:value-type="string" calcext:value-type="string">
            <text:p><text:s/>std_dev</text:p>
          </table:table-cell>
          <table:table-cell office:value-type="float" office:value="0.00672794962246663" calcext:value-type="float">
            <text:p>0.006727949622467</text:p>
          </table:table-cell>
          <table:table-cell office:value-type="string" calcext:value-type="string">
            <text:p><text:s/>fps</text:p>
          </table:table-cell>
          <table:table-cell office:value-type="float" office:value="1.77746391658035" calcext:value-type="float">
            <text:p>1.77746391658035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4]*1000)-[.J4]" office:value-type="float" office:value="-3.8" calcext:value-type="float">
            <text:p>-3.8</text:p>
          </table:table-cell>
          <table:table-cell table:formula="of:=ABS([.K4])"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beton_200/fps45_exp_50</text:p>
          </table:table-cell>
          <table:table-cell office:value-type="string" calcext:value-type="string">
            <text:p><text:s/>r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s/>std_dev</text:p>
          </table:table-cell>
          <table:table-cell office:value-type="float" office:value="0.00832993127835042" calcext:value-type="float">
            <text:p>0.00832993127835</text:p>
          </table:table-cell>
          <table:table-cell office:value-type="string" calcext:value-type="string">
            <text:p><text:s/>fps</text:p>
          </table:table-cell>
          <table:table-cell office:value-type="float" office:value="2.2187684450854" calcext:value-type="float">
            <text:p>2.2187684450854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5]*1000)-[.J5]" office:value-type="float" office:value="-8" calcext:value-type="float">
            <text:p>-8.0</text:p>
          </table:table-cell>
          <table:table-cell table:formula="of:=ABS([.K5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beton_200/fps45_exp_500</text:p>
          </table:table-cell>
          <table:table-cell office:value-type="string" calcext:value-type="string">
            <text:p><text:s/>r</text:p>
          </table:table-cell>
          <table:table-cell office:value-type="float" office:value="0.1002" calcext:value-type="float">
            <text:p>0.1002</text:p>
          </table:table-cell>
          <table:table-cell office:value-type="string" calcext:value-type="string">
            <text:p><text:s/>std_dev</text:p>
          </table:table-cell>
          <table:table-cell office:value-type="float" office:value="0.0014142135623731" calcext:value-type="float">
            <text:p>0.001414213562373</text:p>
          </table:table-cell>
          <table:table-cell office:value-type="string" calcext:value-type="string">
            <text:p><text:s/>fps</text:p>
          </table:table-cell>
          <table:table-cell office:value-type="float" office:value="1.60022044052333" calcext:value-type="float">
            <text:p>1.60022044052333</text:p>
          </table:table-cell>
          <table:table-cell office:value-type="string" calcext:value-type="string">
            <text:p>Beton_200</text:p>
          </table:table-cell>
          <table:table-cell table:formula="of:=196/2" office:value-type="float" office:value="98" calcext:value-type="float">
            <text:p>98</text:p>
          </table:table-cell>
          <table:table-cell table:formula="of:=([.D6]*1000)-[.J6]" office:value-type="float" office:value="2.20000000000002" calcext:value-type="float">
            <text:p>2.2</text:p>
          </table:table-cell>
          <table:table-cell table:formula="of:=ABS([.K6])" office:value-type="float" office:value="2.20000000000002" calcext:value-type="float">
            <text:p>2.2000000000000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dry_pvc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202" calcext:value-type="float">
            <text:p>0.1202</text:p>
          </table:table-cell>
          <table:table-cell office:value-type="string" calcext:value-type="string">
            <text:p><text:s/>std_dev</text:p>
          </table:table-cell>
          <table:table-cell office:value-type="float" office:value="0.00141421356237309" calcext:value-type="float">
            <text:p>0.001414213562373</text:p>
          </table:table-cell>
          <table:table-cell office:value-type="string" calcext:value-type="string">
            <text:p><text:s/>fps</text:p>
          </table:table-cell>
          <table:table-cell office:value-type="float" office:value="1.1932655788549" calcext:value-type="float">
            <text:p>1.1932655788549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0]*1000)-[.J10]" office:value-type="float" office:value="25.2" calcext:value-type="float">
            <text:p>25.2</text:p>
          </table:table-cell>
          <table:table-cell table:formula="of:=ABS([.K10])" office:value-type="float" office:value="25.2" calcext:value-type="float">
            <text:p>25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dry_pvc_200/fps45_exp_100</text:p>
          </table:table-cell>
          <table:table-cell office:value-type="string" calcext:value-type="string">
            <text:p><text:s/>r</text:p>
          </table:table-cell>
          <table:table-cell office:value-type="float" office:value="0.1274" calcext:value-type="float">
            <text:p>0.1274</text:p>
          </table:table-cell>
          <table:table-cell office:value-type="string" calcext:value-type="string">
            <text:p><text:s/>std_dev</text:p>
          </table:table-cell>
          <table:table-cell office:value-type="float" office:value="0.00443087497693452" calcext:value-type="float">
            <text:p>0.004430874976935</text:p>
          </table:table-cell>
          <table:table-cell office:value-type="string" calcext:value-type="string">
            <text:p><text:s/>fps</text:p>
          </table:table-cell>
          <table:table-cell office:value-type="float" office:value="1.32720665228008" calcext:value-type="float">
            <text:p>1.32720665228008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1]*1000)-[.J11]" office:value-type="float" office:value="32.4" calcext:value-type="float">
            <text:p>32.4</text:p>
          </table:table-cell>
          <table:table-cell table:formula="of:=ABS([.K11])" office:value-type="float" office:value="32.4" calcext:value-type="float">
            <text:p>32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dry_pvc_200/fps45_exp_50</text:p>
          </table:table-cell>
          <table:table-cell office:value-type="string" calcext:value-type="string">
            <text:p><text:s/>r</text:p>
          </table:table-cell>
          <table:table-cell office:value-type="float" office:value="0.1292" calcext:value-type="float">
            <text:p>0.1292</text:p>
          </table:table-cell>
          <table:table-cell office:value-type="string" calcext:value-type="string">
            <text:p><text:s/>std_dev</text:p>
          </table:table-cell>
          <table:table-cell office:value-type="float" office:value="0.0027404751561787" calcext:value-type="float">
            <text:p>0.002740475156179</text:p>
          </table:table-cell>
          <table:table-cell office:value-type="string" calcext:value-type="string">
            <text:p><text:s/>fps</text:p>
          </table:table-cell>
          <table:table-cell office:value-type="float" office:value="1.7419469180942" calcext:value-type="float">
            <text:p>1.7419469180942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2]*1000)-[.J12]" office:value-type="float" office:value="34.2" calcext:value-type="float">
            <text:p>34.2</text:p>
          </table:table-cell>
          <table:table-cell table:formula="of:=ABS([.K12])" office:value-type="float" office:value="34.2" calcext:value-type="float">
            <text:p>34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dry_pvc_200/fps45_exp_500</text:p>
          </table:table-cell>
          <table:table-cell office:value-type="string" calcext:value-type="string">
            <text:p><text:s/>r</text:p>
          </table:table-cell>
          <table:table-cell office:value-type="float" office:value="0.1296" calcext:value-type="float">
            <text:p>0.1296</text:p>
          </table:table-cell>
          <table:table-cell office:value-type="string" calcext:value-type="string">
            <text:p><text:s/>std_dev</text:p>
          </table:table-cell>
          <table:table-cell office:value-type="float" office:value="0.00197948663722157" calcext:value-type="float">
            <text:p>0.001979486637222</text:p>
          </table:table-cell>
          <table:table-cell office:value-type="string" calcext:value-type="string">
            <text:p><text:s/>fps</text:p>
          </table:table-cell>
          <table:table-cell office:value-type="float" office:value="1.10262951190555" calcext:value-type="float">
            <text:p>1.10262951190555</text:p>
          </table:table-cell>
          <table:table-cell office:value-type="string" calcext:value-type="string">
            <text:p>dry_pvc_200</text:p>
          </table:table-cell>
          <table:table-cell table:formula="of:=190/2" office:value-type="float" office:value="95" calcext:value-type="float">
            <text:p>95</text:p>
          </table:table-cell>
          <table:table-cell table:formula="of:=([.D13]*1000)-[.J13]" office:value-type="float" office:value="34.6" calcext:value-type="float">
            <text:p>34.6</text:p>
          </table:table-cell>
          <table:table-cell table:formula="of:=ABS([.K13])" office:value-type="float" office:value="34.6" calcext:value-type="float">
            <text:p>34.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dry_pvc_400_long_center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98" calcext:value-type="float">
            <text:p>0.2098</text:p>
          </table:table-cell>
          <table:table-cell office:value-type="string" calcext:value-type="string">
            <text:p><text:s/>std_dev</text:p>
          </table:table-cell>
          <table:table-cell office:value-type="float" office:value="0.00141421356237309" calcext:value-type="float">
            <text:p>0.001414213562373</text:p>
          </table:table-cell>
          <table:table-cell office:value-type="string" calcext:value-type="string">
            <text:p><text:s/>fps</text:p>
          </table:table-cell>
          <table:table-cell office:value-type="float" office:value="1.08713058615802" calcext:value-type="float">
            <text:p>1.08713058615802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7]*1000)-[.J17]" office:value-type="float" office:value="21.8" calcext:value-type="float">
            <text:p>21.8</text:p>
          </table:table-cell>
          <table:table-cell table:formula="of:=ABS([.K17])" office:value-type="float" office:value="21.8" calcext:value-type="float">
            <text:p>21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dry_pvc_400_long_center/fps45_exp_100</text:p>
          </table:table-cell>
          <table:table-cell office:value-type="string" calcext:value-type="string">
            <text:p><text:s/>r</text:p>
          </table:table-cell>
          <table:table-cell office:value-type="float" office:value="0.2114" calcext:value-type="float">
            <text:p>0.2114</text:p>
          </table:table-cell>
          <table:table-cell office:value-type="string" calcext:value-type="string">
            <text:p><text:s/>std_dev</text:p>
          </table:table-cell>
          <table:table-cell office:value-type="float" office:value="0.0126184186725563" calcext:value-type="float">
            <text:p>0.012618418672556</text:p>
          </table:table-cell>
          <table:table-cell office:value-type="string" calcext:value-type="string">
            <text:p><text:s/>fps</text:p>
          </table:table-cell>
          <table:table-cell office:value-type="float" office:value="2.73076380790004" calcext:value-type="float">
            <text:p>2.73076380790004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8]*1000)-[.J18]" office:value-type="float" office:value="23.4" calcext:value-type="float">
            <text:p>23.4</text:p>
          </table:table-cell>
          <table:table-cell table:formula="of:=ABS([.K18])" office:value-type="float" office:value="23.4" calcext:value-type="float">
            <text:p>23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dry_pvc_400_long_center/fps45_exp_50</text:p>
          </table:table-cell>
          <table:table-cell office:value-type="string" calcext:value-type="string">
            <text:p><text:s/>r</text:p>
          </table:table-cell>
          <table:table-cell office:value-type="float" office:value="0.2154" calcext:value-type="float">
            <text:p>0.2154</text:p>
          </table:table-cell>
          <table:table-cell office:value-type="string" calcext:value-type="string">
            <text:p><text:s/>std_dev</text:p>
          </table:table-cell>
          <table:table-cell office:value-type="float" office:value="0.0761901488088204" calcext:value-type="float">
            <text:p>0.07619014880882</text:p>
          </table:table-cell>
          <table:table-cell office:value-type="string" calcext:value-type="string">
            <text:p><text:s/>fps</text:p>
          </table:table-cell>
          <table:table-cell office:value-type="float" office:value="6.25455431716535" calcext:value-type="float">
            <text:p>6.25455431716535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19]*1000)-[.J19]" office:value-type="float" office:value="27.4" calcext:value-type="float">
            <text:p>27.4</text:p>
          </table:table-cell>
          <table:table-cell table:formula="of:=ABS([.K19])" office:value-type="float" office:value="27.4" calcext:value-type="float">
            <text:p>27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dry_pvc_400_long_center/fps45_exp_500</text:p>
          </table:table-cell>
          <table:table-cell office:value-type="string" calcext:value-type="string">
            <text:p><text:s/>r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/>std_dev</text:p>
          </table:table-cell>
          <table:table-cell office:value-type="float" office:value="0.00202030508910442" calcext:value-type="float">
            <text:p>0.002020305089104</text:p>
          </table:table-cell>
          <table:table-cell office:value-type="string" calcext:value-type="string">
            <text:p><text:s/>fps</text:p>
          </table:table-cell>
          <table:table-cell office:value-type="float" office:value="1.1291383744769" calcext:value-type="float">
            <text:p>1.1291383744769</text:p>
          </table:table-cell>
          <table:table-cell office:value-type="string" calcext:value-type="string">
            <text:p>dry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20]*1000)-[.J20]" office:value-type="float" office:value="22" calcext:value-type="float">
            <text:p>22.0</text:p>
          </table:table-cell>
          <table:table-cell table:formula="of:=ABS([.K20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Sand_1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94" calcext:value-type="float">
            <text:p>0.1094</text:p>
          </table:table-cell>
          <table:table-cell office:value-type="string" calcext:value-type="string">
            <text:p><text:s/>std_dev</text:p>
          </table:table-cell>
          <table:table-cell office:value-type="float" office:value="0.00239897937482095" calcext:value-type="float">
            <text:p>0.002398979374821</text:p>
          </table:table-cell>
          <table:table-cell office:value-type="string" calcext:value-type="string">
            <text:p><text:s/>fps</text:p>
          </table:table-cell>
          <table:table-cell office:value-type="float" office:value="1.0563940927359" calcext:value-type="float">
            <text:p>1.0563940927359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4]*1000)-[.J24]" office:value-type="float" office:value="14.4" calcext:value-type="float">
            <text:p>14.4</text:p>
          </table:table-cell>
          <table:table-cell table:formula="of:=ABS([.K24])" office:value-type="float" office:value="14.4" calcext:value-type="float">
            <text:p>14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Sand_1/fps45_exp_100</text:p>
          </table:table-cell>
          <table:table-cell office:value-type="string" calcext:value-type="string">
            <text:p><text:s/>r</text:p>
          </table:table-cell>
          <table:table-cell office:value-type="float" office:value="0.1104" calcext:value-type="float">
            <text:p>0.1104</text:p>
          </table:table-cell>
          <table:table-cell office:value-type="string" calcext:value-type="string">
            <text:p><text:s/>std_dev</text:p>
          </table:table-cell>
          <table:table-cell office:value-type="float" office:value="0.00197948663722157" calcext:value-type="float">
            <text:p>0.001979486637222</text:p>
          </table:table-cell>
          <table:table-cell office:value-type="string" calcext:value-type="string">
            <text:p><text:s/>fps</text:p>
          </table:table-cell>
          <table:table-cell office:value-type="float" office:value="1.22190105120388" calcext:value-type="float">
            <text:p>1.22190105120388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5]*1000)-[.J25]" office:value-type="float" office:value="15.4" calcext:value-type="float">
            <text:p>15.4</text:p>
          </table:table-cell>
          <table:table-cell table:formula="of:=ABS([.K25])" office:value-type="float" office:value="15.4" calcext:value-type="float">
            <text:p>15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Sand_1/fps45_exp_50</text:p>
          </table:table-cell>
          <table:table-cell office:value-type="string" calcext:value-type="string">
            <text:p><text:s/>r</text:p>
          </table:table-cell>
          <table:table-cell office:value-type="float" office:value="0.1008" calcext:value-type="float">
            <text:p>0.1008</text:p>
          </table:table-cell>
          <table:table-cell office:value-type="string" calcext:value-type="string">
            <text:p><text:s/>std_dev</text:p>
          </table:table-cell>
          <table:table-cell office:value-type="float" office:value="0.0161422250192292" calcext:value-type="float">
            <text:p>0.016142225019229</text:p>
          </table:table-cell>
          <table:table-cell office:value-type="string" calcext:value-type="string">
            <text:p><text:s/>fps</text:p>
          </table:table-cell>
          <table:table-cell office:value-type="float" office:value="1.66867912128777" calcext:value-type="float">
            <text:p>1.66867912128777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6]*1000)-[.J26]" office:value-type="float" office:value="5.8" calcext:value-type="float">
            <text:p>5.8</text:p>
          </table:table-cell>
          <table:table-cell table:formula="of:=ABS([.K26])"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Sand_1/fps45_exp_500</text:p>
          </table:table-cell>
          <table:table-cell office:value-type="string" calcext:value-type="string">
            <text:p><text:s/>r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std_dev</text:p>
          </table:table-cell>
          <table:table-cell table:style-name="ce2" office:value-type="float" office:value="1.12149461334555E-016" calcext:value-type="float">
            <text:p>1.12E-16</text:p>
          </table:table-cell>
          <table:table-cell office:value-type="string" calcext:value-type="string">
            <text:p><text:s/>fps</text:p>
          </table:table-cell>
          <table:table-cell office:value-type="float" office:value="1.08738874270957" calcext:value-type="float">
            <text:p>1.08738874270957</text:p>
          </table:table-cell>
          <table:table-cell office:value-type="string" calcext:value-type="string">
            <text:p>Sand_1</text:p>
          </table:table-cell>
          <table:table-cell table:formula="of:=95" office:value-type="float" office:value="95" calcext:value-type="float">
            <text:p>95</text:p>
          </table:table-cell>
          <table:table-cell table:formula="of:=([.D27]*1000)-[.J27]" office:value-type="float" office:value="15" calcext:value-type="float">
            <text:p>15.0</text:p>
          </table:table-cell>
          <table:table-cell table:formula="of:=ABS([.K27]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water_5/fps10_exp_1000</text:p>
          </table:table-cell>
          <table:table-cell office:value-type="string" calcext:value-type="string">
            <text:p><text:s/>r</text:p>
          </table:table-cell>
          <table:table-cell office:value-type="float" office:value="0.0744" calcext:value-type="float">
            <text:p>0.0744</text:p>
          </table:table-cell>
          <table:table-cell office:value-type="string" calcext:value-type="string">
            <text:p><text:s/>std_dev</text:p>
          </table:table-cell>
          <table:table-cell office:value-type="float" office:value="0.00540596797954986" calcext:value-type="float">
            <text:p>0.00540596797955</text:p>
          </table:table-cell>
          <table:table-cell office:value-type="string" calcext:value-type="string">
            <text:p><text:s/>fps</text:p>
          </table:table-cell>
          <table:table-cell office:value-type="float" office:value="1.92951706262265" calcext:value-type="float">
            <text:p>1.92951706262265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1]*1000)-[.J31]" office:value-type="float" office:value="-20.6" calcext:value-type="float">
            <text:p>-20.6</text:p>
          </table:table-cell>
          <table:table-cell table:formula="of:=ABS([.K31])" office:value-type="float" office:value="20.6" calcext:value-type="float">
            <text:p>20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water_5/fps45_exp_100</text:p>
          </table:table-cell>
          <table:table-cell office:value-type="string" calcext:value-type="string">
            <text:p><text:s/>r</text:p>
          </table:table-cell>
          <table:table-cell office:value-type="float" office:value="0.0842" calcext:value-type="float">
            <text:p>0.0842</text:p>
          </table:table-cell>
          <table:table-cell office:value-type="string" calcext:value-type="string">
            <text:p><text:s/>std_dev</text:p>
          </table:table-cell>
          <table:table-cell office:value-type="float" office:value="0.00537947725250363" calcext:value-type="float">
            <text:p>0.005379477252504</text:p>
          </table:table-cell>
          <table:table-cell office:value-type="string" calcext:value-type="string">
            <text:p><text:s/>fps</text:p>
          </table:table-cell>
          <table:table-cell office:value-type="float" office:value="1.95096356846586" calcext:value-type="float">
            <text:p>1.95096356846586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2]*1000)-[.J32]" office:value-type="float" office:value="-10.8" calcext:value-type="float">
            <text:p>-10.8</text:p>
          </table:table-cell>
          <table:table-cell table:formula="of:=ABS([.K32])" office:value-type="float" office:value="10.8" calcext:value-type="float">
            <text:p>1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water_5/fps45_exp_50</text:p>
          </table:table-cell>
          <table:table-cell office:value-type="string" calcext:value-type="string">
            <text:p><text:s/>r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std_dev</text:p>
          </table:table-cell>
          <table:table-cell office:value-type="float" office:value="0.053908463611752" calcext:value-type="float">
            <text:p>0.053908463611752</text:p>
          </table:table-cell>
          <table:table-cell office:value-type="string" calcext:value-type="string">
            <text:p><text:s/>fps</text:p>
          </table:table-cell>
          <table:table-cell office:value-type="float" office:value="2.6068290490338" calcext:value-type="float">
            <text:p>2.6068290490338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3]*1000)-[.J33]" office:value-type="float" office:value="5" calcext:value-type="float">
            <text:p>5.0</text:p>
          </table:table-cell>
          <table:table-cell table:formula="of:=ABS([.K33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water_5/fps45_exp_500</text:p>
          </table:table-cell>
          <table:table-cell office:value-type="string" calcext:value-type="string">
            <text:p><text:s/>r</text:p>
          </table:table-cell>
          <table:table-cell office:value-type="float" office:value="0.089" calcext:value-type="float">
            <text:p>0.089</text:p>
          </table:table-cell>
          <table:table-cell office:value-type="string" calcext:value-type="string">
            <text:p><text:s/>std_dev</text:p>
          </table:table-cell>
          <table:table-cell office:value-type="float" office:value="0.00303045763365663" calcext:value-type="float">
            <text:p>0.003030457633657</text:p>
          </table:table-cell>
          <table:table-cell office:value-type="string" calcext:value-type="string">
            <text:p><text:s/>fps</text:p>
          </table:table-cell>
          <table:table-cell office:value-type="float" office:value="1.56014719729083" calcext:value-type="float">
            <text:p>1.56014719729083</text:p>
          </table:table-cell>
          <table:table-cell office:value-type="string" calcext:value-type="string">
            <text:p>Water_5</text:p>
          </table:table-cell>
          <table:table-cell table:formula="of:=95" office:value-type="float" office:value="95" calcext:value-type="float">
            <text:p>95</text:p>
          </table:table-cell>
          <table:table-cell table:formula="of:=([.D34]*1000)-[.J34]" office:value-type="float" office:value="-6" calcext:value-type="float">
            <text:p>-6.0</text:p>
          </table:table-cell>
          <table:table-cell table:formula="of:=ABS([.K34]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wet_pvc_400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98" calcext:value-type="float">
            <text:p>0.2098</text:p>
          </table:table-cell>
          <table:table-cell office:value-type="string" calcext:value-type="string">
            <text:p><text:s/>std_dev</text:p>
          </table:table-cell>
          <table:table-cell office:value-type="float" office:value="0.00141421356237309" calcext:value-type="float">
            <text:p>0.001414213562373</text:p>
          </table:table-cell>
          <table:table-cell office:value-type="string" calcext:value-type="string">
            <text:p><text:s/>fps</text:p>
          </table:table-cell>
          <table:table-cell office:value-type="float" office:value="1.10619958459915" calcext:value-type="float">
            <text:p>1.10619958459915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8]*1000)-[.J38]" office:value-type="float" office:value="21.8" calcext:value-type="float">
            <text:p>21.8</text:p>
          </table:table-cell>
          <table:table-cell table:formula="of:=ABS([.K38])" office:value-type="float" office:value="21.8" calcext:value-type="float">
            <text:p>21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wet_pvc_400_middle/fps45_exp_100</text:p>
          </table:table-cell>
          <table:table-cell office:value-type="string" calcext:value-type="string">
            <text:p><text:s/>r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<text:s/>std_dev</text:p>
          </table:table-cell>
          <table:table-cell office:value-type="float" office:value="0.00814411017927954" calcext:value-type="float">
            <text:p>0.00814411017928</text:p>
          </table:table-cell>
          <table:table-cell office:value-type="string" calcext:value-type="string">
            <text:p><text:s/>fps</text:p>
          </table:table-cell>
          <table:table-cell office:value-type="float" office:value="2.3649409307187" calcext:value-type="float">
            <text:p>2.3649409307187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39]*1000)-[.J39]" office:value-type="float" office:value="23" calcext:value-type="float">
            <text:p>23.0</text:p>
          </table:table-cell>
          <table:table-cell table:formula="of:=ABS([.K39]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wet_pvc_400_middle/fps45_exp_50</text:p>
          </table:table-cell>
          <table:table-cell office:value-type="string" calcext:value-type="string">
            <text:p><text:s/>r</text:p>
          </table:table-cell>
          <table:table-cell office:value-type="float" office:value="0.2048" calcext:value-type="float">
            <text:p>0.2048</text:p>
          </table:table-cell>
          <table:table-cell office:value-type="string" calcext:value-type="string">
            <text:p><text:s/>std_dev</text:p>
          </table:table-cell>
          <table:table-cell office:value-type="float" office:value="0.014602208387635" calcext:value-type="float">
            <text:p>0.014602208387635</text:p>
          </table:table-cell>
          <table:table-cell office:value-type="string" calcext:value-type="string">
            <text:p><text:s/>fps</text:p>
          </table:table-cell>
          <table:table-cell office:value-type="float" office:value="6.32430005069628" calcext:value-type="float">
            <text:p>6.32430005069628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0]*1000)-[.J40]" office:value-type="float" office:value="16.8" calcext:value-type="float">
            <text:p>16.8</text:p>
          </table:table-cell>
          <table:table-cell table:formula="of:=ABS([.K40])"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wet_pvc_400_middle/fps45_exp_500</text:p>
          </table:table-cell>
          <table:table-cell office:value-type="string" calcext:value-type="string">
            <text:p><text:s/>r</text:p>
          </table:table-cell>
          <table:table-cell office:value-type="float" office:value="0.2094" calcext:value-type="float">
            <text:p>0.2094</text:p>
          </table:table-cell>
          <table:table-cell office:value-type="string" calcext:value-type="string">
            <text:p><text:s/>std_dev</text:p>
          </table:table-cell>
          <table:table-cell office:value-type="float" office:value="0.00239897937482095" calcext:value-type="float">
            <text:p>0.002398979374821</text:p>
          </table:table-cell>
          <table:table-cell office:value-type="string" calcext:value-type="string">
            <text:p><text:s/>fps</text:p>
          </table:table-cell>
          <table:table-cell office:value-type="float" office:value="1.53489177890673" calcext:value-type="float">
            <text:p>1.53489177890673</text:p>
          </table:table-cell>
          <table:table-cell office:value-type="string" calcext:value-type="string">
            <text:p>wet_pvc_400</text:p>
          </table:table-cell>
          <table:table-cell table:formula="of:=376/2" office:value-type="float" office:value="188" calcext:value-type="float">
            <text:p>188</text:p>
          </table:table-cell>
          <table:table-cell table:formula="of:=([.D41]*1000)-[.J41]" office:value-type="float" office:value="21.4" calcext:value-type="float">
            <text:p>21.4</text:p>
          </table:table-cell>
          <table:table-cell table:formula="of:=ABS([.K41])" office:value-type="float" office:value="21.4" calcext:value-type="float">
            <text:p>21.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a/wet_pvc_500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34" calcext:value-type="float">
            <text:p>0.2634</text:p>
          </table:table-cell>
          <table:table-cell office:value-type="string" calcext:value-type="string">
            <text:p><text:s/>std_dev</text:p>
          </table:table-cell>
          <table:table-cell office:value-type="float" office:value="0.00478518120698407" calcext:value-type="float">
            <text:p>0.004785181206984</text:p>
          </table:table-cell>
          <table:table-cell office:value-type="string" calcext:value-type="string">
            <text:p><text:s/>fps</text:p>
          </table:table-cell>
          <table:table-cell office:value-type="float" office:value="1.87499397622494" calcext:value-type="float">
            <text:p>1.87499397622494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5]*1000)-[.J45]" office:value-type="float" office:value="29.4" calcext:value-type="float">
            <text:p>29.4</text:p>
          </table:table-cell>
          <table:table-cell table:formula="of:=ABS([.K45])" office:value-type="float" office:value="29.4" calcext:value-type="float">
            <text:p>29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ata/wet_pvc_500_middle/fps45_exp_100</text:p>
          </table:table-cell>
          <table:table-cell office:value-type="string" calcext:value-type="string">
            <text:p><text:s/>r</text:p>
          </table:table-cell>
          <table:table-cell office:value-type="float" office:value="0.2666" calcext:value-type="float">
            <text:p>0.2666</text:p>
          </table:table-cell>
          <table:table-cell office:value-type="string" calcext:value-type="string">
            <text:p><text:s/>std_dev</text:p>
          </table:table-cell>
          <table:table-cell office:value-type="float" office:value="0.0117125434244398" calcext:value-type="float">
            <text:p>0.01171254342444</text:p>
          </table:table-cell>
          <table:table-cell office:value-type="string" calcext:value-type="string">
            <text:p><text:s/>fps</text:p>
          </table:table-cell>
          <table:table-cell office:value-type="float" office:value="3.59995706456847" calcext:value-type="float">
            <text:p>3.59995706456847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6]*1000)-[.J46]" office:value-type="float" office:value="32.6" calcext:value-type="float">
            <text:p>32.6</text:p>
          </table:table-cell>
          <table:table-cell table:formula="of:=ABS([.K46])" office:value-type="float" office:value="32.6" calcext:value-type="float">
            <text:p>32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ata/wet_pvc_500_middle/fps45_exp_50</text:p>
          </table:table-cell>
          <table:table-cell office:value-type="string" calcext:value-type="string">
            <text:p><text:s/>r</text:p>
          </table:table-cell>
          <table:table-cell office:value-type="float" office:value="0.1918" calcext:value-type="float">
            <text:p>0.1918</text:p>
          </table:table-cell>
          <table:table-cell office:value-type="string" calcext:value-type="string">
            <text:p><text:s/>std_dev</text:p>
          </table:table-cell>
          <table:table-cell office:value-type="float" office:value="0.0232721257459368" calcext:value-type="float">
            <text:p>0.023272125745937</text:p>
          </table:table-cell>
          <table:table-cell office:value-type="string" calcext:value-type="string">
            <text:p><text:s/>fps</text:p>
          </table:table-cell>
          <table:table-cell office:value-type="float" office:value="10.5570671824304" calcext:value-type="float">
            <text:p>10.5570671824304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7]*1000)-[.J47]" office:value-type="float" office:value="-42.2" calcext:value-type="float">
            <text:p>-42.2</text:p>
          </table:table-cell>
          <table:table-cell table:formula="of:=ABS([.K47])" office:value-type="float" office:value="42.2" calcext:value-type="float">
            <text:p>4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ata/wet_pvc_500_middle/fps45_exp_500</text:p>
          </table:table-cell>
          <table:table-cell office:value-type="string" calcext:value-type="string">
            <text:p><text:s/>r</text:p>
          </table:table-cell>
          <table:table-cell office:value-type="float" office:value="0.2688" calcext:value-type="float">
            <text:p>0.2688</text:p>
          </table:table-cell>
          <table:table-cell office:value-type="string" calcext:value-type="string">
            <text:p><text:s/>std_dev</text:p>
          </table:table-cell>
          <table:table-cell office:value-type="float" office:value="0.00435187034620795" calcext:value-type="float">
            <text:p>0.004351870346208</text:p>
          </table:table-cell>
          <table:table-cell office:value-type="string" calcext:value-type="string">
            <text:p><text:s/>fps</text:p>
          </table:table-cell>
          <table:table-cell office:value-type="float" office:value="1.75422634392502" calcext:value-type="float">
            <text:p>1.75422634392502</text:p>
          </table:table-cell>
          <table:table-cell office:value-type="string" calcext:value-type="string">
            <text:p>wet_pvc_500</text:p>
          </table:table-cell>
          <table:table-cell table:formula="of:=468/2" office:value-type="float" office:value="234" calcext:value-type="float">
            <text:p>234</text:p>
          </table:table-cell>
          <table:table-cell table:formula="of:=([.D48]*1000)-[.J48]" office:value-type="float" office:value="34.8" calcext:value-type="float">
            <text:p>34.8</text:p>
          </table:table-cell>
          <table:table-cell table:formula="of:=ABS([.K48])" office:value-type="float" office:value="34.8" calcext:value-type="float">
            <text:p>34.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CP</text:p>
          </table:table-cell>
          <table:table-cell office:value-type="string" calcext:value-type="string">
            <text:p>Summary statistics: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.dev</text:p>
          </table:table-cell>
          <table:table-cell office:value-type="string" calcext:value-type="string">
            <text:p>+std.dev</text:p>
          </table:table-cell>
          <table:table-cell office:value-type="string" calcext:value-type="string">
            <text:p>-std.dev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50</text:p>
          </table:table-cell>
          <table:table-cell table:formula="of:=AVERAGE([.L5];[.L5];[.L12];[.L19];[.L26];[.L33];[.L40];[.L47])" office:value-type="float" office:value="18.425" calcext:value-type="float">
            <text:p>18.425</text:p>
          </table:table-cell>
          <table:table-cell table:formula="of:=STDEVP([.L5];[.L5];[.L12];[.L19];[.L26];[.L33];[.L40];[.L47])" office:value-type="float" office:value="13.4827436006178" calcext:value-type="float">
            <text:p>13.4827436006178</text:p>
          </table:table-cell>
          <table:table-cell table:formula="of:=[.C52]+[.D52]" office:value-type="float" office:value="31.9077436006178" calcext:value-type="float">
            <text:p>31.9077436006178</text:p>
          </table:table-cell>
          <table:table-cell table:formula="of:=[.C52]-[.D52]" office:value-type="float" office:value="4.94225639938221" calcext:value-type="float">
            <text:p>4.94225639938221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100</text:p>
          </table:table-cell>
          <table:table-cell table:formula="of:=AVERAGE([.L4];[.L11];[.L18];[.L25];[.L32];[.L39];[.L46])" office:value-type="float" office:value="20.2" calcext:value-type="float">
            <text:p>20.2</text:p>
          </table:table-cell>
          <table:table-cell table:formula="of:=STDEVP([.L4];[.L11];[.L18];[.L25];[.L32];[.L39];[.L46])" office:value-type="float" office:value="10.0074258142927" calcext:value-type="float">
            <text:p>10.0074258142927</text:p>
          </table:table-cell>
          <table:table-cell table:formula="of:=[.C53]+[.D53]" office:value-type="float" office:value="30.2074258142927" calcext:value-type="float">
            <text:p>30.2074258142927</text:p>
          </table:table-cell>
          <table:table-cell table:formula="of:=[.C53]-[.D53]" office:value-type="float" office:value="10.1925741857073" calcext:value-type="float">
            <text:p>10.1925741857073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500</text:p>
          </table:table-cell>
          <table:table-cell table:formula="of:=AVERAGE([.L6];[.L13];[.L20];[.L27];[.L34];[.L41];[.L48])" office:value-type="float" office:value="19.4285714285714" calcext:value-type="float">
            <text:p>19.4285714285714</text:p>
          </table:table-cell>
          <table:table-cell table:formula="of:=STDEVP([.L6];[.L13];[.L20];[.L27];[.L34];[.L41];[.L48])" office:value-type="float" office:value="11.7941528231716" calcext:value-type="float">
            <text:p>11.7941528231716</text:p>
          </table:table-cell>
          <table:table-cell table:formula="of:=[.C54]+[.D54]" office:value-type="float" office:value="31.222724251743" calcext:value-type="float">
            <text:p>31.222724251743</text:p>
          </table:table-cell>
          <table:table-cell table:formula="of:=[.C54]-[.D54]" office:value-type="float" office:value="7.63441860539984" calcext:value-type="float">
            <text:p>7.63441860539984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exp1000</text:p>
          </table:table-cell>
          <table:table-cell table:formula="of:=AVERAGE([.L3];[.L3];[.L10];[.L17];[.L24];[.L31];[.L38];[.L45])" office:value-type="float" office:value="17.15" calcext:value-type="float">
            <text:p>17.15</text:p>
          </table:table-cell>
          <table:table-cell table:formula="of:=STDEVP([.L3];[.L3];[.L10];[.L17];[.L24];[.L31];[.L38];[.L45])" office:value-type="float" office:value="9.59570216294774" calcext:value-type="float">
            <text:p>9.59570216294774</text:p>
          </table:table-cell>
          <table:table-cell table:formula="of:=[.C55]+[.D55]" office:value-type="float" office:value="26.7457021629477" calcext:value-type="float">
            <text:p>26.7457021629477</text:p>
          </table:table-cell>
          <table:table-cell table:formula="of:=[.C55]-[.D55]" office:value-type="float" office:value="7.55429783705226" calcext:value-type="float">
            <text:p>7.55429783705226</text:p>
          </table:table-cell>
          <table:table-cell table:number-columns-repeated="4"/>
          <table:table-cell table:style-name="Default"/>
          <table:table-cell table:number-columns-repeated="2"/>
        </table:table-row>
      </table:table>
      <table:table table:name="RANSAC_full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8"/>
          <table:table-cell office:value-type="string" calcext:value-type="string">
            <text:p>true diameter</text:p>
          </table:table-cell>
          <table:table-cell office:value-type="string" calcext:value-type="string">
            <text:p>true radius in mm</text:p>
          </table:table-cell>
          <table:table-cell office:value-type="string" calcext:value-type="string">
            <text:p>absolute error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td.dev</text:p>
          </table:table-cell>
        </table:table-row>
        <table:table-row table:style-name="ro1">
          <table:table-cell office:value-type="string" calcext:value-type="string">
            <text:p>bag_lining_1</text:p>
          </table:table-cell>
          <table:table-cell office:value-type="string" calcext:value-type="string">
            <text:p>../data/bag_lining_1/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23669" calcext:value-type="float">
            <text:p>0.0923669</text:p>
          </table:table-cell>
          <table:table-cell office:value-type="string" calcext:value-type="string">
            <text:p><text:s/>std_dev</text:p>
          </table:table-cell>
          <table:table-cell office:value-type="float" office:value="0.00858645" calcext:value-type="float">
            <text:p>0.00858645</text:p>
          </table:table-cell>
          <table:table-cell office:value-type="string" calcext:value-type="string">
            <text:p><text:s/>fps</text:p>
          </table:table-cell>
          <table:table-cell office:value-type="float" office:value="1.70033" calcext:value-type="float">
            <text:p>1.70033</text:p>
          </table:table-cell>
          <table:table-cell office:value-type="float" office:value="190" calcext:value-type="float">
            <text:p>190</text:p>
          </table:table-cell>
          <table:table-cell table:formula="of:=[.I2]/2" office:value-type="float" office:value="95" calcext:value-type="float">
            <text:p>95</text:p>
          </table:table-cell>
          <table:table-cell table:formula="of:=ABS(([.D2]*1000)-[.J2])" office:value-type="float" office:value="2.6331" calcext:value-type="float">
            <text:p>2.6331</text:p>
          </table:table-cell>
          <table:table-cell/>
          <table:table-cell table:formula="of:=AVERAGE([.K2:.K44])" office:value-type="float" office:value="20.5567813953488" calcext:value-type="float">
            <text:p>20.5567813953488</text:p>
          </table:table-cell>
          <table:table-cell table:formula="of:=STDEVP([.K2:.K44])" office:value-type="float" office:value="19.1308355748934" calcext:value-type="float">
            <text:p>19.1308355748934</text:p>
          </table:table-cell>
        </table:table-row>
        <table:table-row table:style-name="ro1">
          <table:table-cell office:value-type="string" calcext:value-type="string">
            <text:p>bag_on_side_1</text:p>
          </table:table-cell>
          <table:table-cell office:value-type="string" calcext:value-type="string">
            <text:p>../data/bag_on_side_1/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36135" calcext:value-type="float">
            <text:p>0.0936135</text:p>
          </table:table-cell>
          <table:table-cell office:value-type="string" calcext:value-type="string">
            <text:p><text:s/>std_dev</text:p>
          </table:table-cell>
          <table:table-cell office:value-type="float" office:value="0.00299398" calcext:value-type="float">
            <text:p>0.00299398</text:p>
          </table:table-cell>
          <table:table-cell office:value-type="string" calcext:value-type="string">
            <text:p><text:s/>fps</text:p>
          </table:table-cell>
          <table:table-cell office:value-type="float" office:value="1.72515" calcext:value-type="float">
            <text:p>1.72515</text:p>
          </table:table-cell>
          <table:table-cell office:value-type="float" office:value="190" calcext:value-type="float">
            <text:p>190</text:p>
          </table:table-cell>
          <table:table-cell table:formula="of:=[.I3]/2" office:value-type="float" office:value="95" calcext:value-type="float">
            <text:p>95</text:p>
          </table:table-cell>
          <table:table-cell table:formula="of:=ABS(([.D3]*1000)-[.J3])" office:value-type="float" office:value="1.3865" calcext:value-type="float">
            <text:p>1.38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g_on_side_2</text:p>
          </table:table-cell>
          <table:table-cell office:value-type="string" calcext:value-type="string">
            <text:p>../data/bag_on_side_2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0576" calcext:value-type="float">
            <text:p>0.110576</text:p>
          </table:table-cell>
          <table:table-cell office:value-type="string" calcext:value-type="string">
            <text:p><text:s/>std_dev</text:p>
          </table:table-cell>
          <table:table-cell office:value-type="float" office:value="0.00176276" calcext:value-type="float">
            <text:p>0.00176276</text:p>
          </table:table-cell>
          <table:table-cell office:value-type="string" calcext:value-type="string">
            <text:p><text:s/>fps</text:p>
          </table:table-cell>
          <table:table-cell office:value-type="float" office:value="2.15703" calcext:value-type="float">
            <text:p>2.15703</text:p>
          </table:table-cell>
          <table:table-cell office:value-type="float" office:value="190" calcext:value-type="float">
            <text:p>190</text:p>
          </table:table-cell>
          <table:table-cell table:formula="of:=[.I4]/2" office:value-type="float" office:value="95" calcext:value-type="float">
            <text:p>95</text:p>
          </table:table-cell>
          <table:table-cell table:formula="of:=ABS(([.D4]*1000)-[.J4])" office:value-type="float" office:value="15.576" calcext:value-type="float">
            <text:p>15.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g_on_side_far_1</text:p>
          </table:table-cell>
          <table:table-cell office:value-type="string" calcext:value-type="string">
            <text:p>../data/bag_on_side_far_1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8767" calcext:value-type="float">
            <text:p>0.108767</text:p>
          </table:table-cell>
          <table:table-cell office:value-type="string" calcext:value-type="string">
            <text:p><text:s/>std_dev</text:p>
          </table:table-cell>
          <table:table-cell office:value-type="float" office:value="0.000376984" calcext:value-type="float">
            <text:p>0.000376984</text:p>
          </table:table-cell>
          <table:table-cell office:value-type="string" calcext:value-type="string">
            <text:p><text:s/>fps</text:p>
          </table:table-cell>
          <table:table-cell office:value-type="float" office:value="2.00088" calcext:value-type="float">
            <text:p>2.00088</text:p>
          </table:table-cell>
          <table:table-cell office:value-type="float" office:value="190" calcext:value-type="float">
            <text:p>190</text:p>
          </table:table-cell>
          <table:table-cell table:formula="of:=[.I5]/2" office:value-type="float" office:value="95" calcext:value-type="float">
            <text:p>95</text:p>
          </table:table-cell>
          <table:table-cell table:formula="of:=ABS(([.D5]*1000)-[.J5])" office:value-type="float" office:value="13.767" calcext:value-type="float">
            <text:p>13.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g_on_side_far_2</text:p>
          </table:table-cell>
          <table:table-cell office:value-type="string" calcext:value-type="string">
            <text:p>../data/bag_on_side_far_2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8028" calcext:value-type="float">
            <text:p>0.108028</text:p>
          </table:table-cell>
          <table:table-cell office:value-type="string" calcext:value-type="string">
            <text:p><text:s/>std_dev</text:p>
          </table:table-cell>
          <table:table-cell office:value-type="float" office:value="0.000253955" calcext:value-type="float">
            <text:p>0.000253955</text:p>
          </table:table-cell>
          <table:table-cell office:value-type="string" calcext:value-type="string">
            <text:p><text:s/>fps</text:p>
          </table:table-cell>
          <table:table-cell office:value-type="float" office:value="1.92849" calcext:value-type="float">
            <text:p>1.92849</text:p>
          </table:table-cell>
          <table:table-cell office:value-type="float" office:value="190" calcext:value-type="float">
            <text:p>190</text:p>
          </table:table-cell>
          <table:table-cell table:formula="of:=[.I6]/2" office:value-type="float" office:value="95" calcext:value-type="float">
            <text:p>95</text:p>
          </table:table-cell>
          <table:table-cell table:formula="of:=ABS(([.D6]*1000)-[.J6])" office:value-type="float" office:value="13.028" calcext:value-type="float">
            <text:p>13.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on_200</text:p>
          </table:table-cell>
          <table:table-cell office:value-type="string" calcext:value-type="string">
            <text:p>../data/beton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2356" calcext:value-type="float">
            <text:p>0.102356</text:p>
          </table:table-cell>
          <table:table-cell office:value-type="string" calcext:value-type="string">
            <text:p><text:s/>std_dev</text:p>
          </table:table-cell>
          <table:table-cell office:value-type="float" office:value="0.000127573" calcext:value-type="float">
            <text:p>0.000127573</text:p>
          </table:table-cell>
          <table:table-cell office:value-type="string" calcext:value-type="string">
            <text:p><text:s/>fps</text:p>
          </table:table-cell>
          <table:table-cell office:value-type="float" office:value="1.64707" calcext:value-type="float">
            <text:p>1.64707</text:p>
          </table:table-cell>
          <table:table-cell office:value-type="float" office:value="196" calcext:value-type="float">
            <text:p>196</text:p>
          </table:table-cell>
          <table:table-cell table:formula="of:=[.I7]/2" office:value-type="float" office:value="98" calcext:value-type="float">
            <text:p>98</text:p>
          </table:table-cell>
          <table:table-cell table:formula="of:=ABS(([.D7]*1000)-[.J7])" office:value-type="float" office:value="4.35599999999999" calcext:value-type="float">
            <text:p>4.3559999999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y_pvc_200</text:p>
          </table:table-cell>
          <table:table-cell office:value-type="string" calcext:value-type="string">
            <text:p>../data/dry_pvc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3297" calcext:value-type="float">
            <text:p>0.113297</text:p>
          </table:table-cell>
          <table:table-cell office:value-type="string" calcext:value-type="string">
            <text:p><text:s/>std_dev</text:p>
          </table:table-cell>
          <table:table-cell office:value-type="float" office:value="0.000516546" calcext:value-type="float">
            <text:p>0.000516546</text:p>
          </table:table-cell>
          <table:table-cell office:value-type="string" calcext:value-type="string">
            <text:p><text:s/>fps</text:p>
          </table:table-cell>
          <table:table-cell office:value-type="float" office:value="2.81167" calcext:value-type="float">
            <text:p>2.81167</text:p>
          </table:table-cell>
          <table:table-cell office:value-type="float" office:value="190" calcext:value-type="float">
            <text:p>190</text:p>
          </table:table-cell>
          <table:table-cell table:formula="of:=[.I8]/2" office:value-type="float" office:value="95" calcext:value-type="float">
            <text:p>95</text:p>
          </table:table-cell>
          <table:table-cell table:formula="of:=ABS(([.D8]*1000)-[.J8])" office:value-type="float" office:value="18.297" calcext:value-type="float">
            <text:p>18.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y_pvc_400_bottom_trash_bag</text:p>
          </table:table-cell>
          <table:table-cell office:value-type="string" calcext:value-type="string">
            <text:p>../data/dry_pvc_400_bottom_trash_bag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97324" calcext:value-type="float">
            <text:p>0.197324</text:p>
          </table:table-cell>
          <table:table-cell office:value-type="string" calcext:value-type="string">
            <text:p><text:s/>std_dev</text:p>
          </table:table-cell>
          <table:table-cell office:value-type="float" office:value="0.000631338" calcext:value-type="float">
            <text:p>0.000631338</text:p>
          </table:table-cell>
          <table:table-cell office:value-type="string" calcext:value-type="string">
            <text:p><text:s/>fps</text:p>
          </table:table-cell>
          <table:table-cell office:value-type="float" office:value="2.48583" calcext:value-type="float">
            <text:p>2.48583</text:p>
          </table:table-cell>
          <table:table-cell office:value-type="float" office:value="376" calcext:value-type="float">
            <text:p>376</text:p>
          </table:table-cell>
          <table:table-cell table:formula="of:=[.I9]/2" office:value-type="float" office:value="188" calcext:value-type="float">
            <text:p>188</text:p>
          </table:table-cell>
          <table:table-cell table:formula="of:=ABS(([.D9]*1000)-[.J9])" office:value-type="float" office:value="9.32400000000001" calcext:value-type="float">
            <text:p>9.32400000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y_pvc_400_bricks_bottom</text:p>
          </table:table-cell>
          <table:table-cell office:value-type="string" calcext:value-type="string">
            <text:p>../data/dry_pvc_400_bricks_bottom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1932" calcext:value-type="float">
            <text:p>0.201932</text:p>
          </table:table-cell>
          <table:table-cell office:value-type="string" calcext:value-type="string">
            <text:p><text:s/>std_dev</text:p>
          </table:table-cell>
          <table:table-cell office:value-type="float" office:value="0.00140399" calcext:value-type="float">
            <text:p>0.00140399</text:p>
          </table:table-cell>
          <table:table-cell office:value-type="string" calcext:value-type="string">
            <text:p><text:s/>fps</text:p>
          </table:table-cell>
          <table:table-cell office:value-type="float" office:value="2.6634" calcext:value-type="float">
            <text:p>2.6634</text:p>
          </table:table-cell>
          <table:table-cell office:value-type="float" office:value="376" calcext:value-type="float">
            <text:p>376</text:p>
          </table:table-cell>
          <table:table-cell table:formula="of:=[.I10]/2" office:value-type="float" office:value="188" calcext:value-type="float">
            <text:p>188</text:p>
          </table:table-cell>
          <table:table-cell table:formula="of:=ABS(([.D10]*1000)-[.J10])" office:value-type="float" office:value="13.932" calcext:value-type="float">
            <text:p>13.9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y_pvc_400_bricks_middle</text:p>
          </table:table-cell>
          <table:table-cell office:value-type="string" calcext:value-type="string">
            <text:p>../data/dry_pvc_400_bricks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5893" calcext:value-type="float">
            <text:p>0.205893</text:p>
          </table:table-cell>
          <table:table-cell office:value-type="string" calcext:value-type="string">
            <text:p><text:s/>std_dev</text:p>
          </table:table-cell>
          <table:table-cell office:value-type="float" office:value="0.000438448" calcext:value-type="float">
            <text:p>0.000438448</text:p>
          </table:table-cell>
          <table:table-cell office:value-type="string" calcext:value-type="string">
            <text:p><text:s/>fps</text:p>
          </table:table-cell>
          <table:table-cell office:value-type="float" office:value="2.74078" calcext:value-type="float">
            <text:p>2.74078</text:p>
          </table:table-cell>
          <table:table-cell office:value-type="float" office:value="376" calcext:value-type="float">
            <text:p>376</text:p>
          </table:table-cell>
          <table:table-cell table:formula="of:=[.I11]/2" office:value-type="float" office:value="188" calcext:value-type="float">
            <text:p>188</text:p>
          </table:table-cell>
          <table:table-cell table:formula="of:=ABS(([.D11]*1000)-[.J11])" office:value-type="float" office:value="17.893" calcext:value-type="float">
            <text:p>17.8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y_pvc_400_long_bottom</text:p>
          </table:table-cell>
          <table:table-cell office:value-type="string" calcext:value-type="string">
            <text:p>../data/dry_pvc_400_long_bottom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2884" calcext:value-type="float">
            <text:p>0.202884</text:p>
          </table:table-cell>
          <table:table-cell office:value-type="string" calcext:value-type="string">
            <text:p><text:s/>std_dev</text:p>
          </table:table-cell>
          <table:table-cell office:value-type="float" office:value="0.000690353" calcext:value-type="float">
            <text:p>0.000690353</text:p>
          </table:table-cell>
          <table:table-cell office:value-type="string" calcext:value-type="string">
            <text:p><text:s/>fps</text:p>
          </table:table-cell>
          <table:table-cell office:value-type="float" office:value="2.88118" calcext:value-type="float">
            <text:p>2.88118</text:p>
          </table:table-cell>
          <table:table-cell office:value-type="float" office:value="376" calcext:value-type="float">
            <text:p>376</text:p>
          </table:table-cell>
          <table:table-cell table:formula="of:=[.I12]/2" office:value-type="float" office:value="188" calcext:value-type="float">
            <text:p>188</text:p>
          </table:table-cell>
          <table:table-cell table:formula="of:=ABS(([.D12]*1000)-[.J12])" office:value-type="float" office:value="14.884" calcext:value-type="float">
            <text:p>14.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y_pvc_400_long_center</text:p>
          </table:table-cell>
          <table:table-cell office:value-type="string" calcext:value-type="string">
            <text:p>../data/dry_pvc_400_long_center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8056" calcext:value-type="float">
            <text:p>0.208056</text:p>
          </table:table-cell>
          <table:table-cell office:value-type="string" calcext:value-type="string">
            <text:p><text:s/>std_dev</text:p>
          </table:table-cell>
          <table:table-cell office:value-type="float" office:value="0.000546669" calcext:value-type="float">
            <text:p>0.000546669</text:p>
          </table:table-cell>
          <table:table-cell office:value-type="string" calcext:value-type="string">
            <text:p><text:s/>fps</text:p>
          </table:table-cell>
          <table:table-cell office:value-type="float" office:value="2.97956" calcext:value-type="float">
            <text:p>2.97956</text:p>
          </table:table-cell>
          <table:table-cell office:value-type="float" office:value="376" calcext:value-type="float">
            <text:p>376</text:p>
          </table:table-cell>
          <table:table-cell table:formula="of:=[.I13]/2" office:value-type="float" office:value="188" calcext:value-type="float">
            <text:p>188</text:p>
          </table:table-cell>
          <table:table-cell table:formula="of:=ABS(([.D13]*1000)-[.J13])" office:value-type="float" office:value="20.056" calcext:value-type="float">
            <text:p>20.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y_pvc_400_middle_trash_bag</text:p>
          </table:table-cell>
          <table:table-cell office:value-type="string" calcext:value-type="string">
            <text:p>../data/dry_pvc_400_middle_trash_bag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1461" calcext:value-type="float">
            <text:p>0.201461</text:p>
          </table:table-cell>
          <table:table-cell office:value-type="string" calcext:value-type="string">
            <text:p><text:s/>std_dev</text:p>
          </table:table-cell>
          <table:table-cell office:value-type="float" office:value="0.000633551" calcext:value-type="float">
            <text:p>0.000633551</text:p>
          </table:table-cell>
          <table:table-cell office:value-type="string" calcext:value-type="string">
            <text:p><text:s/>fps</text:p>
          </table:table-cell>
          <table:table-cell office:value-type="float" office:value="2.57639" calcext:value-type="float">
            <text:p>2.57639</text:p>
          </table:table-cell>
          <table:table-cell office:value-type="float" office:value="376" calcext:value-type="float">
            <text:p>376</text:p>
          </table:table-cell>
          <table:table-cell table:formula="of:=[.I14]/2" office:value-type="float" office:value="188" calcext:value-type="float">
            <text:p>188</text:p>
          </table:table-cell>
          <table:table-cell table:formula="of:=ABS(([.D14]*1000)-[.J14])" office:value-type="float" office:value="13.461" calcext:value-type="float">
            <text:p>13.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y_pvc_400_paper_bottom</text:p>
          </table:table-cell>
          <table:table-cell office:value-type="string" calcext:value-type="string">
            <text:p>../data/dry_pvc_400_paper_bottom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39238" calcext:value-type="float">
            <text:p>0.239238</text:p>
          </table:table-cell>
          <table:table-cell office:value-type="string" calcext:value-type="string">
            <text:p><text:s/>std_dev</text:p>
          </table:table-cell>
          <table:table-cell office:value-type="float" office:value="0.00272076" calcext:value-type="float">
            <text:p>0.00272076</text:p>
          </table:table-cell>
          <table:table-cell office:value-type="string" calcext:value-type="string">
            <text:p><text:s/>fps</text:p>
          </table:table-cell>
          <table:table-cell office:value-type="float" office:value="3.34024" calcext:value-type="float">
            <text:p>3.34024</text:p>
          </table:table-cell>
          <table:table-cell office:value-type="float" office:value="376" calcext:value-type="float">
            <text:p>376</text:p>
          </table:table-cell>
          <table:table-cell table:formula="of:=[.I15]/2" office:value-type="float" office:value="188" calcext:value-type="float">
            <text:p>188</text:p>
          </table:table-cell>
          <table:table-cell table:formula="of:=ABS(([.D15]*1000)-[.J15])" office:value-type="float" office:value="51.238" calcext:value-type="float">
            <text:p>51.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y_pvc_400_paper_middle</text:p>
          </table:table-cell>
          <table:table-cell office:value-type="string" calcext:value-type="string">
            <text:p>../data/dry_pvc_400_paper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50186" calcext:value-type="float">
            <text:p>0.250186</text:p>
          </table:table-cell>
          <table:table-cell office:value-type="string" calcext:value-type="string">
            <text:p><text:s/>std_dev</text:p>
          </table:table-cell>
          <table:table-cell office:value-type="float" office:value="0.00181768" calcext:value-type="float">
            <text:p>0.00181768</text:p>
          </table:table-cell>
          <table:table-cell office:value-type="string" calcext:value-type="string">
            <text:p><text:s/>fps</text:p>
          </table:table-cell>
          <table:table-cell office:value-type="float" office:value="3.38249" calcext:value-type="float">
            <text:p>3.38249</text:p>
          </table:table-cell>
          <table:table-cell office:value-type="float" office:value="376" calcext:value-type="float">
            <text:p>376</text:p>
          </table:table-cell>
          <table:table-cell table:formula="of:=[.I16]/2" office:value-type="float" office:value="188" calcext:value-type="float">
            <text:p>188</text:p>
          </table:table-cell>
          <table:table-cell table:formula="of:=ABS(([.D16]*1000)-[.J16])" office:value-type="float" office:value="62.186" calcext:value-type="float">
            <text:p>62.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y_pvc_400_sonar</text:p>
          </table:table-cell>
          <table:table-cell office:value-type="string" calcext:value-type="string">
            <text:p>../data/dry_pvc_400_sonar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3193" calcext:value-type="float">
            <text:p>0.203193</text:p>
          </table:table-cell>
          <table:table-cell office:value-type="string" calcext:value-type="string">
            <text:p><text:s/>std_dev</text:p>
          </table:table-cell>
          <table:table-cell office:value-type="float" office:value="0.00135466" calcext:value-type="float">
            <text:p>0.00135466</text:p>
          </table:table-cell>
          <table:table-cell office:value-type="string" calcext:value-type="string">
            <text:p><text:s/>fps</text:p>
          </table:table-cell>
          <table:table-cell office:value-type="float" office:value="3.67175" calcext:value-type="float">
            <text:p>3.67175</text:p>
          </table:table-cell>
          <table:table-cell office:value-type="float" office:value="376" calcext:value-type="float">
            <text:p>376</text:p>
          </table:table-cell>
          <table:table-cell table:formula="of:=[.I17]/2" office:value-type="float" office:value="188" calcext:value-type="float">
            <text:p>188</text:p>
          </table:table-cell>
          <table:table-cell table:formula="of:=ABS(([.D17]*1000)-[.J17])" office:value-type="float" office:value="15.193" calcext:value-type="float">
            <text:p>15.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y_pvc_500_bricks_middle</text:p>
          </table:table-cell>
          <table:table-cell office:value-type="string" calcext:value-type="string">
            <text:p>../data/dry_pvc_500_bricks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59205" calcext:value-type="float">
            <text:p>0.259205</text:p>
          </table:table-cell>
          <table:table-cell office:value-type="string" calcext:value-type="string">
            <text:p><text:s/>std_dev</text:p>
          </table:table-cell>
          <table:table-cell office:value-type="float" office:value="0.000803516" calcext:value-type="float">
            <text:p>0.000803516</text:p>
          </table:table-cell>
          <table:table-cell office:value-type="string" calcext:value-type="string">
            <text:p><text:s/>fps</text:p>
          </table:table-cell>
          <table:table-cell office:value-type="float" office:value="3.4256" calcext:value-type="float">
            <text:p>3.4256</text:p>
          </table:table-cell>
          <table:table-cell office:value-type="float" office:value="468" calcext:value-type="float">
            <text:p>468</text:p>
          </table:table-cell>
          <table:table-cell table:formula="of:=[.I18]/2" office:value-type="float" office:value="234" calcext:value-type="float">
            <text:p>234</text:p>
          </table:table-cell>
          <table:table-cell table:formula="of:=ABS(([.D18]*1000)-[.J18])" office:value-type="float" office:value="25.205" calcext:value-type="float">
            <text:p>25.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y_pvc_500_middle</text:p>
          </table:table-cell>
          <table:table-cell office:value-type="string" calcext:value-type="string">
            <text:p>../data/dry_pvc_500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5025" calcext:value-type="float">
            <text:p>0.265025</text:p>
          </table:table-cell>
          <table:table-cell office:value-type="string" calcext:value-type="string">
            <text:p><text:s/>std_dev</text:p>
          </table:table-cell>
          <table:table-cell office:value-type="float" office:value="0.000751926" calcext:value-type="float">
            <text:p>0.000751926</text:p>
          </table:table-cell>
          <table:table-cell office:value-type="string" calcext:value-type="string">
            <text:p><text:s/>fps</text:p>
          </table:table-cell>
          <table:table-cell office:value-type="float" office:value="3.60179" calcext:value-type="float">
            <text:p>3.60179</text:p>
          </table:table-cell>
          <table:table-cell office:value-type="float" office:value="468" calcext:value-type="float">
            <text:p>468</text:p>
          </table:table-cell>
          <table:table-cell table:formula="of:=[.I19]/2" office:value-type="float" office:value="234" calcext:value-type="float">
            <text:p>234</text:p>
          </table:table-cell>
          <table:table-cell table:formula="of:=ABS(([.D19]*1000)-[.J19])" office:value-type="float" office:value="31.025" calcext:value-type="float">
            <text:p>31.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y_pvc_500_middle_trashbag</text:p>
          </table:table-cell>
          <table:table-cell office:value-type="string" calcext:value-type="string">
            <text:p>../data/dry_pvc_500_middle_trashbag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45453" calcext:value-type="float">
            <text:p>0.245453</text:p>
          </table:table-cell>
          <table:table-cell office:value-type="string" calcext:value-type="string">
            <text:p><text:s/>std_dev</text:p>
          </table:table-cell>
          <table:table-cell office:value-type="float" office:value="0.000942986" calcext:value-type="float">
            <text:p>0.000942986</text:p>
          </table:table-cell>
          <table:table-cell office:value-type="string" calcext:value-type="string">
            <text:p><text:s/>fps</text:p>
          </table:table-cell>
          <table:table-cell office:value-type="float" office:value="2.49688" calcext:value-type="float">
            <text:p>2.49688</text:p>
          </table:table-cell>
          <table:table-cell office:value-type="float" office:value="468" calcext:value-type="float">
            <text:p>468</text:p>
          </table:table-cell>
          <table:table-cell table:formula="of:=[.I20]/2" office:value-type="float" office:value="234" calcext:value-type="float">
            <text:p>234</text:p>
          </table:table-cell>
          <table:table-cell table:formula="of:=ABS(([.D20]*1000)-[.J20])" office:value-type="float" office:value="11.453" calcext:value-type="float">
            <text:p>11.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y_pvc_500_sonar</text:p>
          </table:table-cell>
          <table:table-cell office:value-type="string" calcext:value-type="string">
            <text:p>../data/dry_pvc_500_sonar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3743" calcext:value-type="float">
            <text:p>0.263743</text:p>
          </table:table-cell>
          <table:table-cell office:value-type="string" calcext:value-type="string">
            <text:p><text:s/>std_dev</text:p>
          </table:table-cell>
          <table:table-cell office:value-type="float" office:value="0.000766183" calcext:value-type="float">
            <text:p>0.000766183</text:p>
          </table:table-cell>
          <table:table-cell office:value-type="string" calcext:value-type="string">
            <text:p><text:s/>fps</text:p>
          </table:table-cell>
          <table:table-cell office:value-type="float" office:value="3.98406" calcext:value-type="float">
            <text:p>3.98406</text:p>
          </table:table-cell>
          <table:table-cell office:value-type="float" office:value="468" calcext:value-type="float">
            <text:p>468</text:p>
          </table:table-cell>
          <table:table-cell table:formula="of:=[.I21]/2" office:value-type="float" office:value="234" calcext:value-type="float">
            <text:p>234</text:p>
          </table:table-cell>
          <table:table-cell table:formula="of:=ABS(([.D21]*1000)-[.J21])" office:value-type="float" office:value="29.743" calcext:value-type="float">
            <text:p>29.7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_0</text:p>
          </table:table-cell>
          <table:table-cell office:value-type="string" calcext:value-type="string">
            <text:p>../data/Sand_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5035" calcext:value-type="float">
            <text:p>0.115035</text:p>
          </table:table-cell>
          <table:table-cell office:value-type="string" calcext:value-type="string">
            <text:p><text:s/>std_dev</text:p>
          </table:table-cell>
          <table:table-cell office:value-type="float" office:value="0.00106979" calcext:value-type="float">
            <text:p>0.00106979</text:p>
          </table:table-cell>
          <table:table-cell office:value-type="string" calcext:value-type="string">
            <text:p><text:s/>fps</text:p>
          </table:table-cell>
          <table:table-cell office:value-type="float" office:value="2.11184" calcext:value-type="float">
            <text:p>2.11184</text:p>
          </table:table-cell>
          <table:table-cell office:value-type="float" office:value="190" calcext:value-type="float">
            <text:p>190</text:p>
          </table:table-cell>
          <table:table-cell table:formula="of:=[.I22]/2" office:value-type="float" office:value="95" calcext:value-type="float">
            <text:p>95</text:p>
          </table:table-cell>
          <table:table-cell table:formula="of:=ABS(([.D22]*1000)-[.J22])" office:value-type="float" office:value="20.035" calcext:value-type="float">
            <text:p>20.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_1</text:p>
          </table:table-cell>
          <table:table-cell office:value-type="string" calcext:value-type="string">
            <text:p>../data/Sand_1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8991" calcext:value-type="float">
            <text:p>0.108991</text:p>
          </table:table-cell>
          <table:table-cell office:value-type="string" calcext:value-type="string">
            <text:p><text:s/>std_dev</text:p>
          </table:table-cell>
          <table:table-cell office:value-type="float" office:value="0.00234381" calcext:value-type="float">
            <text:p>0.00234381</text:p>
          </table:table-cell>
          <table:table-cell office:value-type="string" calcext:value-type="string">
            <text:p><text:s/>fps</text:p>
          </table:table-cell>
          <table:table-cell office:value-type="float" office:value="2.1602" calcext:value-type="float">
            <text:p>2.1602</text:p>
          </table:table-cell>
          <table:table-cell office:value-type="float" office:value="190" calcext:value-type="float">
            <text:p>190</text:p>
          </table:table-cell>
          <table:table-cell table:formula="of:=[.I23]/2" office:value-type="float" office:value="95" calcext:value-type="float">
            <text:p>95</text:p>
          </table:table-cell>
          <table:table-cell table:formula="of:=ABS(([.D23]*1000)-[.J23])" office:value-type="float" office:value="13.991" calcext:value-type="float">
            <text:p>13.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_2</text:p>
          </table:table-cell>
          <table:table-cell office:value-type="string" calcext:value-type="string">
            <text:p>../data/Sand_2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4214" calcext:value-type="float">
            <text:p>0.104214</text:p>
          </table:table-cell>
          <table:table-cell office:value-type="string" calcext:value-type="string">
            <text:p><text:s/>std_dev</text:p>
          </table:table-cell>
          <table:table-cell office:value-type="float" office:value="0.00089872" calcext:value-type="float">
            <text:p>0.00089872</text:p>
          </table:table-cell>
          <table:table-cell office:value-type="string" calcext:value-type="string">
            <text:p><text:s/>fps</text:p>
          </table:table-cell>
          <table:table-cell office:value-type="float" office:value="2.75786" calcext:value-type="float">
            <text:p>2.75786</text:p>
          </table:table-cell>
          <table:table-cell office:value-type="float" office:value="190" calcext:value-type="float">
            <text:p>190</text:p>
          </table:table-cell>
          <table:table-cell table:formula="of:=[.I24]/2" office:value-type="float" office:value="95" calcext:value-type="float">
            <text:p>95</text:p>
          </table:table-cell>
          <table:table-cell table:formula="of:=ABS(([.D24]*1000)-[.J24])" office:value-type="float" office:value="9.214" calcext:value-type="float">
            <text:p>9.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_3</text:p>
          </table:table-cell>
          <table:table-cell office:value-type="string" calcext:value-type="string">
            <text:p>../data/Sand_3/fps10_exp_1000</text:p>
          </table:table-cell>
          <table:table-cell office:value-type="string" calcext:value-type="string">
            <text:p><text:s/>r</text:p>
          </table:table-cell>
          <table:table-cell office:value-type="float" office:value="0.0389281" calcext:value-type="float">
            <text:p>0.0389281</text:p>
          </table:table-cell>
          <table:table-cell office:value-type="string" calcext:value-type="string">
            <text:p><text:s/>std_dev</text:p>
          </table:table-cell>
          <table:table-cell office:value-type="float" office:value="0.00878269" calcext:value-type="float">
            <text:p>0.00878269</text:p>
          </table:table-cell>
          <table:table-cell office:value-type="string" calcext:value-type="string">
            <text:p><text:s/>fps</text:p>
          </table:table-cell>
          <table:table-cell office:value-type="float" office:value="1.38715" calcext:value-type="float">
            <text:p>1.38715</text:p>
          </table:table-cell>
          <table:table-cell office:value-type="float" office:value="190" calcext:value-type="float">
            <text:p>190</text:p>
          </table:table-cell>
          <table:table-cell table:formula="of:=[.I25]/2" office:value-type="float" office:value="95" calcext:value-type="float">
            <text:p>95</text:p>
          </table:table-cell>
          <table:table-cell table:formula="of:=ABS(([.D25]*1000)-[.J25])" office:value-type="float" office:value="56.0719" calcext:value-type="float">
            <text:p>56.07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_3_upside_down</text:p>
          </table:table-cell>
          <table:table-cell office:value-type="string" calcext:value-type="string">
            <text:p>../data/sand_3_upside_down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7911" calcext:value-type="float">
            <text:p>0.107911</text:p>
          </table:table-cell>
          <table:table-cell office:value-type="string" calcext:value-type="string">
            <text:p><text:s/>std_dev</text:p>
          </table:table-cell>
          <table:table-cell office:value-type="float" office:value="0.000742373" calcext:value-type="float">
            <text:p>0.000742373</text:p>
          </table:table-cell>
          <table:table-cell office:value-type="string" calcext:value-type="string">
            <text:p><text:s/>fps</text:p>
          </table:table-cell>
          <table:table-cell office:value-type="float" office:value="2.35051" calcext:value-type="float">
            <text:p>2.35051</text:p>
          </table:table-cell>
          <table:table-cell office:value-type="float" office:value="190" calcext:value-type="float">
            <text:p>190</text:p>
          </table:table-cell>
          <table:table-cell table:formula="of:=[.I26]/2" office:value-type="float" office:value="95" calcext:value-type="float">
            <text:p>95</text:p>
          </table:table-cell>
          <table:table-cell table:formula="of:=ABS(([.D26]*1000)-[.J26])" office:value-type="float" office:value="12.911" calcext:value-type="float">
            <text:p>12.9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_1</text:p>
          </table:table-cell>
          <table:table-cell office:value-type="string" calcext:value-type="string">
            <text:p>../data/water_1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6037" calcext:value-type="float">
            <text:p>0.106037</text:p>
          </table:table-cell>
          <table:table-cell office:value-type="string" calcext:value-type="string">
            <text:p><text:s/>std_dev</text:p>
          </table:table-cell>
          <table:table-cell office:value-type="float" office:value="0.00402822" calcext:value-type="float">
            <text:p>0.00402822</text:p>
          </table:table-cell>
          <table:table-cell office:value-type="string" calcext:value-type="string">
            <text:p><text:s/>fps</text:p>
          </table:table-cell>
          <table:table-cell office:value-type="float" office:value="2.72064" calcext:value-type="float">
            <text:p>2.72064</text:p>
          </table:table-cell>
          <table:table-cell office:value-type="float" office:value="190" calcext:value-type="float">
            <text:p>190</text:p>
          </table:table-cell>
          <table:table-cell table:formula="of:=[.I27]/2" office:value-type="float" office:value="95" calcext:value-type="float">
            <text:p>95</text:p>
          </table:table-cell>
          <table:table-cell table:formula="of:=ABS(([.D27]*1000)-[.J27])" office:value-type="float" office:value="11.037" calcext:value-type="float">
            <text:p>11.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_2</text:p>
          </table:table-cell>
          <table:table-cell office:value-type="string" calcext:value-type="string">
            <text:p>../data/water_2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2736" calcext:value-type="float">
            <text:p>0.112736</text:p>
          </table:table-cell>
          <table:table-cell office:value-type="string" calcext:value-type="string">
            <text:p><text:s/>std_dev</text:p>
          </table:table-cell>
          <table:table-cell office:value-type="float" office:value="0.000588722" calcext:value-type="float">
            <text:p>0.000588722</text:p>
          </table:table-cell>
          <table:table-cell office:value-type="string" calcext:value-type="string">
            <text:p><text:s/>fps</text:p>
          </table:table-cell>
          <table:table-cell office:value-type="float" office:value="2.6708" calcext:value-type="float">
            <text:p>2.6708</text:p>
          </table:table-cell>
          <table:table-cell office:value-type="float" office:value="190" calcext:value-type="float">
            <text:p>190</text:p>
          </table:table-cell>
          <table:table-cell table:formula="of:=[.I28]/2" office:value-type="float" office:value="95" calcext:value-type="float">
            <text:p>95</text:p>
          </table:table-cell>
          <table:table-cell table:formula="of:=ABS(([.D28]*1000)-[.J28])" office:value-type="float" office:value="17.736" calcext:value-type="float">
            <text:p>17.7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_3</text:p>
          </table:table-cell>
          <table:table-cell office:value-type="string" calcext:value-type="string">
            <text:p>../data/water_3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0372" calcext:value-type="float">
            <text:p>0.110372</text:p>
          </table:table-cell>
          <table:table-cell office:value-type="string" calcext:value-type="string">
            <text:p><text:s/>std_dev</text:p>
          </table:table-cell>
          <table:table-cell office:value-type="float" office:value="0.000754573" calcext:value-type="float">
            <text:p>0.000754573</text:p>
          </table:table-cell>
          <table:table-cell office:value-type="string" calcext:value-type="string">
            <text:p><text:s/>fps</text:p>
          </table:table-cell>
          <table:table-cell office:value-type="float" office:value="2.69527" calcext:value-type="float">
            <text:p>2.69527</text:p>
          </table:table-cell>
          <table:table-cell office:value-type="float" office:value="190" calcext:value-type="float">
            <text:p>190</text:p>
          </table:table-cell>
          <table:table-cell table:formula="of:=[.I29]/2" office:value-type="float" office:value="95" calcext:value-type="float">
            <text:p>95</text:p>
          </table:table-cell>
          <table:table-cell table:formula="of:=ABS(([.D29]*1000)-[.J29])" office:value-type="float" office:value="15.372" calcext:value-type="float">
            <text:p>15.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_4</text:p>
          </table:table-cell>
          <table:table-cell office:value-type="string" calcext:value-type="string">
            <text:p>../data/water_4/fps10_exp_1000</text:p>
          </table:table-cell>
          <table:table-cell office:value-type="string" calcext:value-type="string">
            <text:p><text:s/>r</text:p>
          </table:table-cell>
          <table:table-cell office:value-type="float" office:value="0.0540877" calcext:value-type="float">
            <text:p>0.0540877</text:p>
          </table:table-cell>
          <table:table-cell office:value-type="string" calcext:value-type="string">
            <text:p><text:s/>std_dev</text:p>
          </table:table-cell>
          <table:table-cell office:value-type="float" office:value="0.00917205" calcext:value-type="float">
            <text:p>0.00917205</text:p>
          </table:table-cell>
          <table:table-cell office:value-type="string" calcext:value-type="string">
            <text:p><text:s/>fps</text:p>
          </table:table-cell>
          <table:table-cell office:value-type="float" office:value="2.01078" calcext:value-type="float">
            <text:p>2.01078</text:p>
          </table:table-cell>
          <table:table-cell office:value-type="float" office:value="190" calcext:value-type="float">
            <text:p>190</text:p>
          </table:table-cell>
          <table:table-cell table:formula="of:=[.I30]/2" office:value-type="float" office:value="95" calcext:value-type="float">
            <text:p>95</text:p>
          </table:table-cell>
          <table:table-cell table:formula="of:=ABS(([.D30]*1000)-[.J30])" office:value-type="float" office:value="40.9123" calcext:value-type="float">
            <text:p>40.9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_5</text:p>
          </table:table-cell>
          <table:table-cell office:value-type="string" calcext:value-type="string">
            <text:p>../data/water_5/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50639" calcext:value-type="float">
            <text:p>0.0950639</text:p>
          </table:table-cell>
          <table:table-cell office:value-type="string" calcext:value-type="string">
            <text:p><text:s/>std_dev</text:p>
          </table:table-cell>
          <table:table-cell office:value-type="float" office:value="0.00400535" calcext:value-type="float">
            <text:p>0.00400535</text:p>
          </table:table-cell>
          <table:table-cell office:value-type="string" calcext:value-type="string">
            <text:p><text:s/>fps</text:p>
          </table:table-cell>
          <table:table-cell office:value-type="float" office:value="2.76335" calcext:value-type="float">
            <text:p>2.76335</text:p>
          </table:table-cell>
          <table:table-cell office:value-type="float" office:value="190" calcext:value-type="float">
            <text:p>190</text:p>
          </table:table-cell>
          <table:table-cell table:formula="of:=[.I31]/2" office:value-type="float" office:value="95" calcext:value-type="float">
            <text:p>95</text:p>
          </table:table-cell>
          <table:table-cell table:formula="of:=ABS(([.D31]*1000)-[.J31])" office:value-type="float" office:value="0.0638999999999896" calcext:value-type="float">
            <text:p>0.06389999999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_6</text:p>
          </table:table-cell>
          <table:table-cell office:value-type="string" calcext:value-type="string">
            <text:p>../data/water_6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1408" calcext:value-type="float">
            <text:p>0.101408</text:p>
          </table:table-cell>
          <table:table-cell office:value-type="string" calcext:value-type="string">
            <text:p><text:s/>std_dev</text:p>
          </table:table-cell>
          <table:table-cell office:value-type="float" office:value="0.00383705" calcext:value-type="float">
            <text:p>0.00383705</text:p>
          </table:table-cell>
          <table:table-cell office:value-type="string" calcext:value-type="string">
            <text:p><text:s/>fps</text:p>
          </table:table-cell>
          <table:table-cell office:value-type="float" office:value="2.75847" calcext:value-type="float">
            <text:p>2.75847</text:p>
          </table:table-cell>
          <table:table-cell office:value-type="float" office:value="190" calcext:value-type="float">
            <text:p>190</text:p>
          </table:table-cell>
          <table:table-cell table:formula="of:=[.I32]/2" office:value-type="float" office:value="95" calcext:value-type="float">
            <text:p>95</text:p>
          </table:table-cell>
          <table:table-cell table:formula="of:=ABS(([.D32]*1000)-[.J32])" office:value-type="float" office:value="6.408" calcext:value-type="float">
            <text:p>6.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remnants_1</text:p>
          </table:table-cell>
          <table:table-cell office:value-type="string" calcext:value-type="string">
            <text:p>../data/waterremnants_1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616" calcext:value-type="float">
            <text:p>0.10616</text:p>
          </table:table-cell>
          <table:table-cell office:value-type="string" calcext:value-type="string">
            <text:p><text:s/>std_dev</text:p>
          </table:table-cell>
          <table:table-cell office:value-type="float" office:value="0.000502932" calcext:value-type="float">
            <text:p>0.000502932</text:p>
          </table:table-cell>
          <table:table-cell office:value-type="string" calcext:value-type="string">
            <text:p><text:s/>fps</text:p>
          </table:table-cell>
          <table:table-cell office:value-type="float" office:value="2.71798" calcext:value-type="float">
            <text:p>2.71798</text:p>
          </table:table-cell>
          <table:table-cell office:value-type="float" office:value="190" calcext:value-type="float">
            <text:p>190</text:p>
          </table:table-cell>
          <table:table-cell table:formula="of:=[.I33]/2" office:value-type="float" office:value="95" calcext:value-type="float">
            <text:p>95</text:p>
          </table:table-cell>
          <table:table-cell table:formula="of:=ABS(([.D33]*1000)-[.J33])" office:value-type="float" office:value="11.16" calcext:value-type="float">
            <text:p>11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t_pvc_200</text:p>
          </table:table-cell>
          <table:table-cell office:value-type="string" calcext:value-type="string">
            <text:p>../data/wet_pvc_200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1937" calcext:value-type="float">
            <text:p>0.111937</text:p>
          </table:table-cell>
          <table:table-cell office:value-type="string" calcext:value-type="string">
            <text:p><text:s/>std_dev</text:p>
          </table:table-cell>
          <table:table-cell office:value-type="float" office:value="0.000313035" calcext:value-type="float">
            <text:p>0.000313035</text:p>
          </table:table-cell>
          <table:table-cell office:value-type="string" calcext:value-type="string">
            <text:p><text:s/>fps</text:p>
          </table:table-cell>
          <table:table-cell office:value-type="float" office:value="2.51838" calcext:value-type="float">
            <text:p>2.51838</text:p>
          </table:table-cell>
          <table:table-cell office:value-type="float" office:value="190" calcext:value-type="float">
            <text:p>190</text:p>
          </table:table-cell>
          <table:table-cell table:formula="of:=[.I34]/2" office:value-type="float" office:value="95" calcext:value-type="float">
            <text:p>95</text:p>
          </table:table-cell>
          <table:table-cell table:formula="of:=ABS(([.D34]*1000)-[.J34])" office:value-type="float" office:value="16.937" calcext:value-type="float">
            <text:p>16.9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t_pvc_400_all_obstructions_middle</text:p>
          </table:table-cell>
          <table:table-cell office:value-type="string" calcext:value-type="string">
            <text:p>../data/wet_pvc_400_all_obstructions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4759" calcext:value-type="float">
            <text:p>0.204759</text:p>
          </table:table-cell>
          <table:table-cell office:value-type="string" calcext:value-type="string">
            <text:p><text:s/>std_dev</text:p>
          </table:table-cell>
          <table:table-cell office:value-type="float" office:value="0.00154156" calcext:value-type="float">
            <text:p>0.00154156</text:p>
          </table:table-cell>
          <table:table-cell office:value-type="string" calcext:value-type="string">
            <text:p><text:s/>fps</text:p>
          </table:table-cell>
          <table:table-cell office:value-type="float" office:value="2.09916" calcext:value-type="float">
            <text:p>2.09916</text:p>
          </table:table-cell>
          <table:table-cell office:value-type="float" office:value="376" calcext:value-type="float">
            <text:p>376</text:p>
          </table:table-cell>
          <table:table-cell table:formula="of:=[.I35]/2" office:value-type="float" office:value="188" calcext:value-type="float">
            <text:p>188</text:p>
          </table:table-cell>
          <table:table-cell table:formula="of:=ABS(([.D35]*1000)-[.J35])" office:value-type="float" office:value="16.759" calcext:value-type="float">
            <text:p>16.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t_pvc_400_bottom</text:p>
          </table:table-cell>
          <table:table-cell office:value-type="string" calcext:value-type="string">
            <text:p>../data/wet_pvc_400_bottom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0992" calcext:value-type="float">
            <text:p>0.200992</text:p>
          </table:table-cell>
          <table:table-cell office:value-type="string" calcext:value-type="string">
            <text:p><text:s/>std_dev</text:p>
          </table:table-cell>
          <table:table-cell office:value-type="float" office:value="0.000432883" calcext:value-type="float">
            <text:p>0.000432883</text:p>
          </table:table-cell>
          <table:table-cell office:value-type="string" calcext:value-type="string">
            <text:p><text:s/>fps</text:p>
          </table:table-cell>
          <table:table-cell office:value-type="float" office:value="2.90951" calcext:value-type="float">
            <text:p>2.90951</text:p>
          </table:table-cell>
          <table:table-cell office:value-type="float" office:value="376" calcext:value-type="float">
            <text:p>376</text:p>
          </table:table-cell>
          <table:table-cell table:formula="of:=[.I36]/2" office:value-type="float" office:value="188" calcext:value-type="float">
            <text:p>188</text:p>
          </table:table-cell>
          <table:table-cell table:formula="of:=ABS(([.D36]*1000)-[.J36])" office:value-type="float" office:value="12.992" calcext:value-type="float">
            <text:p>12.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t_pvc_400_middle</text:p>
          </table:table-cell>
          <table:table-cell office:value-type="string" calcext:value-type="string">
            <text:p>../data/wet_pvc_400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8059" calcext:value-type="float">
            <text:p>0.208059</text:p>
          </table:table-cell>
          <table:table-cell office:value-type="string" calcext:value-type="string">
            <text:p><text:s/>std_dev</text:p>
          </table:table-cell>
          <table:table-cell office:value-type="float" office:value="0.000198211" calcext:value-type="float">
            <text:p>0.000198211</text:p>
          </table:table-cell>
          <table:table-cell office:value-type="string" calcext:value-type="string">
            <text:p><text:s/>fps</text:p>
          </table:table-cell>
          <table:table-cell office:value-type="float" office:value="3.09444" calcext:value-type="float">
            <text:p>3.09444</text:p>
          </table:table-cell>
          <table:table-cell office:value-type="float" office:value="376" calcext:value-type="float">
            <text:p>376</text:p>
          </table:table-cell>
          <table:table-cell table:formula="of:=[.I37]/2" office:value-type="float" office:value="188" calcext:value-type="float">
            <text:p>188</text:p>
          </table:table-cell>
          <table:table-cell table:formula="of:=ABS(([.D37]*1000)-[.J37])" office:value-type="float" office:value="20.059" calcext:value-type="float">
            <text:p>20.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t_pvc_400_spraying_bottom</text:p>
          </table:table-cell>
          <table:table-cell office:value-type="string" calcext:value-type="string">
            <text:p>../data/wet_pvc_400_spraying_bottom/fps10_exp_1000</text:p>
          </table:table-cell>
          <table:table-cell office:value-type="string" calcext:value-type="string">
            <text:p><text:s/>r</text:p>
          </table:table-cell>
          <table:table-cell office:value-type="float" office:value="0.0769431" calcext:value-type="float">
            <text:p>0.0769431</text:p>
          </table:table-cell>
          <table:table-cell office:value-type="string" calcext:value-type="string">
            <text:p><text:s/>std_dev</text:p>
          </table:table-cell>
          <table:table-cell office:value-type="float" office:value="0.0484602" calcext:value-type="float">
            <text:p>0.0484602</text:p>
          </table:table-cell>
          <table:table-cell office:value-type="string" calcext:value-type="string">
            <text:p><text:s/>fps</text:p>
          </table:table-cell>
          <table:table-cell office:value-type="float" office:value="1.45071" calcext:value-type="float">
            <text:p>1.45071</text:p>
          </table:table-cell>
          <table:table-cell office:value-type="float" office:value="376" calcext:value-type="float">
            <text:p>376</text:p>
          </table:table-cell>
          <table:table-cell table:formula="of:=[.I38]/2" office:value-type="float" office:value="188" calcext:value-type="float">
            <text:p>188</text:p>
          </table:table-cell>
          <table:table-cell table:formula="of:=ABS(([.D38]*1000)-[.J38])" office:value-type="float" office:value="111.0569" calcext:value-type="float">
            <text:p>111.05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t_pvc_400_wet_pico_middle</text:p>
          </table:table-cell>
          <table:table-cell office:value-type="string" calcext:value-type="string">
            <text:p>../data/wet_pvc_400_wet_pico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73273" calcext:value-type="float">
            <text:p>0.173273</text:p>
          </table:table-cell>
          <table:table-cell office:value-type="string" calcext:value-type="string">
            <text:p><text:s/>std_dev</text:p>
          </table:table-cell>
          <table:table-cell office:value-type="float" office:value="0.00553579" calcext:value-type="float">
            <text:p>0.00553579</text:p>
          </table:table-cell>
          <table:table-cell office:value-type="string" calcext:value-type="string">
            <text:p><text:s/>fps</text:p>
          </table:table-cell>
          <table:table-cell office:value-type="float" office:value="2.94308" calcext:value-type="float">
            <text:p>2.94308</text:p>
          </table:table-cell>
          <table:table-cell office:value-type="float" office:value="376" calcext:value-type="float">
            <text:p>376</text:p>
          </table:table-cell>
          <table:table-cell table:formula="of:=[.I39]/2" office:value-type="float" office:value="188" calcext:value-type="float">
            <text:p>188</text:p>
          </table:table-cell>
          <table:table-cell table:formula="of:=ABS(([.D39]*1000)-[.J39])" office:value-type="float" office:value="14.727" calcext:value-type="float">
            <text:p>14.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t_pvc_400_wet_pico_middle_2</text:p>
          </table:table-cell>
          <table:table-cell office:value-type="string" calcext:value-type="string">
            <text:p>../data/wet_pvc_400_wet_pico_middle_2/fps10_exp_1000</text:p>
          </table:table-cell>
          <table:table-cell office:value-type="string" calcext:value-type="string">
            <text:p><text:s/>r</text:p>
          </table:table-cell>
          <table:table-cell office:value-type="float" office:value="0.171983" calcext:value-type="float">
            <text:p>0.171983</text:p>
          </table:table-cell>
          <table:table-cell office:value-type="string" calcext:value-type="string">
            <text:p><text:s/>std_dev</text:p>
          </table:table-cell>
          <table:table-cell office:value-type="float" office:value="0.00982625" calcext:value-type="float">
            <text:p>0.00982625</text:p>
          </table:table-cell>
          <table:table-cell office:value-type="string" calcext:value-type="string">
            <text:p><text:s/>fps</text:p>
          </table:table-cell>
          <table:table-cell office:value-type="float" office:value="2.62206" calcext:value-type="float">
            <text:p>2.62206</text:p>
          </table:table-cell>
          <table:table-cell office:value-type="float" office:value="376" calcext:value-type="float">
            <text:p>376</text:p>
          </table:table-cell>
          <table:table-cell table:formula="of:=[.I40]/2" office:value-type="float" office:value="188" calcext:value-type="float">
            <text:p>188</text:p>
          </table:table-cell>
          <table:table-cell table:formula="of:=ABS(([.D40]*1000)-[.J40])" office:value-type="float" office:value="16.017" calcext:value-type="float">
            <text:p>16.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t_pvc_500_all_obstructions_middle</text:p>
          </table:table-cell>
          <table:table-cell office:value-type="string" calcext:value-type="string">
            <text:p>../data/wet_pvc_500_all_obstructions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58084" calcext:value-type="float">
            <text:p>0.258084</text:p>
          </table:table-cell>
          <table:table-cell office:value-type="string" calcext:value-type="string">
            <text:p><text:s/>std_dev</text:p>
          </table:table-cell>
          <table:table-cell office:value-type="float" office:value="0.000743073" calcext:value-type="float">
            <text:p>0.000743073</text:p>
          </table:table-cell>
          <table:table-cell office:value-type="string" calcext:value-type="string">
            <text:p><text:s/>fps</text:p>
          </table:table-cell>
          <table:table-cell office:value-type="float" office:value="3.17642" calcext:value-type="float">
            <text:p>3.17642</text:p>
          </table:table-cell>
          <table:table-cell office:value-type="float" office:value="468" calcext:value-type="float">
            <text:p>468</text:p>
          </table:table-cell>
          <table:table-cell table:formula="of:=[.I41]/2" office:value-type="float" office:value="234" calcext:value-type="float">
            <text:p>234</text:p>
          </table:table-cell>
          <table:table-cell table:formula="of:=ABS(([.D41]*1000)-[.J41])" office:value-type="float" office:value="24.084" calcext:value-type="float">
            <text:p>24.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t_pvc_500_middle</text:p>
          </table:table-cell>
          <table:table-cell office:value-type="string" calcext:value-type="string">
            <text:p>../data/wet_pvc_500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4744" calcext:value-type="float">
            <text:p>0.264744</text:p>
          </table:table-cell>
          <table:table-cell office:value-type="string" calcext:value-type="string">
            <text:p><text:s/>std_dev</text:p>
          </table:table-cell>
          <table:table-cell office:value-type="float" office:value="0.00076862" calcext:value-type="float">
            <text:p>0.00076862</text:p>
          </table:table-cell>
          <table:table-cell office:value-type="string" calcext:value-type="string">
            <text:p><text:s/>fps</text:p>
          </table:table-cell>
          <table:table-cell office:value-type="float" office:value="3.7219" calcext:value-type="float">
            <text:p>3.7219</text:p>
          </table:table-cell>
          <table:table-cell office:value-type="float" office:value="468" calcext:value-type="float">
            <text:p>468</text:p>
          </table:table-cell>
          <table:table-cell table:formula="of:=[.I42]/2" office:value-type="float" office:value="234" calcext:value-type="float">
            <text:p>234</text:p>
          </table:table-cell>
          <table:table-cell table:formula="of:=ABS(([.D42]*1000)-[.J42])" office:value-type="float" office:value="30.744" calcext:value-type="float">
            <text:p>30.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t_pvc_500_wet_pico_middle</text:p>
          </table:table-cell>
          <table:table-cell office:value-type="string" calcext:value-type="string">
            <text:p>../data/wet_pvc_500_wet_pico_middle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45923" calcext:value-type="float">
            <text:p>0.245923</text:p>
          </table:table-cell>
          <table:table-cell office:value-type="string" calcext:value-type="string">
            <text:p><text:s/>std_dev</text:p>
          </table:table-cell>
          <table:table-cell office:value-type="float" office:value="0.00447659" calcext:value-type="float">
            <text:p>0.00447659</text:p>
          </table:table-cell>
          <table:table-cell office:value-type="string" calcext:value-type="string">
            <text:p><text:s/>fps</text:p>
          </table:table-cell>
          <table:table-cell office:value-type="float" office:value="3.51296" calcext:value-type="float">
            <text:p>3.51296</text:p>
          </table:table-cell>
          <table:table-cell office:value-type="float" office:value="468" calcext:value-type="float">
            <text:p>468</text:p>
          </table:table-cell>
          <table:table-cell table:formula="of:=[.I43]/2" office:value-type="float" office:value="234" calcext:value-type="float">
            <text:p>234</text:p>
          </table:table-cell>
          <table:table-cell table:formula="of:=ABS(([.D43]*1000)-[.J43])" office:value-type="float" office:value="11.923" calcext:value-type="float">
            <text:p>11.9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t_pvc_500_wet_pico_middle_2</text:p>
          </table:table-cell>
          <table:table-cell office:value-type="string" calcext:value-type="string">
            <text:p>../data/wet_pvc_500_wet_pico_middle_2/fps10_exp_1000</text:p>
          </table:table-cell>
          <table:table-cell office:value-type="string" calcext:value-type="string">
            <text:p><text:s/>r</text:p>
          </table:table-cell>
          <table:table-cell office:value-type="float" office:value="0.224906" calcext:value-type="float">
            <text:p>0.224906</text:p>
          </table:table-cell>
          <table:table-cell office:value-type="string" calcext:value-type="string">
            <text:p><text:s/>std_dev</text:p>
          </table:table-cell>
          <table:table-cell office:value-type="float" office:value="0.00971304" calcext:value-type="float">
            <text:p>0.00971304</text:p>
          </table:table-cell>
          <table:table-cell office:value-type="string" calcext:value-type="string">
            <text:p><text:s/>fps</text:p>
          </table:table-cell>
          <table:table-cell office:value-type="float" office:value="4.00416" calcext:value-type="float">
            <text:p>4.00416</text:p>
          </table:table-cell>
          <table:table-cell office:value-type="float" office:value="468" calcext:value-type="float">
            <text:p>468</text:p>
          </table:table-cell>
          <table:table-cell table:formula="of:=[.I44]/2" office:value-type="float" office:value="234" calcext:value-type="float">
            <text:p>234</text:p>
          </table:table-cell>
          <table:table-cell table:formula="of:=ABS(([.D44]*1000)-[.J44])" office:value-type="float" office:value="9.09399999999999" calcext:value-type="float">
            <text:p>9.09399999999999</text:p>
          </table:table-cell>
          <table:table-cell table:number-columns-repeated="3"/>
        </table:table-row>
      </table:table>
      <table:table table:name="LeastSquares_full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table:number-columns-repeated="8"/>
          <table:table-cell office:value-type="string" calcext:value-type="string">
            <text:p>true diameter</text:p>
          </table:table-cell>
          <table:table-cell office:value-type="string" calcext:value-type="string">
            <text:p>true radius in mm</text:p>
          </table:table-cell>
          <table:table-cell office:value-type="string" calcext:value-type="string">
            <text:p>absolute error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td.dev</text:p>
          </table:table-cell>
        </table:table-row>
        <table:table-row table:style-name="ro1">
          <table:table-cell office:value-type="string" calcext:value-type="string">
            <text:p>bag_lining_1</text:p>
          </table:table-cell>
          <table:table-cell office:value-type="string" calcext:value-type="string">
            <text:p>data/trash_datasets\bag_lining_1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32322125529567" calcext:value-type="float">
            <text:p>0.093232212552957</text:p>
          </table:table-cell>
          <table:table-cell office:value-type="string" calcext:value-type="string">
            <text:p><text:s/>std_dev</text:p>
          </table:table-cell>
          <table:table-cell office:value-type="float" office:value="0.000438111007825494" calcext:value-type="float">
            <text:p>0.000438111007825</text:p>
          </table:table-cell>
          <table:table-cell office:value-type="string" calcext:value-type="string">
            <text:p><text:s/>fps</text:p>
          </table:table-cell>
          <table:table-cell office:value-type="float" office:value="0.774169648240446" calcext:value-type="float">
            <text:p>0.774169648240446</text:p>
          </table:table-cell>
          <table:table-cell office:value-type="float" office:value="190" calcext:value-type="float">
            <text:p>190</text:p>
          </table:table-cell>
          <table:table-cell table:formula="of:=[.I2]/2" office:value-type="float" office:value="95" calcext:value-type="float">
            <text:p>95</text:p>
          </table:table-cell>
          <table:table-cell table:formula="of:=ABS(([.D2]*1000)-[.J2])" office:value-type="float" office:value="1.7677874470433" calcext:value-type="float">
            <text:p>1.7677874470433</text:p>
          </table:table-cell>
          <table:table-cell/>
          <table:table-cell table:formula="of:=AVERAGE([.K2:.K44])" office:value-type="float" office:value="21.234538664503" calcext:value-type="float">
            <text:p>21.234538664503</text:p>
          </table:table-cell>
          <table:table-cell table:formula="of:=STDEVP([.K2:.K44])" office:value-type="float" office:value="22.6326935083741" calcext:value-type="float">
            <text:p>22.6326935083741</text:p>
          </table:table-cell>
        </table:table-row>
        <table:table-row table:style-name="ro1">
          <table:table-cell office:value-type="string" calcext:value-type="string">
            <text:p>bag_on_side_1</text:p>
          </table:table-cell>
          <table:table-cell office:value-type="string" calcext:value-type="string">
            <text:p>data/trash_datasets\bag_on_side_1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698624386783396" calcext:value-type="float">
            <text:p>0.06986243867834</text:p>
          </table:table-cell>
          <table:table-cell office:value-type="string" calcext:value-type="string">
            <text:p><text:s/>std_dev</text:p>
          </table:table-cell>
          <table:table-cell table:style-name="ce2" office:value-type="float" office:value="0.0000946791610493325" calcext:value-type="float">
            <text:p>9.47E-05</text:p>
          </table:table-cell>
          <table:table-cell office:value-type="string" calcext:value-type="string">
            <text:p><text:s/>fps</text:p>
          </table:table-cell>
          <table:table-cell office:value-type="float" office:value="0.723021614407416" calcext:value-type="float">
            <text:p>0.723021614407416</text:p>
          </table:table-cell>
          <table:table-cell office:value-type="float" office:value="190" calcext:value-type="float">
            <text:p>190</text:p>
          </table:table-cell>
          <table:table-cell table:formula="of:=[.I3]/2" office:value-type="float" office:value="95" calcext:value-type="float">
            <text:p>95</text:p>
          </table:table-cell>
          <table:table-cell table:formula="of:=ABS(([.D3]*1000)-[.J3])" office:value-type="float" office:value="25.1375613216604" calcext:value-type="float">
            <text:p>25.1375613216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g_on_side_2</text:p>
          </table:table-cell>
          <table:table-cell office:value-type="string" calcext:value-type="string">
            <text:p>data/trash_datasets\bag_on_side_2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86749578549431" calcext:value-type="float">
            <text:p>0.086749578549431</text:p>
          </table:table-cell>
          <table:table-cell office:value-type="string" calcext:value-type="string">
            <text:p><text:s/>std_dev</text:p>
          </table:table-cell>
          <table:table-cell office:value-type="float" office:value="0.000851699401762119" calcext:value-type="float">
            <text:p>0.000851699401762</text:p>
          </table:table-cell>
          <table:table-cell office:value-type="string" calcext:value-type="string">
            <text:p><text:s/>fps</text:p>
          </table:table-cell>
          <table:table-cell office:value-type="float" office:value="0.831773860466337" calcext:value-type="float">
            <text:p>0.831773860466337</text:p>
          </table:table-cell>
          <table:table-cell office:value-type="float" office:value="190" calcext:value-type="float">
            <text:p>190</text:p>
          </table:table-cell>
          <table:table-cell table:formula="of:=[.I4]/2" office:value-type="float" office:value="95" calcext:value-type="float">
            <text:p>95</text:p>
          </table:table-cell>
          <table:table-cell table:formula="of:=ABS(([.D4]*1000)-[.J4])" office:value-type="float" office:value="8.25042145056899" calcext:value-type="float">
            <text:p>8.250421450568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g_on_side_far_1</text:p>
          </table:table-cell>
          <table:table-cell office:value-type="string" calcext:value-type="string">
            <text:p>data/trash_datasets\bag_on_side_far_1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5223576749388" calcext:value-type="float">
            <text:p>0.105223576749388</text:p>
          </table:table-cell>
          <table:table-cell office:value-type="string" calcext:value-type="string">
            <text:p><text:s/>std_dev</text:p>
          </table:table-cell>
          <table:table-cell table:style-name="ce2" office:value-type="float" office:value="0.0000421881517460224" calcext:value-type="float">
            <text:p>4.22E-05</text:p>
          </table:table-cell>
          <table:table-cell office:value-type="string" calcext:value-type="string">
            <text:p><text:s/>fps</text:p>
          </table:table-cell>
          <table:table-cell office:value-type="float" office:value="0.726735064841087" calcext:value-type="float">
            <text:p>0.726735064841087</text:p>
          </table:table-cell>
          <table:table-cell office:value-type="float" office:value="190" calcext:value-type="float">
            <text:p>190</text:p>
          </table:table-cell>
          <table:table-cell table:formula="of:=[.I5]/2" office:value-type="float" office:value="95" calcext:value-type="float">
            <text:p>95</text:p>
          </table:table-cell>
          <table:table-cell table:formula="of:=ABS(([.D5]*1000)-[.J5])" office:value-type="float" office:value="10.223576749388" calcext:value-type="float">
            <text:p>10.223576749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g_on_side_far_2</text:p>
          </table:table-cell>
          <table:table-cell office:value-type="string" calcext:value-type="string">
            <text:p>data/trash_datasets\bag_on_side_far_2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4259652419365" calcext:value-type="float">
            <text:p>0.104259652419365</text:p>
          </table:table-cell>
          <table:table-cell office:value-type="string" calcext:value-type="string">
            <text:p><text:s/>std_dev</text:p>
          </table:table-cell>
          <table:table-cell table:style-name="ce2" office:value-type="float" office:value="0.00003597417248812" calcext:value-type="float">
            <text:p>3.60E-05</text:p>
          </table:table-cell>
          <table:table-cell office:value-type="string" calcext:value-type="string">
            <text:p><text:s/>fps</text:p>
          </table:table-cell>
          <table:table-cell office:value-type="float" office:value="0.731531096001541" calcext:value-type="float">
            <text:p>0.731531096001541</text:p>
          </table:table-cell>
          <table:table-cell office:value-type="float" office:value="190" calcext:value-type="float">
            <text:p>190</text:p>
          </table:table-cell>
          <table:table-cell table:formula="of:=[.I6]/2" office:value-type="float" office:value="95" calcext:value-type="float">
            <text:p>95</text:p>
          </table:table-cell>
          <table:table-cell table:formula="of:=ABS(([.D6]*1000)-[.J6])" office:value-type="float" office:value="9.25965241936501" calcext:value-type="float">
            <text:p>9.25965241936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on_200</text:p>
          </table:table-cell>
          <table:table-cell office:value-type="string" calcext:value-type="string">
            <text:p>data/trash_datasets\beton_200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87306761358417" calcext:value-type="float">
            <text:p>0.098730676135842</text:p>
          </table:table-cell>
          <table:table-cell office:value-type="string" calcext:value-type="string">
            <text:p><text:s/>std_dev</text:p>
          </table:table-cell>
          <table:table-cell office:value-type="float" office:value="0.000100435853293417" calcext:value-type="float">
            <text:p>0.000100435853293</text:p>
          </table:table-cell>
          <table:table-cell office:value-type="string" calcext:value-type="string">
            <text:p><text:s/>fps</text:p>
          </table:table-cell>
          <table:table-cell office:value-type="float" office:value="0.704932131619959" calcext:value-type="float">
            <text:p>0.704932131619959</text:p>
          </table:table-cell>
          <table:table-cell office:value-type="float" office:value="196" calcext:value-type="float">
            <text:p>196</text:p>
          </table:table-cell>
          <table:table-cell table:formula="of:=[.I7]/2" office:value-type="float" office:value="98" calcext:value-type="float">
            <text:p>98</text:p>
          </table:table-cell>
          <table:table-cell table:formula="of:=ABS(([.D7]*1000)-[.J7])" office:value-type="float" office:value="0.730676135841705" calcext:value-type="float">
            <text:p>0.730676135841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y_pvc_200</text:p>
          </table:table-cell>
          <table:table-cell office:value-type="string" calcext:value-type="string">
            <text:p>data/trash_datasets\dry_pvc_200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284565637847" calcext:value-type="float">
            <text:p>0.11284565637847</text:p>
          </table:table-cell>
          <table:table-cell office:value-type="string" calcext:value-type="string">
            <text:p><text:s/>std_dev</text:p>
          </table:table-cell>
          <table:table-cell office:value-type="float" office:value="0.00109651096649116" calcext:value-type="float">
            <text:p>0.001096510966491</text:p>
          </table:table-cell>
          <table:table-cell office:value-type="string" calcext:value-type="string">
            <text:p><text:s/>fps</text:p>
          </table:table-cell>
          <table:table-cell office:value-type="float" office:value="0.84780548358277" calcext:value-type="float">
            <text:p>0.84780548358277</text:p>
          </table:table-cell>
          <table:table-cell office:value-type="float" office:value="190" calcext:value-type="float">
            <text:p>190</text:p>
          </table:table-cell>
          <table:table-cell table:formula="of:=[.I8]/2" office:value-type="float" office:value="95" calcext:value-type="float">
            <text:p>95</text:p>
          </table:table-cell>
          <table:table-cell table:formula="of:=ABS(([.D8]*1000)-[.J8])" office:value-type="float" office:value="17.84565637847" calcext:value-type="float">
            <text:p>17.84565637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y_pvc_400_bottom_trash_bag</text:p>
          </table:table-cell>
          <table:table-cell office:value-type="string" calcext:value-type="string">
            <text:p>data/trash_datasets\dry_pvc_400_bottom_trash_bag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74162424660081" calcext:value-type="float">
            <text:p>0.174162424660081</text:p>
          </table:table-cell>
          <table:table-cell office:value-type="string" calcext:value-type="string">
            <text:p><text:s/>std_dev</text:p>
          </table:table-cell>
          <table:table-cell office:value-type="float" office:value="0.00171008236104251" calcext:value-type="float">
            <text:p>0.001710082361043</text:p>
          </table:table-cell>
          <table:table-cell office:value-type="string" calcext:value-type="string">
            <text:p><text:s/>fps</text:p>
          </table:table-cell>
          <table:table-cell office:value-type="float" office:value="0.90011700243705" calcext:value-type="float">
            <text:p>0.90011700243705</text:p>
          </table:table-cell>
          <table:table-cell office:value-type="float" office:value="376" calcext:value-type="float">
            <text:p>376</text:p>
          </table:table-cell>
          <table:table-cell table:formula="of:=[.I9]/2" office:value-type="float" office:value="188" calcext:value-type="float">
            <text:p>188</text:p>
          </table:table-cell>
          <table:table-cell table:formula="of:=ABS(([.D9]*1000)-[.J9])" office:value-type="float" office:value="13.837575339919" calcext:value-type="float">
            <text:p>13.8375753399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y_pvc_400_bricks_bottom</text:p>
          </table:table-cell>
          <table:table-cell office:value-type="string" calcext:value-type="string">
            <text:p>data/trash_datasets\dry_pvc_400_bricks_bottom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93873469716208" calcext:value-type="float">
            <text:p>0.193873469716208</text:p>
          </table:table-cell>
          <table:table-cell office:value-type="string" calcext:value-type="string">
            <text:p><text:s/>std_dev</text:p>
          </table:table-cell>
          <table:table-cell office:value-type="float" office:value="0.000226868353280968" calcext:value-type="float">
            <text:p>0.000226868353281</text:p>
          </table:table-cell>
          <table:table-cell office:value-type="string" calcext:value-type="string">
            <text:p><text:s/>fps</text:p>
          </table:table-cell>
          <table:table-cell office:value-type="float" office:value="1.0514693703251" calcext:value-type="float">
            <text:p>1.0514693703251</text:p>
          </table:table-cell>
          <table:table-cell office:value-type="float" office:value="376" calcext:value-type="float">
            <text:p>376</text:p>
          </table:table-cell>
          <table:table-cell table:formula="of:=[.I10]/2" office:value-type="float" office:value="188" calcext:value-type="float">
            <text:p>188</text:p>
          </table:table-cell>
          <table:table-cell table:formula="of:=ABS(([.D10]*1000)-[.J10])" office:value-type="float" office:value="5.87346971620801" calcext:value-type="float">
            <text:p>5.873469716208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y_pvc_400_bricks_middle</text:p>
          </table:table-cell>
          <table:table-cell office:value-type="string" calcext:value-type="string">
            <text:p>data/trash_datasets\dry_pvc_400_bricks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99505461984312" calcext:value-type="float">
            <text:p>0.199505461984312</text:p>
          </table:table-cell>
          <table:table-cell office:value-type="string" calcext:value-type="string">
            <text:p><text:s/>std_dev</text:p>
          </table:table-cell>
          <table:table-cell table:style-name="ce2" office:value-type="float" office:value="0.0000582429450846808" calcext:value-type="float">
            <text:p>5.82E-05</text:p>
          </table:table-cell>
          <table:table-cell office:value-type="string" calcext:value-type="string">
            <text:p><text:s/>fps</text:p>
          </table:table-cell>
          <table:table-cell office:value-type="float" office:value="1.10344051915381" calcext:value-type="float">
            <text:p>1.10344051915381</text:p>
          </table:table-cell>
          <table:table-cell office:value-type="float" office:value="376" calcext:value-type="float">
            <text:p>376</text:p>
          </table:table-cell>
          <table:table-cell table:formula="of:=[.I11]/2" office:value-type="float" office:value="188" calcext:value-type="float">
            <text:p>188</text:p>
          </table:table-cell>
          <table:table-cell table:formula="of:=ABS(([.D11]*1000)-[.J11])" office:value-type="float" office:value="11.505461984312" calcext:value-type="float">
            <text:p>11.505461984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y_pvc_400_long_bottom</text:p>
          </table:table-cell>
          <table:table-cell office:value-type="string" calcext:value-type="string">
            <text:p>data/trash_datasets\dry_pvc_400_long_bottom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2230552853477" calcext:value-type="float">
            <text:p>0.202230552853477</text:p>
          </table:table-cell>
          <table:table-cell office:value-type="string" calcext:value-type="string">
            <text:p><text:s/>std_dev</text:p>
          </table:table-cell>
          <table:table-cell table:style-name="ce2" office:value-type="float" office:value="0.0000947653254284641" calcext:value-type="float">
            <text:p>9.48E-05</text:p>
          </table:table-cell>
          <table:table-cell office:value-type="string" calcext:value-type="string">
            <text:p><text:s/>fps</text:p>
          </table:table-cell>
          <table:table-cell office:value-type="float" office:value="1.13384699745934" calcext:value-type="float">
            <text:p>1.13384699745934</text:p>
          </table:table-cell>
          <table:table-cell office:value-type="float" office:value="376" calcext:value-type="float">
            <text:p>376</text:p>
          </table:table-cell>
          <table:table-cell table:formula="of:=[.I12]/2" office:value-type="float" office:value="188" calcext:value-type="float">
            <text:p>188</text:p>
          </table:table-cell>
          <table:table-cell table:formula="of:=ABS(([.D12]*1000)-[.J12])" office:value-type="float" office:value="14.230552853477" calcext:value-type="float">
            <text:p>14.230552853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y_pvc_400_long_center</text:p>
          </table:table-cell>
          <table:table-cell office:value-type="string" calcext:value-type="string">
            <text:p>data/trash_datasets\dry_pvc_400_long_center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7740164622126" calcext:value-type="float">
            <text:p>0.207740164622126</text:p>
          </table:table-cell>
          <table:table-cell office:value-type="string" calcext:value-type="string">
            <text:p><text:s/>std_dev</text:p>
          </table:table-cell>
          <table:table-cell office:value-type="float" office:value="0.000600004176246609" calcext:value-type="float">
            <text:p>0.000600004176247</text:p>
          </table:table-cell>
          <table:table-cell office:value-type="string" calcext:value-type="string">
            <text:p><text:s/>fps</text:p>
          </table:table-cell>
          <table:table-cell office:value-type="float" office:value="1.1950485881681" calcext:value-type="float">
            <text:p>1.1950485881681</text:p>
          </table:table-cell>
          <table:table-cell office:value-type="float" office:value="376" calcext:value-type="float">
            <text:p>376</text:p>
          </table:table-cell>
          <table:table-cell table:formula="of:=[.I13]/2" office:value-type="float" office:value="188" calcext:value-type="float">
            <text:p>188</text:p>
          </table:table-cell>
          <table:table-cell table:formula="of:=ABS(([.D13]*1000)-[.J13])" office:value-type="float" office:value="19.740164622126" calcext:value-type="float">
            <text:p>19.740164622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y_pvc_400_middle_trash_bag</text:p>
          </table:table-cell>
          <table:table-cell office:value-type="string" calcext:value-type="string">
            <text:p>data/trash_datasets\dry_pvc_400_middle_trash_bag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83899793359659" calcext:value-type="float">
            <text:p>0.183899793359659</text:p>
          </table:table-cell>
          <table:table-cell office:value-type="string" calcext:value-type="string">
            <text:p><text:s/>std_dev</text:p>
          </table:table-cell>
          <table:table-cell office:value-type="float" office:value="0.00155062168444636" calcext:value-type="float">
            <text:p>0.001550621684446</text:p>
          </table:table-cell>
          <table:table-cell office:value-type="string" calcext:value-type="string">
            <text:p><text:s/>fps</text:p>
          </table:table-cell>
          <table:table-cell office:value-type="float" office:value="1.02071771969479" calcext:value-type="float">
            <text:p>1.02071771969479</text:p>
          </table:table-cell>
          <table:table-cell office:value-type="float" office:value="376" calcext:value-type="float">
            <text:p>376</text:p>
          </table:table-cell>
          <table:table-cell table:formula="of:=[.I14]/2" office:value-type="float" office:value="188" calcext:value-type="float">
            <text:p>188</text:p>
          </table:table-cell>
          <table:table-cell table:formula="of:=ABS(([.D14]*1000)-[.J14])" office:value-type="float" office:value="4.10020664034099" calcext:value-type="float">
            <text:p>4.10020664034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y_pvc_400_paper_bottom</text:p>
          </table:table-cell>
          <table:table-cell office:value-type="string" calcext:value-type="string">
            <text:p>data/trash_datasets\dry_pvc_400_paper_bottom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37417690012923" calcext:value-type="float">
            <text:p>0.237417690012923</text:p>
          </table:table-cell>
          <table:table-cell office:value-type="string" calcext:value-type="string">
            <text:p><text:s/>std_dev</text:p>
          </table:table-cell>
          <table:table-cell office:value-type="float" office:value="0.00139982282133393" calcext:value-type="float">
            <text:p>0.001399822821334</text:p>
          </table:table-cell>
          <table:table-cell office:value-type="string" calcext:value-type="string">
            <text:p><text:s/>fps</text:p>
          </table:table-cell>
          <table:table-cell office:value-type="float" office:value="1.30392331601432" calcext:value-type="float">
            <text:p>1.30392331601432</text:p>
          </table:table-cell>
          <table:table-cell office:value-type="float" office:value="376" calcext:value-type="float">
            <text:p>376</text:p>
          </table:table-cell>
          <table:table-cell table:formula="of:=[.I15]/2" office:value-type="float" office:value="188" calcext:value-type="float">
            <text:p>188</text:p>
          </table:table-cell>
          <table:table-cell table:formula="of:=ABS(([.D15]*1000)-[.J15])" office:value-type="float" office:value="49.417690012923" calcext:value-type="float">
            <text:p>49.4176900129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y_pvc_400_paper_middle</text:p>
          </table:table-cell>
          <table:table-cell office:value-type="string" calcext:value-type="string">
            <text:p>data/trash_datasets\dry_pvc_400_paper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5001558842537" calcext:value-type="float">
            <text:p>0.25001558842537</text:p>
          </table:table-cell>
          <table:table-cell office:value-type="string" calcext:value-type="string">
            <text:p><text:s/>std_dev</text:p>
          </table:table-cell>
          <table:table-cell office:value-type="float" office:value="0.00131492016081387" calcext:value-type="float">
            <text:p>0.001314920160814</text:p>
          </table:table-cell>
          <table:table-cell office:value-type="string" calcext:value-type="string">
            <text:p><text:s/>fps</text:p>
          </table:table-cell>
          <table:table-cell office:value-type="float" office:value="1.3637137279578" calcext:value-type="float">
            <text:p>1.3637137279578</text:p>
          </table:table-cell>
          <table:table-cell office:value-type="float" office:value="376" calcext:value-type="float">
            <text:p>376</text:p>
          </table:table-cell>
          <table:table-cell table:formula="of:=[.I16]/2" office:value-type="float" office:value="188" calcext:value-type="float">
            <text:p>188</text:p>
          </table:table-cell>
          <table:table-cell table:formula="of:=ABS(([.D16]*1000)-[.J16])" office:value-type="float" office:value="62.01558842537" calcext:value-type="float">
            <text:p>62.01558842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y_pvc_400_sonar</text:p>
          </table:table-cell>
          <table:table-cell office:value-type="string" calcext:value-type="string">
            <text:p>data/trash_datasets\dry_pvc_400_sonar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2725728482474" calcext:value-type="float">
            <text:p>0.202725728482474</text:p>
          </table:table-cell>
          <table:table-cell office:value-type="string" calcext:value-type="string">
            <text:p><text:s/>std_dev</text:p>
          </table:table-cell>
          <table:table-cell office:value-type="float" office:value="0.00130195531897744" calcext:value-type="float">
            <text:p>0.001301955318977</text:p>
          </table:table-cell>
          <table:table-cell office:value-type="string" calcext:value-type="string">
            <text:p><text:s/>fps</text:p>
          </table:table-cell>
          <table:table-cell office:value-type="float" office:value="1.1422526977337" calcext:value-type="float">
            <text:p>1.1422526977337</text:p>
          </table:table-cell>
          <table:table-cell office:value-type="float" office:value="376" calcext:value-type="float">
            <text:p>376</text:p>
          </table:table-cell>
          <table:table-cell table:formula="of:=[.I17]/2" office:value-type="float" office:value="188" calcext:value-type="float">
            <text:p>188</text:p>
          </table:table-cell>
          <table:table-cell table:formula="of:=ABS(([.D17]*1000)-[.J17])" office:value-type="float" office:value="14.725728482474" calcext:value-type="float">
            <text:p>14.725728482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y_pvc_500_bricks_middle</text:p>
          </table:table-cell>
          <table:table-cell office:value-type="string" calcext:value-type="string">
            <text:p>data/trash_datasets\dry_pvc_500_bricks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51917955248086" calcext:value-type="float">
            <text:p>0.251917955248086</text:p>
          </table:table-cell>
          <table:table-cell office:value-type="string" calcext:value-type="string">
            <text:p><text:s/>std_dev</text:p>
          </table:table-cell>
          <table:table-cell office:value-type="float" office:value="0.000549798042148449" calcext:value-type="float">
            <text:p>0.000549798042148</text:p>
          </table:table-cell>
          <table:table-cell office:value-type="string" calcext:value-type="string">
            <text:p><text:s/>fps</text:p>
          </table:table-cell>
          <table:table-cell office:value-type="float" office:value="1.37778832450746" calcext:value-type="float">
            <text:p>1.37778832450746</text:p>
          </table:table-cell>
          <table:table-cell office:value-type="float" office:value="468" calcext:value-type="float">
            <text:p>468</text:p>
          </table:table-cell>
          <table:table-cell table:formula="of:=[.I18]/2" office:value-type="float" office:value="234" calcext:value-type="float">
            <text:p>234</text:p>
          </table:table-cell>
          <table:table-cell table:formula="of:=ABS(([.D18]*1000)-[.J18])" office:value-type="float" office:value="17.917955248086" calcext:value-type="float">
            <text:p>17.9179552480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y_pvc_500_middle</text:p>
          </table:table-cell>
          <table:table-cell office:value-type="string" calcext:value-type="string">
            <text:p>data/trash_datasets\dry_pvc_500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5182448322346" calcext:value-type="float">
            <text:p>0.265182448322346</text:p>
          </table:table-cell>
          <table:table-cell office:value-type="string" calcext:value-type="string">
            <text:p><text:s/>std_dev</text:p>
          </table:table-cell>
          <table:table-cell office:value-type="float" office:value="0.000656980924002103" calcext:value-type="float">
            <text:p>0.000656980924002</text:p>
          </table:table-cell>
          <table:table-cell office:value-type="string" calcext:value-type="string">
            <text:p><text:s/>fps</text:p>
          </table:table-cell>
          <table:table-cell office:value-type="float" office:value="1.44978259365364" calcext:value-type="float">
            <text:p>1.44978259365364</text:p>
          </table:table-cell>
          <table:table-cell office:value-type="float" office:value="468" calcext:value-type="float">
            <text:p>468</text:p>
          </table:table-cell>
          <table:table-cell table:formula="of:=[.I19]/2" office:value-type="float" office:value="234" calcext:value-type="float">
            <text:p>234</text:p>
          </table:table-cell>
          <table:table-cell table:formula="of:=ABS(([.D19]*1000)-[.J19])" office:value-type="float" office:value="31.182448322346" calcext:value-type="float">
            <text:p>31.1824483223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y_pvc_500_middle_trashbag</text:p>
          </table:table-cell>
          <table:table-cell office:value-type="string" calcext:value-type="string">
            <text:p>data/trash_datasets\dry_pvc_500_middle_trashbag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60568992311297" calcext:value-type="float">
            <text:p>0.160568992311297</text:p>
          </table:table-cell>
          <table:table-cell office:value-type="string" calcext:value-type="string">
            <text:p><text:s/>std_dev</text:p>
          </table:table-cell>
          <table:table-cell office:value-type="float" office:value="0.00785716867510346" calcext:value-type="float">
            <text:p>0.007857168675103</text:p>
          </table:table-cell>
          <table:table-cell office:value-type="string" calcext:value-type="string">
            <text:p><text:s/>fps</text:p>
          </table:table-cell>
          <table:table-cell office:value-type="float" office:value="1.02284617158381" calcext:value-type="float">
            <text:p>1.02284617158381</text:p>
          </table:table-cell>
          <table:table-cell office:value-type="float" office:value="468" calcext:value-type="float">
            <text:p>468</text:p>
          </table:table-cell>
          <table:table-cell table:formula="of:=[.I20]/2" office:value-type="float" office:value="234" calcext:value-type="float">
            <text:p>234</text:p>
          </table:table-cell>
          <table:table-cell table:formula="of:=ABS(([.D20]*1000)-[.J20])" office:value-type="float" office:value="73.431007688703" calcext:value-type="float">
            <text:p>73.431007688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y_pvc_500_sonar</text:p>
          </table:table-cell>
          <table:table-cell office:value-type="string" calcext:value-type="string">
            <text:p>data/trash_datasets\dry_pvc_500_sonar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3568792243554" calcext:value-type="float">
            <text:p>0.263568792243554</text:p>
          </table:table-cell>
          <table:table-cell office:value-type="string" calcext:value-type="string">
            <text:p><text:s/>std_dev</text:p>
          </table:table-cell>
          <table:table-cell office:value-type="float" office:value="0.000516322571203301" calcext:value-type="float">
            <text:p>0.000516322571203</text:p>
          </table:table-cell>
          <table:table-cell office:value-type="string" calcext:value-type="string">
            <text:p><text:s/>fps</text:p>
          </table:table-cell>
          <table:table-cell office:value-type="float" office:value="1.32684535896711" calcext:value-type="float">
            <text:p>1.32684535896711</text:p>
          </table:table-cell>
          <table:table-cell office:value-type="float" office:value="468" calcext:value-type="float">
            <text:p>468</text:p>
          </table:table-cell>
          <table:table-cell table:formula="of:=[.I21]/2" office:value-type="float" office:value="234" calcext:value-type="float">
            <text:p>234</text:p>
          </table:table-cell>
          <table:table-cell table:formula="of:=ABS(([.D21]*1000)-[.J21])" office:value-type="float" office:value="29.568792243554" calcext:value-type="float">
            <text:p>29.5687922435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_0</text:p>
          </table:table-cell>
          <table:table-cell office:value-type="string" calcext:value-type="string">
            <text:p>data/trash_datasets\Sand_0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5992925569262" calcext:value-type="float">
            <text:p>0.115992925569262</text:p>
          </table:table-cell>
          <table:table-cell office:value-type="string" calcext:value-type="string">
            <text:p><text:s/>std_dev</text:p>
          </table:table-cell>
          <table:table-cell office:value-type="float" office:value="0.000482552394239804" calcext:value-type="float">
            <text:p>0.00048255239424</text:p>
          </table:table-cell>
          <table:table-cell office:value-type="string" calcext:value-type="string">
            <text:p><text:s/>fps</text:p>
          </table:table-cell>
          <table:table-cell office:value-type="float" office:value="1.06563580624765" calcext:value-type="float">
            <text:p>1.06563580624765</text:p>
          </table:table-cell>
          <table:table-cell office:value-type="float" office:value="190" calcext:value-type="float">
            <text:p>190</text:p>
          </table:table-cell>
          <table:table-cell table:formula="of:=[.I22]/2" office:value-type="float" office:value="95" calcext:value-type="float">
            <text:p>95</text:p>
          </table:table-cell>
          <table:table-cell table:formula="of:=ABS(([.D22]*1000)-[.J22])" office:value-type="float" office:value="20.992925569262" calcext:value-type="float">
            <text:p>20.992925569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_1</text:p>
          </table:table-cell>
          <table:table-cell office:value-type="string" calcext:value-type="string">
            <text:p>data/trash_datasets\Sand_1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6472365369569" calcext:value-type="float">
            <text:p>0.106472365369569</text:p>
          </table:table-cell>
          <table:table-cell office:value-type="string" calcext:value-type="string">
            <text:p><text:s/>std_dev</text:p>
          </table:table-cell>
          <table:table-cell office:value-type="float" office:value="0.000358429924473419" calcext:value-type="float">
            <text:p>0.000358429924473</text:p>
          </table:table-cell>
          <table:table-cell office:value-type="string" calcext:value-type="string">
            <text:p><text:s/>fps</text:p>
          </table:table-cell>
          <table:table-cell office:value-type="float" office:value="1.06557567214126" calcext:value-type="float">
            <text:p>1.06557567214126</text:p>
          </table:table-cell>
          <table:table-cell office:value-type="float" office:value="190" calcext:value-type="float">
            <text:p>190</text:p>
          </table:table-cell>
          <table:table-cell table:formula="of:=[.I23]/2" office:value-type="float" office:value="95" calcext:value-type="float">
            <text:p>95</text:p>
          </table:table-cell>
          <table:table-cell table:formula="of:=ABS(([.D23]*1000)-[.J23])" office:value-type="float" office:value="11.472365369569" calcext:value-type="float">
            <text:p>11.4723653695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_2</text:p>
          </table:table-cell>
          <table:table-cell office:value-type="string" calcext:value-type="string">
            <text:p>data/trash_datasets\Sand_2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46098990098795" calcext:value-type="float">
            <text:p>0.09460989900988</text:p>
          </table:table-cell>
          <table:table-cell office:value-type="string" calcext:value-type="string">
            <text:p><text:s/>std_dev</text:p>
          </table:table-cell>
          <table:table-cell table:style-name="ce2" office:value-type="float" office:value="0.0000303080118668287" calcext:value-type="float">
            <text:p>3.03E-05</text:p>
          </table:table-cell>
          <table:table-cell office:value-type="string" calcext:value-type="string">
            <text:p><text:s/>fps</text:p>
          </table:table-cell>
          <table:table-cell office:value-type="float" office:value="1.31123853747489" calcext:value-type="float">
            <text:p>1.31123853747489</text:p>
          </table:table-cell>
          <table:table-cell office:value-type="float" office:value="190" calcext:value-type="float">
            <text:p>190</text:p>
          </table:table-cell>
          <table:table-cell table:formula="of:=[.I24]/2" office:value-type="float" office:value="95" calcext:value-type="float">
            <text:p>95</text:p>
          </table:table-cell>
          <table:table-cell table:formula="of:=ABS(([.D24]*1000)-[.J24])" office:value-type="float" office:value="0.390100990120501" calcext:value-type="float">
            <text:p>0.390100990120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_3</text:p>
          </table:table-cell>
          <table:table-cell office:value-type="string" calcext:value-type="string">
            <text:p>data/trash_datasets\Sand_3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609983895238119" calcext:value-type="float">
            <text:p>0.060998389523812</text:p>
          </table:table-cell>
          <table:table-cell office:value-type="string" calcext:value-type="string">
            <text:p><text:s/>std_dev</text:p>
          </table:table-cell>
          <table:table-cell office:value-type="float" office:value="0.00017975808849003" calcext:value-type="float">
            <text:p>0.00017975808849</text:p>
          </table:table-cell>
          <table:table-cell office:value-type="string" calcext:value-type="string">
            <text:p><text:s/>fps</text:p>
          </table:table-cell>
          <table:table-cell office:value-type="float" office:value="0.923883011459874" calcext:value-type="float">
            <text:p>0.923883011459874</text:p>
          </table:table-cell>
          <table:table-cell office:value-type="float" office:value="190" calcext:value-type="float">
            <text:p>190</text:p>
          </table:table-cell>
          <table:table-cell table:formula="of:=[.I25]/2" office:value-type="float" office:value="95" calcext:value-type="float">
            <text:p>95</text:p>
          </table:table-cell>
          <table:table-cell table:formula="of:=ABS(([.D25]*1000)-[.J25])" office:value-type="float" office:value="34.0016104761881" calcext:value-type="float">
            <text:p>34.00161047618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_3_upside_down</text:p>
          </table:table-cell>
          <table:table-cell office:value-type="string" calcext:value-type="string">
            <text:p>data/trash_datasets\sand_3_upside_down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83525978746709" calcext:value-type="float">
            <text:p>0.083525978746709</text:p>
          </table:table-cell>
          <table:table-cell office:value-type="string" calcext:value-type="string">
            <text:p><text:s/>std_dev</text:p>
          </table:table-cell>
          <table:table-cell office:value-type="float" office:value="0.000319502686954043" calcext:value-type="float">
            <text:p>0.000319502686954</text:p>
          </table:table-cell>
          <table:table-cell office:value-type="string" calcext:value-type="string">
            <text:p><text:s/>fps</text:p>
          </table:table-cell>
          <table:table-cell office:value-type="float" office:value="0.981740266391478" calcext:value-type="float">
            <text:p>0.981740266391478</text:p>
          </table:table-cell>
          <table:table-cell office:value-type="float" office:value="190" calcext:value-type="float">
            <text:p>190</text:p>
          </table:table-cell>
          <table:table-cell table:formula="of:=[.I26]/2" office:value-type="float" office:value="95" calcext:value-type="float">
            <text:p>95</text:p>
          </table:table-cell>
          <table:table-cell table:formula="of:=ABS(([.D26]*1000)-[.J26])" office:value-type="float" office:value="11.474021253291" calcext:value-type="float">
            <text:p>11.474021253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_1</text:p>
          </table:table-cell>
          <table:table-cell office:value-type="string" calcext:value-type="string">
            <text:p>data/trash_datasets\water_1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7435200056699" calcext:value-type="float">
            <text:p>0.107435200056699</text:p>
          </table:table-cell>
          <table:table-cell office:value-type="string" calcext:value-type="string">
            <text:p><text:s/>std_dev</text:p>
          </table:table-cell>
          <table:table-cell office:value-type="float" office:value="0.000660866553233259" calcext:value-type="float">
            <text:p>0.000660866553233</text:p>
          </table:table-cell>
          <table:table-cell office:value-type="string" calcext:value-type="string">
            <text:p><text:s/>fps</text:p>
          </table:table-cell>
          <table:table-cell office:value-type="float" office:value="1.0891206452503" calcext:value-type="float">
            <text:p>1.0891206452503</text:p>
          </table:table-cell>
          <table:table-cell office:value-type="float" office:value="190" calcext:value-type="float">
            <text:p>190</text:p>
          </table:table-cell>
          <table:table-cell table:formula="of:=[.I27]/2" office:value-type="float" office:value="95" calcext:value-type="float">
            <text:p>95</text:p>
          </table:table-cell>
          <table:table-cell table:formula="of:=ABS(([.D27]*1000)-[.J27])" office:value-type="float" office:value="12.435200056699" calcext:value-type="float">
            <text:p>12.435200056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_2</text:p>
          </table:table-cell>
          <table:table-cell office:value-type="string" calcext:value-type="string">
            <text:p>data/trash_datasets\water_2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3040444980694" calcext:value-type="float">
            <text:p>0.113040444980694</text:p>
          </table:table-cell>
          <table:table-cell office:value-type="string" calcext:value-type="string">
            <text:p><text:s/>std_dev</text:p>
          </table:table-cell>
          <table:table-cell office:value-type="float" office:value="0.000785249909931268" calcext:value-type="float">
            <text:p>0.000785249909931</text:p>
          </table:table-cell>
          <table:table-cell office:value-type="string" calcext:value-type="string">
            <text:p><text:s/>fps</text:p>
          </table:table-cell>
          <table:table-cell office:value-type="float" office:value="1.06469547349833" calcext:value-type="float">
            <text:p>1.06469547349833</text:p>
          </table:table-cell>
          <table:table-cell office:value-type="float" office:value="190" calcext:value-type="float">
            <text:p>190</text:p>
          </table:table-cell>
          <table:table-cell table:formula="of:=[.I28]/2" office:value-type="float" office:value="95" calcext:value-type="float">
            <text:p>95</text:p>
          </table:table-cell>
          <table:table-cell table:formula="of:=ABS(([.D28]*1000)-[.J28])" office:value-type="float" office:value="18.040444980694" calcext:value-type="float">
            <text:p>18.0404449806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_3</text:p>
          </table:table-cell>
          <table:table-cell office:value-type="string" calcext:value-type="string">
            <text:p>data/trash_datasets\water_3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9927423143739" calcext:value-type="float">
            <text:p>0.109927423143739</text:p>
          </table:table-cell>
          <table:table-cell office:value-type="string" calcext:value-type="string">
            <text:p><text:s/>std_dev</text:p>
          </table:table-cell>
          <table:table-cell table:style-name="ce2" office:value-type="float" office:value="0.0000591359726488177" calcext:value-type="float">
            <text:p>5.91E-05</text:p>
          </table:table-cell>
          <table:table-cell office:value-type="string" calcext:value-type="string">
            <text:p><text:s/>fps</text:p>
          </table:table-cell>
          <table:table-cell office:value-type="float" office:value="1.05422750279699" calcext:value-type="float">
            <text:p>1.05422750279699</text:p>
          </table:table-cell>
          <table:table-cell office:value-type="float" office:value="190" calcext:value-type="float">
            <text:p>190</text:p>
          </table:table-cell>
          <table:table-cell table:formula="of:=[.I29]/2" office:value-type="float" office:value="95" calcext:value-type="float">
            <text:p>95</text:p>
          </table:table-cell>
          <table:table-cell table:formula="of:=ABS(([.D29]*1000)-[.J29])" office:value-type="float" office:value="14.927423143739" calcext:value-type="float">
            <text:p>14.927423143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_4</text:p>
          </table:table-cell>
          <table:table-cell office:value-type="string" calcext:value-type="string">
            <text:p>data/trash_datasets\water_4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447635716698735" calcext:value-type="float">
            <text:p>0.044763571669874</text:p>
          </table:table-cell>
          <table:table-cell office:value-type="string" calcext:value-type="string">
            <text:p><text:s/>std_dev</text:p>
          </table:table-cell>
          <table:table-cell office:value-type="float" office:value="0.000307659115898412" calcext:value-type="float">
            <text:p>0.000307659115898</text:p>
          </table:table-cell>
          <table:table-cell office:value-type="string" calcext:value-type="string">
            <text:p><text:s/>fps</text:p>
          </table:table-cell>
          <table:table-cell office:value-type="float" office:value="0.855159081966937" calcext:value-type="float">
            <text:p>0.855159081966937</text:p>
          </table:table-cell>
          <table:table-cell office:value-type="float" office:value="190" calcext:value-type="float">
            <text:p>190</text:p>
          </table:table-cell>
          <table:table-cell table:formula="of:=[.I30]/2" office:value-type="float" office:value="95" calcext:value-type="float">
            <text:p>95</text:p>
          </table:table-cell>
          <table:table-cell table:formula="of:=ABS(([.D30]*1000)-[.J30])" office:value-type="float" office:value="50.2364283301265" calcext:value-type="float">
            <text:p>50.2364283301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_5</text:p>
          </table:table-cell>
          <table:table-cell office:value-type="string" calcext:value-type="string">
            <text:p>data/trash_datasets\water_5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840295792123882" calcext:value-type="float">
            <text:p>0.084029579212388</text:p>
          </table:table-cell>
          <table:table-cell office:value-type="string" calcext:value-type="string">
            <text:p><text:s/>std_dev</text:p>
          </table:table-cell>
          <table:table-cell office:value-type="float" office:value="0.000817340355384661" calcext:value-type="float">
            <text:p>0.000817340355385</text:p>
          </table:table-cell>
          <table:table-cell office:value-type="string" calcext:value-type="string">
            <text:p><text:s/>fps</text:p>
          </table:table-cell>
          <table:table-cell office:value-type="float" office:value="1.07469195485852" calcext:value-type="float">
            <text:p>1.07469195485852</text:p>
          </table:table-cell>
          <table:table-cell office:value-type="float" office:value="190" calcext:value-type="float">
            <text:p>190</text:p>
          </table:table-cell>
          <table:table-cell table:formula="of:=[.I31]/2" office:value-type="float" office:value="95" calcext:value-type="float">
            <text:p>95</text:p>
          </table:table-cell>
          <table:table-cell table:formula="of:=ABS(([.D31]*1000)-[.J31])" office:value-type="float" office:value="10.9704207876118" calcext:value-type="float">
            <text:p>10.9704207876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_6</text:p>
          </table:table-cell>
          <table:table-cell office:value-type="string" calcext:value-type="string">
            <text:p>data/trash_datasets\water_6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967836407009112" calcext:value-type="float">
            <text:p>0.096783640700911</text:p>
          </table:table-cell>
          <table:table-cell office:value-type="string" calcext:value-type="string">
            <text:p><text:s/>std_dev</text:p>
          </table:table-cell>
          <table:table-cell office:value-type="float" office:value="0.000224715809031474" calcext:value-type="float">
            <text:p>0.000224715809031</text:p>
          </table:table-cell>
          <table:table-cell office:value-type="string" calcext:value-type="string">
            <text:p><text:s/>fps</text:p>
          </table:table-cell>
          <table:table-cell office:value-type="float" office:value="1.04071413838795" calcext:value-type="float">
            <text:p>1.04071413838795</text:p>
          </table:table-cell>
          <table:table-cell office:value-type="float" office:value="190" calcext:value-type="float">
            <text:p>190</text:p>
          </table:table-cell>
          <table:table-cell table:formula="of:=[.I32]/2" office:value-type="float" office:value="95" calcext:value-type="float">
            <text:p>95</text:p>
          </table:table-cell>
          <table:table-cell table:formula="of:=ABS(([.D32]*1000)-[.J32])" office:value-type="float" office:value="1.78364070091119" calcext:value-type="float">
            <text:p>1.78364070091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remnants_1</text:p>
          </table:table-cell>
          <table:table-cell office:value-type="string" calcext:value-type="string">
            <text:p>data/trash_datasets\waterremnants_1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04378503185162" calcext:value-type="float">
            <text:p>0.104378503185162</text:p>
          </table:table-cell>
          <table:table-cell office:value-type="string" calcext:value-type="string">
            <text:p><text:s/>std_dev</text:p>
          </table:table-cell>
          <table:table-cell office:value-type="float" office:value="0.000133258046773043" calcext:value-type="float">
            <text:p>0.000133258046773</text:p>
          </table:table-cell>
          <table:table-cell office:value-type="string" calcext:value-type="string">
            <text:p><text:s/>fps</text:p>
          </table:table-cell>
          <table:table-cell office:value-type="float" office:value="1.00012923957058" calcext:value-type="float">
            <text:p>1.00012923957058</text:p>
          </table:table-cell>
          <table:table-cell office:value-type="float" office:value="190" calcext:value-type="float">
            <text:p>190</text:p>
          </table:table-cell>
          <table:table-cell table:formula="of:=[.I33]/2" office:value-type="float" office:value="95" calcext:value-type="float">
            <text:p>95</text:p>
          </table:table-cell>
          <table:table-cell table:formula="of:=ABS(([.D33]*1000)-[.J33])" office:value-type="float" office:value="9.378503185162" calcext:value-type="float">
            <text:p>9.378503185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t_pvc_200</text:p>
          </table:table-cell>
          <table:table-cell office:value-type="string" calcext:value-type="string">
            <text:p>data/trash_datasets\wet_pvc_200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11471882960162" calcext:value-type="float">
            <text:p>0.111471882960162</text:p>
          </table:table-cell>
          <table:table-cell office:value-type="string" calcext:value-type="string">
            <text:p><text:s/>std_dev</text:p>
          </table:table-cell>
          <table:table-cell table:style-name="ce2" office:value-type="float" office:value="0.0000375098838944633" calcext:value-type="float">
            <text:p>3.75E-05</text:p>
          </table:table-cell>
          <table:table-cell office:value-type="string" calcext:value-type="string">
            <text:p><text:s/>fps</text:p>
          </table:table-cell>
          <table:table-cell office:value-type="float" office:value="0.987203200946426" calcext:value-type="float">
            <text:p>0.987203200946426</text:p>
          </table:table-cell>
          <table:table-cell office:value-type="float" office:value="190" calcext:value-type="float">
            <text:p>190</text:p>
          </table:table-cell>
          <table:table-cell table:formula="of:=[.I34]/2" office:value-type="float" office:value="95" calcext:value-type="float">
            <text:p>95</text:p>
          </table:table-cell>
          <table:table-cell table:formula="of:=ABS(([.D34]*1000)-[.J34])" office:value-type="float" office:value="16.471882960162" calcext:value-type="float">
            <text:p>16.471882960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t_pvc_400_all_obstructions_middle</text:p>
          </table:table-cell>
          <table:table-cell office:value-type="string" calcext:value-type="string">
            <text:p>data/trash_datasets\wet_pvc_400_all_obstructions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78303281015963" calcext:value-type="float">
            <text:p>0.178303281015963</text:p>
          </table:table-cell>
          <table:table-cell office:value-type="string" calcext:value-type="string">
            <text:p><text:s/>std_dev</text:p>
          </table:table-cell>
          <table:table-cell office:value-type="float" office:value="0.000670316424424513" calcext:value-type="float">
            <text:p>0.000670316424425</text:p>
          </table:table-cell>
          <table:table-cell office:value-type="string" calcext:value-type="string">
            <text:p><text:s/>fps</text:p>
          </table:table-cell>
          <table:table-cell office:value-type="float" office:value="0.967267146436372" calcext:value-type="float">
            <text:p>0.967267146436372</text:p>
          </table:table-cell>
          <table:table-cell office:value-type="float" office:value="376" calcext:value-type="float">
            <text:p>376</text:p>
          </table:table-cell>
          <table:table-cell table:formula="of:=[.I35]/2" office:value-type="float" office:value="188" calcext:value-type="float">
            <text:p>188</text:p>
          </table:table-cell>
          <table:table-cell table:formula="of:=ABS(([.D35]*1000)-[.J35])" office:value-type="float" office:value="9.69671898403698" calcext:value-type="float">
            <text:p>9.69671898403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t_pvc_400_bottom</text:p>
          </table:table-cell>
          <table:table-cell office:value-type="string" calcext:value-type="string">
            <text:p>data/trash_datasets\wet_pvc_400_bottom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1203136257494" calcext:value-type="float">
            <text:p>0.201203136257494</text:p>
          </table:table-cell>
          <table:table-cell office:value-type="string" calcext:value-type="string">
            <text:p><text:s/>std_dev</text:p>
          </table:table-cell>
          <table:table-cell table:style-name="ce2" office:value-type="float" office:value="0.0000556898607137853" calcext:value-type="float">
            <text:p>5.57E-05</text:p>
          </table:table-cell>
          <table:table-cell office:value-type="string" calcext:value-type="string">
            <text:p><text:s/>fps</text:p>
          </table:table-cell>
          <table:table-cell office:value-type="float" office:value="1.13187849363559" calcext:value-type="float">
            <text:p>1.13187849363559</text:p>
          </table:table-cell>
          <table:table-cell office:value-type="float" office:value="376" calcext:value-type="float">
            <text:p>376</text:p>
          </table:table-cell>
          <table:table-cell table:formula="of:=[.I36]/2" office:value-type="float" office:value="188" calcext:value-type="float">
            <text:p>188</text:p>
          </table:table-cell>
          <table:table-cell table:formula="of:=ABS(([.D36]*1000)-[.J36])" office:value-type="float" office:value="13.203136257494" calcext:value-type="float">
            <text:p>13.203136257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t_pvc_400_middle</text:p>
          </table:table-cell>
          <table:table-cell office:value-type="string" calcext:value-type="string">
            <text:p>data/trash_datasets\wet_pvc_400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08155024115308" calcext:value-type="float">
            <text:p>0.208155024115308</text:p>
          </table:table-cell>
          <table:table-cell office:value-type="string" calcext:value-type="string">
            <text:p><text:s/>std_dev</text:p>
          </table:table-cell>
          <table:table-cell table:style-name="ce2" office:value-type="float" office:value="0.0000547826991948347" calcext:value-type="float">
            <text:p>5.48E-05</text:p>
          </table:table-cell>
          <table:table-cell office:value-type="string" calcext:value-type="string">
            <text:p><text:s/>fps</text:p>
          </table:table-cell>
          <table:table-cell office:value-type="float" office:value="1.11487400035293" calcext:value-type="float">
            <text:p>1.11487400035293</text:p>
          </table:table-cell>
          <table:table-cell office:value-type="float" office:value="376" calcext:value-type="float">
            <text:p>376</text:p>
          </table:table-cell>
          <table:table-cell table:formula="of:=[.I37]/2" office:value-type="float" office:value="188" calcext:value-type="float">
            <text:p>188</text:p>
          </table:table-cell>
          <table:table-cell table:formula="of:=ABS(([.D37]*1000)-[.J37])" office:value-type="float" office:value="20.155024115308" calcext:value-type="float">
            <text:p>20.155024115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t_pvc_400_spraying_bottom</text:p>
          </table:table-cell>
          <table:table-cell office:value-type="string" calcext:value-type="string">
            <text:p>data/trash_datasets\wet_pvc_400_spraying_bottom\fps10_exp_1000</text:p>
          </table:table-cell>
          <table:table-cell office:value-type="string" calcext:value-type="string">
            <text:p><text:s/>r</text:p>
          </table:table-cell>
          <table:table-cell office:value-type="float" office:value="0.0597698563160481" calcext:value-type="float">
            <text:p>0.059769856316048</text:p>
          </table:table-cell>
          <table:table-cell office:value-type="string" calcext:value-type="string">
            <text:p><text:s/>std_dev</text:p>
          </table:table-cell>
          <table:table-cell office:value-type="float" office:value="0.0239913683821755" calcext:value-type="float">
            <text:p>0.023991368382176</text:p>
          </table:table-cell>
          <table:table-cell office:value-type="string" calcext:value-type="string">
            <text:p><text:s/>fps</text:p>
          </table:table-cell>
          <table:table-cell office:value-type="float" office:value="0.979024928514302" calcext:value-type="float">
            <text:p>0.979024928514302</text:p>
          </table:table-cell>
          <table:table-cell office:value-type="float" office:value="376" calcext:value-type="float">
            <text:p>376</text:p>
          </table:table-cell>
          <table:table-cell table:formula="of:=[.I38]/2" office:value-type="float" office:value="188" calcext:value-type="float">
            <text:p>188</text:p>
          </table:table-cell>
          <table:table-cell table:formula="of:=ABS(([.D38]*1000)-[.J38])" office:value-type="float" office:value="128.230143683952" calcext:value-type="float">
            <text:p>128.230143683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t_pvc_400_wet_pico_middle</text:p>
          </table:table-cell>
          <table:table-cell office:value-type="string" calcext:value-type="string">
            <text:p>data/trash_datasets\wet_pvc_400_wet_pico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69221718256756" calcext:value-type="float">
            <text:p>0.169221718256756</text:p>
          </table:table-cell>
          <table:table-cell office:value-type="string" calcext:value-type="string">
            <text:p><text:s/>std_dev</text:p>
          </table:table-cell>
          <table:table-cell office:value-type="float" office:value="0.00400279246612805" calcext:value-type="float">
            <text:p>0.004002792466128</text:p>
          </table:table-cell>
          <table:table-cell office:value-type="string" calcext:value-type="string">
            <text:p><text:s/>fps</text:p>
          </table:table-cell>
          <table:table-cell office:value-type="float" office:value="1.18475130290883" calcext:value-type="float">
            <text:p>1.18475130290883</text:p>
          </table:table-cell>
          <table:table-cell office:value-type="float" office:value="376" calcext:value-type="float">
            <text:p>376</text:p>
          </table:table-cell>
          <table:table-cell table:formula="of:=[.I39]/2" office:value-type="float" office:value="188" calcext:value-type="float">
            <text:p>188</text:p>
          </table:table-cell>
          <table:table-cell table:formula="of:=ABS(([.D39]*1000)-[.J39])" office:value-type="float" office:value="18.778281743244" calcext:value-type="float">
            <text:p>18.778281743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t_pvc_400_wet_pico_middle_2</text:p>
          </table:table-cell>
          <table:table-cell office:value-type="string" calcext:value-type="string">
            <text:p>data/trash_datasets\wet_pvc_400_wet_pico_middle_2\fps10_exp_1000</text:p>
          </table:table-cell>
          <table:table-cell office:value-type="string" calcext:value-type="string">
            <text:p><text:s/>r</text:p>
          </table:table-cell>
          <table:table-cell office:value-type="float" office:value="0.159569282708771" calcext:value-type="float">
            <text:p>0.159569282708771</text:p>
          </table:table-cell>
          <table:table-cell office:value-type="string" calcext:value-type="string">
            <text:p><text:s/>std_dev</text:p>
          </table:table-cell>
          <table:table-cell office:value-type="float" office:value="0.00249872903403396" calcext:value-type="float">
            <text:p>0.002498729034034</text:p>
          </table:table-cell>
          <table:table-cell office:value-type="string" calcext:value-type="string">
            <text:p><text:s/>fps</text:p>
          </table:table-cell>
          <table:table-cell office:value-type="float" office:value="1.05783479957761" calcext:value-type="float">
            <text:p>1.05783479957761</text:p>
          </table:table-cell>
          <table:table-cell office:value-type="float" office:value="376" calcext:value-type="float">
            <text:p>376</text:p>
          </table:table-cell>
          <table:table-cell table:formula="of:=[.I40]/2" office:value-type="float" office:value="188" calcext:value-type="float">
            <text:p>188</text:p>
          </table:table-cell>
          <table:table-cell table:formula="of:=ABS(([.D40]*1000)-[.J40])" office:value-type="float" office:value="28.430717291229" calcext:value-type="float">
            <text:p>28.430717291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t_pvc_500_all_obstructions_middle</text:p>
          </table:table-cell>
          <table:table-cell office:value-type="string" calcext:value-type="string">
            <text:p>data/trash_datasets\wet_pvc_500_all_obstructions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37480309561239" calcext:value-type="float">
            <text:p>0.237480309561239</text:p>
          </table:table-cell>
          <table:table-cell office:value-type="string" calcext:value-type="string">
            <text:p><text:s/>std_dev</text:p>
          </table:table-cell>
          <table:table-cell office:value-type="float" office:value="0.000728758674176976" calcext:value-type="float">
            <text:p>0.000728758674177</text:p>
          </table:table-cell>
          <table:table-cell office:value-type="string" calcext:value-type="string">
            <text:p><text:s/>fps</text:p>
          </table:table-cell>
          <table:table-cell office:value-type="float" office:value="1.24591852386811" calcext:value-type="float">
            <text:p>1.24591852386811</text:p>
          </table:table-cell>
          <table:table-cell office:value-type="float" office:value="468" calcext:value-type="float">
            <text:p>468</text:p>
          </table:table-cell>
          <table:table-cell table:formula="of:=[.I41]/2" office:value-type="float" office:value="234" calcext:value-type="float">
            <text:p>234</text:p>
          </table:table-cell>
          <table:table-cell table:formula="of:=ABS(([.D41]*1000)-[.J41])" office:value-type="float" office:value="3.48030956123904" calcext:value-type="float">
            <text:p>3.480309561239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t_pvc_500_middle</text:p>
          </table:table-cell>
          <table:table-cell office:value-type="string" calcext:value-type="string">
            <text:p>data/trash_datasets\wet_pvc_500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64430122714002" calcext:value-type="float">
            <text:p>0.264430122714002</text:p>
          </table:table-cell>
          <table:table-cell office:value-type="string" calcext:value-type="string">
            <text:p><text:s/>std_dev</text:p>
          </table:table-cell>
          <table:table-cell office:value-type="float" office:value="0.000821580631652979" calcext:value-type="float">
            <text:p>0.000821580631653</text:p>
          </table:table-cell>
          <table:table-cell office:value-type="string" calcext:value-type="string">
            <text:p><text:s/>fps</text:p>
          </table:table-cell>
          <table:table-cell office:value-type="float" office:value="1.46700399763542" calcext:value-type="float">
            <text:p>1.46700399763542</text:p>
          </table:table-cell>
          <table:table-cell office:value-type="float" office:value="468" calcext:value-type="float">
            <text:p>468</text:p>
          </table:table-cell>
          <table:table-cell table:formula="of:=[.I42]/2" office:value-type="float" office:value="234" calcext:value-type="float">
            <text:p>234</text:p>
          </table:table-cell>
          <table:table-cell table:formula="of:=ABS(([.D42]*1000)-[.J42])" office:value-type="float" office:value="30.430122714002" calcext:value-type="float">
            <text:p>30.430122714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t_pvc_500_wet_pico_middle</text:p>
          </table:table-cell>
          <table:table-cell office:value-type="string" calcext:value-type="string">
            <text:p>data/trash_datasets\wet_pvc_500_wet_pico_middle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4535724370673" calcext:value-type="float">
            <text:p>0.24535724370673</text:p>
          </table:table-cell>
          <table:table-cell office:value-type="string" calcext:value-type="string">
            <text:p><text:s/>std_dev</text:p>
          </table:table-cell>
          <table:table-cell office:value-type="float" office:value="0.000868987020536155" calcext:value-type="float">
            <text:p>0.000868987020536</text:p>
          </table:table-cell>
          <table:table-cell office:value-type="string" calcext:value-type="string">
            <text:p><text:s/>fps</text:p>
          </table:table-cell>
          <table:table-cell office:value-type="float" office:value="1.36706715006708" calcext:value-type="float">
            <text:p>1.36706715006708</text:p>
          </table:table-cell>
          <table:table-cell office:value-type="float" office:value="468" calcext:value-type="float">
            <text:p>468</text:p>
          </table:table-cell>
          <table:table-cell table:formula="of:=[.I43]/2" office:value-type="float" office:value="234" calcext:value-type="float">
            <text:p>234</text:p>
          </table:table-cell>
          <table:table-cell table:formula="of:=ABS(([.D43]*1000)-[.J43])" office:value-type="float" office:value="11.35724370673" calcext:value-type="float">
            <text:p>11.35724370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t_pvc_500_wet_pico_middle_2</text:p>
          </table:table-cell>
          <table:table-cell office:value-type="string" calcext:value-type="string">
            <text:p>data/trash_datasets\wet_pvc_500_wet_pico_middle_2\fps10_exp_1000</text:p>
          </table:table-cell>
          <table:table-cell office:value-type="string" calcext:value-type="string">
            <text:p><text:s/>r</text:p>
          </table:table-cell>
          <table:table-cell office:value-type="float" office:value="0.218013476769318" calcext:value-type="float">
            <text:p>0.218013476769318</text:p>
          </table:table-cell>
          <table:table-cell office:value-type="string" calcext:value-type="string">
            <text:p><text:s/>std_dev</text:p>
          </table:table-cell>
          <table:table-cell office:value-type="float" office:value="0.00129891175207142" calcext:value-type="float">
            <text:p>0.001298911752071</text:p>
          </table:table-cell>
          <table:table-cell office:value-type="string" calcext:value-type="string">
            <text:p><text:s/>fps</text:p>
          </table:table-cell>
          <table:table-cell office:value-type="float" office:value="1.54430736696909" calcext:value-type="float">
            <text:p>1.54430736696909</text:p>
          </table:table-cell>
          <table:table-cell office:value-type="float" office:value="468" calcext:value-type="float">
            <text:p>468</text:p>
          </table:table-cell>
          <table:table-cell table:formula="of:=[.I44]/2" office:value-type="float" office:value="234" calcext:value-type="float">
            <text:p>234</text:p>
          </table:table-cell>
          <table:table-cell table:formula="of:=ABS(([.D44]*1000)-[.J44])" office:value-type="float" office:value="15.986523230682" calcext:value-type="float">
            <text:p>15.986523230682</text:p>
          </table:table-cell>
          <table:table-cell table:number-columns-repeated="3"/>
        </table:table-row>
      </table:table>
      <table:named-expressions/>
      <table:database-ranges>
        <table:database-range table:name="__Anonymous_Sheet_DB__5" table:target-range-address="RANSAC_full.A2:RANSAC_full.H44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LeastSquares_full.A2:LeastSquares_full.H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7:16:22.048184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3:13:57.674005674</meta:creation-date>
    <dc:date>2021-05-04T17:30:57.774562496</dc:date>
    <meta:editing-duration>PT1H25M55S</meta:editing-duration>
    <meta:editing-cycles>18</meta:editing-cycles>
    <meta:generator>LibreOffice/6.4.7.2$Linux_X86_64 LibreOffice_project/40$Build-2</meta:generator>
    <meta:document-statistic meta:table-count="7" meta:cell-count="2419" meta:object-count="3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719cm" svg:y="0.329cm" chart:style-name="ch2">
          <text:p>Least Squares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730676135841705">
                <text:p>0.73067613584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0.9704207876118">
                <text:p>10.9704207876118</text:p>
              </table:table-cell>
              <table:table-cell office:value-type="float" office:value="4">
                <text:p>4</text:p>
              </table:table-cell>
              <table:table-cell office:value-type="float" office:value="20.155024115308">
                <text:p>20.155024115308</text:p>
              </table:table-cell>
              <table:table-cell office:value-type="float" office:value="4">
                <text:p>4</text:p>
              </table:table-cell>
              <table:table-cell office:value-type="float" office:value="30.430122714002">
                <text:p>30.430122714002</text:p>
              </table:table-cell>
              <table:table-cell office:value-type="float" office:value="4">
                <text:p>4</text:p>
              </table:table-cell>
              <table:table-cell office:value-type="float" office:value="19.740164622126">
                <text:p>19.740164622126</text:p>
              </table:table-cell>
              <table:table-cell office:value-type="float" office:value="4">
                <text:p>4</text:p>
              </table:table-cell>
              <table:table-cell office:value-type="float" office:value="11.472365369569">
                <text:p>11.472365369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473029601493948">
                <text:p>0.047302960149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9.34395931069599">
                <text:p>9.34395931069599</text:p>
              </table:table-cell>
              <table:table-cell office:value-type="float" office:value="2">
                <text:p>2</text:p>
              </table:table-cell>
              <table:table-cell office:value-type="float" office:value="22.470168086122">
                <text:p>22.470168086122</text:p>
              </table:table-cell>
              <table:table-cell office:value-type="float" office:value="2">
                <text:p>2</text:p>
              </table:table-cell>
              <table:table-cell office:value-type="float" office:value="38.281865215205">
                <text:p>38.281865215205</text:p>
              </table:table-cell>
              <table:table-cell office:value-type="float" office:value="2">
                <text:p>2</text:p>
              </table:table-cell>
              <table:table-cell office:value-type="float" office:value="22.743380821894">
                <text:p>22.743380821894</text:p>
              </table:table-cell>
              <table:table-cell office:value-type="float" office:value="2">
                <text:p>2</text:p>
              </table:table-cell>
              <table:table-cell office:value-type="float" office:value="12.447015064392">
                <text:p>12.447015064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801162224579898">
                <text:p>0.801162224579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.36519056408081">
                <text:p>4.36519056408081</text:p>
              </table:table-cell>
              <table:table-cell office:value-type="float" office:value="1">
                <text:p>1</text:p>
              </table:table-cell>
              <table:table-cell office:value-type="float" office:value="19.92018766076">
                <text:p>19.92018766076</text:p>
              </table:table-cell>
              <table:table-cell office:value-type="float" office:value="1">
                <text:p>1</text:p>
              </table:table-cell>
              <table:table-cell office:value-type="float" office:value="38.916319074416">
                <text:p>38.916319074416</text:p>
              </table:table-cell>
              <table:table-cell office:value-type="float" office:value="1">
                <text:p>1</text:p>
              </table:table-cell>
              <table:table-cell office:value-type="float" office:value="7.36341674490501">
                <text:p>7.36341674490501</text:p>
              </table:table-cell>
              <table:table-cell office:value-type="float" office:value="1">
                <text:p>1</text:p>
              </table:table-cell>
              <table:table-cell office:value-type="float" office:value="7.87005401531999">
                <text:p>7.87005401531999</text:p>
              </table:table-cell>
            </table:table-row>
            <table:table-row>
              <table:table-cell office:value-type="float" office:value="17.84565637847">
                <text:p>17.84565637847</text:p>
              </table:table-cell>
              <table:table-cell office:value-type="float" office:value="3">
                <text:p>3</text:p>
              </table:table-cell>
              <table:table-cell office:value-type="float" office:value="0.0491044690731002">
                <text:p>0.0491044690731002</text:p>
              </table:table-cell>
              <table:table-cell office:value-type="float" office:value="4">
                <text:p>4</text:p>
              </table:table-cell>
              <table:table-cell office:value-type="float" office:value="17.84565637847">
                <text:p>17.84565637847</text:p>
              </table:table-cell>
              <table:table-cell office:value-type="float" office:value="3">
                <text:p>3</text:p>
              </table:table-cell>
              <table:table-cell office:value-type="float" office:value="8.33916624292499">
                <text:p>8.33916624292499</text:p>
              </table:table-cell>
              <table:table-cell office:value-type="float" office:value="3">
                <text:p>3</text:p>
              </table:table-cell>
              <table:table-cell office:value-type="float" office:value="20.625182793641">
                <text:p>20.625182793641</text:p>
              </table:table-cell>
              <table:table-cell office:value-type="float" office:value="3">
                <text:p>3</text:p>
              </table:table-cell>
              <table:table-cell office:value-type="float" office:value="36.118905489113">
                <text:p>36.118905489113</text:p>
              </table:table-cell>
              <table:table-cell office:value-type="float" office:value="3">
                <text:p>3</text:p>
              </table:table-cell>
              <table:table-cell office:value-type="float" office:value="20.445898564724">
                <text:p>20.445898564724</text:p>
              </table:table-cell>
              <table:table-cell office:value-type="float" office:value="3">
                <text:p>3</text:p>
              </table:table-cell>
              <table:table-cell office:value-type="float" office:value="13.942343649577">
                <text:p>13.9423436495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799cm" svg:y="0.329cm" chart:style-name="ch2">
          <text:p>Iterative Closest Point - fps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8.769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81385134672291">
                <text:p>1.81385134672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92951706262265">
                <text:p>1.92951706262265</text:p>
              </table:table-cell>
              <table:table-cell office:value-type="float" office:value="4">
                <text:p>4</text:p>
              </table:table-cell>
              <table:table-cell office:value-type="float" office:value="1.10619958459915">
                <text:p>1.10619958459915</text:p>
              </table:table-cell>
              <table:table-cell office:value-type="float" office:value="4">
                <text:p>4</text:p>
              </table:table-cell>
              <table:table-cell office:value-type="float" office:value="1.87499397622494">
                <text:p>1.87499397622494</text:p>
              </table:table-cell>
              <table:table-cell office:value-type="float" office:value="4">
                <text:p>4</text:p>
              </table:table-cell>
              <table:table-cell office:value-type="float" office:value="1.08713058615802">
                <text:p>1.08713058615802</text:p>
              </table:table-cell>
              <table:table-cell office:value-type="float" office:value="4">
                <text:p>4</text:p>
              </table:table-cell>
              <table:table-cell office:value-type="float" office:value="1.0563940927359">
                <text:p>1.05639409273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7746391658035">
                <text:p>1.77746391658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.95096356846586">
                <text:p>1.95096356846586</text:p>
              </table:table-cell>
              <table:table-cell office:value-type="float" office:value="2">
                <text:p>2</text:p>
              </table:table-cell>
              <table:table-cell office:value-type="float" office:value="2.3649409307187">
                <text:p>2.3649409307187</text:p>
              </table:table-cell>
              <table:table-cell office:value-type="float" office:value="2">
                <text:p>2</text:p>
              </table:table-cell>
              <table:table-cell office:value-type="float" office:value="3.59995706456847">
                <text:p>3.59995706456847</text:p>
              </table:table-cell>
              <table:table-cell office:value-type="float" office:value="2">
                <text:p>2</text:p>
              </table:table-cell>
              <table:table-cell office:value-type="float" office:value="2.73076380790004">
                <text:p>2.73076380790004</text:p>
              </table:table-cell>
              <table:table-cell office:value-type="float" office:value="2">
                <text:p>2</text:p>
              </table:table-cell>
              <table:table-cell office:value-type="float" office:value="1.22190105120388">
                <text:p>1.22190105120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2187684450854">
                <text:p>2.2187684450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6068290490338">
                <text:p>2.6068290490338</text:p>
              </table:table-cell>
              <table:table-cell office:value-type="float" office:value="1">
                <text:p>1</text:p>
              </table:table-cell>
              <table:table-cell office:value-type="float" office:value="6.32430005069628">
                <text:p>6.32430005069628</text:p>
              </table:table-cell>
              <table:table-cell office:value-type="float" office:value="1">
                <text:p>1</text:p>
              </table:table-cell>
              <table:table-cell office:value-type="float" office:value="10.5570671824304">
                <text:p>10.5570671824304</text:p>
              </table:table-cell>
              <table:table-cell office:value-type="float" office:value="1">
                <text:p>1</text:p>
              </table:table-cell>
              <table:table-cell office:value-type="float" office:value="6.25455431716535">
                <text:p>6.25455431716535</text:p>
              </table:table-cell>
              <table:table-cell office:value-type="float" office:value="1">
                <text:p>1</text:p>
              </table:table-cell>
              <table:table-cell office:value-type="float" office:value="1.66867912128777">
                <text:p>1.66867912128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60022044052333">
                <text:p>1.60022044052333</text:p>
              </table:table-cell>
              <table:table-cell office:value-type="float" office:value="4">
                <text:p>4</text:p>
              </table:table-cell>
              <table:table-cell office:value-type="float" office:value="1.1932655788549">
                <text:p>1.1932655788549</text:p>
              </table:table-cell>
              <table:table-cell office:value-type="float" office:value="3">
                <text:p>3</text:p>
              </table:table-cell>
              <table:table-cell office:value-type="float" office:value="1.56014719729083">
                <text:p>1.56014719729083</text:p>
              </table:table-cell>
              <table:table-cell office:value-type="float" office:value="3">
                <text:p>3</text:p>
              </table:table-cell>
              <table:table-cell office:value-type="float" office:value="1.53489177890673">
                <text:p>1.53489177890673</text:p>
              </table:table-cell>
              <table:table-cell office:value-type="float" office:value="3">
                <text:p>3</text:p>
              </table:table-cell>
              <table:table-cell office:value-type="float" office:value="1.75422634392502">
                <text:p>1.75422634392502</text:p>
              </table:table-cell>
              <table:table-cell office:value-type="float" office:value="3">
                <text:p>3</text:p>
              </table:table-cell>
              <table:table-cell office:value-type="float" office:value="1.1291383744769">
                <text:p>1.1291383744769</text:p>
              </table:table-cell>
              <table:table-cell office:value-type="float" office:value="3">
                <text:p>3</text:p>
              </table:table-cell>
              <table:table-cell office:value-type="float" office:value="1.08738874270957">
                <text:p>1.087388742709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4.952cm" svg:y="0.329cm" chart:style-name="ch2">
          <text:p>Iterative Closest Point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.00000000000009">
                <text:p>2.000000000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0.6">
                <text:p>20.6</text:p>
              </table:table-cell>
              <table:table-cell office:value-type="float" office:value="4">
                <text:p>4</text:p>
              </table:table-cell>
              <table:table-cell office:value-type="float" office:value="21.8000000000001">
                <text:p>21.8000000000001</text:p>
              </table:table-cell>
              <table:table-cell office:value-type="float" office:value="4">
                <text:p>4</text:p>
              </table:table-cell>
              <table:table-cell office:value-type="float" office:value="29.4">
                <text:p>29.4</text:p>
              </table:table-cell>
              <table:table-cell office:value-type="float" office:value="4">
                <text:p>4</text:p>
              </table:table-cell>
              <table:table-cell office:value-type="float" office:value="21.8000000000001">
                <text:p>21.8000000000001</text:p>
              </table:table-cell>
              <table:table-cell office:value-type="float" office:value="4">
                <text:p>4</text:p>
              </table:table-cell>
              <table:table-cell office:value-type="float" office:value="14.3999999999999">
                <text:p>14.39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0.8">
                <text:p>10.8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32.5999999999999">
                <text:p>32.5999999999999</text:p>
              </table:table-cell>
              <table:table-cell office:value-type="float" office:value="2">
                <text:p>2</text:p>
              </table:table-cell>
              <table:table-cell office:value-type="float" office:value="23.4000000000001">
                <text:p>23.4000000000001</text:p>
              </table:table-cell>
              <table:table-cell office:value-type="float" office:value="2">
                <text:p>2</text:p>
              </table:table-cell>
              <table:table-cell office:value-type="float" office:value="15.3999999999999">
                <text:p>15.39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.8">
                <text:p>16.8</text:p>
              </table:table-cell>
              <table:table-cell office:value-type="float" office:value="1">
                <text:p>1</text:p>
              </table:table-cell>
              <table:table-cell office:value-type="float" office:value="42.2">
                <text:p>42.2</text:p>
              </table:table-cell>
              <table:table-cell office:value-type="float" office:value="1">
                <text:p>1</text:p>
              </table:table-cell>
              <table:table-cell office:value-type="float" office:value="27.3999999999999">
                <text:p>27.3999999999999</text:p>
              </table:table-cell>
              <table:table-cell office:value-type="float" office:value="1">
                <text:p>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3">
                <text:p>3</text:p>
              </table:table-cell>
              <table:table-cell office:value-type="float" office:value="2.20000000000007">
                <text:p>2.20000000000007</text:p>
              </table:table-cell>
              <table:table-cell office:value-type="float" office:value="4">
                <text:p>4</text:p>
              </table:table-cell>
              <table:table-cell office:value-type="float" office:value="25.2">
                <text:p>25.2</text:p>
              </table:table-cell>
              <table:table-cell office:value-type="float" office:value="3">
                <text:p>3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3">
                <text:p>3</text:p>
              </table:table-cell>
              <table:table-cell office:value-type="float" office:value="21.4000000000001">
                <text:p>21.4000000000001</text:p>
              </table:table-cell>
              <table:table-cell office:value-type="float" office:value="3">
                <text:p>3</text:p>
              </table:table-cell>
              <table:table-cell office:value-type="float" office:value="34.7999999999998">
                <text:p>34.7999999999998</text:p>
              </table:table-cell>
              <table:table-cell office:value-type="float" office:value="3">
                <text:p>3</text:p>
              </table:table-cell>
              <table:table-cell office:value-type="float" office:value="22.0000000000001">
                <text:p>22.0000000000001</text:p>
              </table:table-cell>
              <table:table-cell office:value-type="float" office:value="3">
                <text:p>3</text:p>
              </table:table-cell>
              <table:table-cell office:value-type="float" office:value="14.9999999999999">
                <text:p>14.99999999999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84cm" svg:y="0.339cm" chart:style-name="ch2">
          <text:p>Iterative Closest Point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482cm" svg:y="0.037cm" svg:width="14.006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41120960009165E-017">
                <text:p>8.41120960009165E-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540596797954986">
                <text:p>0.00540596797954986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4">
                <text:p>4</text:p>
              </table:table-cell>
              <table:table-cell office:value-type="float" office:value="0.00478518120698407">
                <text:p>0.00478518120698407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4">
                <text:p>4</text:p>
              </table:table-cell>
              <table:table-cell office:value-type="float" office:value="0.00239897937482095">
                <text:p>0.002398979374820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672794962246663">
                <text:p>0.00672794962246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537947725250363">
                <text:p>0.00537947725250363</text:p>
              </table:table-cell>
              <table:table-cell office:value-type="float" office:value="2">
                <text:p>2</text:p>
              </table:table-cell>
              <table:table-cell office:value-type="float" office:value="0.00814411017927954">
                <text:p>0.00814411017927954</text:p>
              </table:table-cell>
              <table:table-cell office:value-type="float" office:value="2">
                <text:p>2</text:p>
              </table:table-cell>
              <table:table-cell office:value-type="float" office:value="0.0117125434244398">
                <text:p>0.0117125434244398</text:p>
              </table:table-cell>
              <table:table-cell office:value-type="float" office:value="2">
                <text:p>2</text:p>
              </table:table-cell>
              <table:table-cell office:value-type="float" office:value="0.0126184186725563">
                <text:p>0.0126184186725563</text:p>
              </table:table-cell>
              <table:table-cell office:value-type="float" office:value="2">
                <text:p>2</text:p>
              </table:table-cell>
              <table:table-cell office:value-type="float" office:value="0.00197948663722157">
                <text:p>0.00197948663722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832993127835042">
                <text:p>0.00832993127835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53908463611752">
                <text:p>0.053908463611752</text:p>
              </table:table-cell>
              <table:table-cell office:value-type="float" office:value="1">
                <text:p>1</text:p>
              </table:table-cell>
              <table:table-cell office:value-type="float" office:value="0.014602208387635">
                <text:p>0.014602208387635</text:p>
              </table:table-cell>
              <table:table-cell office:value-type="float" office:value="1">
                <text:p>1</text:p>
              </table:table-cell>
              <table:table-cell office:value-type="float" office:value="0.0232721257459368">
                <text:p>0.0232721257459368</text:p>
              </table:table-cell>
              <table:table-cell office:value-type="float" office:value="1">
                <text:p>1</text:p>
              </table:table-cell>
              <table:table-cell office:value-type="float" office:value="0.0761901488088204">
                <text:p>0.0761901488088204</text:p>
              </table:table-cell>
              <table:table-cell office:value-type="float" office:value="1">
                <text:p>1</text:p>
              </table:table-cell>
              <table:table-cell office:value-type="float" office:value="0.0161422250192292">
                <text:p>0.0161422250192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14142135623731">
                <text:p>0.0014142135623731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3">
                <text:p>3</text:p>
              </table:table-cell>
              <table:table-cell office:value-type="float" office:value="0.00303045763365663">
                <text:p>0.00303045763365663</text:p>
              </table:table-cell>
              <table:table-cell office:value-type="float" office:value="3">
                <text:p>3</text:p>
              </table:table-cell>
              <table:table-cell office:value-type="float" office:value="0.00239897937482095">
                <text:p>0.00239897937482095</text:p>
              </table:table-cell>
              <table:table-cell office:value-type="float" office:value="3">
                <text:p>3</text:p>
              </table:table-cell>
              <table:table-cell office:value-type="float" office:value="0.00435187034620795">
                <text:p>0.00435187034620795</text:p>
              </table:table-cell>
              <table:table-cell office:value-type="float" office:value="3">
                <text:p>3</text:p>
              </table:table-cell>
              <table:table-cell office:value-type="float" office:value="0.00202030508910442">
                <text:p>0.00202030508910442</text:p>
              </table:table-cell>
              <table:table-cell office:value-type="float" office:value="3">
                <text:p>3</text:p>
              </table:table-cell>
              <table:table-cell office:value-type="float" office:value="1.12149461334555E-016">
                <text:p>1.12149461334555E-01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6.46cm" svg:y="0.329cm" chart:style-name="ch2">
          <text:p>Algebraic fitting - fps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8.769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852503320830588">
                <text:p>0.00852503320830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895932033151006">
                <text:p>0.00895932033151006</text:p>
              </table:table-cell>
              <table:table-cell office:value-type="float" office:value="4">
                <text:p>4</text:p>
              </table:table-cell>
              <table:table-cell office:value-type="float" office:value="0.0108590005205717">
                <text:p>0.0108590005205717</text:p>
              </table:table-cell>
              <table:table-cell office:value-type="float" office:value="4">
                <text:p>4</text:p>
              </table:table-cell>
              <table:table-cell office:value-type="float" office:value="0.0101769313757632">
                <text:p>0.0101769313757632</text:p>
              </table:table-cell>
              <table:table-cell office:value-type="float" office:value="4">
                <text:p>4</text:p>
              </table:table-cell>
              <table:table-cell office:value-type="float" office:value="0.0088524869744223">
                <text:p>0.0088524869744223</text:p>
              </table:table-cell>
              <table:table-cell office:value-type="float" office:value="4">
                <text:p>4</text:p>
              </table:table-cell>
              <table:table-cell office:value-type="float" office:value="0.0102542200592305">
                <text:p>0.01025422005923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915088267135404">
                <text:p>0.00915088267135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108152321645923">
                <text:p>0.0108152321645923</text:p>
              </table:table-cell>
              <table:table-cell office:value-type="float" office:value="2">
                <text:p>2</text:p>
              </table:table-cell>
              <table:table-cell office:value-type="float" office:value="0.0208032408854386">
                <text:p>0.0208032408854386</text:p>
              </table:table-cell>
              <table:table-cell office:value-type="float" office:value="2">
                <text:p>2</text:p>
              </table:table-cell>
              <table:table-cell office:value-type="float" office:value="0.0312927691252355">
                <text:p>0.0312927691252355</text:p>
              </table:table-cell>
              <table:table-cell office:value-type="float" office:value="2">
                <text:p>2</text:p>
              </table:table-cell>
              <table:table-cell office:value-type="float" office:value="0.0249118977694007">
                <text:p>0.0249118977694007</text:p>
              </table:table-cell>
              <table:table-cell office:value-type="float" office:value="2">
                <text:p>2</text:p>
              </table:table-cell>
              <table:table-cell office:value-type="float" office:value="0.0105139173825515">
                <text:p>0.0105139173825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117614775933668">
                <text:p>0.0117614775933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143158362103023">
                <text:p>0.0143158362103023</text:p>
              </table:table-cell>
              <table:table-cell office:value-type="float" office:value="1">
                <text:p>1</text:p>
              </table:table-cell>
              <table:table-cell office:value-type="float" office:value="0.154711035255967">
                <text:p>0.154711035255967</text:p>
              </table:table-cell>
              <table:table-cell office:value-type="float" office:value="1">
                <text:p>1</text:p>
              </table:table-cell>
              <table:table-cell office:value-type="float" office:value="0.927680907512976">
                <text:p>0.927680907512976</text:p>
              </table:table-cell>
              <table:table-cell office:value-type="float" office:value="1">
                <text:p>1</text:p>
              </table:table-cell>
              <table:table-cell office:value-type="float" office:value="0.204863675820809">
                <text:p>0.204863675820809</text:p>
              </table:table-cell>
              <table:table-cell office:value-type="float" office:value="1">
                <text:p>1</text:p>
              </table:table-cell>
              <table:table-cell office:value-type="float" office:value="0.0133597201456281">
                <text:p>0.0133597201456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853336389972449">
                <text:p>0.00853336389972449</text:p>
              </table:table-cell>
              <table:table-cell office:value-type="float" office:value="4">
                <text:p>4</text:p>
              </table:table-cell>
              <table:table-cell office:value-type="float" office:value="0.0101591205043653">
                <text:p>0.0101591205043653</text:p>
              </table:table-cell>
              <table:table-cell office:value-type="float" office:value="3">
                <text:p>3</text:p>
              </table:table-cell>
              <table:table-cell office:value-type="float" office:value="0.00932016750620908">
                <text:p>0.00932016750620908</text:p>
              </table:table-cell>
              <table:table-cell office:value-type="float" office:value="3">
                <text:p>3</text:p>
              </table:table-cell>
              <table:table-cell office:value-type="float" office:value="0.0117859423452687">
                <text:p>0.0117859423452687</text:p>
              </table:table-cell>
              <table:table-cell office:value-type="float" office:value="3">
                <text:p>3</text:p>
              </table:table-cell>
              <table:table-cell office:value-type="float" office:value="0.0132936923333269">
                <text:p>0.0132936923333269</text:p>
              </table:table-cell>
              <table:table-cell office:value-type="float" office:value="3">
                <text:p>3</text:p>
              </table:table-cell>
              <table:table-cell office:value-type="float" office:value="0.0107674965356645">
                <text:p>0.0107674965356645</text:p>
              </table:table-cell>
              <table:table-cell office:value-type="float" office:value="3">
                <text:p>3</text:p>
              </table:table-cell>
              <table:table-cell office:value-type="float" office:value="0.010145530874132">
                <text:p>0.01014553087413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614cm" svg:y="0.329cm" chart:style-name="ch2">
          <text:p>Algebraic fitting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.25256133075734">
                <text:p>3.2525613307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.26642666595177">
                <text:p>4.26642666595177</text:p>
              </table:table-cell>
              <table:table-cell office:value-type="float" office:value="4">
                <text:p>4</text:p>
              </table:table-cell>
              <table:table-cell office:value-type="float" office:value="16.1212709238704">
                <text:p>16.1212709238704</text:p>
              </table:table-cell>
              <table:table-cell office:value-type="float" office:value="4">
                <text:p>4</text:p>
              </table:table-cell>
              <table:table-cell office:value-type="float" office:value="30.2898716737899">
                <text:p>30.2898716737899</text:p>
              </table:table-cell>
              <table:table-cell office:value-type="float" office:value="4">
                <text:p>4</text:p>
              </table:table-cell>
              <table:table-cell office:value-type="float" office:value="16.8610378856757">
                <text:p>16.8610378856757</text:p>
              </table:table-cell>
              <table:table-cell office:value-type="float" office:value="4">
                <text:p>4</text:p>
              </table:table-cell>
              <table:table-cell office:value-type="float" office:value="9.44874353476614">
                <text:p>9.44874353476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6.20884916408579">
                <text:p>6.20884916408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.66163771032475">
                <text:p>3.66163771032475</text:p>
              </table:table-cell>
              <table:table-cell office:value-type="float" office:value="2">
                <text:p>2</text:p>
              </table:table-cell>
              <table:table-cell office:value-type="float" office:value="13.8208861457212">
                <text:p>13.8208861457212</text:p>
              </table:table-cell>
              <table:table-cell office:value-type="float" office:value="2">
                <text:p>2</text:p>
              </table:table-cell>
              <table:table-cell office:value-type="float" office:value="37.072289654768">
                <text:p>37.072289654768</text:p>
              </table:table-cell>
              <table:table-cell office:value-type="float" office:value="2">
                <text:p>2</text:p>
              </table:table-cell>
              <table:table-cell office:value-type="float" office:value="22.7927076455913">
                <text:p>22.7927076455913</text:p>
              </table:table-cell>
              <table:table-cell office:value-type="float" office:value="2">
                <text:p>2</text:p>
              </table:table-cell>
              <table:table-cell office:value-type="float" office:value="8.30260375877772">
                <text:p>8.30260375877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954041739225886">
                <text:p>0.95404173922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.39333730830391">
                <text:p>6.39333730830391</text:p>
              </table:table-cell>
              <table:table-cell office:value-type="float" office:value="1">
                <text:p>1</text:p>
              </table:table-cell>
              <table:table-cell office:value-type="float" office:value="8.33088588908691">
                <text:p>8.33088588908691</text:p>
              </table:table-cell>
              <table:table-cell office:value-type="float" office:value="1">
                <text:p>1</text:p>
              </table:table-cell>
              <table:table-cell office:value-type="float" office:value="20.894239408118">
                <text:p>20.894239408118</text:p>
              </table:table-cell>
              <table:table-cell office:value-type="float" office:value="1">
                <text:p>1</text:p>
              </table:table-cell>
              <table:table-cell office:value-type="float" office:value="33.0041404386664">
                <text:p>33.0041404386664</text:p>
              </table:table-cell>
              <table:table-cell office:value-type="float" office:value="1">
                <text:p>1</text:p>
              </table:table-cell>
              <table:table-cell office:value-type="float" office:value="8.67777736926406">
                <text:p>8.67777736926406</text:p>
              </table:table-cell>
            </table:table-row>
            <table:table-row>
              <table:table-cell office:value-type="float" office:value="20.2304212961827">
                <text:p>20.2304212961827</text:p>
              </table:table-cell>
              <table:table-cell office:value-type="float" office:value="3">
                <text:p>3</text:p>
              </table:table-cell>
              <table:table-cell office:value-type="float" office:value="5.63080744208884">
                <text:p>5.63080744208884</text:p>
              </table:table-cell>
              <table:table-cell office:value-type="float" office:value="4">
                <text:p>4</text:p>
              </table:table-cell>
              <table:table-cell office:value-type="float" office:value="20.2304212961827">
                <text:p>20.2304212961827</text:p>
              </table:table-cell>
              <table:table-cell office:value-type="float" office:value="3">
                <text:p>3</text:p>
              </table:table-cell>
              <table:table-cell office:value-type="float" office:value="0.0279832923690009">
                <text:p>0.0279832923690009</text:p>
              </table:table-cell>
              <table:table-cell office:value-type="float" office:value="3">
                <text:p>3</text:p>
              </table:table-cell>
              <table:table-cell office:value-type="float" office:value="16.5885616360235">
                <text:p>16.5885616360235</text:p>
              </table:table-cell>
              <table:table-cell office:value-type="float" office:value="3">
                <text:p>3</text:p>
              </table:table-cell>
              <table:table-cell office:value-type="float" office:value="35.6473046344698">
                <text:p>35.6473046344698</text:p>
              </table:table-cell>
              <table:table-cell office:value-type="float" office:value="3">
                <text:p>3</text:p>
              </table:table-cell>
              <table:table-cell office:value-type="float" office:value="18.3381731345842">
                <text:p>18.3381731345842</text:p>
              </table:table-cell>
              <table:table-cell office:value-type="float" office:value="3">
                <text:p>3</text:p>
              </table:table-cell>
              <table:table-cell office:value-type="float" office:value="9.49095715518261">
                <text:p>9.4909571551826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79cm" svg:y="0.338cm" chart:style-name="ch2">
          <text:p>Algebraic fitting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482cm" svg:y="0.037cm" svg:width="14.006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794749660677331">
                <text:p>0.00794749660677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527802214606241">
                <text:p>0.00527802214606241</text:p>
              </table:table-cell>
              <table:table-cell office:value-type="float" office:value="4">
                <text:p>4</text:p>
              </table:table-cell>
              <table:table-cell office:value-type="float" office:value="0.0128430034725952">
                <text:p>0.0128430034725952</text:p>
              </table:table-cell>
              <table:table-cell office:value-type="float" office:value="4">
                <text:p>4</text:p>
              </table:table-cell>
              <table:table-cell office:value-type="float" office:value="0.00123097789655853">
                <text:p>0.00123097789655853</text:p>
              </table:table-cell>
              <table:table-cell office:value-type="float" office:value="4">
                <text:p>4</text:p>
              </table:table-cell>
              <table:table-cell office:value-type="float" office:value="0.00936419826954088">
                <text:p>0.00936419826954088</text:p>
              </table:table-cell>
              <table:table-cell office:value-type="float" office:value="4">
                <text:p>4</text:p>
              </table:table-cell>
              <table:table-cell office:value-type="float" office:value="0.00139068166940371">
                <text:p>0.001390681669403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29690932541191">
                <text:p>0.012969093254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138146424361513">
                <text:p>0.00138146424361513</text:p>
              </table:table-cell>
              <table:table-cell office:value-type="float" office:value="2">
                <text:p>2</text:p>
              </table:table-cell>
              <table:table-cell office:value-type="float" office:value="0.0113655034811706">
                <text:p>0.0113655034811706</text:p>
              </table:table-cell>
              <table:table-cell office:value-type="float" office:value="2">
                <text:p>2</text:p>
              </table:table-cell>
              <table:table-cell office:value-type="float" office:value="0.00196683225707888">
                <text:p>0.00196683225707888</text:p>
              </table:table-cell>
              <table:table-cell office:value-type="float" office:value="2">
                <text:p>2</text:p>
              </table:table-cell>
              <table:table-cell office:value-type="float" office:value="0.00523887338933592">
                <text:p>0.00523887338933592</text:p>
              </table:table-cell>
              <table:table-cell office:value-type="float" office:value="2">
                <text:p>2</text:p>
              </table:table-cell>
              <table:table-cell office:value-type="float" office:value="0.00581923130247751">
                <text:p>0.00581923130247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645438275765904">
                <text:p>0.00645438275765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133693723187422">
                <text:p>0.00133693723187422</text:p>
              </table:table-cell>
              <table:table-cell office:value-type="float" office:value="1">
                <text:p>1</text:p>
              </table:table-cell>
              <table:table-cell office:value-type="float" office:value="0.0126232373459926">
                <text:p>0.0126232373459926</text:p>
              </table:table-cell>
              <table:table-cell office:value-type="float" office:value="1">
                <text:p>1</text:p>
              </table:table-cell>
              <table:table-cell office:value-type="float" office:value="0.0689525314303325">
                <text:p>0.0689525314303325</text:p>
              </table:table-cell>
              <table:table-cell office:value-type="float" office:value="1">
                <text:p>1</text:p>
              </table:table-cell>
              <table:table-cell office:value-type="float" office:value="0.0299778916947392">
                <text:p>0.0299778916947392</text:p>
              </table:table-cell>
              <table:table-cell office:value-type="float" office:value="1">
                <text:p>1</text:p>
              </table:table-cell>
              <table:table-cell office:value-type="float" office:value="0.00335091443489826">
                <text:p>0.00335091443489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27279635421562">
                <text:p>0.0127279635421562</text:p>
              </table:table-cell>
              <table:table-cell office:value-type="float" office:value="4">
                <text:p>4</text:p>
              </table:table-cell>
              <table:table-cell office:value-type="float" office:value="0.016809363976286">
                <text:p>0.016809363976286</text:p>
              </table:table-cell>
              <table:table-cell office:value-type="float" office:value="3">
                <text:p>3</text:p>
              </table:table-cell>
              <table:table-cell office:value-type="float" office:value="0.0120666116905307">
                <text:p>0.0120666116905307</text:p>
              </table:table-cell>
              <table:table-cell office:value-type="float" office:value="3">
                <text:p>3</text:p>
              </table:table-cell>
              <table:table-cell office:value-type="float" office:value="0.0160618874714988">
                <text:p>0.0160618874714988</text:p>
              </table:table-cell>
              <table:table-cell office:value-type="float" office:value="3">
                <text:p>3</text:p>
              </table:table-cell>
              <table:table-cell office:value-type="float" office:value="0.00104349710718873">
                <text:p>0.00104349710718873</text:p>
              </table:table-cell>
              <table:table-cell office:value-type="float" office:value="3">
                <text:p>3</text:p>
              </table:table-cell>
              <table:table-cell office:value-type="float" office:value="0.0123010780528148">
                <text:p>0.0123010780528148</text:p>
              </table:table-cell>
              <table:table-cell office:value-type="float" office:value="3">
                <text:p>3</text:p>
              </table:table-cell>
              <table:table-cell office:value-type="float" office:value="0.0019756424991341">
                <text:p>0.001975642499134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7.082cm" svg:y="0.329cm" chart:style-name="ch2">
          <text:p>RANSAC - fps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8.769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.28864">
                <text:p>2.28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.74348">
                <text:p>2.74348</text:p>
              </table:table-cell>
              <table:table-cell office:value-type="float" office:value="4">
                <text:p>4</text:p>
              </table:table-cell>
              <table:table-cell office:value-type="float" office:value="3.17803">
                <text:p>3.17803</text:p>
              </table:table-cell>
              <table:table-cell office:value-type="float" office:value="4">
                <text:p>4</text:p>
              </table:table-cell>
              <table:table-cell office:value-type="float" office:value="3.6547">
                <text:p>3.6547</text:p>
              </table:table-cell>
              <table:table-cell office:value-type="float" office:value="4">
                <text:p>4</text:p>
              </table:table-cell>
              <table:table-cell office:value-type="float" office:value="2.89402">
                <text:p>2.89402</text:p>
              </table:table-cell>
              <table:table-cell office:value-type="float" office:value="4">
                <text:p>4</text:p>
              </table:table-cell>
              <table:table-cell office:value-type="float" office:value="2.72911">
                <text:p>2.729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40246">
                <text:p>2.40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76319">
                <text:p>2.76319</text:p>
              </table:table-cell>
              <table:table-cell office:value-type="float" office:value="2">
                <text:p>2</text:p>
              </table:table-cell>
              <table:table-cell office:value-type="float" office:value="4.28046">
                <text:p>4.28046</text:p>
              </table:table-cell>
              <table:table-cell office:value-type="float" office:value="2">
                <text:p>2</text:p>
              </table:table-cell>
              <table:table-cell office:value-type="float" office:value="6.37186">
                <text:p>6.37186</text:p>
              </table:table-cell>
              <table:table-cell office:value-type="float" office:value="2">
                <text:p>2</text:p>
              </table:table-cell>
              <table:table-cell office:value-type="float" office:value="4.7112">
                <text:p>4.7112</text:p>
              </table:table-cell>
              <table:table-cell office:value-type="float" office:value="2">
                <text:p>2</text:p>
              </table:table-cell>
              <table:table-cell office:value-type="float" office:value="2.5015">
                <text:p>2.5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75771">
                <text:p>2.75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4943">
                <text:p>3.4943</text:p>
              </table:table-cell>
              <table:table-cell office:value-type="float" office:value="1">
                <text:p>1</text:p>
              </table:table-cell>
              <table:table-cell office:value-type="float" office:value="11.2994">
                <text:p>11.2994</text:p>
              </table:table-cell>
              <table:table-cell office:value-type="float" office:value="1">
                <text:p>1</text:p>
              </table:table-cell>
              <table:table-cell office:value-type="float" office:value="13.2943">
                <text:p>13.2943</text:p>
              </table:table-cell>
              <table:table-cell office:value-type="float" office:value="1">
                <text:p>1</text:p>
              </table:table-cell>
              <table:table-cell office:value-type="float" office:value="11.3097">
                <text:p>11.3097</text:p>
              </table:table-cell>
              <table:table-cell office:value-type="float" office:value="1">
                <text:p>1</text:p>
              </table:table-cell>
              <table:table-cell office:value-type="float" office:value="2.85128">
                <text:p>2.85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26009">
                <text:p>2.26009</text:p>
              </table:table-cell>
              <table:table-cell office:value-type="float" office:value="4">
                <text:p>4</text:p>
              </table:table-cell>
              <table:table-cell office:value-type="float" office:value="2.931">
                <text:p>2.931</text:p>
              </table:table-cell>
              <table:table-cell office:value-type="float" office:value="3">
                <text:p>3</text:p>
              </table:table-cell>
              <table:table-cell office:value-type="float" office:value="2.48571">
                <text:p>2.48571</text:p>
              </table:table-cell>
              <table:table-cell office:value-type="float" office:value="3">
                <text:p>3</text:p>
              </table:table-cell>
              <table:table-cell office:value-type="float" office:value="3.1176">
                <text:p>3.1176</text:p>
              </table:table-cell>
              <table:table-cell office:value-type="float" office:value="3">
                <text:p>3</text:p>
              </table:table-cell>
              <table:table-cell office:value-type="float" office:value="3.84704">
                <text:p>3.84704</text:p>
              </table:table-cell>
              <table:table-cell office:value-type="float" office:value="3">
                <text:p>3</text:p>
              </table:table-cell>
              <table:table-cell office:value-type="float" office:value="3.13539">
                <text:p>3.13539</text:p>
              </table:table-cell>
              <table:table-cell office:value-type="float" office:value="3">
                <text:p>3</text:p>
              </table:table-cell>
              <table:table-cell office:value-type="float" office:value="2.59471">
                <text:p>2.5947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6.235cm" svg:y="0.329cm" chart:style-name="ch2">
          <text:p>RANSAC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.35599999999999">
                <text:p>4.355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638999999999896">
                <text:p>0.0638999999999896</text:p>
              </table:table-cell>
              <table:table-cell office:value-type="float" office:value="4">
                <text:p>4</text:p>
              </table:table-cell>
              <table:table-cell office:value-type="float" office:value="20.059">
                <text:p>20.059</text:p>
              </table:table-cell>
              <table:table-cell office:value-type="float" office:value="4">
                <text:p>4</text:p>
              </table:table-cell>
              <table:table-cell office:value-type="float" office:value="30.744">
                <text:p>30.744</text:p>
              </table:table-cell>
              <table:table-cell office:value-type="float" office:value="4">
                <text:p>4</text:p>
              </table:table-cell>
              <table:table-cell office:value-type="float" office:value="20.056">
                <text:p>20.056</text:p>
              </table:table-cell>
              <table:table-cell office:value-type="float" office:value="4">
                <text:p>4</text:p>
              </table:table-cell>
              <table:table-cell office:value-type="float" office:value="13.991">
                <text:p>13.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.166">
                <text:p>3.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7689">
                <text:p>2.7689</text:p>
              </table:table-cell>
              <table:table-cell office:value-type="float" office:value="2">
                <text:p>2</text:p>
              </table:table-cell>
              <table:table-cell office:value-type="float" office:value="22.719">
                <text:p>22.719</text:p>
              </table:table-cell>
              <table:table-cell office:value-type="float" office:value="2">
                <text:p>2</text:p>
              </table:table-cell>
              <table:table-cell office:value-type="float" office:value="31.148">
                <text:p>31.148</text:p>
              </table:table-cell>
              <table:table-cell office:value-type="float" office:value="2">
                <text:p>2</text:p>
              </table:table-cell>
              <table:table-cell office:value-type="float" office:value="23.729">
                <text:p>23.729</text:p>
              </table:table-cell>
              <table:table-cell office:value-type="float" office:value="2">
                <text:p>2</text:p>
              </table:table-cell>
              <table:table-cell office:value-type="float" office:value="12.671">
                <text:p>12.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49299999999999">
                <text:p>3.492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3510000000001">
                <text:p>1.83510000000001</text:p>
              </table:table-cell>
              <table:table-cell office:value-type="float" office:value="1">
                <text:p>1</text:p>
              </table:table-cell>
              <table:table-cell office:value-type="float" office:value="19.013">
                <text:p>19.013</text:p>
              </table:table-cell>
              <table:table-cell office:value-type="float" office:value="1">
                <text:p>1</text:p>
              </table:table-cell>
              <table:table-cell office:value-type="float" office:value="74.679">
                <text:p>74.679</text:p>
              </table:table-cell>
              <table:table-cell office:value-type="float" office:value="1">
                <text:p>1</text:p>
              </table:table-cell>
              <table:table-cell office:value-type="float" office:value="44.506">
                <text:p>44.506</text:p>
              </table:table-cell>
              <table:table-cell office:value-type="float" office:value="1">
                <text:p>1</text:p>
              </table:table-cell>
              <table:table-cell office:value-type="float" office:value="1.57249999999999">
                <text:p>1.57249999999999</text:p>
              </table:table-cell>
            </table:table-row>
            <table:table-row>
              <table:table-cell office:value-type="float" office:value="18.297">
                <text:p>18.297</text:p>
              </table:table-cell>
              <table:table-cell office:value-type="float" office:value="3">
                <text:p>3</text:p>
              </table:table-cell>
              <table:table-cell office:value-type="float" office:value="3.60299999999999">
                <text:p>3.60299999999999</text:p>
              </table:table-cell>
              <table:table-cell office:value-type="float" office:value="4">
                <text:p>4</text:p>
              </table:table-cell>
              <table:table-cell office:value-type="float" office:value="18.297">
                <text:p>18.297</text:p>
              </table:table-cell>
              <table:table-cell office:value-type="float" office:value="3">
                <text:p>3</text:p>
              </table:table-cell>
              <table:table-cell office:value-type="float" office:value="2.39619999999999">
                <text:p>2.39619999999999</text:p>
              </table:table-cell>
              <table:table-cell office:value-type="float" office:value="3">
                <text:p>3</text:p>
              </table:table-cell>
              <table:table-cell office:value-type="float" office:value="21.596">
                <text:p>21.596</text:p>
              </table:table-cell>
              <table:table-cell office:value-type="float" office:value="3">
                <text:p>3</text:p>
              </table:table-cell>
              <table:table-cell office:value-type="float" office:value="36.234">
                <text:p>36.234</text:p>
              </table:table-cell>
              <table:table-cell office:value-type="float" office:value="3">
                <text:p>3</text:p>
              </table:table-cell>
              <table:table-cell office:value-type="float" office:value="22.2">
                <text:p>22.2</text:p>
              </table:table-cell>
              <table:table-cell office:value-type="float" office:value="3">
                <text:p>3</text:p>
              </table:table-cell>
              <table:table-cell office:value-type="float" office:value="15.374">
                <text:p>15.37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82cm" svg:y="0.337cm" chart:style-name="ch2">
          <text:p>RANSAC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482cm" svg:y="0.037cm" svg:width="14.006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0127573">
                <text:p>0.000127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400535">
                <text:p>0.00400535</text:p>
              </table:table-cell>
              <table:table-cell office:value-type="float" office:value="4">
                <text:p>4</text:p>
              </table:table-cell>
              <table:table-cell office:value-type="float" office:value="0.000198211">
                <text:p>0.000198211</text:p>
              </table:table-cell>
              <table:table-cell office:value-type="float" office:value="4">
                <text:p>4</text:p>
              </table:table-cell>
              <table:table-cell office:value-type="float" office:value="0.00076862">
                <text:p>0.00076862</text:p>
              </table:table-cell>
              <table:table-cell office:value-type="float" office:value="4">
                <text:p>4</text:p>
              </table:table-cell>
              <table:table-cell office:value-type="float" office:value="0.000546669">
                <text:p>0.000546669</text:p>
              </table:table-cell>
              <table:table-cell office:value-type="float" office:value="4">
                <text:p>4</text:p>
              </table:table-cell>
              <table:table-cell office:value-type="float" office:value="0.00234381">
                <text:p>0.002343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419152">
                <text:p>0.000419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416865">
                <text:p>0.00416865</text:p>
              </table:table-cell>
              <table:table-cell office:value-type="float" office:value="2">
                <text:p>2</text:p>
              </table:table-cell>
              <table:table-cell office:value-type="float" office:value="0.00372472">
                <text:p>0.00372472</text:p>
              </table:table-cell>
              <table:table-cell office:value-type="float" office:value="2">
                <text:p>2</text:p>
              </table:table-cell>
              <table:table-cell office:value-type="float" office:value="0.0188438">
                <text:p>0.0188438</text:p>
              </table:table-cell>
              <table:table-cell office:value-type="float" office:value="2">
                <text:p>2</text:p>
              </table:table-cell>
              <table:table-cell office:value-type="float" office:value="0.00828433">
                <text:p>0.00828433</text:p>
              </table:table-cell>
              <table:table-cell office:value-type="float" office:value="2">
                <text:p>2</text:p>
              </table:table-cell>
              <table:table-cell office:value-type="float" office:value="0.00793849">
                <text:p>0.00793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148352">
                <text:p>0.00148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532748">
                <text:p>0.00532748</text:p>
              </table:table-cell>
              <table:table-cell office:value-type="float" office:value="1">
                <text:p>1</text:p>
              </table:table-cell>
              <table:table-cell office:value-type="float" office:value="0.0113354">
                <text:p>0.0113354</text:p>
              </table:table-cell>
              <table:table-cell office:value-type="float" office:value="1">
                <text:p>1</text:p>
              </table:table-cell>
              <table:table-cell office:value-type="float" office:value="0.0542869">
                <text:p>0.0542869</text:p>
              </table:table-cell>
              <table:table-cell office:value-type="float" office:value="1">
                <text:p>1</text:p>
              </table:table-cell>
              <table:table-cell office:value-type="float" office:value="0.0409491">
                <text:p>0.0409491</text:p>
              </table:table-cell>
              <table:table-cell office:value-type="float" office:value="1">
                <text:p>1</text:p>
              </table:table-cell>
              <table:table-cell office:value-type="float" office:value="0.0121831">
                <text:p>0.01218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14161">
                <text:p>0.00014161</text:p>
              </table:table-cell>
              <table:table-cell office:value-type="float" office:value="4">
                <text:p>4</text:p>
              </table:table-cell>
              <table:table-cell office:value-type="float" office:value="0.000516546">
                <text:p>0.000516546</text:p>
              </table:table-cell>
              <table:table-cell office:value-type="float" office:value="3">
                <text:p>3</text:p>
              </table:table-cell>
              <table:table-cell office:value-type="float" office:value="0.00442304">
                <text:p>0.00442304</text:p>
              </table:table-cell>
              <table:table-cell office:value-type="float" office:value="3">
                <text:p>3</text:p>
              </table:table-cell>
              <table:table-cell office:value-type="float" office:value="0.000443701">
                <text:p>0.000443701</text:p>
              </table:table-cell>
              <table:table-cell office:value-type="float" office:value="3">
                <text:p>3</text:p>
              </table:table-cell>
              <table:table-cell office:value-type="float" office:value="0.00126415">
                <text:p>0.00126415</text:p>
              </table:table-cell>
              <table:table-cell office:value-type="float" office:value="3">
                <text:p>3</text:p>
              </table:table-cell>
              <table:table-cell office:value-type="float" office:value="0.000411162">
                <text:p>0.000411162</text:p>
              </table:table-cell>
              <table:table-cell office:value-type="float" office:value="3">
                <text:p>3</text:p>
              </table:table-cell>
              <table:table-cell office:value-type="float" office:value="0.0031893">
                <text:p>0.003189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4" style:family="chart">
      <style:chart-properties chart:japanese-candle-stick="true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4pt" style:font-size-asian="10pt" style:font-size-complex="10pt"/>
    </style:style>
    <style:style style:name="ch6" style:family="chart">
      <style:chart-properties style:rotation-angle="90"/>
      <style:text-properties fo:font-size="24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fill-color="#ffffff"/>
    </style:style>
    <style:style style:name="ch9" style:family="chart">
      <style:graphic-properties svg:stroke-width="0.127cm" draw:fill-color="#000000"/>
    </style:style>
    <style:style style:name="ch10" style:family="chart">
      <style:graphic-properties svg:stroke-width="0.127cm" svg:stroke-color="#ffff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9.018cm" svg:height="21.947cm" xlink:href=".." xlink:type="simple" chart:class="chart:stock" chart:style-name="ch1">
        <chart:title svg:x="14.488cm" svg:y="0.574cm" chart:style-name="ch2">
          <text:p>Comparison of algorithms</text:p>
        </chart:title>
        <chart:legend chart:legend-position="end" svg:x="31.441cm" svg:y="8.642cm" style:legend-expansion="high" chart:style-name="ch3"/>
        <chart:plot-area chart:style-name="ch4" table:cell-range-address="LeastSquares.B52:LeastSquares.C55 Algebraic_Fitting.E52:Algebraic_Fitting.F55 ICP.C52:ICP.C55 ICP.B52:ICP.B52 ICP.E52:ICP.F55 ICP.A51:ICP.A51 LeastSquares.E52:LeastSquares.F55 LeastSquares.A51:LeastSquares.A51 RANSAC.C52:RANSAC.C55 RANSAC.E52:RANSAC.F55 Algebraic_Fitting.C52:Algebraic_Fitting.C55 Algebraic_Fitting.B52:Algebraic_Fitting.B52 Algebraic_Fitting.A51:Algebraic_Fitting.A51" chart:data-source-has-labels="both" svg:x="2.692cm" svg:y="2.473cm" svg:width="27.969cm" svg:height="19.036cm">
          <chartooo:coordinate-region svg:x="4.187cm" svg:y="2.95cm" svg:width="26.474cm" svg:height="18.082cm"/>
          <chart:axis chart:dimension="x" chart:name="primary-x" chart:style-name="ch5" chartooo:axis-type="auto">
            <chartooo:date-scale/>
            <chart:categories table:cell-range-address="LeastSquares.B52:LeastSquares.B55"/>
          </chart:axis>
          <chart:axis chart:dimension="y" chart:name="primary-y" chart:style-name="ch5">
            <chart:title svg:x="0.998cm" svg:y="13.914cm" chart:style-name="ch6">
              <text:p>millimeter</text:p>
            </chart:title>
            <chart:grid chart:style-name="ch7" chart:class="major"/>
          </chart:axis>
          <chart:series chart:values-cell-range-address="ICP.C52:ICP.C55" chart:label-cell-address="Algebraic_Fitting.F52:Algebraic_Fitting.F52" chart:attached-axis="primary-y">
            <chart:data-point chart:repeated="4"/>
          </chart:series>
          <chart:series chart:values-cell-range-address="ICP.F52:ICP.F55" chart:label-cell-address="ICP.B52:ICP.B52" chart:attached-axis="primary-y">
            <chart:data-point chart:repeated="4"/>
          </chart:series>
          <chart:series chart:values-cell-range-address="ICP.E52:ICP.E55" chart:label-cell-address="ICP.C52:ICP.C52" chart:attached-axis="primary-y">
            <chart:data-point chart:repeated="4"/>
          </chart:series>
          <chart:series chart:values-cell-range-address="ICP.C52:ICP.C55" chart:label-cell-address="ICP.A51:ICP.A51" chart:attached-axis="primary-y">
            <chart:data-point chart:repeated="4"/>
          </chart:series>
          <chart:series chart:values-cell-range-address="LeastSquares.C52:LeastSquares.C55" chart:attached-axis="primary-y">
            <chart:data-point chart:repeated="4"/>
          </chart:series>
          <chart:series chart:values-cell-range-address="LeastSquares.F52:LeastSquares.F55" chart:label-cell-address="ICP.F52:ICP.F52" chart:attached-axis="primary-y">
            <chart:data-point chart:repeated="4"/>
          </chart:series>
          <chart:series chart:values-cell-range-address="LeastSquares.E52:LeastSquares.E55" chart:attached-axis="primary-y">
            <chart:data-point chart:repeated="4"/>
          </chart:series>
          <chart:series chart:values-cell-range-address="LeastSquares.C52:LeastSquares.C55" chart:label-cell-address="LeastSquares.A51:LeastSquares.A51" chart:attached-axis="primary-y">
            <chart:data-point chart:repeated="4"/>
          </chart:series>
          <chart:series chart:values-cell-range-address="RANSAC.C52:RANSAC.C55" chart:label-cell-address="LeastSquares.E52:LeastSquares.E52" chart:attached-axis="primary-y">
            <chart:data-point chart:repeated="4"/>
          </chart:series>
          <chart:series chart:values-cell-range-address="RANSAC.F52:RANSAC.F55" chart:label-cell-address="LeastSquares.F52:LeastSquares.F52" chart:attached-axis="primary-y">
            <chart:data-point chart:repeated="4"/>
          </chart:series>
          <chart:series chart:values-cell-range-address="RANSAC.E52:RANSAC.E55" chart:label-cell-address="RANSAC.C52:RANSAC.C52" chart:attached-axis="primary-y">
            <chart:data-point chart:repeated="4"/>
          </chart:series>
          <chart:series chart:values-cell-range-address="RANSAC.C52:RANSAC.C55" chart:attached-axis="primary-y">
            <chart:data-point chart:repeated="4"/>
          </chart:series>
          <chart:series chart:values-cell-range-address="Algebraic_Fitting.C52:Algebraic_Fitting.C55" chart:label-cell-address="RANSAC.F52:RANSAC.F52" chart:attached-axis="primary-y">
            <chart:data-point chart:repeated="4"/>
          </chart:series>
          <chart:series chart:values-cell-range-address="Algebraic_Fitting.F52:Algebraic_Fitting.F55" chart:label-cell-address="Algebraic_Fitting.B52:Algebraic_Fitting.B52" chart:attached-axis="primary-y">
            <chart:data-point chart:repeated="4"/>
          </chart:series>
          <chart:series chart:values-cell-range-address="Algebraic_Fitting.E52:Algebraic_Fitting.E55" chart:label-cell-address="Algebraic_Fitting.C52:Algebraic_Fitting.C52" chart:attached-axis="primary-y">
            <chart:data-point chart:repeated="4"/>
          </chart:series>
          <chart:series chart:values-cell-range-address="Algebraic_Fitting.C52:Algebraic_Fitting.C55" chart:label-cell-address="Algebraic_Fitting.A51:Algebraic_Fitting.A51" chart:attached-axis="primary-y">
            <chart:data-point chart:repeated="4"/>
          </chart:series>
          <chart:stock-gain-marker chart:style-name="ch8"/>
          <chart:stock-loss-marker chart:style-name="ch9"/>
          <chart:stock-range-line chart:style-name="ch10"/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994681320975483</text:p>
                <draw:g>
                  <svg:desc>Algebraic_Fitting.F52:Algebraic_Fitting.F52</svg:desc>
                </draw:g>
              </table:table-cell>
              <table:table-cell office:value-type="string">
                <text:p>exp50</text:p>
                <draw:g>
                  <svg:desc>ICP.B52:ICP.B52</svg:desc>
                </draw:g>
              </table:table-cell>
              <table:table-cell office:value-type="string">
                <text:p>18.425</text:p>
                <draw:g>
                  <svg:desc>ICP.C52:ICP.C52</svg:desc>
                </draw:g>
              </table:table-cell>
              <table:table-cell office:value-type="string">
                <text:p>ICP</text:p>
                <draw:g>
                  <svg:desc>ICP.A51:ICP.A5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4.94225639938221</text:p>
                <draw:g>
                  <svg:desc>ICP.F52:ICP.F5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Least Squares</text:p>
                <draw:g>
                  <svg:desc>LeastSquares.A51:LeastSquares.A51</svg:desc>
                </draw:g>
              </table:table-cell>
              <table:table-cell office:value-type="string">
                <text:p>24.2454578496339</text:p>
                <draw:g>
                  <svg:desc>LeastSquares.E52:LeastSquares.E52</svg:desc>
                </draw:g>
              </table:table-cell>
              <table:table-cell office:value-type="string">
                <text:p>0.120208657894773</text:p>
                <draw:g>
                  <svg:desc>LeastSquares.F52:LeastSquares.F52</svg:desc>
                </draw:g>
              </table:table-cell>
              <table:table-cell office:value-type="string">
                <text:p>20.81095</text:p>
                <draw:g>
                  <svg:desc>RANSAC.C52:RANSAC.C52</svg:desc>
                </draw:g>
              </table:table-cell>
              <table:table-cell office:value-type="string">
                <text:p>ransac</text:p>
              </table:table-cell>
              <table:table-cell office:value-type="string">
                <text:p>-3.6966391027657</text:p>
                <draw:g>
                  <svg:desc>RANSAC.F52:RANSAC.F52</svg:desc>
                </draw:g>
              </table:table-cell>
              <table:table-cell office:value-type="string">
                <text:p>exp50</text:p>
                <draw:g>
                  <svg:desc>Algebraic_Fitting.B52:Algebraic_Fitting.B52</svg:desc>
                </draw:g>
              </table:table-cell>
              <table:table-cell office:value-type="string">
                <text:p>11.1141676183675</text:p>
                <draw:g>
                  <svg:desc>Algebraic_Fitting.C52:Algebraic_Fitting.C52</svg:desc>
                </draw:g>
              </table:table-cell>
              <table:table-cell office:value-type="string">
                <text:p>Algebraic fitting</text:p>
                <draw:g>
                  <svg:desc>Algebraic_Fitting.A51:Algebraic_Fitting.A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p50</text:p>
                <draw:g>
                  <svg:desc>LeastSquares.B52:LeastSquares.B55</svg:desc>
                </draw:g>
              </table:table-cell>
              <table:table-cell office:value-type="float" office:value="18.425">
                <text:p>18.425</text:p>
                <draw:g>
                  <svg:desc>ICP.C52:ICP.C55</svg:desc>
                </draw:g>
              </table:table-cell>
              <table:table-cell office:value-type="float" office:value="4.94225639938221">
                <text:p>4.94225639938221</text:p>
                <draw:g>
                  <svg:desc>ICP.F52:ICP.F55</svg:desc>
                </draw:g>
              </table:table-cell>
              <table:table-cell office:value-type="float" office:value="31.9077436006178">
                <text:p>31.9077436006178</text:p>
                <draw:g>
                  <svg:desc>ICP.E52:ICP.E55</svg:desc>
                </draw:g>
              </table:table-cell>
              <table:table-cell office:value-type="float" office:value="18.425">
                <text:p>18.425</text:p>
                <draw:g>
                  <svg:desc>ICP.C52:ICP.C55</svg:desc>
                </draw:g>
              </table:table-cell>
              <table:table-cell office:value-type="float" office:value="12.1828332537643">
                <text:p>12.1828332537643</text:p>
                <draw:g>
                  <svg:desc>LeastSquares.C52:LeastSquares.C55</svg:desc>
                </draw:g>
              </table:table-cell>
              <table:table-cell office:value-type="float" office:value="0.120208657894773">
                <text:p>0.120208657894773</text:p>
                <draw:g>
                  <svg:desc>LeastSquares.F52:LeastSquares.F55</svg:desc>
                </draw:g>
              </table:table-cell>
              <table:table-cell office:value-type="float" office:value="24.2454578496339">
                <text:p>24.2454578496339</text:p>
                <draw:g>
                  <svg:desc>LeastSquares.E52:LeastSquares.E55</svg:desc>
                </draw:g>
              </table:table-cell>
              <table:table-cell office:value-type="float" office:value="12.1828332537643">
                <text:p>12.1828332537643</text:p>
                <draw:g>
                  <svg:desc>LeastSquares.C52:LeastSquares.C55</svg:desc>
                </draw:g>
              </table:table-cell>
              <table:table-cell office:value-type="float" office:value="20.81095">
                <text:p>20.81095</text:p>
                <draw:g>
                  <svg:desc>RANSAC.C52:RANSAC.C55</svg:desc>
                </draw:g>
              </table:table-cell>
              <table:table-cell office:value-type="float" office:value="-3.6966391027657">
                <text:p>-3.6966391027657</text:p>
                <draw:g>
                  <svg:desc>RANSAC.F52:RANSAC.F55</svg:desc>
                </draw:g>
              </table:table-cell>
              <table:table-cell office:value-type="float" office:value="45.3185391027657">
                <text:p>45.3185391027657</text:p>
                <draw:g>
                  <svg:desc>RANSAC.E52:RANSAC.E55</svg:desc>
                </draw:g>
              </table:table-cell>
              <table:table-cell office:value-type="float" office:value="20.81095">
                <text:p>20.81095</text:p>
                <draw:g>
                  <svg:desc>RANSAC.C52:RANSAC.C55</svg:desc>
                </draw:g>
              </table:table-cell>
              <table:table-cell office:value-type="float" office:value="11.1141676183675">
                <text:p>11.1141676183675</text:p>
                <draw:g>
                  <svg:desc>Algebraic_Fitting.C52:Algebraic_Fitting.C55</svg:desc>
                </draw:g>
              </table:table-cell>
              <table:table-cell office:value-type="float" office:value="0.994681320975483">
                <text:p>0.994681320975483</text:p>
                <draw:g>
                  <svg:desc>Algebraic_Fitting.F52:Algebraic_Fitting.F55</svg:desc>
                </draw:g>
              </table:table-cell>
              <table:table-cell office:value-type="float" office:value="21.2336539157594">
                <text:p>21.2336539157594</text:p>
                <draw:g>
                  <svg:desc>Algebraic_Fitting.E52:Algebraic_Fitting.E55</svg:desc>
                </draw:g>
              </table:table-cell>
              <table:table-cell office:value-type="float" office:value="11.1141676183675">
                <text:p>11.1141676183675</text:p>
                <draw:g>
                  <svg:desc>Algebraic_Fitting.C52:Algebraic_Fitting.C55</svg:desc>
                </draw:g>
              </table:table-cell>
            </table:table-row>
            <table:table-row>
              <table:table-cell office:value-type="string">
                <text:p>exp100</text:p>
              </table:table-cell>
              <table:table-cell office:value-type="float" office:value="20.2">
                <text:p>20.2</text:p>
              </table:table-cell>
              <table:table-cell office:value-type="float" office:value="10.1925741857073">
                <text:p>10.1925741857073</text:p>
              </table:table-cell>
              <table:table-cell office:value-type="float" office:value="30.2074258142927">
                <text:p>30.2074258142927</text:p>
              </table:table-cell>
              <table:table-cell office:value-type="float" office:value="20.2">
                <text:p>20.2</text:p>
              </table:table-cell>
              <table:table-cell office:value-type="float" office:value="18.0806226960474">
                <text:p>18.0806226960474</text:p>
              </table:table-cell>
              <table:table-cell office:value-type="float" office:value="6.79036238102164">
                <text:p>6.79036238102164</text:p>
              </table:table-cell>
              <table:table-cell office:value-type="float" office:value="29.3708830110731">
                <text:p>29.3708830110731</text:p>
              </table:table-cell>
              <table:table-cell office:value-type="float" office:value="18.0806226960474">
                <text:p>18.0806226960474</text:p>
              </table:table-cell>
              <table:table-cell office:value-type="float" office:value="16.6797">
                <text:p>16.6797</text:p>
              </table:table-cell>
              <table:table-cell office:value-type="float" office:value="6.66026672845928">
                <text:p>6.66026672845928</text:p>
              </table:table-cell>
              <table:table-cell office:value-type="float" office:value="26.6991332715407">
                <text:p>26.6991332715407</text:p>
              </table:table-cell>
              <table:table-cell office:value-type="float" office:value="16.6797">
                <text:p>16.6797</text:p>
              </table:table-cell>
              <table:table-cell office:value-type="float" office:value="15.5282065673094">
                <text:p>15.5282065673094</text:p>
              </table:table-cell>
              <table:table-cell office:value-type="float" office:value="4.82822362318621">
                <text:p>4.82822362318621</text:p>
              </table:table-cell>
              <table:table-cell office:value-type="float" office:value="26.2281895114326">
                <text:p>26.2281895114326</text:p>
              </table:table-cell>
              <table:table-cell office:value-type="float" office:value="15.5282065673094">
                <text:p>15.5282065673094</text:p>
              </table:table-cell>
            </table:table-row>
            <table:table-row>
              <table:table-cell office:value-type="string">
                <text:p>exp500</text:p>
              </table:table-cell>
              <table:table-cell office:value-type="float" office:value="19.4285714285714">
                <text:p>19.4285714285714</text:p>
              </table:table-cell>
              <table:table-cell office:value-type="float" office:value="7.63441860539984">
                <text:p>7.63441860539984</text:p>
              </table:table-cell>
              <table:table-cell office:value-type="float" office:value="31.222724251743">
                <text:p>31.222724251743</text:p>
              </table:table-cell>
              <table:table-cell office:value-type="float" office:value="19.4285714285714">
                <text:p>19.4285714285714</text:p>
              </table:table-cell>
              <table:table-cell office:value-type="float" office:value="17.4586505339586">
                <text:p>17.4586505339586</text:p>
              </table:table-cell>
              <table:table-cell office:value-type="float" office:value="6.81410857290141">
                <text:p>6.81410857290141</text:p>
              </table:table-cell>
              <table:table-cell office:value-type="float" office:value="28.1031924950158">
                <text:p>28.1031924950158</text:p>
              </table:table-cell>
              <table:table-cell office:value-type="float" office:value="17.4586505339586">
                <text:p>17.4586505339586</text:p>
              </table:table-cell>
              <table:table-cell office:value-type="float" office:value="17.4431714285714">
                <text:p>17.4431714285714</text:p>
              </table:table-cell>
              <table:table-cell office:value-type="float" office:value="6.58162572145611">
                <text:p>6.58162572145611</text:p>
              </table:table-cell>
              <table:table-cell office:value-type="float" office:value="28.3047171356867">
                <text:p>28.3047171356867</text:p>
              </table:table-cell>
              <table:table-cell office:value-type="float" office:value="17.4431714285714">
                <text:p>17.4431714285714</text:p>
              </table:table-cell>
              <table:table-cell office:value-type="float" office:value="14.9248882795819">
                <text:p>14.9248882795819</text:p>
              </table:table-cell>
              <table:table-cell office:value-type="float" office:value="4.25920927150944">
                <text:p>4.25920927150944</text:p>
              </table:table-cell>
              <table:table-cell office:value-type="float" office:value="25.5905672876543">
                <text:p>25.5905672876543</text:p>
              </table:table-cell>
              <table:table-cell office:value-type="float" office:value="14.9248882795819">
                <text:p>14.9248882795819</text:p>
              </table:table-cell>
            </table:table-row>
            <table:table-row>
              <table:table-cell office:value-type="string">
                <text:p>exp1000</text:p>
              </table:table-cell>
              <table:table-cell office:value-type="float" office:value="17.15">
                <text:p>17.15</text:p>
              </table:table-cell>
              <table:table-cell office:value-type="float" office:value="7.55429783705226">
                <text:p>7.55429783705226</text:p>
              </table:table-cell>
              <table:table-cell office:value-type="float" office:value="26.7457021629478">
                <text:p>26.7457021629478</text:p>
              </table:table-cell>
              <table:table-cell office:value-type="float" office:value="17.15">
                <text:p>17.15</text:p>
              </table:table-cell>
              <table:table-cell office:value-type="float" office:value="14.0093882823463">
                <text:p>14.0093882823463</text:p>
              </table:table-cell>
              <table:table-cell office:value-type="float" office:value="4.50091633188462">
                <text:p>4.50091633188462</text:p>
              </table:table-cell>
              <table:table-cell office:value-type="float" office:value="23.517860232808">
                <text:p>23.517860232808</text:p>
              </table:table-cell>
              <table:table-cell office:value-type="float" office:value="14.0093882823463">
                <text:p>14.0093882823463</text:p>
              </table:table-cell>
              <table:table-cell office:value-type="float" office:value="13.9903625">
                <text:p>13.9903625</text:p>
              </table:table-cell>
              <table:table-cell office:value-type="float" office:value="4.29216643604853">
                <text:p>4.29216643604853</text:p>
              </table:table-cell>
              <table:table-cell office:value-type="float" office:value="23.6885585639515">
                <text:p>23.6885585639515</text:p>
              </table:table-cell>
              <table:table-cell office:value-type="float" office:value="13.9903625">
                <text:p>13.9903625</text:p>
              </table:table-cell>
              <table:table-cell office:value-type="float" office:value="12.9653618302189">
                <text:p>12.9653618302189</text:p>
              </table:table-cell>
              <table:table-cell office:value-type="float" office:value="3.91846423481931">
                <text:p>3.91846423481931</text:p>
              </table:table-cell>
              <table:table-cell office:value-type="float" office:value="22.0122594256184">
                <text:p>22.0122594256184</text:p>
              </table:table-cell>
              <table:table-cell office:value-type="float" office:value="12.9653618302189">
                <text:p>12.965361830218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78cm" svg:y="0.333cm" chart:style-name="ch2">
          <text:p>Least Squares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296cm" svg:y="0.037cm" svg:width="14.192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0100435853293417">
                <text:p>0.00010043585329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0817340355384661">
                <text:p>0.000817340355384661</text:p>
              </table:table-cell>
              <table:table-cell office:value-type="float" office:value="4">
                <text:p>4</text:p>
              </table:table-cell>
              <table:table-cell office:value-type="float" office:value="0.0000547826991948347">
                <text:p>0.0000547826991948347</text:p>
              </table:table-cell>
              <table:table-cell office:value-type="float" office:value="4">
                <text:p>4</text:p>
              </table:table-cell>
              <table:table-cell office:value-type="float" office:value="0.000821580631652979">
                <text:p>0.000821580631652979</text:p>
              </table:table-cell>
              <table:table-cell office:value-type="float" office:value="4">
                <text:p>4</text:p>
              </table:table-cell>
              <table:table-cell office:value-type="float" office:value="0.000600004176246609">
                <text:p>0.000600004176246609</text:p>
              </table:table-cell>
              <table:table-cell office:value-type="float" office:value="4">
                <text:p>4</text:p>
              </table:table-cell>
              <table:table-cell office:value-type="float" office:value="0.000358429924473419">
                <text:p>0.0003584299244734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216067445829325">
                <text:p>0.00021606744582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0797486962661853">
                <text:p>0.000797486962661853</text:p>
              </table:table-cell>
              <table:table-cell office:value-type="float" office:value="2">
                <text:p>2</text:p>
              </table:table-cell>
              <table:table-cell office:value-type="float" office:value="0.000623112277023297">
                <text:p>0.000623112277023297</text:p>
              </table:table-cell>
              <table:table-cell office:value-type="float" office:value="2">
                <text:p>2</text:p>
              </table:table-cell>
              <table:table-cell office:value-type="float" office:value="0.000913564923693728">
                <text:p>0.000913564923693728</text:p>
              </table:table-cell>
              <table:table-cell office:value-type="float" office:value="2">
                <text:p>2</text:p>
              </table:table-cell>
              <table:table-cell office:value-type="float" office:value="0.00387113607535666">
                <text:p>0.00387113607535666</text:p>
              </table:table-cell>
              <table:table-cell office:value-type="float" office:value="2">
                <text:p>2</text:p>
              </table:table-cell>
              <table:table-cell office:value-type="float" office:value="0.000197170678160106">
                <text:p>0.000197170678160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0285549387260911">
                <text:p>0.000285549387260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0825649292259757">
                <text:p>0.000825649292259757</text:p>
              </table:table-cell>
              <table:table-cell office:value-type="float" office:value="1">
                <text:p>1</text:p>
              </table:table-cell>
              <table:table-cell office:value-type="float" office:value="0.001753894853933">
                <text:p>0.001753894853933</text:p>
              </table:table-cell>
              <table:table-cell office:value-type="float" office:value="1">
                <text:p>1</text:p>
              </table:table-cell>
              <table:table-cell office:value-type="float" office:value="0.00722355803287214">
                <text:p>0.00722355803287214</text:p>
              </table:table-cell>
              <table:table-cell office:value-type="float" office:value="1">
                <text:p>1</text:p>
              </table:table-cell>
              <table:table-cell office:value-type="float" office:value="0.00619474987619568">
                <text:p>0.00619474987619568</text:p>
              </table:table-cell>
              <table:table-cell office:value-type="float" office:value="1">
                <text:p>1</text:p>
              </table:table-cell>
              <table:table-cell office:value-type="float" office:value="0.000382013544694263">
                <text:p>0.000382013544694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0542057749184458">
                <text:p>0.0000542057749184458</text:p>
              </table:table-cell>
              <table:table-cell office:value-type="float" office:value="4">
                <text:p>4</text:p>
              </table:table-cell>
              <table:table-cell office:value-type="float" office:value="0.00109651096649116">
                <text:p>0.00109651096649116</text:p>
              </table:table-cell>
              <table:table-cell office:value-type="float" office:value="3">
                <text:p>3</text:p>
              </table:table-cell>
              <table:table-cell office:value-type="float" office:value="0.000162586903663086">
                <text:p>0.000162586903663086</text:p>
              </table:table-cell>
              <table:table-cell office:value-type="float" office:value="3">
                <text:p>3</text:p>
              </table:table-cell>
              <table:table-cell office:value-type="float" office:value="0.000312349628614238">
                <text:p>0.000312349628614238</text:p>
              </table:table-cell>
              <table:table-cell office:value-type="float" office:value="3">
                <text:p>3</text:p>
              </table:table-cell>
              <table:table-cell office:value-type="float" office:value="0.00041566145631105">
                <text:p>0.00041566145631105</text:p>
              </table:table-cell>
              <table:table-cell office:value-type="float" office:value="3">
                <text:p>3</text:p>
              </table:table-cell>
              <table:table-cell office:value-type="float" office:value="0.000407740689574631">
                <text:p>0.000407740689574631</text:p>
              </table:table-cell>
              <table:table-cell office:value-type="float" office:value="3">
                <text:p>3</text:p>
              </table:table-cell>
              <table:table-cell office:value-type="float" office:value="0.000212208917826461">
                <text:p>0.0002122089178264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443cm" svg:height="9.669cm" xlink:href=".." xlink:type="simple" chart:class="chart:scatter" chart:style-name="ch1">
        <chart:title svg:x="5.362cm" svg:y="0.329cm" chart:style-name="ch2">
          <text:p>RANSAC - radius error</text:p>
        </chart:title>
        <chart:legend chart:legend-position="end" svg:x="12.677cm" svg:y="3.041cm" style:legend-expansion="high" chart:style-name="ch3"/>
        <chart:plot-area chart:style-name="ch4" table:cell-range-address="RANSAC.L3:RANSAC.L10 RANSAC.M3:RANSAC.M6 RANSAC.I3:RANSAC.I3 RANSAC.I10:RANSAC.I10 RANSAC.I31:RANSAC.I31 RANSAC.L31:RANSAC.L34 RANSAC.I38:RANSAC.I38 RANSAC.L38:RANSAC.L41 RANSAC.I46:RANSAC.I46 RANSAC.L45:RANSAC.L48 RANSAC.I17:RANSAC.I17 RANSAC.L17:RANSAC.L20 RANSAC.I24:RANSAC.I24 RANSAC.L24:RANSAC.L27" chart:data-source-has-labels="both" svg:x="0.631cm" svg:y="0.037cm" svg:width="12.393cm" svg:height="9.217cm">
          <chartooo:coordinate-region svg:x="1.252cm" svg:y="0.236cm" svg:width="11.679cm" svg:height="8.371cm"/>
          <chart:axis chart:dimension="x" chart:name="primary-x" chart:style-name="ch5" chartooo:axis-type="auto">
            <chart:title svg:x="5.25cm" svg:y="9.111cm" chart:style-name="ch6">
              <text:p>Exposure Setting</text:p>
            </chart:title>
            <chart:categories table:cell-range-address="RANSAC.L7:RANSAC.L10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RANSAC.L3:RANSAC.L6" chart:label-cell-address="RANSAC.I3:RANSAC.I3" chart:class="chart:scatter">
            <chart:domain table:cell-range-address="RANSAC.M3:RANSAC.M6"/>
            <chart:data-point chart:repeated="4"/>
          </chart:series>
          <chart:series chart:style-name="ch11" chart:values-cell-range-address="RANSAC.L7:RANSAC.L10" chart:label-cell-address="RANSAC.I10:RANSAC.I10" chart:class="chart:scatter">
            <chart:domain table:cell-range-address="RANSAC.M7:RANSAC.M10"/>
            <chart:data-point chart:repeated="4"/>
          </chart:series>
          <chart:series chart:style-name="ch12" chart:values-cell-range-address="RANSAC.L31:RANSAC.L34" chart:label-cell-address="RANSAC.I31:RANSAC.I31" chart:class="chart:scatter">
            <chart:domain table:cell-range-address="RANSAC.M31:RANSAC.M34"/>
            <chart:data-point chart:repeated="4"/>
          </chart:series>
          <chart:series chart:style-name="ch13" chart:values-cell-range-address="RANSAC.L38:RANSAC.L41" chart:label-cell-address="RANSAC.I38:RANSAC.I38" chart:class="chart:scatter">
            <chart:domain table:cell-range-address="RANSAC.M38:RANSAC.M41"/>
            <chart:data-point chart:repeated="4"/>
          </chart:series>
          <chart:series chart:style-name="ch14" chart:values-cell-range-address="RANSAC.L45:RANSAC.L48" chart:label-cell-address="RANSAC.I46:RANSAC.I46" chart:class="chart:scatter">
            <chart:domain table:cell-range-address="RANSAC.M45:RANSAC.M48"/>
            <chart:data-point chart:repeated="4"/>
          </chart:series>
          <chart:series chart:style-name="ch15" chart:values-cell-range-address="RANSAC.L17:RANSAC.L20" chart:label-cell-address="RANSAC.I17:RANSAC.I17" chart:class="chart:scatter">
            <chart:domain table:cell-range-address="RANSAC.M17:RANSAC.M20"/>
            <chart:data-point chart:repeated="4"/>
          </chart:series>
          <chart:series chart:style-name="ch16" chart:values-cell-range-address="RANSAC.L24:RANSAC.L27" chart:label-cell-address="RANSAC.I24:RANSAC.I24" chart:class="chart:scatter">
            <chart:domain table:cell-range-address="RANSAC.M24:RANSAC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RANSAC.I3:RANSAC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RANSAC.I10:RANSAC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RANSAC.I31:RANSAC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RANSAC.I38:RANSAC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RANSAC.I46:RANSAC.I46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RANSAC.I17:RANSAC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RANSAC.I24:RANSAC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RANSAC.L7:RANSAC.L10</svg:desc>
                </draw:g>
              </table:table-cell>
              <table:table-cell office:value-type="float" office:value="4">
                <text:p>4</text:p>
                <draw:g>
                  <svg:desc>RANSAC.M3:RANSAC.M6</svg:desc>
                </draw:g>
              </table:table-cell>
              <table:table-cell office:value-type="float" office:value="4.35599999999999">
                <text:p>4.35599999999999</text:p>
                <draw:g>
                  <svg:desc>RANSAC.L3:RANSAC.L6</svg:desc>
                </draw:g>
              </table:table-cell>
              <table:table-cell office:value-type="float" office:value="NaN">
                <text:p>NaN</text:p>
                <draw:g>
                  <svg:desc>RANSAC.M7:RANSAC.M10</svg:desc>
                </draw:g>
              </table:table-cell>
              <table:table-cell office:value-type="float" office:value="NaN">
                <text:p>NaN</text:p>
                <draw:g>
                  <svg:desc>RANSAC.L7:RANSAC.L10</svg:desc>
                </draw:g>
              </table:table-cell>
              <table:table-cell office:value-type="float" office:value="4">
                <text:p>4</text:p>
                <draw:g>
                  <svg:desc>RANSAC.M31:RANSAC.M34</svg:desc>
                </draw:g>
              </table:table-cell>
              <table:table-cell office:value-type="float" office:value="0.0638999999999896">
                <text:p>0.0638999999999896</text:p>
                <draw:g>
                  <svg:desc>RANSAC.L31:RANSAC.L34</svg:desc>
                </draw:g>
              </table:table-cell>
              <table:table-cell office:value-type="float" office:value="4">
                <text:p>4</text:p>
                <draw:g>
                  <svg:desc>RANSAC.M38:RANSAC.M41</svg:desc>
                </draw:g>
              </table:table-cell>
              <table:table-cell office:value-type="float" office:value="20.059">
                <text:p>20.059</text:p>
                <draw:g>
                  <svg:desc>RANSAC.L38:RANSAC.L41</svg:desc>
                </draw:g>
              </table:table-cell>
              <table:table-cell office:value-type="float" office:value="4">
                <text:p>4</text:p>
                <draw:g>
                  <svg:desc>RANSAC.M45:RANSAC.M48</svg:desc>
                </draw:g>
              </table:table-cell>
              <table:table-cell office:value-type="float" office:value="30.744">
                <text:p>30.744</text:p>
                <draw:g>
                  <svg:desc>RANSAC.L45:RANSAC.L48</svg:desc>
                </draw:g>
              </table:table-cell>
              <table:table-cell office:value-type="float" office:value="4">
                <text:p>4</text:p>
                <draw:g>
                  <svg:desc>RANSAC.M17:RANSAC.M20</svg:desc>
                </draw:g>
              </table:table-cell>
              <table:table-cell office:value-type="float" office:value="20.056">
                <text:p>20.056</text:p>
                <draw:g>
                  <svg:desc>RANSAC.L17:RANSAC.L20</svg:desc>
                </draw:g>
              </table:table-cell>
              <table:table-cell office:value-type="float" office:value="4">
                <text:p>4</text:p>
                <draw:g>
                  <svg:desc>RANSAC.M24:RANSAC.M27</svg:desc>
                </draw:g>
              </table:table-cell>
              <table:table-cell office:value-type="float" office:value="13.991">
                <text:p>13.991</text:p>
                <draw:g>
                  <svg:desc>RANSAC.L24:RANSAC.L2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.166">
                <text:p>3.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7689">
                <text:p>2.7689</text:p>
              </table:table-cell>
              <table:table-cell office:value-type="float" office:value="2">
                <text:p>2</text:p>
              </table:table-cell>
              <table:table-cell office:value-type="float" office:value="22.719">
                <text:p>22.719</text:p>
              </table:table-cell>
              <table:table-cell office:value-type="float" office:value="2">
                <text:p>2</text:p>
              </table:table-cell>
              <table:table-cell office:value-type="float" office:value="31.148">
                <text:p>31.148</text:p>
              </table:table-cell>
              <table:table-cell office:value-type="float" office:value="2">
                <text:p>2</text:p>
              </table:table-cell>
              <table:table-cell office:value-type="float" office:value="23.729">
                <text:p>23.729</text:p>
              </table:table-cell>
              <table:table-cell office:value-type="float" office:value="2">
                <text:p>2</text:p>
              </table:table-cell>
              <table:table-cell office:value-type="float" office:value="12.671">
                <text:p>12.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49299999999999">
                <text:p>3.492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3510000000001">
                <text:p>1.83510000000001</text:p>
              </table:table-cell>
              <table:table-cell office:value-type="float" office:value="1">
                <text:p>1</text:p>
              </table:table-cell>
              <table:table-cell office:value-type="float" office:value="19.013">
                <text:p>19.013</text:p>
              </table:table-cell>
              <table:table-cell office:value-type="float" office:value="1">
                <text:p>1</text:p>
              </table:table-cell>
              <table:table-cell office:value-type="float" office:value="74.679">
                <text:p>74.679</text:p>
              </table:table-cell>
              <table:table-cell office:value-type="float" office:value="1">
                <text:p>1</text:p>
              </table:table-cell>
              <table:table-cell office:value-type="float" office:value="44.506">
                <text:p>44.506</text:p>
              </table:table-cell>
              <table:table-cell office:value-type="float" office:value="1">
                <text:p>1</text:p>
              </table:table-cell>
              <table:table-cell office:value-type="float" office:value="1.57249999999999">
                <text:p>1.57249999999999</text:p>
              </table:table-cell>
            </table:table-row>
            <table:table-row>
              <table:table-cell office:value-type="float" office:value="18.297">
                <text:p>18.297</text:p>
              </table:table-cell>
              <table:table-cell office:value-type="float" office:value="3">
                <text:p>3</text:p>
              </table:table-cell>
              <table:table-cell office:value-type="float" office:value="3.60299999999999">
                <text:p>3.60299999999999</text:p>
              </table:table-cell>
              <table:table-cell office:value-type="float" office:value="4">
                <text:p>4</text:p>
              </table:table-cell>
              <table:table-cell office:value-type="float" office:value="18.297">
                <text:p>18.297</text:p>
              </table:table-cell>
              <table:table-cell office:value-type="float" office:value="3">
                <text:p>3</text:p>
              </table:table-cell>
              <table:table-cell office:value-type="float" office:value="2.39619999999999">
                <text:p>2.39619999999999</text:p>
              </table:table-cell>
              <table:table-cell office:value-type="float" office:value="3">
                <text:p>3</text:p>
              </table:table-cell>
              <table:table-cell office:value-type="float" office:value="21.596">
                <text:p>21.596</text:p>
              </table:table-cell>
              <table:table-cell office:value-type="float" office:value="3">
                <text:p>3</text:p>
              </table:table-cell>
              <table:table-cell office:value-type="float" office:value="36.234">
                <text:p>36.234</text:p>
              </table:table-cell>
              <table:table-cell office:value-type="float" office:value="3">
                <text:p>3</text:p>
              </table:table-cell>
              <table:table-cell office:value-type="float" office:value="22.2">
                <text:p>22.2</text:p>
              </table:table-cell>
              <table:table-cell office:value-type="float" office:value="3">
                <text:p>3</text:p>
              </table:table-cell>
              <table:table-cell office:value-type="float" office:value="15.374">
                <text:p>15.37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443cm" svg:height="9.669cm" xlink:href=".." xlink:type="simple" chart:class="chart:scatter" chart:style-name="ch1">
        <chart:title svg:x="4.923cm" svg:y="0.335cm" chart:style-name="ch2">
          <text:p>RANSAC - standard deviation</text:p>
        </chart:title>
        <chart:legend chart:legend-position="end" svg:x="12.677cm" svg:y="3.041cm" style:legend-expansion="high" chart:style-name="ch3"/>
        <chart:plot-area chart:style-name="ch4" table:cell-range-address="RANSAC.M3:RANSAC.M6 RANSAC.I3:RANSAC.I3 RANSAC.F3:RANSAC.F10 RANSAC.I10:RANSAC.I10 RANSAC.I31:RANSAC.I31 RANSAC.F31:RANSAC.F34 RANSAC.I38:RANSAC.I38 RANSAC.F38:RANSAC.F41 RANSAC.I45:RANSAC.I45 RANSAC.F45:RANSAC.F48 RANSAC.I17:RANSAC.I17 RANSAC.F17:RANSAC.F20 RANSAC.I24:RANSAC.I24 RANSAC.F24:RANSAC.F27" chart:data-source-has-labels="row" svg:x="0.34cm" svg:y="0.037cm" svg:width="12.684cm" svg:height="9.217cm">
          <chartooo:coordinate-region svg:x="1.252cm" svg:y="0.236cm" svg:width="11.679cm" svg:height="8.371cm"/>
          <chart:axis chart:dimension="x" chart:name="primary-x" chart:style-name="ch5">
            <chart:title svg:x="5.25cm" svg:y="9.111cm" chart:style-name="ch6">
              <text:p>Exposure Setting</text:p>
            </chart:title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RANSAC.F3:RANSAC.F6" chart:label-cell-address="RANSAC.I3:RANSAC.I3" chart:class="chart:scatter">
            <chart:domain table:cell-range-address="RANSAC.M3:RANSAC.M6"/>
            <chart:data-point chart:repeated="4"/>
          </chart:series>
          <chart:series chart:style-name="ch11" chart:values-cell-range-address="RANSAC.F7:RANSAC.F10" chart:label-cell-address="RANSAC.I10:RANSAC.I10" chart:class="chart:scatter">
            <chart:domain table:cell-range-address="RANSAC.M7:RANSAC.M10"/>
            <chart:data-point chart:repeated="4"/>
          </chart:series>
          <chart:series chart:style-name="ch12" chart:values-cell-range-address="RANSAC.F31:RANSAC.F34" chart:label-cell-address="RANSAC.I31:RANSAC.I31" chart:class="chart:scatter">
            <chart:domain table:cell-range-address="RANSAC.M31:RANSAC.M34"/>
            <chart:data-point chart:repeated="4"/>
          </chart:series>
          <chart:series chart:style-name="ch13" chart:values-cell-range-address="RANSAC.F38:RANSAC.F41" chart:label-cell-address="RANSAC.I38:RANSAC.I38" chart:class="chart:scatter">
            <chart:domain table:cell-range-address="RANSAC.M38:RANSAC.M41"/>
            <chart:data-point chart:repeated="4"/>
          </chart:series>
          <chart:series chart:style-name="ch14" chart:values-cell-range-address="RANSAC.F45:RANSAC.F48" chart:label-cell-address="RANSAC.I45:RANSAC.I45" chart:class="chart:scatter">
            <chart:domain table:cell-range-address="RANSAC.M45:RANSAC.M48"/>
            <chart:data-point chart:repeated="4"/>
          </chart:series>
          <chart:series chart:style-name="ch15" chart:values-cell-range-address="RANSAC.F17:RANSAC.F20" chart:label-cell-address="RANSAC.I17:RANSAC.I17" chart:class="chart:scatter">
            <chart:domain table:cell-range-address="RANSAC.M17:RANSAC.M20"/>
            <chart:data-point chart:repeated="4"/>
          </chart:series>
          <chart:series chart:style-name="ch16" chart:values-cell-range-address="RANSAC.F24:RANSAC.F27" chart:label-cell-address="RANSAC.I24:RANSAC.I24" chart:class="chart:scatter">
            <chart:domain table:cell-range-address="RANSAC.M24:RANSAC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RANSAC.I3:RANSAC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RANSAC.I10:RANSAC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RANSAC.I31:RANSAC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RANSAC.I38:RANSAC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RANSAC.I45:RANSAC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RANSAC.I17:RANSAC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RANSAC.I24:RANSAC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RANSAC.M3:RANSAC.M6</svg:desc>
                </draw:g>
              </table:table-cell>
              <table:table-cell office:value-type="float" office:value="0.000127573">
                <text:p>0.000127573</text:p>
                <draw:g>
                  <svg:desc>RANSAC.F3:RANSAC.F6</svg:desc>
                </draw:g>
              </table:table-cell>
              <table:table-cell office:value-type="float" office:value="NaN">
                <text:p>NaN</text:p>
                <draw:g>
                  <svg:desc>RANSAC.M7:RANSAC.M10</svg:desc>
                </draw:g>
              </table:table-cell>
              <table:table-cell office:value-type="float" office:value="NaN">
                <text:p>NaN</text:p>
                <draw:g>
                  <svg:desc>RANSAC.F7:RANSAC.F10</svg:desc>
                </draw:g>
              </table:table-cell>
              <table:table-cell office:value-type="float" office:value="4">
                <text:p>4</text:p>
                <draw:g>
                  <svg:desc>RANSAC.M31:RANSAC.M34</svg:desc>
                </draw:g>
              </table:table-cell>
              <table:table-cell office:value-type="float" office:value="0.00400535">
                <text:p>0.00400535</text:p>
                <draw:g>
                  <svg:desc>RANSAC.F31:RANSAC.F34</svg:desc>
                </draw:g>
              </table:table-cell>
              <table:table-cell office:value-type="float" office:value="4">
                <text:p>4</text:p>
                <draw:g>
                  <svg:desc>RANSAC.M38:RANSAC.M41</svg:desc>
                </draw:g>
              </table:table-cell>
              <table:table-cell office:value-type="float" office:value="0.000198211">
                <text:p>0.000198211</text:p>
                <draw:g>
                  <svg:desc>RANSAC.F38:RANSAC.F41</svg:desc>
                </draw:g>
              </table:table-cell>
              <table:table-cell office:value-type="float" office:value="4">
                <text:p>4</text:p>
                <draw:g>
                  <svg:desc>RANSAC.M45:RANSAC.M48</svg:desc>
                </draw:g>
              </table:table-cell>
              <table:table-cell office:value-type="float" office:value="0.00076862">
                <text:p>0.00076862</text:p>
                <draw:g>
                  <svg:desc>RANSAC.F45:RANSAC.F48</svg:desc>
                </draw:g>
              </table:table-cell>
              <table:table-cell office:value-type="float" office:value="4">
                <text:p>4</text:p>
                <draw:g>
                  <svg:desc>RANSAC.M17:RANSAC.M20</svg:desc>
                </draw:g>
              </table:table-cell>
              <table:table-cell office:value-type="float" office:value="0.000546669">
                <text:p>0.000546669</text:p>
                <draw:g>
                  <svg:desc>RANSAC.F17:RANSAC.F20</svg:desc>
                </draw:g>
              </table:table-cell>
              <table:table-cell office:value-type="float" office:value="4">
                <text:p>4</text:p>
                <draw:g>
                  <svg:desc>RANSAC.M24:RANSAC.M27</svg:desc>
                </draw:g>
              </table:table-cell>
              <table:table-cell office:value-type="float" office:value="0.00234381">
                <text:p>0.00234381</text:p>
                <draw:g>
                  <svg:desc>RANSAC.F24:RANSAC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419152">
                <text:p>0.000419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416865">
                <text:p>0.00416865</text:p>
              </table:table-cell>
              <table:table-cell office:value-type="float" office:value="2">
                <text:p>2</text:p>
              </table:table-cell>
              <table:table-cell office:value-type="float" office:value="0.00372472">
                <text:p>0.00372472</text:p>
              </table:table-cell>
              <table:table-cell office:value-type="float" office:value="2">
                <text:p>2</text:p>
              </table:table-cell>
              <table:table-cell office:value-type="float" office:value="0.0188438">
                <text:p>0.0188438</text:p>
              </table:table-cell>
              <table:table-cell office:value-type="float" office:value="2">
                <text:p>2</text:p>
              </table:table-cell>
              <table:table-cell office:value-type="float" office:value="0.00828433">
                <text:p>0.00828433</text:p>
              </table:table-cell>
              <table:table-cell office:value-type="float" office:value="2">
                <text:p>2</text:p>
              </table:table-cell>
              <table:table-cell office:value-type="float" office:value="0.00793849">
                <text:p>0.00793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148352">
                <text:p>0.00148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532748">
                <text:p>0.00532748</text:p>
              </table:table-cell>
              <table:table-cell office:value-type="float" office:value="1">
                <text:p>1</text:p>
              </table:table-cell>
              <table:table-cell office:value-type="float" office:value="0.0113354">
                <text:p>0.0113354</text:p>
              </table:table-cell>
              <table:table-cell office:value-type="float" office:value="1">
                <text:p>1</text:p>
              </table:table-cell>
              <table:table-cell office:value-type="float" office:value="0.0542869">
                <text:p>0.0542869</text:p>
              </table:table-cell>
              <table:table-cell office:value-type="float" office:value="1">
                <text:p>1</text:p>
              </table:table-cell>
              <table:table-cell office:value-type="float" office:value="0.0409491">
                <text:p>0.0409491</text:p>
              </table:table-cell>
              <table:table-cell office:value-type="float" office:value="1">
                <text:p>1</text:p>
              </table:table-cell>
              <table:table-cell office:value-type="float" office:value="0.0121831">
                <text:p>0.01218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14161">
                <text:p>0.00014161</text:p>
              </table:table-cell>
              <table:table-cell office:value-type="float" office:value="4">
                <text:p>4</text:p>
              </table:table-cell>
              <table:table-cell office:value-type="float" office:value="0.000516546">
                <text:p>0.000516546</text:p>
              </table:table-cell>
              <table:table-cell office:value-type="float" office:value="3">
                <text:p>3</text:p>
              </table:table-cell>
              <table:table-cell office:value-type="float" office:value="0.00442304">
                <text:p>0.00442304</text:p>
              </table:table-cell>
              <table:table-cell office:value-type="float" office:value="3">
                <text:p>3</text:p>
              </table:table-cell>
              <table:table-cell office:value-type="float" office:value="0.000443701">
                <text:p>0.000443701</text:p>
              </table:table-cell>
              <table:table-cell office:value-type="float" office:value="3">
                <text:p>3</text:p>
              </table:table-cell>
              <table:table-cell office:value-type="float" office:value="0.00126415">
                <text:p>0.00126415</text:p>
              </table:table-cell>
              <table:table-cell office:value-type="float" office:value="3">
                <text:p>3</text:p>
              </table:table-cell>
              <table:table-cell office:value-type="float" office:value="0.000411162">
                <text:p>0.000411162</text:p>
              </table:table-cell>
              <table:table-cell office:value-type="float" office:value="3">
                <text:p>3</text:p>
              </table:table-cell>
              <table:table-cell office:value-type="float" office:value="0.0031893">
                <text:p>0.003189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443cm" svg:height="9.669cm" xlink:href=".." xlink:type="simple" chart:class="chart:scatter" chart:style-name="ch1">
        <chart:title svg:x="6.209cm" svg:y="0.329cm" chart:style-name="ch2">
          <text:p>RANSAC - fps</text:p>
        </chart:title>
        <chart:legend chart:legend-position="end" svg:x="12.677cm" svg:y="3.041cm" style:legend-expansion="high" chart:style-name="ch3"/>
        <chart:plot-area chart:style-name="ch4" table:cell-range-address="RANSAC.M3:RANSAC.M6 RANSAC.I3:RANSAC.I3 RANSAC.H3:RANSAC.H10 RANSAC.I10:RANSAC.I10 RANSAC.I31:RANSAC.I31 RANSAC.H31:RANSAC.H34 RANSAC.I38:RANSAC.I38 RANSAC.H38:RANSAC.H41 RANSAC.I45:RANSAC.I45 RANSAC.H45:RANSAC.H48 RANSAC.I17:RANSAC.I17 RANSAC.H17:RANSAC.H20 RANSAC.I24:RANSAC.I24 RANSAC.H24:RANSAC.H27" chart:data-source-has-labels="row" svg:x="0.631cm" svg:y="0.037cm" svg:width="12.393cm" svg:height="9.217cm">
          <chartooo:coordinate-region svg:x="1.252cm" svg:y="0.236cm" svg:width="11.679cm" svg:height="8.371cm"/>
          <chart:axis chart:dimension="x" chart:name="primary-x" chart:style-name="ch5">
            <chart:title svg:x="5.25cm" svg:y="9.111cm" chart:style-name="ch6">
              <text:p>Exposure Setting</text:p>
            </chart:title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RANSAC.H3:RANSAC.H6" chart:label-cell-address="RANSAC.I3:RANSAC.I3" chart:class="chart:scatter">
            <chart:domain table:cell-range-address="RANSAC.M3:RANSAC.M6"/>
            <chart:data-point chart:repeated="4"/>
          </chart:series>
          <chart:series chart:style-name="ch11" chart:values-cell-range-address="RANSAC.H7:RANSAC.H10" chart:label-cell-address="RANSAC.I10:RANSAC.I10" chart:class="chart:scatter">
            <chart:domain table:cell-range-address="RANSAC.M7:RANSAC.M10"/>
            <chart:data-point chart:repeated="4"/>
          </chart:series>
          <chart:series chart:style-name="ch12" chart:values-cell-range-address="RANSAC.H31:RANSAC.H34" chart:label-cell-address="RANSAC.I31:RANSAC.I31" chart:class="chart:scatter">
            <chart:domain table:cell-range-address="RANSAC.M31:RANSAC.M34"/>
            <chart:data-point chart:repeated="4"/>
          </chart:series>
          <chart:series chart:style-name="ch13" chart:values-cell-range-address="RANSAC.H38:RANSAC.H41" chart:label-cell-address="RANSAC.I38:RANSAC.I38" chart:class="chart:scatter">
            <chart:domain table:cell-range-address="RANSAC.M38:RANSAC.M41"/>
            <chart:data-point chart:repeated="4"/>
          </chart:series>
          <chart:series chart:style-name="ch14" chart:values-cell-range-address="RANSAC.H45:RANSAC.H48" chart:label-cell-address="RANSAC.I45:RANSAC.I45" chart:class="chart:scatter">
            <chart:domain table:cell-range-address="RANSAC.M45:RANSAC.M48"/>
            <chart:data-point chart:repeated="4"/>
          </chart:series>
          <chart:series chart:style-name="ch15" chart:values-cell-range-address="RANSAC.H17:RANSAC.H20" chart:label-cell-address="RANSAC.I17:RANSAC.I17" chart:class="chart:scatter">
            <chart:domain table:cell-range-address="RANSAC.M17:RANSAC.M20"/>
            <chart:data-point chart:repeated="4"/>
          </chart:series>
          <chart:series chart:style-name="ch16" chart:values-cell-range-address="RANSAC.H24:RANSAC.H27" chart:label-cell-address="RANSAC.I24:RANSAC.I24" chart:class="chart:scatter">
            <chart:domain table:cell-range-address="RANSAC.M24:RANSAC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RANSAC.I3:RANSAC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RANSAC.I10:RANSAC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RANSAC.I31:RANSAC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RANSAC.I38:RANSAC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RANSAC.I45:RANSAC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RANSAC.I17:RANSAC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RANSAC.I24:RANSAC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RANSAC.M3:RANSAC.M6</svg:desc>
                </draw:g>
              </table:table-cell>
              <table:table-cell office:value-type="float" office:value="2.28864">
                <text:p>2.28864</text:p>
                <draw:g>
                  <svg:desc>RANSAC.H3:RANSAC.H6</svg:desc>
                </draw:g>
              </table:table-cell>
              <table:table-cell office:value-type="float" office:value="NaN">
                <text:p>NaN</text:p>
                <draw:g>
                  <svg:desc>RANSAC.M7:RANSAC.M10</svg:desc>
                </draw:g>
              </table:table-cell>
              <table:table-cell office:value-type="float" office:value="NaN">
                <text:p>NaN</text:p>
                <draw:g>
                  <svg:desc>RANSAC.H7:RANSAC.H10</svg:desc>
                </draw:g>
              </table:table-cell>
              <table:table-cell office:value-type="float" office:value="4">
                <text:p>4</text:p>
                <draw:g>
                  <svg:desc>RANSAC.M31:RANSAC.M34</svg:desc>
                </draw:g>
              </table:table-cell>
              <table:table-cell office:value-type="float" office:value="2.74348">
                <text:p>2.74348</text:p>
                <draw:g>
                  <svg:desc>RANSAC.H31:RANSAC.H34</svg:desc>
                </draw:g>
              </table:table-cell>
              <table:table-cell office:value-type="float" office:value="4">
                <text:p>4</text:p>
                <draw:g>
                  <svg:desc>RANSAC.M38:RANSAC.M41</svg:desc>
                </draw:g>
              </table:table-cell>
              <table:table-cell office:value-type="float" office:value="3.17803">
                <text:p>3.17803</text:p>
                <draw:g>
                  <svg:desc>RANSAC.H38:RANSAC.H41</svg:desc>
                </draw:g>
              </table:table-cell>
              <table:table-cell office:value-type="float" office:value="4">
                <text:p>4</text:p>
                <draw:g>
                  <svg:desc>RANSAC.M45:RANSAC.M48</svg:desc>
                </draw:g>
              </table:table-cell>
              <table:table-cell office:value-type="float" office:value="3.6547">
                <text:p>3.6547</text:p>
                <draw:g>
                  <svg:desc>RANSAC.H45:RANSAC.H48</svg:desc>
                </draw:g>
              </table:table-cell>
              <table:table-cell office:value-type="float" office:value="4">
                <text:p>4</text:p>
                <draw:g>
                  <svg:desc>RANSAC.M17:RANSAC.M20</svg:desc>
                </draw:g>
              </table:table-cell>
              <table:table-cell office:value-type="float" office:value="2.89402">
                <text:p>2.89402</text:p>
                <draw:g>
                  <svg:desc>RANSAC.H17:RANSAC.H20</svg:desc>
                </draw:g>
              </table:table-cell>
              <table:table-cell office:value-type="float" office:value="4">
                <text:p>4</text:p>
                <draw:g>
                  <svg:desc>RANSAC.M24:RANSAC.M27</svg:desc>
                </draw:g>
              </table:table-cell>
              <table:table-cell office:value-type="float" office:value="2.72911">
                <text:p>2.72911</text:p>
                <draw:g>
                  <svg:desc>RANSAC.H24:RANSAC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40246">
                <text:p>2.40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76319">
                <text:p>2.76319</text:p>
              </table:table-cell>
              <table:table-cell office:value-type="float" office:value="2">
                <text:p>2</text:p>
              </table:table-cell>
              <table:table-cell office:value-type="float" office:value="4.28046">
                <text:p>4.28046</text:p>
              </table:table-cell>
              <table:table-cell office:value-type="float" office:value="2">
                <text:p>2</text:p>
              </table:table-cell>
              <table:table-cell office:value-type="float" office:value="6.37186">
                <text:p>6.37186</text:p>
              </table:table-cell>
              <table:table-cell office:value-type="float" office:value="2">
                <text:p>2</text:p>
              </table:table-cell>
              <table:table-cell office:value-type="float" office:value="4.7112">
                <text:p>4.7112</text:p>
              </table:table-cell>
              <table:table-cell office:value-type="float" office:value="2">
                <text:p>2</text:p>
              </table:table-cell>
              <table:table-cell office:value-type="float" office:value="2.5015">
                <text:p>2.5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75771">
                <text:p>2.75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4943">
                <text:p>3.4943</text:p>
              </table:table-cell>
              <table:table-cell office:value-type="float" office:value="1">
                <text:p>1</text:p>
              </table:table-cell>
              <table:table-cell office:value-type="float" office:value="11.2994">
                <text:p>11.2994</text:p>
              </table:table-cell>
              <table:table-cell office:value-type="float" office:value="1">
                <text:p>1</text:p>
              </table:table-cell>
              <table:table-cell office:value-type="float" office:value="13.2943">
                <text:p>13.2943</text:p>
              </table:table-cell>
              <table:table-cell office:value-type="float" office:value="1">
                <text:p>1</text:p>
              </table:table-cell>
              <table:table-cell office:value-type="float" office:value="11.3097">
                <text:p>11.3097</text:p>
              </table:table-cell>
              <table:table-cell office:value-type="float" office:value="1">
                <text:p>1</text:p>
              </table:table-cell>
              <table:table-cell office:value-type="float" office:value="2.85128">
                <text:p>2.85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26009">
                <text:p>2.26009</text:p>
              </table:table-cell>
              <table:table-cell office:value-type="float" office:value="4">
                <text:p>4</text:p>
              </table:table-cell>
              <table:table-cell office:value-type="float" office:value="2.931">
                <text:p>2.931</text:p>
              </table:table-cell>
              <table:table-cell office:value-type="float" office:value="3">
                <text:p>3</text:p>
              </table:table-cell>
              <table:table-cell office:value-type="float" office:value="2.48571">
                <text:p>2.48571</text:p>
              </table:table-cell>
              <table:table-cell office:value-type="float" office:value="3">
                <text:p>3</text:p>
              </table:table-cell>
              <table:table-cell office:value-type="float" office:value="3.1176">
                <text:p>3.1176</text:p>
              </table:table-cell>
              <table:table-cell office:value-type="float" office:value="3">
                <text:p>3</text:p>
              </table:table-cell>
              <table:table-cell office:value-type="float" office:value="3.84704">
                <text:p>3.84704</text:p>
              </table:table-cell>
              <table:table-cell office:value-type="float" office:value="3">
                <text:p>3</text:p>
              </table:table-cell>
              <table:table-cell office:value-type="float" office:value="3.13539">
                <text:p>3.13539</text:p>
              </table:table-cell>
              <table:table-cell office:value-type="float" office:value="3">
                <text:p>3</text:p>
              </table:table-cell>
              <table:table-cell office:value-type="float" office:value="2.59471">
                <text:p>2.5947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443cm" svg:height="9.669cm" xlink:href=".." xlink:type="simple" chart:class="chart:scatter" chart:style-name="ch1">
        <chart:title svg:x="6.209cm" svg:y="0.329cm" chart:style-name="ch2">
          <text:p>RANSAC - fps</text:p>
        </chart:title>
        <chart:legend chart:legend-position="end" svg:x="12.677cm" svg:y="3.041cm" style:legend-expansion="high" chart:style-name="ch3"/>
        <chart:plot-area chart:style-name="ch4" table:cell-range-address="RANSAC.M3:RANSAC.M6 RANSAC.I3:RANSAC.I3 RANSAC.H3:RANSAC.H10 RANSAC.I10:RANSAC.I10 RANSAC.I31:RANSAC.I31 RANSAC.H31:RANSAC.H34 RANSAC.I38:RANSAC.I38 RANSAC.H38:RANSAC.H41 RANSAC.I45:RANSAC.I45 RANSAC.H45:RANSAC.H48 RANSAC.I17:RANSAC.I17 RANSAC.H17:RANSAC.H20 RANSAC.I24:RANSAC.I24 RANSAC.H24:RANSAC.H27" chart:data-source-has-labels="row" svg:x="0.631cm" svg:y="0.037cm" svg:width="12.393cm" svg:height="8.769cm">
          <chartooo:coordinate-region svg:x="1.252cm" svg:y="0.236cm" svg:width="11.679cm" svg:height="8.371cm"/>
          <chart:axis chart:dimension="x" chart:name="primary-x" chart:style-name="ch5">
            <chart:title svg:x="5.25cm" svg:y="9.111cm" chart:style-name="ch6">
              <text:p>Exposure Setting</text:p>
            </chart:title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RANSAC.H3:RANSAC.H6" chart:label-cell-address="RANSAC.I3:RANSAC.I3" chart:class="chart:scatter">
            <chart:domain table:cell-range-address="RANSAC.M3:RANSAC.M6"/>
            <chart:data-point chart:repeated="4"/>
          </chart:series>
          <chart:series chart:style-name="ch11" chart:values-cell-range-address="RANSAC.H7:RANSAC.H10" chart:label-cell-address="RANSAC.I10:RANSAC.I10" chart:class="chart:scatter">
            <chart:domain table:cell-range-address="RANSAC.M7:RANSAC.M10"/>
            <chart:data-point chart:repeated="4"/>
          </chart:series>
          <chart:series chart:style-name="ch12" chart:values-cell-range-address="RANSAC.H31:RANSAC.H34" chart:label-cell-address="RANSAC.I31:RANSAC.I31" chart:class="chart:scatter">
            <chart:domain table:cell-range-address="RANSAC.M31:RANSAC.M34"/>
            <chart:data-point chart:repeated="4"/>
          </chart:series>
          <chart:series chart:style-name="ch13" chart:values-cell-range-address="RANSAC.H38:RANSAC.H41" chart:label-cell-address="RANSAC.I38:RANSAC.I38" chart:class="chart:scatter">
            <chart:domain table:cell-range-address="RANSAC.M38:RANSAC.M41"/>
            <chart:data-point chart:repeated="4"/>
          </chart:series>
          <chart:series chart:style-name="ch14" chart:values-cell-range-address="RANSAC.H45:RANSAC.H48" chart:label-cell-address="RANSAC.I45:RANSAC.I45" chart:class="chart:scatter">
            <chart:domain table:cell-range-address="RANSAC.M45:RANSAC.M48"/>
            <chart:data-point chart:repeated="4"/>
          </chart:series>
          <chart:series chart:style-name="ch15" chart:values-cell-range-address="RANSAC.H17:RANSAC.H20" chart:label-cell-address="RANSAC.I17:RANSAC.I17" chart:class="chart:scatter">
            <chart:domain table:cell-range-address="RANSAC.M17:RANSAC.M20"/>
            <chart:data-point chart:repeated="4"/>
          </chart:series>
          <chart:series chart:style-name="ch16" chart:values-cell-range-address="RANSAC.H24:RANSAC.H27" chart:label-cell-address="RANSAC.I24:RANSAC.I24" chart:class="chart:scatter">
            <chart:domain table:cell-range-address="RANSAC.M24:RANSAC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RANSAC.I3:RANSAC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RANSAC.I10:RANSAC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RANSAC.I31:RANSAC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RANSAC.I38:RANSAC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RANSAC.I45:RANSAC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RANSAC.I17:RANSAC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RANSAC.I24:RANSAC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RANSAC.M3:RANSAC.M6</svg:desc>
                </draw:g>
              </table:table-cell>
              <table:table-cell office:value-type="float" office:value="2.28864">
                <text:p>2.28864</text:p>
                <draw:g>
                  <svg:desc>RANSAC.H3:RANSAC.H6</svg:desc>
                </draw:g>
              </table:table-cell>
              <table:table-cell office:value-type="float" office:value="NaN">
                <text:p>NaN</text:p>
                <draw:g>
                  <svg:desc>RANSAC.M7:RANSAC.M10</svg:desc>
                </draw:g>
              </table:table-cell>
              <table:table-cell office:value-type="float" office:value="NaN">
                <text:p>NaN</text:p>
                <draw:g>
                  <svg:desc>RANSAC.H7:RANSAC.H10</svg:desc>
                </draw:g>
              </table:table-cell>
              <table:table-cell office:value-type="float" office:value="4">
                <text:p>4</text:p>
                <draw:g>
                  <svg:desc>RANSAC.M31:RANSAC.M34</svg:desc>
                </draw:g>
              </table:table-cell>
              <table:table-cell office:value-type="float" office:value="2.74348">
                <text:p>2.74348</text:p>
                <draw:g>
                  <svg:desc>RANSAC.H31:RANSAC.H34</svg:desc>
                </draw:g>
              </table:table-cell>
              <table:table-cell office:value-type="float" office:value="4">
                <text:p>4</text:p>
                <draw:g>
                  <svg:desc>RANSAC.M38:RANSAC.M41</svg:desc>
                </draw:g>
              </table:table-cell>
              <table:table-cell office:value-type="float" office:value="3.17803">
                <text:p>3.17803</text:p>
                <draw:g>
                  <svg:desc>RANSAC.H38:RANSAC.H41</svg:desc>
                </draw:g>
              </table:table-cell>
              <table:table-cell office:value-type="float" office:value="4">
                <text:p>4</text:p>
                <draw:g>
                  <svg:desc>RANSAC.M45:RANSAC.M48</svg:desc>
                </draw:g>
              </table:table-cell>
              <table:table-cell office:value-type="float" office:value="3.6547">
                <text:p>3.6547</text:p>
                <draw:g>
                  <svg:desc>RANSAC.H45:RANSAC.H48</svg:desc>
                </draw:g>
              </table:table-cell>
              <table:table-cell office:value-type="float" office:value="4">
                <text:p>4</text:p>
                <draw:g>
                  <svg:desc>RANSAC.M17:RANSAC.M20</svg:desc>
                </draw:g>
              </table:table-cell>
              <table:table-cell office:value-type="float" office:value="2.89402">
                <text:p>2.89402</text:p>
                <draw:g>
                  <svg:desc>RANSAC.H17:RANSAC.H20</svg:desc>
                </draw:g>
              </table:table-cell>
              <table:table-cell office:value-type="float" office:value="4">
                <text:p>4</text:p>
                <draw:g>
                  <svg:desc>RANSAC.M24:RANSAC.M27</svg:desc>
                </draw:g>
              </table:table-cell>
              <table:table-cell office:value-type="float" office:value="2.72911">
                <text:p>2.72911</text:p>
                <draw:g>
                  <svg:desc>RANSAC.H24:RANSAC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40246">
                <text:p>2.40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76319">
                <text:p>2.76319</text:p>
              </table:table-cell>
              <table:table-cell office:value-type="float" office:value="2">
                <text:p>2</text:p>
              </table:table-cell>
              <table:table-cell office:value-type="float" office:value="4.28046">
                <text:p>4.28046</text:p>
              </table:table-cell>
              <table:table-cell office:value-type="float" office:value="2">
                <text:p>2</text:p>
              </table:table-cell>
              <table:table-cell office:value-type="float" office:value="6.37186">
                <text:p>6.37186</text:p>
              </table:table-cell>
              <table:table-cell office:value-type="float" office:value="2">
                <text:p>2</text:p>
              </table:table-cell>
              <table:table-cell office:value-type="float" office:value="4.7112">
                <text:p>4.7112</text:p>
              </table:table-cell>
              <table:table-cell office:value-type="float" office:value="2">
                <text:p>2</text:p>
              </table:table-cell>
              <table:table-cell office:value-type="float" office:value="2.5015">
                <text:p>2.5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75771">
                <text:p>2.75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.4943">
                <text:p>3.4943</text:p>
              </table:table-cell>
              <table:table-cell office:value-type="float" office:value="1">
                <text:p>1</text:p>
              </table:table-cell>
              <table:table-cell office:value-type="float" office:value="11.2994">
                <text:p>11.2994</text:p>
              </table:table-cell>
              <table:table-cell office:value-type="float" office:value="1">
                <text:p>1</text:p>
              </table:table-cell>
              <table:table-cell office:value-type="float" office:value="13.2943">
                <text:p>13.2943</text:p>
              </table:table-cell>
              <table:table-cell office:value-type="float" office:value="1">
                <text:p>1</text:p>
              </table:table-cell>
              <table:table-cell office:value-type="float" office:value="11.3097">
                <text:p>11.3097</text:p>
              </table:table-cell>
              <table:table-cell office:value-type="float" office:value="1">
                <text:p>1</text:p>
              </table:table-cell>
              <table:table-cell office:value-type="float" office:value="2.85128">
                <text:p>2.85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26009">
                <text:p>2.26009</text:p>
              </table:table-cell>
              <table:table-cell office:value-type="float" office:value="4">
                <text:p>4</text:p>
              </table:table-cell>
              <table:table-cell office:value-type="float" office:value="2.931">
                <text:p>2.931</text:p>
              </table:table-cell>
              <table:table-cell office:value-type="float" office:value="3">
                <text:p>3</text:p>
              </table:table-cell>
              <table:table-cell office:value-type="float" office:value="2.48571">
                <text:p>2.48571</text:p>
              </table:table-cell>
              <table:table-cell office:value-type="float" office:value="3">
                <text:p>3</text:p>
              </table:table-cell>
              <table:table-cell office:value-type="float" office:value="3.1176">
                <text:p>3.1176</text:p>
              </table:table-cell>
              <table:table-cell office:value-type="float" office:value="3">
                <text:p>3</text:p>
              </table:table-cell>
              <table:table-cell office:value-type="float" office:value="3.84704">
                <text:p>3.84704</text:p>
              </table:table-cell>
              <table:table-cell office:value-type="float" office:value="3">
                <text:p>3</text:p>
              </table:table-cell>
              <table:table-cell office:value-type="float" office:value="3.13539">
                <text:p>3.13539</text:p>
              </table:table-cell>
              <table:table-cell office:value-type="float" office:value="3">
                <text:p>3</text:p>
              </table:table-cell>
              <table:table-cell office:value-type="float" office:value="2.59471">
                <text:p>2.5947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444cm" svg:height="9.669cm" xlink:href=".." xlink:type="simple" chart:class="chart:scatter" chart:style-name="ch1">
        <chart:title svg:x="5.363cm" svg:y="0.329cm" chart:style-name="ch2">
          <text:p>RANSAC - radius error</text:p>
        </chart:title>
        <chart:legend chart:legend-position="end" svg:x="12.678cm" svg:y="3.041cm" style:legend-expansion="high" chart:style-name="ch3"/>
        <chart:plot-area chart:style-name="ch4" table:cell-range-address="RANSAC.L3:RANSAC.L10 RANSAC.M3:RANSAC.M6 RANSAC.I3:RANSAC.I3 RANSAC.I10:RANSAC.I10 RANSAC.I31:RANSAC.I31 RANSAC.L31:RANSAC.L34 RANSAC.I38:RANSAC.I38 RANSAC.L38:RANSAC.L41 RANSAC.I46:RANSAC.I46 RANSAC.L45:RANSAC.L48 RANSAC.I17:RANSAC.I17 RANSAC.L17:RANSAC.L20 RANSAC.I24:RANSAC.I24 RANSAC.L24:RANSAC.L27" chart:data-source-has-labels="both" svg:x="0.631cm" svg:y="0.037cm" svg:width="12.395cm" svg:height="9.217cm">
          <chartooo:coordinate-region svg:x="1.252cm" svg:y="0.236cm" svg:width="11.68cm" svg:height="8.371cm"/>
          <chart:axis chart:dimension="x" chart:name="primary-x" chart:style-name="ch5" chartooo:axis-type="auto">
            <chart:title svg:x="5.25cm" svg:y="9.111cm" chart:style-name="ch6">
              <text:p>Exposure Setting</text:p>
            </chart:title>
            <chart:categories table:cell-range-address="RANSAC.L7:RANSAC.L10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RANSAC.L3:RANSAC.L6" chart:label-cell-address="RANSAC.I3:RANSAC.I3" chart:class="chart:scatter">
            <chart:domain table:cell-range-address="RANSAC.M3:RANSAC.M6"/>
            <chart:data-point chart:repeated="4"/>
          </chart:series>
          <chart:series chart:style-name="ch11" chart:values-cell-range-address="RANSAC.L7:RANSAC.L10" chart:label-cell-address="RANSAC.I10:RANSAC.I10" chart:class="chart:scatter">
            <chart:domain table:cell-range-address="RANSAC.M7:RANSAC.M10"/>
            <chart:data-point chart:repeated="4"/>
          </chart:series>
          <chart:series chart:style-name="ch12" chart:values-cell-range-address="RANSAC.L31:RANSAC.L34" chart:label-cell-address="RANSAC.I31:RANSAC.I31" chart:class="chart:scatter">
            <chart:domain table:cell-range-address="RANSAC.M31:RANSAC.M34"/>
            <chart:data-point chart:repeated="4"/>
          </chart:series>
          <chart:series chart:style-name="ch13" chart:values-cell-range-address="RANSAC.L38:RANSAC.L41" chart:label-cell-address="RANSAC.I38:RANSAC.I38" chart:class="chart:scatter">
            <chart:domain table:cell-range-address="RANSAC.M38:RANSAC.M41"/>
            <chart:data-point chart:repeated="4"/>
          </chart:series>
          <chart:series chart:style-name="ch14" chart:values-cell-range-address="RANSAC.L45:RANSAC.L48" chart:label-cell-address="RANSAC.I46:RANSAC.I46" chart:class="chart:scatter">
            <chart:domain table:cell-range-address="RANSAC.M45:RANSAC.M48"/>
            <chart:data-point chart:repeated="4"/>
          </chart:series>
          <chart:series chart:style-name="ch15" chart:values-cell-range-address="RANSAC.L17:RANSAC.L20" chart:label-cell-address="RANSAC.I17:RANSAC.I17" chart:class="chart:scatter">
            <chart:domain table:cell-range-address="RANSAC.M17:RANSAC.M20"/>
            <chart:data-point chart:repeated="4"/>
          </chart:series>
          <chart:series chart:style-name="ch16" chart:values-cell-range-address="RANSAC.L24:RANSAC.L27" chart:label-cell-address="RANSAC.I24:RANSAC.I24" chart:class="chart:scatter">
            <chart:domain table:cell-range-address="RANSAC.M24:RANSAC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RANSAC.I3:RANSAC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RANSAC.I10:RANSAC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RANSAC.I31:RANSAC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RANSAC.I38:RANSAC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RANSAC.I46:RANSAC.I46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RANSAC.I17:RANSAC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RANSAC.I24:RANSAC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RANSAC.L7:RANSAC.L10</svg:desc>
                </draw:g>
              </table:table-cell>
              <table:table-cell office:value-type="float" office:value="4">
                <text:p>4</text:p>
                <draw:g>
                  <svg:desc>RANSAC.M3:RANSAC.M6</svg:desc>
                </draw:g>
              </table:table-cell>
              <table:table-cell office:value-type="float" office:value="4.35599999999999">
                <text:p>4.35599999999999</text:p>
                <draw:g>
                  <svg:desc>RANSAC.L3:RANSAC.L6</svg:desc>
                </draw:g>
              </table:table-cell>
              <table:table-cell office:value-type="float" office:value="NaN">
                <text:p>NaN</text:p>
                <draw:g>
                  <svg:desc>RANSAC.M7:RANSAC.M10</svg:desc>
                </draw:g>
              </table:table-cell>
              <table:table-cell office:value-type="float" office:value="NaN">
                <text:p>NaN</text:p>
                <draw:g>
                  <svg:desc>RANSAC.L7:RANSAC.L10</svg:desc>
                </draw:g>
              </table:table-cell>
              <table:table-cell office:value-type="float" office:value="4">
                <text:p>4</text:p>
                <draw:g>
                  <svg:desc>RANSAC.M31:RANSAC.M34</svg:desc>
                </draw:g>
              </table:table-cell>
              <table:table-cell office:value-type="float" office:value="0.0638999999999896">
                <text:p>0.0638999999999896</text:p>
                <draw:g>
                  <svg:desc>RANSAC.L31:RANSAC.L34</svg:desc>
                </draw:g>
              </table:table-cell>
              <table:table-cell office:value-type="float" office:value="4">
                <text:p>4</text:p>
                <draw:g>
                  <svg:desc>RANSAC.M38:RANSAC.M41</svg:desc>
                </draw:g>
              </table:table-cell>
              <table:table-cell office:value-type="float" office:value="20.059">
                <text:p>20.059</text:p>
                <draw:g>
                  <svg:desc>RANSAC.L38:RANSAC.L41</svg:desc>
                </draw:g>
              </table:table-cell>
              <table:table-cell office:value-type="float" office:value="4">
                <text:p>4</text:p>
                <draw:g>
                  <svg:desc>RANSAC.M45:RANSAC.M48</svg:desc>
                </draw:g>
              </table:table-cell>
              <table:table-cell office:value-type="float" office:value="30.744">
                <text:p>30.744</text:p>
                <draw:g>
                  <svg:desc>RANSAC.L45:RANSAC.L48</svg:desc>
                </draw:g>
              </table:table-cell>
              <table:table-cell office:value-type="float" office:value="4">
                <text:p>4</text:p>
                <draw:g>
                  <svg:desc>RANSAC.M17:RANSAC.M20</svg:desc>
                </draw:g>
              </table:table-cell>
              <table:table-cell office:value-type="float" office:value="20.056">
                <text:p>20.056</text:p>
                <draw:g>
                  <svg:desc>RANSAC.L17:RANSAC.L20</svg:desc>
                </draw:g>
              </table:table-cell>
              <table:table-cell office:value-type="float" office:value="4">
                <text:p>4</text:p>
                <draw:g>
                  <svg:desc>RANSAC.M24:RANSAC.M27</svg:desc>
                </draw:g>
              </table:table-cell>
              <table:table-cell office:value-type="float" office:value="13.991">
                <text:p>13.991</text:p>
                <draw:g>
                  <svg:desc>RANSAC.L24:RANSAC.L2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.166">
                <text:p>3.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7689">
                <text:p>2.7689</text:p>
              </table:table-cell>
              <table:table-cell office:value-type="float" office:value="2">
                <text:p>2</text:p>
              </table:table-cell>
              <table:table-cell office:value-type="float" office:value="22.719">
                <text:p>22.719</text:p>
              </table:table-cell>
              <table:table-cell office:value-type="float" office:value="2">
                <text:p>2</text:p>
              </table:table-cell>
              <table:table-cell office:value-type="float" office:value="31.148">
                <text:p>31.148</text:p>
              </table:table-cell>
              <table:table-cell office:value-type="float" office:value="2">
                <text:p>2</text:p>
              </table:table-cell>
              <table:table-cell office:value-type="float" office:value="23.729">
                <text:p>23.729</text:p>
              </table:table-cell>
              <table:table-cell office:value-type="float" office:value="2">
                <text:p>2</text:p>
              </table:table-cell>
              <table:table-cell office:value-type="float" office:value="12.671">
                <text:p>12.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.49299999999999">
                <text:p>3.492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3510000000001">
                <text:p>1.83510000000001</text:p>
              </table:table-cell>
              <table:table-cell office:value-type="float" office:value="1">
                <text:p>1</text:p>
              </table:table-cell>
              <table:table-cell office:value-type="float" office:value="19.013">
                <text:p>19.013</text:p>
              </table:table-cell>
              <table:table-cell office:value-type="float" office:value="1">
                <text:p>1</text:p>
              </table:table-cell>
              <table:table-cell office:value-type="float" office:value="74.679">
                <text:p>74.679</text:p>
              </table:table-cell>
              <table:table-cell office:value-type="float" office:value="1">
                <text:p>1</text:p>
              </table:table-cell>
              <table:table-cell office:value-type="float" office:value="44.506">
                <text:p>44.506</text:p>
              </table:table-cell>
              <table:table-cell office:value-type="float" office:value="1">
                <text:p>1</text:p>
              </table:table-cell>
              <table:table-cell office:value-type="float" office:value="1.57249999999999">
                <text:p>1.57249999999999</text:p>
              </table:table-cell>
            </table:table-row>
            <table:table-row>
              <table:table-cell office:value-type="float" office:value="18.297">
                <text:p>18.297</text:p>
              </table:table-cell>
              <table:table-cell office:value-type="float" office:value="3">
                <text:p>3</text:p>
              </table:table-cell>
              <table:table-cell office:value-type="float" office:value="3.60299999999999">
                <text:p>3.60299999999999</text:p>
              </table:table-cell>
              <table:table-cell office:value-type="float" office:value="4">
                <text:p>4</text:p>
              </table:table-cell>
              <table:table-cell office:value-type="float" office:value="18.297">
                <text:p>18.297</text:p>
              </table:table-cell>
              <table:table-cell office:value-type="float" office:value="3">
                <text:p>3</text:p>
              </table:table-cell>
              <table:table-cell office:value-type="float" office:value="2.39619999999999">
                <text:p>2.39619999999999</text:p>
              </table:table-cell>
              <table:table-cell office:value-type="float" office:value="3">
                <text:p>3</text:p>
              </table:table-cell>
              <table:table-cell office:value-type="float" office:value="21.596">
                <text:p>21.596</text:p>
              </table:table-cell>
              <table:table-cell office:value-type="float" office:value="3">
                <text:p>3</text:p>
              </table:table-cell>
              <table:table-cell office:value-type="float" office:value="36.234">
                <text:p>36.234</text:p>
              </table:table-cell>
              <table:table-cell office:value-type="float" office:value="3">
                <text:p>3</text:p>
              </table:table-cell>
              <table:table-cell office:value-type="float" office:value="22.2">
                <text:p>22.2</text:p>
              </table:table-cell>
              <table:table-cell office:value-type="float" office:value="3">
                <text:p>3</text:p>
              </table:table-cell>
              <table:table-cell office:value-type="float" office:value="15.374">
                <text:p>15.37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443cm" svg:height="9.669cm" xlink:href=".." xlink:type="simple" chart:class="chart:scatter" chart:style-name="ch1">
        <chart:title svg:x="4.925cm" svg:y="0.337cm" chart:style-name="ch2">
          <text:p>RANSAC - standard deviation</text:p>
        </chart:title>
        <chart:legend chart:legend-position="end" svg:x="12.677cm" svg:y="3.041cm" style:legend-expansion="high" chart:style-name="ch3"/>
        <chart:plot-area chart:style-name="ch4" table:cell-range-address="RANSAC.M3:RANSAC.M6 RANSAC.I3:RANSAC.I3 RANSAC.F3:RANSAC.F10 RANSAC.I10:RANSAC.I10 RANSAC.I31:RANSAC.I31 RANSAC.F31:RANSAC.F34 RANSAC.I38:RANSAC.I38 RANSAC.F38:RANSAC.F41 RANSAC.I45:RANSAC.I45 RANSAC.F45:RANSAC.F48 RANSAC.I17:RANSAC.I17 RANSAC.F17:RANSAC.F20 RANSAC.I24:RANSAC.I24 RANSAC.F24:RANSAC.F27" chart:data-source-has-labels="row" svg:x="0.34cm" svg:y="0.037cm" svg:width="12.684cm" svg:height="9.217cm">
          <chartooo:coordinate-region svg:x="1.252cm" svg:y="0.236cm" svg:width="11.679cm" svg:height="8.371cm"/>
          <chart:axis chart:dimension="x" chart:name="primary-x" chart:style-name="ch5">
            <chart:title svg:x="5.25cm" svg:y="9.111cm" chart:style-name="ch6">
              <text:p>Exposure Setting</text:p>
            </chart:title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RANSAC.F3:RANSAC.F6" chart:label-cell-address="RANSAC.I3:RANSAC.I3" chart:class="chart:scatter">
            <chart:domain table:cell-range-address="RANSAC.M3:RANSAC.M6"/>
            <chart:data-point chart:repeated="4"/>
          </chart:series>
          <chart:series chart:style-name="ch11" chart:values-cell-range-address="RANSAC.F7:RANSAC.F10" chart:label-cell-address="RANSAC.I10:RANSAC.I10" chart:class="chart:scatter">
            <chart:domain table:cell-range-address="RANSAC.M7:RANSAC.M10"/>
            <chart:data-point chart:repeated="4"/>
          </chart:series>
          <chart:series chart:style-name="ch12" chart:values-cell-range-address="RANSAC.F31:RANSAC.F34" chart:label-cell-address="RANSAC.I31:RANSAC.I31" chart:class="chart:scatter">
            <chart:domain table:cell-range-address="RANSAC.M31:RANSAC.M34"/>
            <chart:data-point chart:repeated="4"/>
          </chart:series>
          <chart:series chart:style-name="ch13" chart:values-cell-range-address="RANSAC.F38:RANSAC.F41" chart:label-cell-address="RANSAC.I38:RANSAC.I38" chart:class="chart:scatter">
            <chart:domain table:cell-range-address="RANSAC.M38:RANSAC.M41"/>
            <chart:data-point chart:repeated="4"/>
          </chart:series>
          <chart:series chart:style-name="ch14" chart:values-cell-range-address="RANSAC.F45:RANSAC.F48" chart:label-cell-address="RANSAC.I45:RANSAC.I45" chart:class="chart:scatter">
            <chart:domain table:cell-range-address="RANSAC.M45:RANSAC.M48"/>
            <chart:data-point chart:repeated="4"/>
          </chart:series>
          <chart:series chart:style-name="ch15" chart:values-cell-range-address="RANSAC.F17:RANSAC.F20" chart:label-cell-address="RANSAC.I17:RANSAC.I17" chart:class="chart:scatter">
            <chart:domain table:cell-range-address="RANSAC.M17:RANSAC.M20"/>
            <chart:data-point chart:repeated="4"/>
          </chart:series>
          <chart:series chart:style-name="ch16" chart:values-cell-range-address="RANSAC.F24:RANSAC.F27" chart:label-cell-address="RANSAC.I24:RANSAC.I24" chart:class="chart:scatter">
            <chart:domain table:cell-range-address="RANSAC.M24:RANSAC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RANSAC.I3:RANSAC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RANSAC.I10:RANSAC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RANSAC.I31:RANSAC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RANSAC.I38:RANSAC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RANSAC.I45:RANSAC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RANSAC.I17:RANSAC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RANSAC.I24:RANSAC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RANSAC.M3:RANSAC.M6</svg:desc>
                </draw:g>
              </table:table-cell>
              <table:table-cell office:value-type="float" office:value="0.000127573">
                <text:p>0.000127573</text:p>
                <draw:g>
                  <svg:desc>RANSAC.F3:RANSAC.F6</svg:desc>
                </draw:g>
              </table:table-cell>
              <table:table-cell office:value-type="float" office:value="NaN">
                <text:p>NaN</text:p>
                <draw:g>
                  <svg:desc>RANSAC.M7:RANSAC.M10</svg:desc>
                </draw:g>
              </table:table-cell>
              <table:table-cell office:value-type="float" office:value="NaN">
                <text:p>NaN</text:p>
                <draw:g>
                  <svg:desc>RANSAC.F7:RANSAC.F10</svg:desc>
                </draw:g>
              </table:table-cell>
              <table:table-cell office:value-type="float" office:value="4">
                <text:p>4</text:p>
                <draw:g>
                  <svg:desc>RANSAC.M31:RANSAC.M34</svg:desc>
                </draw:g>
              </table:table-cell>
              <table:table-cell office:value-type="float" office:value="0.00400535">
                <text:p>0.00400535</text:p>
                <draw:g>
                  <svg:desc>RANSAC.F31:RANSAC.F34</svg:desc>
                </draw:g>
              </table:table-cell>
              <table:table-cell office:value-type="float" office:value="4">
                <text:p>4</text:p>
                <draw:g>
                  <svg:desc>RANSAC.M38:RANSAC.M41</svg:desc>
                </draw:g>
              </table:table-cell>
              <table:table-cell office:value-type="float" office:value="0.000198211">
                <text:p>0.000198211</text:p>
                <draw:g>
                  <svg:desc>RANSAC.F38:RANSAC.F41</svg:desc>
                </draw:g>
              </table:table-cell>
              <table:table-cell office:value-type="float" office:value="4">
                <text:p>4</text:p>
                <draw:g>
                  <svg:desc>RANSAC.M45:RANSAC.M48</svg:desc>
                </draw:g>
              </table:table-cell>
              <table:table-cell office:value-type="float" office:value="0.00076862">
                <text:p>0.00076862</text:p>
                <draw:g>
                  <svg:desc>RANSAC.F45:RANSAC.F48</svg:desc>
                </draw:g>
              </table:table-cell>
              <table:table-cell office:value-type="float" office:value="4">
                <text:p>4</text:p>
                <draw:g>
                  <svg:desc>RANSAC.M17:RANSAC.M20</svg:desc>
                </draw:g>
              </table:table-cell>
              <table:table-cell office:value-type="float" office:value="0.000546669">
                <text:p>0.000546669</text:p>
                <draw:g>
                  <svg:desc>RANSAC.F17:RANSAC.F20</svg:desc>
                </draw:g>
              </table:table-cell>
              <table:table-cell office:value-type="float" office:value="4">
                <text:p>4</text:p>
                <draw:g>
                  <svg:desc>RANSAC.M24:RANSAC.M27</svg:desc>
                </draw:g>
              </table:table-cell>
              <table:table-cell office:value-type="float" office:value="0.00234381">
                <text:p>0.00234381</text:p>
                <draw:g>
                  <svg:desc>RANSAC.F24:RANSAC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419152">
                <text:p>0.000419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416865">
                <text:p>0.00416865</text:p>
              </table:table-cell>
              <table:table-cell office:value-type="float" office:value="2">
                <text:p>2</text:p>
              </table:table-cell>
              <table:table-cell office:value-type="float" office:value="0.00372472">
                <text:p>0.00372472</text:p>
              </table:table-cell>
              <table:table-cell office:value-type="float" office:value="2">
                <text:p>2</text:p>
              </table:table-cell>
              <table:table-cell office:value-type="float" office:value="0.0188438">
                <text:p>0.0188438</text:p>
              </table:table-cell>
              <table:table-cell office:value-type="float" office:value="2">
                <text:p>2</text:p>
              </table:table-cell>
              <table:table-cell office:value-type="float" office:value="0.00828433">
                <text:p>0.00828433</text:p>
              </table:table-cell>
              <table:table-cell office:value-type="float" office:value="2">
                <text:p>2</text:p>
              </table:table-cell>
              <table:table-cell office:value-type="float" office:value="0.00793849">
                <text:p>0.00793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148352">
                <text:p>0.00148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532748">
                <text:p>0.00532748</text:p>
              </table:table-cell>
              <table:table-cell office:value-type="float" office:value="1">
                <text:p>1</text:p>
              </table:table-cell>
              <table:table-cell office:value-type="float" office:value="0.0113354">
                <text:p>0.0113354</text:p>
              </table:table-cell>
              <table:table-cell office:value-type="float" office:value="1">
                <text:p>1</text:p>
              </table:table-cell>
              <table:table-cell office:value-type="float" office:value="0.0542869">
                <text:p>0.0542869</text:p>
              </table:table-cell>
              <table:table-cell office:value-type="float" office:value="1">
                <text:p>1</text:p>
              </table:table-cell>
              <table:table-cell office:value-type="float" office:value="0.0409491">
                <text:p>0.0409491</text:p>
              </table:table-cell>
              <table:table-cell office:value-type="float" office:value="1">
                <text:p>1</text:p>
              </table:table-cell>
              <table:table-cell office:value-type="float" office:value="0.0121831">
                <text:p>0.01218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14161">
                <text:p>0.00014161</text:p>
              </table:table-cell>
              <table:table-cell office:value-type="float" office:value="4">
                <text:p>4</text:p>
              </table:table-cell>
              <table:table-cell office:value-type="float" office:value="0.000516546">
                <text:p>0.000516546</text:p>
              </table:table-cell>
              <table:table-cell office:value-type="float" office:value="3">
                <text:p>3</text:p>
              </table:table-cell>
              <table:table-cell office:value-type="float" office:value="0.00442304">
                <text:p>0.00442304</text:p>
              </table:table-cell>
              <table:table-cell office:value-type="float" office:value="3">
                <text:p>3</text:p>
              </table:table-cell>
              <table:table-cell office:value-type="float" office:value="0.000443701">
                <text:p>0.000443701</text:p>
              </table:table-cell>
              <table:table-cell office:value-type="float" office:value="3">
                <text:p>3</text:p>
              </table:table-cell>
              <table:table-cell office:value-type="float" office:value="0.00126415">
                <text:p>0.00126415</text:p>
              </table:table-cell>
              <table:table-cell office:value-type="float" office:value="3">
                <text:p>3</text:p>
              </table:table-cell>
              <table:table-cell office:value-type="float" office:value="0.000411162">
                <text:p>0.000411162</text:p>
              </table:table-cell>
              <table:table-cell office:value-type="float" office:value="3">
                <text:p>3</text:p>
              </table:table-cell>
              <table:table-cell office:value-type="float" office:value="0.0031893">
                <text:p>0.0031893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614cm" svg:y="0.329cm" chart:style-name="ch2">
          <text:p>Algebraic fitting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.25256133075734">
                <text:p>3.2525613307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.26642666595177">
                <text:p>4.26642666595177</text:p>
              </table:table-cell>
              <table:table-cell office:value-type="float" office:value="4">
                <text:p>4</text:p>
              </table:table-cell>
              <table:table-cell office:value-type="float" office:value="16.1212709238704">
                <text:p>16.1212709238704</text:p>
              </table:table-cell>
              <table:table-cell office:value-type="float" office:value="4">
                <text:p>4</text:p>
              </table:table-cell>
              <table:table-cell office:value-type="float" office:value="30.2898716737899">
                <text:p>30.2898716737899</text:p>
              </table:table-cell>
              <table:table-cell office:value-type="float" office:value="4">
                <text:p>4</text:p>
              </table:table-cell>
              <table:table-cell office:value-type="float" office:value="16.8610378856757">
                <text:p>16.8610378856757</text:p>
              </table:table-cell>
              <table:table-cell office:value-type="float" office:value="4">
                <text:p>4</text:p>
              </table:table-cell>
              <table:table-cell office:value-type="float" office:value="9.44874353476614">
                <text:p>9.44874353476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6.20884916408579">
                <text:p>6.20884916408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.66163771032475">
                <text:p>3.66163771032475</text:p>
              </table:table-cell>
              <table:table-cell office:value-type="float" office:value="2">
                <text:p>2</text:p>
              </table:table-cell>
              <table:table-cell office:value-type="float" office:value="13.8208861457212">
                <text:p>13.8208861457212</text:p>
              </table:table-cell>
              <table:table-cell office:value-type="float" office:value="2">
                <text:p>2</text:p>
              </table:table-cell>
              <table:table-cell office:value-type="float" office:value="37.072289654768">
                <text:p>37.072289654768</text:p>
              </table:table-cell>
              <table:table-cell office:value-type="float" office:value="2">
                <text:p>2</text:p>
              </table:table-cell>
              <table:table-cell office:value-type="float" office:value="22.7927076455913">
                <text:p>22.7927076455913</text:p>
              </table:table-cell>
              <table:table-cell office:value-type="float" office:value="2">
                <text:p>2</text:p>
              </table:table-cell>
              <table:table-cell office:value-type="float" office:value="8.30260375877772">
                <text:p>8.30260375877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954041739225886">
                <text:p>0.95404173922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.39333730830391">
                <text:p>6.39333730830391</text:p>
              </table:table-cell>
              <table:table-cell office:value-type="float" office:value="1">
                <text:p>1</text:p>
              </table:table-cell>
              <table:table-cell office:value-type="float" office:value="8.33088588908691">
                <text:p>8.33088588908691</text:p>
              </table:table-cell>
              <table:table-cell office:value-type="float" office:value="1">
                <text:p>1</text:p>
              </table:table-cell>
              <table:table-cell office:value-type="float" office:value="20.894239408118">
                <text:p>20.894239408118</text:p>
              </table:table-cell>
              <table:table-cell office:value-type="float" office:value="1">
                <text:p>1</text:p>
              </table:table-cell>
              <table:table-cell office:value-type="float" office:value="33.0041404386664">
                <text:p>33.0041404386664</text:p>
              </table:table-cell>
              <table:table-cell office:value-type="float" office:value="1">
                <text:p>1</text:p>
              </table:table-cell>
              <table:table-cell office:value-type="float" office:value="8.67777736926406">
                <text:p>8.67777736926406</text:p>
              </table:table-cell>
            </table:table-row>
            <table:table-row>
              <table:table-cell office:value-type="float" office:value="20.2304212961827">
                <text:p>20.2304212961827</text:p>
              </table:table-cell>
              <table:table-cell office:value-type="float" office:value="3">
                <text:p>3</text:p>
              </table:table-cell>
              <table:table-cell office:value-type="float" office:value="5.63080744208884">
                <text:p>5.63080744208884</text:p>
              </table:table-cell>
              <table:table-cell office:value-type="float" office:value="4">
                <text:p>4</text:p>
              </table:table-cell>
              <table:table-cell office:value-type="float" office:value="20.2304212961827">
                <text:p>20.2304212961827</text:p>
              </table:table-cell>
              <table:table-cell office:value-type="float" office:value="3">
                <text:p>3</text:p>
              </table:table-cell>
              <table:table-cell office:value-type="float" office:value="0.0279832923690009">
                <text:p>0.0279832923690009</text:p>
              </table:table-cell>
              <table:table-cell office:value-type="float" office:value="3">
                <text:p>3</text:p>
              </table:table-cell>
              <table:table-cell office:value-type="float" office:value="16.5885616360235">
                <text:p>16.5885616360235</text:p>
              </table:table-cell>
              <table:table-cell office:value-type="float" office:value="3">
                <text:p>3</text:p>
              </table:table-cell>
              <table:table-cell office:value-type="float" office:value="35.6473046344698">
                <text:p>35.6473046344698</text:p>
              </table:table-cell>
              <table:table-cell office:value-type="float" office:value="3">
                <text:p>3</text:p>
              </table:table-cell>
              <table:table-cell office:value-type="float" office:value="18.3381731345842">
                <text:p>18.3381731345842</text:p>
              </table:table-cell>
              <table:table-cell office:value-type="float" office:value="3">
                <text:p>3</text:p>
              </table:table-cell>
              <table:table-cell office:value-type="float" office:value="9.49095715518261">
                <text:p>9.4909571551826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77cm" svg:y="0.335cm" chart:style-name="ch2">
          <text:p>Algebraic fitting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482cm" svg:y="0.037cm" svg:width="14.006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794749660677331">
                <text:p>0.00794749660677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527802214606241">
                <text:p>0.00527802214606241</text:p>
              </table:table-cell>
              <table:table-cell office:value-type="float" office:value="4">
                <text:p>4</text:p>
              </table:table-cell>
              <table:table-cell office:value-type="float" office:value="0.0128430034725952">
                <text:p>0.0128430034725952</text:p>
              </table:table-cell>
              <table:table-cell office:value-type="float" office:value="4">
                <text:p>4</text:p>
              </table:table-cell>
              <table:table-cell office:value-type="float" office:value="0.00123097789655853">
                <text:p>0.00123097789655853</text:p>
              </table:table-cell>
              <table:table-cell office:value-type="float" office:value="4">
                <text:p>4</text:p>
              </table:table-cell>
              <table:table-cell office:value-type="float" office:value="0.00936419826954088">
                <text:p>0.00936419826954088</text:p>
              </table:table-cell>
              <table:table-cell office:value-type="float" office:value="4">
                <text:p>4</text:p>
              </table:table-cell>
              <table:table-cell office:value-type="float" office:value="0.00139068166940371">
                <text:p>0.001390681669403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29690932541191">
                <text:p>0.012969093254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138146424361513">
                <text:p>0.00138146424361513</text:p>
              </table:table-cell>
              <table:table-cell office:value-type="float" office:value="2">
                <text:p>2</text:p>
              </table:table-cell>
              <table:table-cell office:value-type="float" office:value="0.0113655034811706">
                <text:p>0.0113655034811706</text:p>
              </table:table-cell>
              <table:table-cell office:value-type="float" office:value="2">
                <text:p>2</text:p>
              </table:table-cell>
              <table:table-cell office:value-type="float" office:value="0.00196683225707888">
                <text:p>0.00196683225707888</text:p>
              </table:table-cell>
              <table:table-cell office:value-type="float" office:value="2">
                <text:p>2</text:p>
              </table:table-cell>
              <table:table-cell office:value-type="float" office:value="0.00523887338933592">
                <text:p>0.00523887338933592</text:p>
              </table:table-cell>
              <table:table-cell office:value-type="float" office:value="2">
                <text:p>2</text:p>
              </table:table-cell>
              <table:table-cell office:value-type="float" office:value="0.00581923130247751">
                <text:p>0.00581923130247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645438275765904">
                <text:p>0.00645438275765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133693723187422">
                <text:p>0.00133693723187422</text:p>
              </table:table-cell>
              <table:table-cell office:value-type="float" office:value="1">
                <text:p>1</text:p>
              </table:table-cell>
              <table:table-cell office:value-type="float" office:value="0.0126232373459926">
                <text:p>0.0126232373459926</text:p>
              </table:table-cell>
              <table:table-cell office:value-type="float" office:value="1">
                <text:p>1</text:p>
              </table:table-cell>
              <table:table-cell office:value-type="float" office:value="0.0689525314303325">
                <text:p>0.0689525314303325</text:p>
              </table:table-cell>
              <table:table-cell office:value-type="float" office:value="1">
                <text:p>1</text:p>
              </table:table-cell>
              <table:table-cell office:value-type="float" office:value="0.0299778916947392">
                <text:p>0.0299778916947392</text:p>
              </table:table-cell>
              <table:table-cell office:value-type="float" office:value="1">
                <text:p>1</text:p>
              </table:table-cell>
              <table:table-cell office:value-type="float" office:value="0.00335091443489826">
                <text:p>0.00335091443489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27279635421562">
                <text:p>0.0127279635421562</text:p>
              </table:table-cell>
              <table:table-cell office:value-type="float" office:value="4">
                <text:p>4</text:p>
              </table:table-cell>
              <table:table-cell office:value-type="float" office:value="0.016809363976286">
                <text:p>0.016809363976286</text:p>
              </table:table-cell>
              <table:table-cell office:value-type="float" office:value="3">
                <text:p>3</text:p>
              </table:table-cell>
              <table:table-cell office:value-type="float" office:value="0.0120666116905307">
                <text:p>0.0120666116905307</text:p>
              </table:table-cell>
              <table:table-cell office:value-type="float" office:value="3">
                <text:p>3</text:p>
              </table:table-cell>
              <table:table-cell office:value-type="float" office:value="0.0160618874714988">
                <text:p>0.0160618874714988</text:p>
              </table:table-cell>
              <table:table-cell office:value-type="float" office:value="3">
                <text:p>3</text:p>
              </table:table-cell>
              <table:table-cell office:value-type="float" office:value="0.00104349710718873">
                <text:p>0.00104349710718873</text:p>
              </table:table-cell>
              <table:table-cell office:value-type="float" office:value="3">
                <text:p>3</text:p>
              </table:table-cell>
              <table:table-cell office:value-type="float" office:value="0.0123010780528148">
                <text:p>0.0123010780528148</text:p>
              </table:table-cell>
              <table:table-cell office:value-type="float" office:value="3">
                <text:p>3</text:p>
              </table:table-cell>
              <table:table-cell office:value-type="float" office:value="0.0019756424991341">
                <text:p>0.001975642499134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6.46cm" svg:y="0.329cm" chart:style-name="ch2">
          <text:p>Algebraic fitting - fps</text:p>
        </chart:title>
        <chart:legend chart:legend-position="end" svg:x="14.423cm" svg:y="3.041cm" style:legend-expansion="high" chart:style-name="ch3"/>
        <chart:plot-area chart:style-name="ch4" chart:data-source-has-labels="both" svg:x="0.667cm" svg:y="0.037cm" svg:width="13.821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852503320830588">
                <text:p>0.00852503320830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895932033151006">
                <text:p>0.00895932033151006</text:p>
              </table:table-cell>
              <table:table-cell office:value-type="float" office:value="4">
                <text:p>4</text:p>
              </table:table-cell>
              <table:table-cell office:value-type="float" office:value="0.0108590005205717">
                <text:p>0.0108590005205717</text:p>
              </table:table-cell>
              <table:table-cell office:value-type="float" office:value="4">
                <text:p>4</text:p>
              </table:table-cell>
              <table:table-cell office:value-type="float" office:value="0.0101769313757632">
                <text:p>0.0101769313757632</text:p>
              </table:table-cell>
              <table:table-cell office:value-type="float" office:value="4">
                <text:p>4</text:p>
              </table:table-cell>
              <table:table-cell office:value-type="float" office:value="0.0088524869744223">
                <text:p>0.0088524869744223</text:p>
              </table:table-cell>
              <table:table-cell office:value-type="float" office:value="4">
                <text:p>4</text:p>
              </table:table-cell>
              <table:table-cell office:value-type="float" office:value="0.0102542200592305">
                <text:p>0.01025422005923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915088267135404">
                <text:p>0.00915088267135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108152321645923">
                <text:p>0.0108152321645923</text:p>
              </table:table-cell>
              <table:table-cell office:value-type="float" office:value="2">
                <text:p>2</text:p>
              </table:table-cell>
              <table:table-cell office:value-type="float" office:value="0.0208032408854386">
                <text:p>0.0208032408854386</text:p>
              </table:table-cell>
              <table:table-cell office:value-type="float" office:value="2">
                <text:p>2</text:p>
              </table:table-cell>
              <table:table-cell office:value-type="float" office:value="0.0312927691252355">
                <text:p>0.0312927691252355</text:p>
              </table:table-cell>
              <table:table-cell office:value-type="float" office:value="2">
                <text:p>2</text:p>
              </table:table-cell>
              <table:table-cell office:value-type="float" office:value="0.0249118977694007">
                <text:p>0.0249118977694007</text:p>
              </table:table-cell>
              <table:table-cell office:value-type="float" office:value="2">
                <text:p>2</text:p>
              </table:table-cell>
              <table:table-cell office:value-type="float" office:value="0.0105139173825515">
                <text:p>0.0105139173825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117614775933668">
                <text:p>0.0117614775933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143158362103023">
                <text:p>0.0143158362103023</text:p>
              </table:table-cell>
              <table:table-cell office:value-type="float" office:value="1">
                <text:p>1</text:p>
              </table:table-cell>
              <table:table-cell office:value-type="float" office:value="0.154711035255967">
                <text:p>0.154711035255967</text:p>
              </table:table-cell>
              <table:table-cell office:value-type="float" office:value="1">
                <text:p>1</text:p>
              </table:table-cell>
              <table:table-cell office:value-type="float" office:value="0.927680907512976">
                <text:p>0.927680907512976</text:p>
              </table:table-cell>
              <table:table-cell office:value-type="float" office:value="1">
                <text:p>1</text:p>
              </table:table-cell>
              <table:table-cell office:value-type="float" office:value="0.204863675820809">
                <text:p>0.204863675820809</text:p>
              </table:table-cell>
              <table:table-cell office:value-type="float" office:value="1">
                <text:p>1</text:p>
              </table:table-cell>
              <table:table-cell office:value-type="float" office:value="0.0133597201456281">
                <text:p>0.0133597201456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853336389972449">
                <text:p>0.00853336389972449</text:p>
              </table:table-cell>
              <table:table-cell office:value-type="float" office:value="4">
                <text:p>4</text:p>
              </table:table-cell>
              <table:table-cell office:value-type="float" office:value="0.0101591205043653">
                <text:p>0.0101591205043653</text:p>
              </table:table-cell>
              <table:table-cell office:value-type="float" office:value="3">
                <text:p>3</text:p>
              </table:table-cell>
              <table:table-cell office:value-type="float" office:value="0.00932016750620908">
                <text:p>0.00932016750620908</text:p>
              </table:table-cell>
              <table:table-cell office:value-type="float" office:value="3">
                <text:p>3</text:p>
              </table:table-cell>
              <table:table-cell office:value-type="float" office:value="0.0117859423452687">
                <text:p>0.0117859423452687</text:p>
              </table:table-cell>
              <table:table-cell office:value-type="float" office:value="3">
                <text:p>3</text:p>
              </table:table-cell>
              <table:table-cell office:value-type="float" office:value="0.0132936923333269">
                <text:p>0.0132936923333269</text:p>
              </table:table-cell>
              <table:table-cell office:value-type="float" office:value="3">
                <text:p>3</text:p>
              </table:table-cell>
              <table:table-cell office:value-type="float" office:value="0.0107674965356645">
                <text:p>0.0107674965356645</text:p>
              </table:table-cell>
              <table:table-cell office:value-type="float" office:value="3">
                <text:p>3</text:p>
              </table:table-cell>
              <table:table-cell office:value-type="float" office:value="0.010145530874132">
                <text:p>0.010145530874132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6.46cm" svg:y="0.329cm" chart:style-name="ch2">
          <text:p>Algebraic fitting - fps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8.769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852503320830588">
                <text:p>0.00852503320830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895932033151006">
                <text:p>0.00895932033151006</text:p>
              </table:table-cell>
              <table:table-cell office:value-type="float" office:value="4">
                <text:p>4</text:p>
              </table:table-cell>
              <table:table-cell office:value-type="float" office:value="0.0108590005205717">
                <text:p>0.0108590005205717</text:p>
              </table:table-cell>
              <table:table-cell office:value-type="float" office:value="4">
                <text:p>4</text:p>
              </table:table-cell>
              <table:table-cell office:value-type="float" office:value="0.0101769313757632">
                <text:p>0.0101769313757632</text:p>
              </table:table-cell>
              <table:table-cell office:value-type="float" office:value="4">
                <text:p>4</text:p>
              </table:table-cell>
              <table:table-cell office:value-type="float" office:value="0.0088524869744223">
                <text:p>0.0088524869744223</text:p>
              </table:table-cell>
              <table:table-cell office:value-type="float" office:value="4">
                <text:p>4</text:p>
              </table:table-cell>
              <table:table-cell office:value-type="float" office:value="0.0102542200592305">
                <text:p>0.010254220059230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915088267135404">
                <text:p>0.00915088267135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108152321645923">
                <text:p>0.0108152321645923</text:p>
              </table:table-cell>
              <table:table-cell office:value-type="float" office:value="2">
                <text:p>2</text:p>
              </table:table-cell>
              <table:table-cell office:value-type="float" office:value="0.0208032408854386">
                <text:p>0.0208032408854386</text:p>
              </table:table-cell>
              <table:table-cell office:value-type="float" office:value="2">
                <text:p>2</text:p>
              </table:table-cell>
              <table:table-cell office:value-type="float" office:value="0.0312927691252355">
                <text:p>0.0312927691252355</text:p>
              </table:table-cell>
              <table:table-cell office:value-type="float" office:value="2">
                <text:p>2</text:p>
              </table:table-cell>
              <table:table-cell office:value-type="float" office:value="0.0249118977694007">
                <text:p>0.0249118977694007</text:p>
              </table:table-cell>
              <table:table-cell office:value-type="float" office:value="2">
                <text:p>2</text:p>
              </table:table-cell>
              <table:table-cell office:value-type="float" office:value="0.0105139173825515">
                <text:p>0.0105139173825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117614775933668">
                <text:p>0.0117614775933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143158362103023">
                <text:p>0.0143158362103023</text:p>
              </table:table-cell>
              <table:table-cell office:value-type="float" office:value="1">
                <text:p>1</text:p>
              </table:table-cell>
              <table:table-cell office:value-type="float" office:value="0.154711035255967">
                <text:p>0.154711035255967</text:p>
              </table:table-cell>
              <table:table-cell office:value-type="float" office:value="1">
                <text:p>1</text:p>
              </table:table-cell>
              <table:table-cell office:value-type="float" office:value="0.927680907512976">
                <text:p>0.927680907512976</text:p>
              </table:table-cell>
              <table:table-cell office:value-type="float" office:value="1">
                <text:p>1</text:p>
              </table:table-cell>
              <table:table-cell office:value-type="float" office:value="0.204863675820809">
                <text:p>0.204863675820809</text:p>
              </table:table-cell>
              <table:table-cell office:value-type="float" office:value="1">
                <text:p>1</text:p>
              </table:table-cell>
              <table:table-cell office:value-type="float" office:value="0.0133597201456281">
                <text:p>0.0133597201456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853336389972449">
                <text:p>0.00853336389972449</text:p>
              </table:table-cell>
              <table:table-cell office:value-type="float" office:value="4">
                <text:p>4</text:p>
              </table:table-cell>
              <table:table-cell office:value-type="float" office:value="0.0101591205043653">
                <text:p>0.0101591205043653</text:p>
              </table:table-cell>
              <table:table-cell office:value-type="float" office:value="3">
                <text:p>3</text:p>
              </table:table-cell>
              <table:table-cell office:value-type="float" office:value="0.00932016750620908">
                <text:p>0.00932016750620908</text:p>
              </table:table-cell>
              <table:table-cell office:value-type="float" office:value="3">
                <text:p>3</text:p>
              </table:table-cell>
              <table:table-cell office:value-type="float" office:value="0.0117859423452687">
                <text:p>0.0117859423452687</text:p>
              </table:table-cell>
              <table:table-cell office:value-type="float" office:value="3">
                <text:p>3</text:p>
              </table:table-cell>
              <table:table-cell office:value-type="float" office:value="0.0132936923333269">
                <text:p>0.0132936923333269</text:p>
              </table:table-cell>
              <table:table-cell office:value-type="float" office:value="3">
                <text:p>3</text:p>
              </table:table-cell>
              <table:table-cell office:value-type="float" office:value="0.0107674965356645">
                <text:p>0.0107674965356645</text:p>
              </table:table-cell>
              <table:table-cell office:value-type="float" office:value="3">
                <text:p>3</text:p>
              </table:table-cell>
              <table:table-cell office:value-type="float" office:value="0.010145530874132">
                <text:p>0.01014553087413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6.566cm" svg:y="0.329cm" chart:style-name="ch2">
          <text:p>Least Squares - fps</text:p>
        </chart:title>
        <chart:legend chart:legend-position="end" svg:x="14.423cm" svg:y="3.041cm" style:legend-expansion="high" chart:style-name="ch3"/>
        <chart:plot-area chart:style-name="ch4" chart:data-source-has-labels="both" svg:x="0.958cm" svg:y="0.037cm" svg:width="13.53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.055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704932131619959">
                <text:p>0.704932131619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07469195485852">
                <text:p>1.07469195485852</text:p>
              </table:table-cell>
              <table:table-cell office:value-type="float" office:value="4">
                <text:p>4</text:p>
              </table:table-cell>
              <table:table-cell office:value-type="float" office:value="1.11487400035293">
                <text:p>1.11487400035293</text:p>
              </table:table-cell>
              <table:table-cell office:value-type="float" office:value="4">
                <text:p>4</text:p>
              </table:table-cell>
              <table:table-cell office:value-type="float" office:value="1.46700399763542">
                <text:p>1.46700399763542</text:p>
              </table:table-cell>
              <table:table-cell office:value-type="float" office:value="4">
                <text:p>4</text:p>
              </table:table-cell>
              <table:table-cell office:value-type="float" office:value="1.1950485881681">
                <text:p>1.1950485881681</text:p>
              </table:table-cell>
              <table:table-cell office:value-type="float" office:value="4">
                <text:p>4</text:p>
              </table:table-cell>
              <table:table-cell office:value-type="float" office:value="1.06557567214126">
                <text:p>1.065575672141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45216546026677">
                <text:p>0.745216546026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.14979938825566">
                <text:p>1.14979938825566</text:p>
              </table:table-cell>
              <table:table-cell office:value-type="float" office:value="2">
                <text:p>2</text:p>
              </table:table-cell>
              <table:table-cell office:value-type="float" office:value="1.78447181616164">
                <text:p>1.78447181616164</text:p>
              </table:table-cell>
              <table:table-cell office:value-type="float" office:value="2">
                <text:p>2</text:p>
              </table:table-cell>
              <table:table-cell office:value-type="float" office:value="2.81264637241052">
                <text:p>2.81264637241052</text:p>
              </table:table-cell>
              <table:table-cell office:value-type="float" office:value="2">
                <text:p>2</text:p>
              </table:table-cell>
              <table:table-cell office:value-type="float" office:value="2.34098637885791">
                <text:p>2.34098637885791</text:p>
              </table:table-cell>
              <table:table-cell office:value-type="float" office:value="2">
                <text:p>2</text:p>
              </table:table-cell>
              <table:table-cell office:value-type="float" office:value="1.07884800019228">
                <text:p>1.07884800019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47882276220628">
                <text:p>0.947882276220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48465971669266">
                <text:p>1.48465971669266</text:p>
              </table:table-cell>
              <table:table-cell office:value-type="float" office:value="1">
                <text:p>1</text:p>
              </table:table-cell>
              <table:table-cell office:value-type="float" office:value="5.26095598715236">
                <text:p>5.26095598715236</text:p>
              </table:table-cell>
              <table:table-cell office:value-type="float" office:value="1">
                <text:p>1</text:p>
              </table:table-cell>
              <table:table-cell office:value-type="float" office:value="6.62106325495409">
                <text:p>6.62106325495409</text:p>
              </table:table-cell>
              <table:table-cell office:value-type="float" office:value="1">
                <text:p>1</text:p>
              </table:table-cell>
              <table:table-cell office:value-type="float" office:value="5.73204231695372">
                <text:p>5.73204231695372</text:p>
              </table:table-cell>
              <table:table-cell office:value-type="float" office:value="1">
                <text:p>1</text:p>
              </table:table-cell>
              <table:table-cell office:value-type="float" office:value="1.28490165198192">
                <text:p>1.28490165198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18656512245852">
                <text:p>0.718656512245852</text:p>
              </table:table-cell>
              <table:table-cell office:value-type="float" office:value="4">
                <text:p>4</text:p>
              </table:table-cell>
              <table:table-cell office:value-type="float" office:value="0.84780548358277">
                <text:p>0.84780548358277</text:p>
              </table:table-cell>
              <table:table-cell office:value-type="float" office:value="3">
                <text:p>3</text:p>
              </table:table-cell>
              <table:table-cell office:value-type="float" office:value="1.002331889712">
                <text:p>1.002331889712</text:p>
              </table:table-cell>
              <table:table-cell office:value-type="float" office:value="3">
                <text:p>3</text:p>
              </table:table-cell>
              <table:table-cell office:value-type="float" office:value="1.18705016139825">
                <text:p>1.18705016139825</text:p>
              </table:table-cell>
              <table:table-cell office:value-type="float" office:value="3">
                <text:p>3</text:p>
              </table:table-cell>
              <table:table-cell office:value-type="float" office:value="1.44319658927652">
                <text:p>1.44319658927652</text:p>
              </table:table-cell>
              <table:table-cell office:value-type="float" office:value="3">
                <text:p>3</text:p>
              </table:table-cell>
              <table:table-cell office:value-type="float" office:value="1.1853855148227">
                <text:p>1.1853855148227</text:p>
              </table:table-cell>
              <table:table-cell office:value-type="float" office:value="3">
                <text:p>3</text:p>
              </table:table-cell>
              <table:table-cell office:value-type="float" office:value="1.01941212775488">
                <text:p>1.019412127754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614cm" svg:y="0.329cm" chart:style-name="ch2">
          <text:p>Algebraic fitting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.25256133075734">
                <text:p>3.2525613307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.26642666595177">
                <text:p>4.26642666595177</text:p>
              </table:table-cell>
              <table:table-cell office:value-type="float" office:value="4">
                <text:p>4</text:p>
              </table:table-cell>
              <table:table-cell office:value-type="float" office:value="16.1212709238704">
                <text:p>16.1212709238704</text:p>
              </table:table-cell>
              <table:table-cell office:value-type="float" office:value="4">
                <text:p>4</text:p>
              </table:table-cell>
              <table:table-cell office:value-type="float" office:value="30.2898716737899">
                <text:p>30.2898716737899</text:p>
              </table:table-cell>
              <table:table-cell office:value-type="float" office:value="4">
                <text:p>4</text:p>
              </table:table-cell>
              <table:table-cell office:value-type="float" office:value="16.8610378856757">
                <text:p>16.8610378856757</text:p>
              </table:table-cell>
              <table:table-cell office:value-type="float" office:value="4">
                <text:p>4</text:p>
              </table:table-cell>
              <table:table-cell office:value-type="float" office:value="9.44874353476614">
                <text:p>9.44874353476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6.20884916408579">
                <text:p>6.20884916408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.66163771032475">
                <text:p>3.66163771032475</text:p>
              </table:table-cell>
              <table:table-cell office:value-type="float" office:value="2">
                <text:p>2</text:p>
              </table:table-cell>
              <table:table-cell office:value-type="float" office:value="13.8208861457212">
                <text:p>13.8208861457212</text:p>
              </table:table-cell>
              <table:table-cell office:value-type="float" office:value="2">
                <text:p>2</text:p>
              </table:table-cell>
              <table:table-cell office:value-type="float" office:value="37.072289654768">
                <text:p>37.072289654768</text:p>
              </table:table-cell>
              <table:table-cell office:value-type="float" office:value="2">
                <text:p>2</text:p>
              </table:table-cell>
              <table:table-cell office:value-type="float" office:value="22.7927076455913">
                <text:p>22.7927076455913</text:p>
              </table:table-cell>
              <table:table-cell office:value-type="float" office:value="2">
                <text:p>2</text:p>
              </table:table-cell>
              <table:table-cell office:value-type="float" office:value="8.30260375877772">
                <text:p>8.30260375877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954041739225886">
                <text:p>0.954041739225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.39333730830391">
                <text:p>6.39333730830391</text:p>
              </table:table-cell>
              <table:table-cell office:value-type="float" office:value="1">
                <text:p>1</text:p>
              </table:table-cell>
              <table:table-cell office:value-type="float" office:value="8.33088588908691">
                <text:p>8.33088588908691</text:p>
              </table:table-cell>
              <table:table-cell office:value-type="float" office:value="1">
                <text:p>1</text:p>
              </table:table-cell>
              <table:table-cell office:value-type="float" office:value="20.894239408118">
                <text:p>20.894239408118</text:p>
              </table:table-cell>
              <table:table-cell office:value-type="float" office:value="1">
                <text:p>1</text:p>
              </table:table-cell>
              <table:table-cell office:value-type="float" office:value="33.0041404386664">
                <text:p>33.0041404386664</text:p>
              </table:table-cell>
              <table:table-cell office:value-type="float" office:value="1">
                <text:p>1</text:p>
              </table:table-cell>
              <table:table-cell office:value-type="float" office:value="8.67777736926406">
                <text:p>8.67777736926406</text:p>
              </table:table-cell>
            </table:table-row>
            <table:table-row>
              <table:table-cell office:value-type="float" office:value="20.2304212961827">
                <text:p>20.2304212961827</text:p>
              </table:table-cell>
              <table:table-cell office:value-type="float" office:value="3">
                <text:p>3</text:p>
              </table:table-cell>
              <table:table-cell office:value-type="float" office:value="5.63080744208884">
                <text:p>5.63080744208884</text:p>
              </table:table-cell>
              <table:table-cell office:value-type="float" office:value="4">
                <text:p>4</text:p>
              </table:table-cell>
              <table:table-cell office:value-type="float" office:value="20.2304212961827">
                <text:p>20.2304212961827</text:p>
              </table:table-cell>
              <table:table-cell office:value-type="float" office:value="3">
                <text:p>3</text:p>
              </table:table-cell>
              <table:table-cell office:value-type="float" office:value="0.0279832923690009">
                <text:p>0.0279832923690009</text:p>
              </table:table-cell>
              <table:table-cell office:value-type="float" office:value="3">
                <text:p>3</text:p>
              </table:table-cell>
              <table:table-cell office:value-type="float" office:value="16.5885616360235">
                <text:p>16.5885616360235</text:p>
              </table:table-cell>
              <table:table-cell office:value-type="float" office:value="3">
                <text:p>3</text:p>
              </table:table-cell>
              <table:table-cell office:value-type="float" office:value="35.6473046344698">
                <text:p>35.6473046344698</text:p>
              </table:table-cell>
              <table:table-cell office:value-type="float" office:value="3">
                <text:p>3</text:p>
              </table:table-cell>
              <table:table-cell office:value-type="float" office:value="18.3381731345842">
                <text:p>18.3381731345842</text:p>
              </table:table-cell>
              <table:table-cell office:value-type="float" office:value="3">
                <text:p>3</text:p>
              </table:table-cell>
              <table:table-cell office:value-type="float" office:value="9.49095715518261">
                <text:p>9.4909571551826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79cm" svg:y="0.34cm" chart:style-name="ch2">
          <text:p>Algebraic fitting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482cm" svg:y="0.037cm" svg:width="14.006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794749660677331">
                <text:p>0.00794749660677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527802214606241">
                <text:p>0.00527802214606241</text:p>
              </table:table-cell>
              <table:table-cell office:value-type="float" office:value="4">
                <text:p>4</text:p>
              </table:table-cell>
              <table:table-cell office:value-type="float" office:value="0.0128430034725952">
                <text:p>0.0128430034725952</text:p>
              </table:table-cell>
              <table:table-cell office:value-type="float" office:value="4">
                <text:p>4</text:p>
              </table:table-cell>
              <table:table-cell office:value-type="float" office:value="0.00123097789655853">
                <text:p>0.00123097789655853</text:p>
              </table:table-cell>
              <table:table-cell office:value-type="float" office:value="4">
                <text:p>4</text:p>
              </table:table-cell>
              <table:table-cell office:value-type="float" office:value="0.00936419826954088">
                <text:p>0.00936419826954088</text:p>
              </table:table-cell>
              <table:table-cell office:value-type="float" office:value="4">
                <text:p>4</text:p>
              </table:table-cell>
              <table:table-cell office:value-type="float" office:value="0.00139068166940371">
                <text:p>0.001390681669403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29690932541191">
                <text:p>0.012969093254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138146424361513">
                <text:p>0.00138146424361513</text:p>
              </table:table-cell>
              <table:table-cell office:value-type="float" office:value="2">
                <text:p>2</text:p>
              </table:table-cell>
              <table:table-cell office:value-type="float" office:value="0.0113655034811706">
                <text:p>0.0113655034811706</text:p>
              </table:table-cell>
              <table:table-cell office:value-type="float" office:value="2">
                <text:p>2</text:p>
              </table:table-cell>
              <table:table-cell office:value-type="float" office:value="0.00196683225707888">
                <text:p>0.00196683225707888</text:p>
              </table:table-cell>
              <table:table-cell office:value-type="float" office:value="2">
                <text:p>2</text:p>
              </table:table-cell>
              <table:table-cell office:value-type="float" office:value="0.00523887338933592">
                <text:p>0.00523887338933592</text:p>
              </table:table-cell>
              <table:table-cell office:value-type="float" office:value="2">
                <text:p>2</text:p>
              </table:table-cell>
              <table:table-cell office:value-type="float" office:value="0.00581923130247751">
                <text:p>0.00581923130247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645438275765904">
                <text:p>0.00645438275765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133693723187422">
                <text:p>0.00133693723187422</text:p>
              </table:table-cell>
              <table:table-cell office:value-type="float" office:value="1">
                <text:p>1</text:p>
              </table:table-cell>
              <table:table-cell office:value-type="float" office:value="0.0126232373459926">
                <text:p>0.0126232373459926</text:p>
              </table:table-cell>
              <table:table-cell office:value-type="float" office:value="1">
                <text:p>1</text:p>
              </table:table-cell>
              <table:table-cell office:value-type="float" office:value="0.0689525314303325">
                <text:p>0.0689525314303325</text:p>
              </table:table-cell>
              <table:table-cell office:value-type="float" office:value="1">
                <text:p>1</text:p>
              </table:table-cell>
              <table:table-cell office:value-type="float" office:value="0.0299778916947392">
                <text:p>0.0299778916947392</text:p>
              </table:table-cell>
              <table:table-cell office:value-type="float" office:value="1">
                <text:p>1</text:p>
              </table:table-cell>
              <table:table-cell office:value-type="float" office:value="0.00335091443489826">
                <text:p>0.003350914434898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27279635421562">
                <text:p>0.0127279635421562</text:p>
              </table:table-cell>
              <table:table-cell office:value-type="float" office:value="4">
                <text:p>4</text:p>
              </table:table-cell>
              <table:table-cell office:value-type="float" office:value="0.016809363976286">
                <text:p>0.016809363976286</text:p>
              </table:table-cell>
              <table:table-cell office:value-type="float" office:value="3">
                <text:p>3</text:p>
              </table:table-cell>
              <table:table-cell office:value-type="float" office:value="0.0120666116905307">
                <text:p>0.0120666116905307</text:p>
              </table:table-cell>
              <table:table-cell office:value-type="float" office:value="3">
                <text:p>3</text:p>
              </table:table-cell>
              <table:table-cell office:value-type="float" office:value="0.0160618874714988">
                <text:p>0.0160618874714988</text:p>
              </table:table-cell>
              <table:table-cell office:value-type="float" office:value="3">
                <text:p>3</text:p>
              </table:table-cell>
              <table:table-cell office:value-type="float" office:value="0.00104349710718873">
                <text:p>0.00104349710718873</text:p>
              </table:table-cell>
              <table:table-cell office:value-type="float" office:value="3">
                <text:p>3</text:p>
              </table:table-cell>
              <table:table-cell office:value-type="float" office:value="0.0123010780528148">
                <text:p>0.0123010780528148</text:p>
              </table:table-cell>
              <table:table-cell office:value-type="float" office:value="3">
                <text:p>3</text:p>
              </table:table-cell>
              <table:table-cell office:value-type="float" office:value="0.0019756424991341">
                <text:p>0.0019756424991341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4.952cm" svg:y="0.329cm" chart:style-name="ch2">
          <text:p>Iterative Closest Point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.00000000000009">
                <text:p>2.000000000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0.6">
                <text:p>20.6</text:p>
              </table:table-cell>
              <table:table-cell office:value-type="float" office:value="4">
                <text:p>4</text:p>
              </table:table-cell>
              <table:table-cell office:value-type="float" office:value="21.8000000000001">
                <text:p>21.8000000000001</text:p>
              </table:table-cell>
              <table:table-cell office:value-type="float" office:value="4">
                <text:p>4</text:p>
              </table:table-cell>
              <table:table-cell office:value-type="float" office:value="29.4">
                <text:p>29.4</text:p>
              </table:table-cell>
              <table:table-cell office:value-type="float" office:value="4">
                <text:p>4</text:p>
              </table:table-cell>
              <table:table-cell office:value-type="float" office:value="21.8000000000001">
                <text:p>21.8000000000001</text:p>
              </table:table-cell>
              <table:table-cell office:value-type="float" office:value="4">
                <text:p>4</text:p>
              </table:table-cell>
              <table:table-cell office:value-type="float" office:value="14.3999999999999">
                <text:p>14.39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0.8">
                <text:p>10.8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32.5999999999999">
                <text:p>32.5999999999999</text:p>
              </table:table-cell>
              <table:table-cell office:value-type="float" office:value="2">
                <text:p>2</text:p>
              </table:table-cell>
              <table:table-cell office:value-type="float" office:value="23.4000000000001">
                <text:p>23.4000000000001</text:p>
              </table:table-cell>
              <table:table-cell office:value-type="float" office:value="2">
                <text:p>2</text:p>
              </table:table-cell>
              <table:table-cell office:value-type="float" office:value="15.3999999999999">
                <text:p>15.39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.8">
                <text:p>16.8</text:p>
              </table:table-cell>
              <table:table-cell office:value-type="float" office:value="1">
                <text:p>1</text:p>
              </table:table-cell>
              <table:table-cell office:value-type="float" office:value="42.2">
                <text:p>42.2</text:p>
              </table:table-cell>
              <table:table-cell office:value-type="float" office:value="1">
                <text:p>1</text:p>
              </table:table-cell>
              <table:table-cell office:value-type="float" office:value="27.3999999999999">
                <text:p>27.3999999999999</text:p>
              </table:table-cell>
              <table:table-cell office:value-type="float" office:value="1">
                <text:p>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3">
                <text:p>3</text:p>
              </table:table-cell>
              <table:table-cell office:value-type="float" office:value="2.20000000000007">
                <text:p>2.20000000000007</text:p>
              </table:table-cell>
              <table:table-cell office:value-type="float" office:value="4">
                <text:p>4</text:p>
              </table:table-cell>
              <table:table-cell office:value-type="float" office:value="25.2">
                <text:p>25.2</text:p>
              </table:table-cell>
              <table:table-cell office:value-type="float" office:value="3">
                <text:p>3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3">
                <text:p>3</text:p>
              </table:table-cell>
              <table:table-cell office:value-type="float" office:value="21.4000000000001">
                <text:p>21.4000000000001</text:p>
              </table:table-cell>
              <table:table-cell office:value-type="float" office:value="3">
                <text:p>3</text:p>
              </table:table-cell>
              <table:table-cell office:value-type="float" office:value="34.7999999999998">
                <text:p>34.7999999999998</text:p>
              </table:table-cell>
              <table:table-cell office:value-type="float" office:value="3">
                <text:p>3</text:p>
              </table:table-cell>
              <table:table-cell office:value-type="float" office:value="22.0000000000001">
                <text:p>22.0000000000001</text:p>
              </table:table-cell>
              <table:table-cell office:value-type="float" office:value="3">
                <text:p>3</text:p>
              </table:table-cell>
              <table:table-cell office:value-type="float" office:value="14.9999999999999">
                <text:p>14.9999999999999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8cm" svg:y="0.335cm" chart:style-name="ch2">
          <text:p>Iterative Closest Point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482cm" svg:y="0.037cm" svg:width="14.006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41120960009165E-017">
                <text:p>8.41120960009165E-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540596797954986">
                <text:p>0.00540596797954986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4">
                <text:p>4</text:p>
              </table:table-cell>
              <table:table-cell office:value-type="float" office:value="0.00478518120698407">
                <text:p>0.00478518120698407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4">
                <text:p>4</text:p>
              </table:table-cell>
              <table:table-cell office:value-type="float" office:value="0.00239897937482095">
                <text:p>0.002398979374820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672794962246663">
                <text:p>0.00672794962246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537947725250363">
                <text:p>0.00537947725250363</text:p>
              </table:table-cell>
              <table:table-cell office:value-type="float" office:value="2">
                <text:p>2</text:p>
              </table:table-cell>
              <table:table-cell office:value-type="float" office:value="0.00814411017927954">
                <text:p>0.00814411017927954</text:p>
              </table:table-cell>
              <table:table-cell office:value-type="float" office:value="2">
                <text:p>2</text:p>
              </table:table-cell>
              <table:table-cell office:value-type="float" office:value="0.0117125434244398">
                <text:p>0.0117125434244398</text:p>
              </table:table-cell>
              <table:table-cell office:value-type="float" office:value="2">
                <text:p>2</text:p>
              </table:table-cell>
              <table:table-cell office:value-type="float" office:value="0.0126184186725563">
                <text:p>0.0126184186725563</text:p>
              </table:table-cell>
              <table:table-cell office:value-type="float" office:value="2">
                <text:p>2</text:p>
              </table:table-cell>
              <table:table-cell office:value-type="float" office:value="0.00197948663722157">
                <text:p>0.00197948663722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832993127835042">
                <text:p>0.00832993127835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53908463611752">
                <text:p>0.053908463611752</text:p>
              </table:table-cell>
              <table:table-cell office:value-type="float" office:value="1">
                <text:p>1</text:p>
              </table:table-cell>
              <table:table-cell office:value-type="float" office:value="0.014602208387635">
                <text:p>0.014602208387635</text:p>
              </table:table-cell>
              <table:table-cell office:value-type="float" office:value="1">
                <text:p>1</text:p>
              </table:table-cell>
              <table:table-cell office:value-type="float" office:value="0.0232721257459368">
                <text:p>0.0232721257459368</text:p>
              </table:table-cell>
              <table:table-cell office:value-type="float" office:value="1">
                <text:p>1</text:p>
              </table:table-cell>
              <table:table-cell office:value-type="float" office:value="0.0761901488088204">
                <text:p>0.0761901488088204</text:p>
              </table:table-cell>
              <table:table-cell office:value-type="float" office:value="1">
                <text:p>1</text:p>
              </table:table-cell>
              <table:table-cell office:value-type="float" office:value="0.0161422250192292">
                <text:p>0.0161422250192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14142135623731">
                <text:p>0.0014142135623731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3">
                <text:p>3</text:p>
              </table:table-cell>
              <table:table-cell office:value-type="float" office:value="0.00303045763365663">
                <text:p>0.00303045763365663</text:p>
              </table:table-cell>
              <table:table-cell office:value-type="float" office:value="3">
                <text:p>3</text:p>
              </table:table-cell>
              <table:table-cell office:value-type="float" office:value="0.00239897937482095">
                <text:p>0.00239897937482095</text:p>
              </table:table-cell>
              <table:table-cell office:value-type="float" office:value="3">
                <text:p>3</text:p>
              </table:table-cell>
              <table:table-cell office:value-type="float" office:value="0.00435187034620795">
                <text:p>0.00435187034620795</text:p>
              </table:table-cell>
              <table:table-cell office:value-type="float" office:value="3">
                <text:p>3</text:p>
              </table:table-cell>
              <table:table-cell office:value-type="float" office:value="0.00202030508910442">
                <text:p>0.00202030508910442</text:p>
              </table:table-cell>
              <table:table-cell office:value-type="float" office:value="3">
                <text:p>3</text:p>
              </table:table-cell>
              <table:table-cell office:value-type="float" office:value="1.12149461334555E-016">
                <text:p>1.12149461334555E-016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799cm" svg:y="0.329cm" chart:style-name="ch2">
          <text:p>Iterative Closest Point - fps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81385134672291">
                <text:p>1.81385134672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92951706262265">
                <text:p>1.92951706262265</text:p>
              </table:table-cell>
              <table:table-cell office:value-type="float" office:value="4">
                <text:p>4</text:p>
              </table:table-cell>
              <table:table-cell office:value-type="float" office:value="1.10619958459915">
                <text:p>1.10619958459915</text:p>
              </table:table-cell>
              <table:table-cell office:value-type="float" office:value="4">
                <text:p>4</text:p>
              </table:table-cell>
              <table:table-cell office:value-type="float" office:value="1.87499397622494">
                <text:p>1.87499397622494</text:p>
              </table:table-cell>
              <table:table-cell office:value-type="float" office:value="4">
                <text:p>4</text:p>
              </table:table-cell>
              <table:table-cell office:value-type="float" office:value="1.08713058615802">
                <text:p>1.08713058615802</text:p>
              </table:table-cell>
              <table:table-cell office:value-type="float" office:value="4">
                <text:p>4</text:p>
              </table:table-cell>
              <table:table-cell office:value-type="float" office:value="1.0563940927359">
                <text:p>1.05639409273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7746391658035">
                <text:p>1.77746391658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.95096356846586">
                <text:p>1.95096356846586</text:p>
              </table:table-cell>
              <table:table-cell office:value-type="float" office:value="2">
                <text:p>2</text:p>
              </table:table-cell>
              <table:table-cell office:value-type="float" office:value="2.3649409307187">
                <text:p>2.3649409307187</text:p>
              </table:table-cell>
              <table:table-cell office:value-type="float" office:value="2">
                <text:p>2</text:p>
              </table:table-cell>
              <table:table-cell office:value-type="float" office:value="3.59995706456847">
                <text:p>3.59995706456847</text:p>
              </table:table-cell>
              <table:table-cell office:value-type="float" office:value="2">
                <text:p>2</text:p>
              </table:table-cell>
              <table:table-cell office:value-type="float" office:value="2.73076380790004">
                <text:p>2.73076380790004</text:p>
              </table:table-cell>
              <table:table-cell office:value-type="float" office:value="2">
                <text:p>2</text:p>
              </table:table-cell>
              <table:table-cell office:value-type="float" office:value="1.22190105120388">
                <text:p>1.22190105120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2187684450854">
                <text:p>2.2187684450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6068290490338">
                <text:p>2.6068290490338</text:p>
              </table:table-cell>
              <table:table-cell office:value-type="float" office:value="1">
                <text:p>1</text:p>
              </table:table-cell>
              <table:table-cell office:value-type="float" office:value="6.32430005069628">
                <text:p>6.32430005069628</text:p>
              </table:table-cell>
              <table:table-cell office:value-type="float" office:value="1">
                <text:p>1</text:p>
              </table:table-cell>
              <table:table-cell office:value-type="float" office:value="10.5570671824304">
                <text:p>10.5570671824304</text:p>
              </table:table-cell>
              <table:table-cell office:value-type="float" office:value="1">
                <text:p>1</text:p>
              </table:table-cell>
              <table:table-cell office:value-type="float" office:value="6.25455431716535">
                <text:p>6.25455431716535</text:p>
              </table:table-cell>
              <table:table-cell office:value-type="float" office:value="1">
                <text:p>1</text:p>
              </table:table-cell>
              <table:table-cell office:value-type="float" office:value="1.66867912128777">
                <text:p>1.66867912128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60022044052333">
                <text:p>1.60022044052333</text:p>
              </table:table-cell>
              <table:table-cell office:value-type="float" office:value="4">
                <text:p>4</text:p>
              </table:table-cell>
              <table:table-cell office:value-type="float" office:value="1.1932655788549">
                <text:p>1.1932655788549</text:p>
              </table:table-cell>
              <table:table-cell office:value-type="float" office:value="3">
                <text:p>3</text:p>
              </table:table-cell>
              <table:table-cell office:value-type="float" office:value="1.56014719729083">
                <text:p>1.56014719729083</text:p>
              </table:table-cell>
              <table:table-cell office:value-type="float" office:value="3">
                <text:p>3</text:p>
              </table:table-cell>
              <table:table-cell office:value-type="float" office:value="1.53489177890673">
                <text:p>1.53489177890673</text:p>
              </table:table-cell>
              <table:table-cell office:value-type="float" office:value="3">
                <text:p>3</text:p>
              </table:table-cell>
              <table:table-cell office:value-type="float" office:value="1.75422634392502">
                <text:p>1.75422634392502</text:p>
              </table:table-cell>
              <table:table-cell office:value-type="float" office:value="3">
                <text:p>3</text:p>
              </table:table-cell>
              <table:table-cell office:value-type="float" office:value="1.1291383744769">
                <text:p>1.1291383744769</text:p>
              </table:table-cell>
              <table:table-cell office:value-type="float" office:value="3">
                <text:p>3</text:p>
              </table:table-cell>
              <table:table-cell office:value-type="float" office:value="1.08738874270957">
                <text:p>1.0873887427095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799cm" svg:y="0.329cm" chart:style-name="ch2">
          <text:p>Iterative Closest Point - fps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8.769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81385134672291">
                <text:p>1.81385134672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92951706262265">
                <text:p>1.92951706262265</text:p>
              </table:table-cell>
              <table:table-cell office:value-type="float" office:value="4">
                <text:p>4</text:p>
              </table:table-cell>
              <table:table-cell office:value-type="float" office:value="1.10619958459915">
                <text:p>1.10619958459915</text:p>
              </table:table-cell>
              <table:table-cell office:value-type="float" office:value="4">
                <text:p>4</text:p>
              </table:table-cell>
              <table:table-cell office:value-type="float" office:value="1.87499397622494">
                <text:p>1.87499397622494</text:p>
              </table:table-cell>
              <table:table-cell office:value-type="float" office:value="4">
                <text:p>4</text:p>
              </table:table-cell>
              <table:table-cell office:value-type="float" office:value="1.08713058615802">
                <text:p>1.08713058615802</text:p>
              </table:table-cell>
              <table:table-cell office:value-type="float" office:value="4">
                <text:p>4</text:p>
              </table:table-cell>
              <table:table-cell office:value-type="float" office:value="1.0563940927359">
                <text:p>1.05639409273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7746391658035">
                <text:p>1.77746391658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.95096356846586">
                <text:p>1.95096356846586</text:p>
              </table:table-cell>
              <table:table-cell office:value-type="float" office:value="2">
                <text:p>2</text:p>
              </table:table-cell>
              <table:table-cell office:value-type="float" office:value="2.3649409307187">
                <text:p>2.3649409307187</text:p>
              </table:table-cell>
              <table:table-cell office:value-type="float" office:value="2">
                <text:p>2</text:p>
              </table:table-cell>
              <table:table-cell office:value-type="float" office:value="3.59995706456847">
                <text:p>3.59995706456847</text:p>
              </table:table-cell>
              <table:table-cell office:value-type="float" office:value="2">
                <text:p>2</text:p>
              </table:table-cell>
              <table:table-cell office:value-type="float" office:value="2.73076380790004">
                <text:p>2.73076380790004</text:p>
              </table:table-cell>
              <table:table-cell office:value-type="float" office:value="2">
                <text:p>2</text:p>
              </table:table-cell>
              <table:table-cell office:value-type="float" office:value="1.22190105120388">
                <text:p>1.22190105120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.2187684450854">
                <text:p>2.2187684450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6068290490338">
                <text:p>2.6068290490338</text:p>
              </table:table-cell>
              <table:table-cell office:value-type="float" office:value="1">
                <text:p>1</text:p>
              </table:table-cell>
              <table:table-cell office:value-type="float" office:value="6.32430005069628">
                <text:p>6.32430005069628</text:p>
              </table:table-cell>
              <table:table-cell office:value-type="float" office:value="1">
                <text:p>1</text:p>
              </table:table-cell>
              <table:table-cell office:value-type="float" office:value="10.5570671824304">
                <text:p>10.5570671824304</text:p>
              </table:table-cell>
              <table:table-cell office:value-type="float" office:value="1">
                <text:p>1</text:p>
              </table:table-cell>
              <table:table-cell office:value-type="float" office:value="6.25455431716535">
                <text:p>6.25455431716535</text:p>
              </table:table-cell>
              <table:table-cell office:value-type="float" office:value="1">
                <text:p>1</text:p>
              </table:table-cell>
              <table:table-cell office:value-type="float" office:value="1.66867912128777">
                <text:p>1.66867912128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60022044052333">
                <text:p>1.60022044052333</text:p>
              </table:table-cell>
              <table:table-cell office:value-type="float" office:value="4">
                <text:p>4</text:p>
              </table:table-cell>
              <table:table-cell office:value-type="float" office:value="1.1932655788549">
                <text:p>1.1932655788549</text:p>
              </table:table-cell>
              <table:table-cell office:value-type="float" office:value="3">
                <text:p>3</text:p>
              </table:table-cell>
              <table:table-cell office:value-type="float" office:value="1.56014719729083">
                <text:p>1.56014719729083</text:p>
              </table:table-cell>
              <table:table-cell office:value-type="float" office:value="3">
                <text:p>3</text:p>
              </table:table-cell>
              <table:table-cell office:value-type="float" office:value="1.53489177890673">
                <text:p>1.53489177890673</text:p>
              </table:table-cell>
              <table:table-cell office:value-type="float" office:value="3">
                <text:p>3</text:p>
              </table:table-cell>
              <table:table-cell office:value-type="float" office:value="1.75422634392502">
                <text:p>1.75422634392502</text:p>
              </table:table-cell>
              <table:table-cell office:value-type="float" office:value="3">
                <text:p>3</text:p>
              </table:table-cell>
              <table:table-cell office:value-type="float" office:value="1.1291383744769">
                <text:p>1.1291383744769</text:p>
              </table:table-cell>
              <table:table-cell office:value-type="float" office:value="3">
                <text:p>3</text:p>
              </table:table-cell>
              <table:table-cell office:value-type="float" office:value="1.08738874270957">
                <text:p>1.08738874270957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4.952cm" svg:y="0.329cm" chart:style-name="ch2">
          <text:p>Iterative Closest Point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.00000000000009">
                <text:p>2.000000000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0.6">
                <text:p>20.6</text:p>
              </table:table-cell>
              <table:table-cell office:value-type="float" office:value="4">
                <text:p>4</text:p>
              </table:table-cell>
              <table:table-cell office:value-type="float" office:value="21.8000000000001">
                <text:p>21.8000000000001</text:p>
              </table:table-cell>
              <table:table-cell office:value-type="float" office:value="4">
                <text:p>4</text:p>
              </table:table-cell>
              <table:table-cell office:value-type="float" office:value="29.4">
                <text:p>29.4</text:p>
              </table:table-cell>
              <table:table-cell office:value-type="float" office:value="4">
                <text:p>4</text:p>
              </table:table-cell>
              <table:table-cell office:value-type="float" office:value="21.8000000000001">
                <text:p>21.8000000000001</text:p>
              </table:table-cell>
              <table:table-cell office:value-type="float" office:value="4">
                <text:p>4</text:p>
              </table:table-cell>
              <table:table-cell office:value-type="float" office:value="14.3999999999999">
                <text:p>14.39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0.8">
                <text:p>10.8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32.5999999999999">
                <text:p>32.5999999999999</text:p>
              </table:table-cell>
              <table:table-cell office:value-type="float" office:value="2">
                <text:p>2</text:p>
              </table:table-cell>
              <table:table-cell office:value-type="float" office:value="23.4000000000001">
                <text:p>23.4000000000001</text:p>
              </table:table-cell>
              <table:table-cell office:value-type="float" office:value="2">
                <text:p>2</text:p>
              </table:table-cell>
              <table:table-cell office:value-type="float" office:value="15.3999999999999">
                <text:p>15.3999999999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.8">
                <text:p>16.8</text:p>
              </table:table-cell>
              <table:table-cell office:value-type="float" office:value="1">
                <text:p>1</text:p>
              </table:table-cell>
              <table:table-cell office:value-type="float" office:value="42.2">
                <text:p>42.2</text:p>
              </table:table-cell>
              <table:table-cell office:value-type="float" office:value="1">
                <text:p>1</text:p>
              </table:table-cell>
              <table:table-cell office:value-type="float" office:value="27.3999999999999">
                <text:p>27.3999999999999</text:p>
              </table:table-cell>
              <table:table-cell office:value-type="float" office:value="1">
                <text:p>1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3">
                <text:p>3</text:p>
              </table:table-cell>
              <table:table-cell office:value-type="float" office:value="2.20000000000007">
                <text:p>2.20000000000007</text:p>
              </table:table-cell>
              <table:table-cell office:value-type="float" office:value="4">
                <text:p>4</text:p>
              </table:table-cell>
              <table:table-cell office:value-type="float" office:value="25.2">
                <text:p>25.2</text:p>
              </table:table-cell>
              <table:table-cell office:value-type="float" office:value="3">
                <text:p>3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3">
                <text:p>3</text:p>
              </table:table-cell>
              <table:table-cell office:value-type="float" office:value="21.4000000000001">
                <text:p>21.4000000000001</text:p>
              </table:table-cell>
              <table:table-cell office:value-type="float" office:value="3">
                <text:p>3</text:p>
              </table:table-cell>
              <table:table-cell office:value-type="float" office:value="34.7999999999998">
                <text:p>34.7999999999998</text:p>
              </table:table-cell>
              <table:table-cell office:value-type="float" office:value="3">
                <text:p>3</text:p>
              </table:table-cell>
              <table:table-cell office:value-type="float" office:value="22.0000000000001">
                <text:p>22.0000000000001</text:p>
              </table:table-cell>
              <table:table-cell office:value-type="float" office:value="3">
                <text:p>3</text:p>
              </table:table-cell>
              <table:table-cell office:value-type="float" office:value="14.9999999999999">
                <text:p>14.9999999999999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82cm" svg:y="0.337cm" chart:style-name="ch2">
          <text:p>Iterative Closest Point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482cm" svg:y="0.037cm" svg:width="14.006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.41120960009165E-017">
                <text:p>8.41120960009165E-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540596797954986">
                <text:p>0.00540596797954986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4">
                <text:p>4</text:p>
              </table:table-cell>
              <table:table-cell office:value-type="float" office:value="0.00478518120698407">
                <text:p>0.00478518120698407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4">
                <text:p>4</text:p>
              </table:table-cell>
              <table:table-cell office:value-type="float" office:value="0.00239897937482095">
                <text:p>0.002398979374820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672794962246663">
                <text:p>0.00672794962246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537947725250363">
                <text:p>0.00537947725250363</text:p>
              </table:table-cell>
              <table:table-cell office:value-type="float" office:value="2">
                <text:p>2</text:p>
              </table:table-cell>
              <table:table-cell office:value-type="float" office:value="0.00814411017927954">
                <text:p>0.00814411017927954</text:p>
              </table:table-cell>
              <table:table-cell office:value-type="float" office:value="2">
                <text:p>2</text:p>
              </table:table-cell>
              <table:table-cell office:value-type="float" office:value="0.0117125434244398">
                <text:p>0.0117125434244398</text:p>
              </table:table-cell>
              <table:table-cell office:value-type="float" office:value="2">
                <text:p>2</text:p>
              </table:table-cell>
              <table:table-cell office:value-type="float" office:value="0.0126184186725563">
                <text:p>0.0126184186725563</text:p>
              </table:table-cell>
              <table:table-cell office:value-type="float" office:value="2">
                <text:p>2</text:p>
              </table:table-cell>
              <table:table-cell office:value-type="float" office:value="0.00197948663722157">
                <text:p>0.00197948663722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832993127835042">
                <text:p>0.00832993127835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53908463611752">
                <text:p>0.053908463611752</text:p>
              </table:table-cell>
              <table:table-cell office:value-type="float" office:value="1">
                <text:p>1</text:p>
              </table:table-cell>
              <table:table-cell office:value-type="float" office:value="0.014602208387635">
                <text:p>0.014602208387635</text:p>
              </table:table-cell>
              <table:table-cell office:value-type="float" office:value="1">
                <text:p>1</text:p>
              </table:table-cell>
              <table:table-cell office:value-type="float" office:value="0.0232721257459368">
                <text:p>0.0232721257459368</text:p>
              </table:table-cell>
              <table:table-cell office:value-type="float" office:value="1">
                <text:p>1</text:p>
              </table:table-cell>
              <table:table-cell office:value-type="float" office:value="0.0761901488088204">
                <text:p>0.0761901488088204</text:p>
              </table:table-cell>
              <table:table-cell office:value-type="float" office:value="1">
                <text:p>1</text:p>
              </table:table-cell>
              <table:table-cell office:value-type="float" office:value="0.0161422250192292">
                <text:p>0.0161422250192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14142135623731">
                <text:p>0.0014142135623731</text:p>
              </table:table-cell>
              <table:table-cell office:value-type="float" office:value="4">
                <text:p>4</text:p>
              </table:table-cell>
              <table:table-cell office:value-type="float" office:value="0.00141421356237309">
                <text:p>0.00141421356237309</text:p>
              </table:table-cell>
              <table:table-cell office:value-type="float" office:value="3">
                <text:p>3</text:p>
              </table:table-cell>
              <table:table-cell office:value-type="float" office:value="0.00303045763365663">
                <text:p>0.00303045763365663</text:p>
              </table:table-cell>
              <table:table-cell office:value-type="float" office:value="3">
                <text:p>3</text:p>
              </table:table-cell>
              <table:table-cell office:value-type="float" office:value="0.00239897937482095">
                <text:p>0.00239897937482095</text:p>
              </table:table-cell>
              <table:table-cell office:value-type="float" office:value="3">
                <text:p>3</text:p>
              </table:table-cell>
              <table:table-cell office:value-type="float" office:value="0.00435187034620795">
                <text:p>0.00435187034620795</text:p>
              </table:table-cell>
              <table:table-cell office:value-type="float" office:value="3">
                <text:p>3</text:p>
              </table:table-cell>
              <table:table-cell office:value-type="float" office:value="0.00202030508910442">
                <text:p>0.00202030508910442</text:p>
              </table:table-cell>
              <table:table-cell office:value-type="float" office:value="3">
                <text:p>3</text:p>
              </table:table-cell>
              <table:table-cell office:value-type="float" office:value="1.12149461334555E-016">
                <text:p>1.12149461334555E-016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689cm" svg:height="12.378cm" xlink:href=".." xlink:type="simple" chart:class="chart:scatter" chart:style-name="ch1">
        <chart:title svg:x="7.094cm" svg:y="0.383cm" chart:style-name="ch2">
          <text:p>RANSAC vs Least Squares on full dataset</text:p>
        </chart:title>
        <chart:legend chart:legend-position="end" svg:x="19.791cm" svg:y="5.641cm" style:legend-expansion="high" chart:style-name="ch3"/>
        <chart:plot-area chart:style-name="ch4" table:cell-range-address="LeastSquares_full.A2:LeastSquares_full.A44 RANSAC_full.A2:RANSAC_full.A44 RANSAC_full.K2:RANSAC_full.K44 LeastSquares_full.K2:LeastSquares_full.K44" chart:data-source-has-labels="both" svg:x="1.464cm" svg:y="1.409cm" svg:width="17.874cm" svg:height="9.741cm">
          <chartooo:coordinate-region svg:x="2.085cm" svg:y="1.609cm" svg:width="16.88cm" svg:height="8.894cm"/>
          <chart:axis chart:dimension="x" chart:name="primary-x" chart:style-name="ch5" chartooo:axis-type="auto">
            <chart:title svg:x="9.788cm" svg:y="11.397cm" chart:style-name="ch6">
              <text:p>Dataset</text:p>
            </chart:title>
            <chart:categories table:cell-range-address="LeastSquares_full.A2:LeastSquares_full.A44"/>
          </chart:axis>
          <chart:axis chart:dimension="y" chart:name="primary-y" chart:style-name="ch5">
            <chart:title svg:x="0.451cm" svg:y="7.17cm" chart:style-name="ch7">
              <text:p>Error in mm</text:p>
            </chart:title>
            <chart:grid chart:style-name="ch8" chart:class="major"/>
          </chart:axis>
          <chart:series chart:style-name="ch9" chart:values-cell-range-address="RANSAC_full.K2:RANSAC_full.K44" loext:label-string="ransac" chart:class="chart:scatter">
            <chart:domain table:cell-range-address="RANSAC_full.A2:RANSAC_full.A44"/>
            <chart:data-point chart:repeated="43"/>
          </chart:series>
          <chart:series chart:style-name="ch10" chart:values-cell-range-address="LeastSquares_full.K2:LeastSquares_full.K44" loext:label-string="least_squares" chart:class="chart:scatter">
            <chart:domain table:cell-range-address="LeastSquares_full.A2:LeastSquares_full.A44"/>
            <chart:data-point chart:repeated="4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sac</text:p>
              </table:table-cell>
              <table:table-cell office:value-type="string">
                <text:p>Column A</text:p>
              </table:table-cell>
              <table:table-cell office:value-type="string">
                <text:p>least_squares</text:p>
              </table:table-cell>
            </table:table-row>
          </table:table-header-rows>
          <table:table-rows>
            <table:table-row>
              <table:table-cell office:value-type="string">
                <text:p>bag_lining_1</text:p>
                <draw:g>
                  <svg:desc>LeastSquares_full.A2:LeastSquares_full.A44</svg:desc>
                </draw:g>
              </table:table-cell>
              <table:table-cell office:value-type="float" office:value="1">
                <text:p>1</text:p>
                <draw:g>
                  <svg:desc>RANSAC_full.A2:RANSAC_full.A44</svg:desc>
                </draw:g>
              </table:table-cell>
              <table:table-cell office:value-type="float" office:value="2.6331">
                <text:p>2.6331</text:p>
                <draw:g>
                  <svg:desc>RANSAC_full.K2:RANSAC_full.K44</svg:desc>
                </draw:g>
              </table:table-cell>
              <table:table-cell office:value-type="float" office:value="1">
                <text:p>1</text:p>
                <draw:g>
                  <svg:desc>LeastSquares_full.A2:LeastSquares_full.A44</svg:desc>
                </draw:g>
              </table:table-cell>
              <table:table-cell office:value-type="float" office:value="1.7677874470433">
                <text:p>1.7677874470433</text:p>
                <draw:g>
                  <svg:desc>LeastSquares_full.K2:LeastSquares_full.K44</svg:desc>
                </draw:g>
              </table:table-cell>
            </table:table-row>
            <table:table-row>
              <table:table-cell office:value-type="string">
                <text:p>bag_on_side_1</text:p>
              </table:table-cell>
              <table:table-cell office:value-type="float" office:value="2">
                <text:p>2</text:p>
              </table:table-cell>
              <table:table-cell office:value-type="float" office:value="1.3865">
                <text:p>1.3865</text:p>
              </table:table-cell>
              <table:table-cell office:value-type="float" office:value="2">
                <text:p>2</text:p>
              </table:table-cell>
              <table:table-cell office:value-type="float" office:value="25.1375613216605">
                <text:p>25.1375613216605</text:p>
              </table:table-cell>
            </table:table-row>
            <table:table-row>
              <table:table-cell office:value-type="string">
                <text:p>bag_on_side_2</text:p>
              </table:table-cell>
              <table:table-cell office:value-type="float" office:value="3">
                <text:p>3</text:p>
              </table:table-cell>
              <table:table-cell office:value-type="float" office:value="15.576">
                <text:p>15.576</text:p>
              </table:table-cell>
              <table:table-cell office:value-type="float" office:value="3">
                <text:p>3</text:p>
              </table:table-cell>
              <table:table-cell office:value-type="float" office:value="8.25042145056902">
                <text:p>8.25042145056902</text:p>
              </table:table-cell>
            </table:table-row>
            <table:table-row>
              <table:table-cell office:value-type="string">
                <text:p>bag_on_side_far_1</text:p>
              </table:table-cell>
              <table:table-cell office:value-type="float" office:value="4">
                <text:p>4</text:p>
              </table:table-cell>
              <table:table-cell office:value-type="float" office:value="13.767">
                <text:p>13.767</text:p>
              </table:table-cell>
              <table:table-cell office:value-type="float" office:value="4">
                <text:p>4</text:p>
              </table:table-cell>
              <table:table-cell office:value-type="float" office:value="10.223576749388">
                <text:p>10.223576749388</text:p>
              </table:table-cell>
            </table:table-row>
            <table:table-row>
              <table:table-cell office:value-type="string">
                <text:p>bag_on_side_far_2</text:p>
              </table:table-cell>
              <table:table-cell office:value-type="float" office:value="5">
                <text:p>5</text:p>
              </table:table-cell>
              <table:table-cell office:value-type="float" office:value="13.028">
                <text:p>13.028</text:p>
              </table:table-cell>
              <table:table-cell office:value-type="float" office:value="5">
                <text:p>5</text:p>
              </table:table-cell>
              <table:table-cell office:value-type="float" office:value="9.25965241936532">
                <text:p>9.25965241936532</text:p>
              </table:table-cell>
            </table:table-row>
            <table:table-row>
              <table:table-cell office:value-type="string">
                <text:p>beton_200</text:p>
              </table:table-cell>
              <table:table-cell office:value-type="float" office:value="6">
                <text:p>6</text:p>
              </table:table-cell>
              <table:table-cell office:value-type="float" office:value="4.35599999999999">
                <text:p>4.35599999999999</text:p>
              </table:table-cell>
              <table:table-cell office:value-type="float" office:value="6">
                <text:p>6</text:p>
              </table:table-cell>
              <table:table-cell office:value-type="float" office:value="0.730676135841748">
                <text:p>0.730676135841748</text:p>
              </table:table-cell>
            </table:table-row>
            <table:table-row>
              <table:table-cell office:value-type="string">
                <text:p>dry_pvc_200</text:p>
              </table:table-cell>
              <table:table-cell office:value-type="float" office:value="7">
                <text:p>7</text:p>
              </table:table-cell>
              <table:table-cell office:value-type="float" office:value="18.297">
                <text:p>18.297</text:p>
              </table:table-cell>
              <table:table-cell office:value-type="float" office:value="7">
                <text:p>7</text:p>
              </table:table-cell>
              <table:table-cell office:value-type="float" office:value="17.8456563784703">
                <text:p>17.8456563784703</text:p>
              </table:table-cell>
            </table:table-row>
            <table:table-row>
              <table:table-cell office:value-type="string">
                <text:p>dry_pvc_400_bottom_trash_bag</text:p>
              </table:table-cell>
              <table:table-cell office:value-type="float" office:value="8">
                <text:p>8</text:p>
              </table:table-cell>
              <table:table-cell office:value-type="float" office:value="9.32400000000001">
                <text:p>9.32400000000001</text:p>
              </table:table-cell>
              <table:table-cell office:value-type="float" office:value="8">
                <text:p>8</text:p>
              </table:table-cell>
              <table:table-cell office:value-type="float" office:value="13.8375753399187">
                <text:p>13.8375753399187</text:p>
              </table:table-cell>
            </table:table-row>
            <table:table-row>
              <table:table-cell office:value-type="string">
                <text:p>dry_pvc_400_bricks_bottom</text:p>
              </table:table-cell>
              <table:table-cell office:value-type="float" office:value="9">
                <text:p>9</text:p>
              </table:table-cell>
              <table:table-cell office:value-type="float" office:value="13.932">
                <text:p>13.932</text:p>
              </table:table-cell>
              <table:table-cell office:value-type="float" office:value="9">
                <text:p>9</text:p>
              </table:table-cell>
              <table:table-cell office:value-type="float" office:value="5.87346971620798">
                <text:p>5.87346971620798</text:p>
              </table:table-cell>
            </table:table-row>
            <table:table-row>
              <table:table-cell office:value-type="string">
                <text:p>dry_pvc_400_bricks_middle</text:p>
              </table:table-cell>
              <table:table-cell office:value-type="float" office:value="10">
                <text:p>10</text:p>
              </table:table-cell>
              <table:table-cell office:value-type="float" office:value="17.893">
                <text:p>17.893</text:p>
              </table:table-cell>
              <table:table-cell office:value-type="float" office:value="10">
                <text:p>10</text:p>
              </table:table-cell>
              <table:table-cell office:value-type="float" office:value="11.5054619843125">
                <text:p>11.5054619843125</text:p>
              </table:table-cell>
            </table:table-row>
            <table:table-row>
              <table:table-cell office:value-type="string">
                <text:p>dry_pvc_400_long_bottom</text:p>
              </table:table-cell>
              <table:table-cell office:value-type="float" office:value="11">
                <text:p>11</text:p>
              </table:table-cell>
              <table:table-cell office:value-type="float" office:value="14.884">
                <text:p>14.884</text:p>
              </table:table-cell>
              <table:table-cell office:value-type="float" office:value="11">
                <text:p>11</text:p>
              </table:table-cell>
              <table:table-cell office:value-type="float" office:value="14.2305528534766">
                <text:p>14.2305528534766</text:p>
              </table:table-cell>
            </table:table-row>
            <table:table-row>
              <table:table-cell office:value-type="string">
                <text:p>dry_pvc_400_long_center</text:p>
              </table:table-cell>
              <table:table-cell office:value-type="float" office:value="12">
                <text:p>12</text:p>
              </table:table-cell>
              <table:table-cell office:value-type="float" office:value="20.056">
                <text:p>20.056</text:p>
              </table:table-cell>
              <table:table-cell office:value-type="float" office:value="12">
                <text:p>12</text:p>
              </table:table-cell>
              <table:table-cell office:value-type="float" office:value="19.7401646221261">
                <text:p>19.7401646221261</text:p>
              </table:table-cell>
            </table:table-row>
            <table:table-row>
              <table:table-cell office:value-type="string">
                <text:p>dry_pvc_400_middle_trash_bag</text:p>
              </table:table-cell>
              <table:table-cell office:value-type="float" office:value="13">
                <text:p>13</text:p>
              </table:table-cell>
              <table:table-cell office:value-type="float" office:value="13.461">
                <text:p>13.461</text:p>
              </table:table-cell>
              <table:table-cell office:value-type="float" office:value="13">
                <text:p>13</text:p>
              </table:table-cell>
              <table:table-cell office:value-type="float" office:value="4.10020664034082">
                <text:p>4.10020664034082</text:p>
              </table:table-cell>
            </table:table-row>
            <table:table-row>
              <table:table-cell office:value-type="string">
                <text:p>dry_pvc_400_paper_bottom</text:p>
              </table:table-cell>
              <table:table-cell office:value-type="float" office:value="14">
                <text:p>14</text:p>
              </table:table-cell>
              <table:table-cell office:value-type="float" office:value="51.238">
                <text:p>51.238</text:p>
              </table:table-cell>
              <table:table-cell office:value-type="float" office:value="14">
                <text:p>14</text:p>
              </table:table-cell>
              <table:table-cell office:value-type="float" office:value="49.417690012923">
                <text:p>49.417690012923</text:p>
              </table:table-cell>
            </table:table-row>
            <table:table-row>
              <table:table-cell office:value-type="string">
                <text:p>dry_pvc_400_paper_middle</text:p>
              </table:table-cell>
              <table:table-cell office:value-type="float" office:value="15">
                <text:p>15</text:p>
              </table:table-cell>
              <table:table-cell office:value-type="float" office:value="62.186">
                <text:p>62.186</text:p>
              </table:table-cell>
              <table:table-cell office:value-type="float" office:value="15">
                <text:p>15</text:p>
              </table:table-cell>
              <table:table-cell office:value-type="float" office:value="62.0155884253703">
                <text:p>62.0155884253703</text:p>
              </table:table-cell>
            </table:table-row>
            <table:table-row>
              <table:table-cell office:value-type="string">
                <text:p>dry_pvc_400_sonar</text:p>
              </table:table-cell>
              <table:table-cell office:value-type="float" office:value="16">
                <text:p>16</text:p>
              </table:table-cell>
              <table:table-cell office:value-type="float" office:value="15.193">
                <text:p>15.193</text:p>
              </table:table-cell>
              <table:table-cell office:value-type="float" office:value="16">
                <text:p>16</text:p>
              </table:table-cell>
              <table:table-cell office:value-type="float" office:value="14.725728482474">
                <text:p>14.725728482474</text:p>
              </table:table-cell>
            </table:table-row>
            <table:table-row>
              <table:table-cell office:value-type="string">
                <text:p>dry_pvc_500_bricks_middle</text:p>
              </table:table-cell>
              <table:table-cell office:value-type="float" office:value="17">
                <text:p>17</text:p>
              </table:table-cell>
              <table:table-cell office:value-type="float" office:value="25.205">
                <text:p>25.205</text:p>
              </table:table-cell>
              <table:table-cell office:value-type="float" office:value="17">
                <text:p>17</text:p>
              </table:table-cell>
              <table:table-cell office:value-type="float" office:value="17.917955248086">
                <text:p>17.917955248086</text:p>
              </table:table-cell>
            </table:table-row>
            <table:table-row>
              <table:table-cell office:value-type="string">
                <text:p>dry_pvc_500_middle</text:p>
              </table:table-cell>
              <table:table-cell office:value-type="float" office:value="18">
                <text:p>18</text:p>
              </table:table-cell>
              <table:table-cell office:value-type="float" office:value="31.025">
                <text:p>31.025</text:p>
              </table:table-cell>
              <table:table-cell office:value-type="float" office:value="18">
                <text:p>18</text:p>
              </table:table-cell>
              <table:table-cell office:value-type="float" office:value="31.1824483223457">
                <text:p>31.1824483223457</text:p>
              </table:table-cell>
            </table:table-row>
            <table:table-row>
              <table:table-cell office:value-type="string">
                <text:p>dry_pvc_500_middle_trashbag</text:p>
              </table:table-cell>
              <table:table-cell office:value-type="float" office:value="19">
                <text:p>19</text:p>
              </table:table-cell>
              <table:table-cell office:value-type="float" office:value="11.453">
                <text:p>11.453</text:p>
              </table:table-cell>
              <table:table-cell office:value-type="float" office:value="19">
                <text:p>19</text:p>
              </table:table-cell>
              <table:table-cell office:value-type="float" office:value="73.4310076887033">
                <text:p>73.4310076887033</text:p>
              </table:table-cell>
            </table:table-row>
            <table:table-row>
              <table:table-cell office:value-type="string">
                <text:p>dry_pvc_500_sonar</text:p>
              </table:table-cell>
              <table:table-cell office:value-type="float" office:value="20">
                <text:p>20</text:p>
              </table:table-cell>
              <table:table-cell office:value-type="float" office:value="29.743">
                <text:p>29.743</text:p>
              </table:table-cell>
              <table:table-cell office:value-type="float" office:value="20">
                <text:p>20</text:p>
              </table:table-cell>
              <table:table-cell office:value-type="float" office:value="29.5687922435536">
                <text:p>29.5687922435536</text:p>
              </table:table-cell>
            </table:table-row>
            <table:table-row>
              <table:table-cell office:value-type="string">
                <text:p>Sand_0</text:p>
              </table:table-cell>
              <table:table-cell office:value-type="float" office:value="21">
                <text:p>21</text:p>
              </table:table-cell>
              <table:table-cell office:value-type="float" office:value="20.035">
                <text:p>20.035</text:p>
              </table:table-cell>
              <table:table-cell office:value-type="float" office:value="21">
                <text:p>21</text:p>
              </table:table-cell>
              <table:table-cell office:value-type="float" office:value="20.9929255692616">
                <text:p>20.9929255692616</text:p>
              </table:table-cell>
            </table:table-row>
            <table:table-row>
              <table:table-cell office:value-type="string">
                <text:p>Sand_1</text:p>
              </table:table-cell>
              <table:table-cell office:value-type="float" office:value="22">
                <text:p>22</text:p>
              </table:table-cell>
              <table:table-cell office:value-type="float" office:value="13.991">
                <text:p>13.991</text:p>
              </table:table-cell>
              <table:table-cell office:value-type="float" office:value="22">
                <text:p>22</text:p>
              </table:table-cell>
              <table:table-cell office:value-type="float" office:value="11.4723653695686">
                <text:p>11.4723653695686</text:p>
              </table:table-cell>
            </table:table-row>
            <table:table-row>
              <table:table-cell office:value-type="string">
                <text:p>Sand_2</text:p>
              </table:table-cell>
              <table:table-cell office:value-type="float" office:value="23">
                <text:p>23</text:p>
              </table:table-cell>
              <table:table-cell office:value-type="float" office:value="9.214">
                <text:p>9.214</text:p>
              </table:table-cell>
              <table:table-cell office:value-type="float" office:value="23">
                <text:p>23</text:p>
              </table:table-cell>
              <table:table-cell office:value-type="float" office:value="0.390100990120516">
                <text:p>0.390100990120516</text:p>
              </table:table-cell>
            </table:table-row>
            <table:table-row>
              <table:table-cell office:value-type="string">
                <text:p>Sand_3</text:p>
              </table:table-cell>
              <table:table-cell office:value-type="float" office:value="24">
                <text:p>24</text:p>
              </table:table-cell>
              <table:table-cell office:value-type="float" office:value="56.0719">
                <text:p>56.0719</text:p>
              </table:table-cell>
              <table:table-cell office:value-type="float" office:value="24">
                <text:p>24</text:p>
              </table:table-cell>
              <table:table-cell office:value-type="float" office:value="34.0016104761881">
                <text:p>34.0016104761881</text:p>
              </table:table-cell>
            </table:table-row>
            <table:table-row>
              <table:table-cell office:value-type="string">
                <text:p>sand_3_upside_down</text:p>
              </table:table-cell>
              <table:table-cell office:value-type="float" office:value="25">
                <text:p>25</text:p>
              </table:table-cell>
              <table:table-cell office:value-type="float" office:value="12.911">
                <text:p>12.911</text:p>
              </table:table-cell>
              <table:table-cell office:value-type="float" office:value="25">
                <text:p>25</text:p>
              </table:table-cell>
              <table:table-cell office:value-type="float" office:value="11.474021253291">
                <text:p>11.474021253291</text:p>
              </table:table-cell>
            </table:table-row>
            <table:table-row>
              <table:table-cell office:value-type="string">
                <text:p>water_1</text:p>
              </table:table-cell>
              <table:table-cell office:value-type="float" office:value="26">
                <text:p>26</text:p>
              </table:table-cell>
              <table:table-cell office:value-type="float" office:value="11.037">
                <text:p>11.037</text:p>
              </table:table-cell>
              <table:table-cell office:value-type="float" office:value="26">
                <text:p>26</text:p>
              </table:table-cell>
              <table:table-cell office:value-type="float" office:value="12.4352000566991">
                <text:p>12.4352000566991</text:p>
              </table:table-cell>
            </table:table-row>
            <table:table-row>
              <table:table-cell office:value-type="string">
                <text:p>water_2</text:p>
              </table:table-cell>
              <table:table-cell office:value-type="float" office:value="27">
                <text:p>27</text:p>
              </table:table-cell>
              <table:table-cell office:value-type="float" office:value="17.736">
                <text:p>17.736</text:p>
              </table:table-cell>
              <table:table-cell office:value-type="float" office:value="27">
                <text:p>27</text:p>
              </table:table-cell>
              <table:table-cell office:value-type="float" office:value="18.0404449806942">
                <text:p>18.0404449806942</text:p>
              </table:table-cell>
            </table:table-row>
            <table:table-row>
              <table:table-cell office:value-type="string">
                <text:p>water_3</text:p>
              </table:table-cell>
              <table:table-cell office:value-type="float" office:value="28">
                <text:p>28</text:p>
              </table:table-cell>
              <table:table-cell office:value-type="float" office:value="15.372">
                <text:p>15.372</text:p>
              </table:table-cell>
              <table:table-cell office:value-type="float" office:value="28">
                <text:p>28</text:p>
              </table:table-cell>
              <table:table-cell office:value-type="float" office:value="14.9274231437391">
                <text:p>14.9274231437391</text:p>
              </table:table-cell>
            </table:table-row>
            <table:table-row>
              <table:table-cell office:value-type="string">
                <text:p>water_4</text:p>
              </table:table-cell>
              <table:table-cell office:value-type="float" office:value="29">
                <text:p>29</text:p>
              </table:table-cell>
              <table:table-cell office:value-type="float" office:value="40.9123">
                <text:p>40.9123</text:p>
              </table:table-cell>
              <table:table-cell office:value-type="float" office:value="29">
                <text:p>29</text:p>
              </table:table-cell>
              <table:table-cell office:value-type="float" office:value="50.2364283301265">
                <text:p>50.2364283301265</text:p>
              </table:table-cell>
            </table:table-row>
            <table:table-row>
              <table:table-cell office:value-type="string">
                <text:p>water_5</text:p>
              </table:table-cell>
              <table:table-cell office:value-type="float" office:value="30">
                <text:p>30</text:p>
              </table:table-cell>
              <table:table-cell office:value-type="float" office:value="0.0638999999999896">
                <text:p>0.0638999999999896</text:p>
              </table:table-cell>
              <table:table-cell office:value-type="float" office:value="30">
                <text:p>30</text:p>
              </table:table-cell>
              <table:table-cell office:value-type="float" office:value="10.9704207876118">
                <text:p>10.9704207876118</text:p>
              </table:table-cell>
            </table:table-row>
            <table:table-row>
              <table:table-cell office:value-type="string">
                <text:p>water_6</text:p>
              </table:table-cell>
              <table:table-cell office:value-type="float" office:value="31">
                <text:p>31</text:p>
              </table:table-cell>
              <table:table-cell office:value-type="float" office:value="6.408">
                <text:p>6.408</text:p>
              </table:table-cell>
              <table:table-cell office:value-type="float" office:value="31">
                <text:p>31</text:p>
              </table:table-cell>
              <table:table-cell office:value-type="float" office:value="1.78364070091122">
                <text:p>1.78364070091122</text:p>
              </table:table-cell>
            </table:table-row>
            <table:table-row>
              <table:table-cell office:value-type="string">
                <text:p>waterremnants_1</text:p>
              </table:table-cell>
              <table:table-cell office:value-type="float" office:value="32">
                <text:p>32</text:p>
              </table:table-cell>
              <table:table-cell office:value-type="float" office:value="11.16">
                <text:p>11.16</text:p>
              </table:table-cell>
              <table:table-cell office:value-type="float" office:value="32">
                <text:p>32</text:p>
              </table:table-cell>
              <table:table-cell office:value-type="float" office:value="9.37850318516159">
                <text:p>9.37850318516159</text:p>
              </table:table-cell>
            </table:table-row>
            <table:table-row>
              <table:table-cell office:value-type="string">
                <text:p>wet_pvc_200</text:p>
              </table:table-cell>
              <table:table-cell office:value-type="float" office:value="33">
                <text:p>33</text:p>
              </table:table-cell>
              <table:table-cell office:value-type="float" office:value="16.937">
                <text:p>16.937</text:p>
              </table:table-cell>
              <table:table-cell office:value-type="float" office:value="33">
                <text:p>33</text:p>
              </table:table-cell>
              <table:table-cell office:value-type="float" office:value="16.4718829601623">
                <text:p>16.4718829601623</text:p>
              </table:table-cell>
            </table:table-row>
            <table:table-row>
              <table:table-cell office:value-type="string">
                <text:p>wet_pvc_400_all_obstructions_middle</text:p>
              </table:table-cell>
              <table:table-cell office:value-type="float" office:value="34">
                <text:p>34</text:p>
              </table:table-cell>
              <table:table-cell office:value-type="float" office:value="16.759">
                <text:p>16.759</text:p>
              </table:table-cell>
              <table:table-cell office:value-type="float" office:value="34">
                <text:p>34</text:p>
              </table:table-cell>
              <table:table-cell office:value-type="float" office:value="9.69671898403695">
                <text:p>9.69671898403695</text:p>
              </table:table-cell>
            </table:table-row>
            <table:table-row>
              <table:table-cell office:value-type="string">
                <text:p>wet_pvc_400_bottom</text:p>
              </table:table-cell>
              <table:table-cell office:value-type="float" office:value="35">
                <text:p>35</text:p>
              </table:table-cell>
              <table:table-cell office:value-type="float" office:value="12.992">
                <text:p>12.992</text:p>
              </table:table-cell>
              <table:table-cell office:value-type="float" office:value="35">
                <text:p>35</text:p>
              </table:table-cell>
              <table:table-cell office:value-type="float" office:value="13.203136257494">
                <text:p>13.203136257494</text:p>
              </table:table-cell>
            </table:table-row>
            <table:table-row>
              <table:table-cell office:value-type="string">
                <text:p>wet_pvc_400_middle</text:p>
              </table:table-cell>
              <table:table-cell office:value-type="float" office:value="36">
                <text:p>36</text:p>
              </table:table-cell>
              <table:table-cell office:value-type="float" office:value="20.059">
                <text:p>20.059</text:p>
              </table:table-cell>
              <table:table-cell office:value-type="float" office:value="36">
                <text:p>36</text:p>
              </table:table-cell>
              <table:table-cell office:value-type="float" office:value="20.1550241153079">
                <text:p>20.1550241153079</text:p>
              </table:table-cell>
            </table:table-row>
            <table:table-row>
              <table:table-cell office:value-type="string">
                <text:p>wet_pvc_400_spraying_bottom</text:p>
              </table:table-cell>
              <table:table-cell office:value-type="float" office:value="37">
                <text:p>37</text:p>
              </table:table-cell>
              <table:table-cell office:value-type="float" office:value="111.0569">
                <text:p>111.0569</text:p>
              </table:table-cell>
              <table:table-cell office:value-type="float" office:value="37">
                <text:p>37</text:p>
              </table:table-cell>
              <table:table-cell office:value-type="float" office:value="128.230143683952">
                <text:p>128.230143683952</text:p>
              </table:table-cell>
            </table:table-row>
            <table:table-row>
              <table:table-cell office:value-type="string">
                <text:p>wet_pvc_400_wet_pico_middle</text:p>
              </table:table-cell>
              <table:table-cell office:value-type="float" office:value="38">
                <text:p>38</text:p>
              </table:table-cell>
              <table:table-cell office:value-type="float" office:value="14.727">
                <text:p>14.727</text:p>
              </table:table-cell>
              <table:table-cell office:value-type="float" office:value="38">
                <text:p>38</text:p>
              </table:table-cell>
              <table:table-cell office:value-type="float" office:value="18.7782817432445">
                <text:p>18.7782817432445</text:p>
              </table:table-cell>
            </table:table-row>
            <table:table-row>
              <table:table-cell office:value-type="string">
                <text:p>wet_pvc_400_wet_pico_middle_2</text:p>
              </table:table-cell>
              <table:table-cell office:value-type="float" office:value="39">
                <text:p>39</text:p>
              </table:table-cell>
              <table:table-cell office:value-type="float" office:value="16.017">
                <text:p>16.017</text:p>
              </table:table-cell>
              <table:table-cell office:value-type="float" office:value="39">
                <text:p>39</text:p>
              </table:table-cell>
              <table:table-cell office:value-type="float" office:value="28.4307172912285">
                <text:p>28.4307172912285</text:p>
              </table:table-cell>
            </table:table-row>
            <table:table-row>
              <table:table-cell office:value-type="string">
                <text:p>wet_pvc_500_all_obstructions_middle</text:p>
              </table:table-cell>
              <table:table-cell office:value-type="float" office:value="40">
                <text:p>40</text:p>
              </table:table-cell>
              <table:table-cell office:value-type="float" office:value="24.084">
                <text:p>24.084</text:p>
              </table:table-cell>
              <table:table-cell office:value-type="float" office:value="40">
                <text:p>40</text:p>
              </table:table-cell>
              <table:table-cell office:value-type="float" office:value="3.4803095612393">
                <text:p>3.4803095612393</text:p>
              </table:table-cell>
            </table:table-row>
            <table:table-row>
              <table:table-cell office:value-type="string">
                <text:p>wet_pvc_500_middle</text:p>
              </table:table-cell>
              <table:table-cell office:value-type="float" office:value="41">
                <text:p>41</text:p>
              </table:table-cell>
              <table:table-cell office:value-type="float" office:value="30.744">
                <text:p>30.744</text:p>
              </table:table-cell>
              <table:table-cell office:value-type="float" office:value="41">
                <text:p>41</text:p>
              </table:table-cell>
              <table:table-cell office:value-type="float" office:value="30.4301227140022">
                <text:p>30.4301227140022</text:p>
              </table:table-cell>
            </table:table-row>
            <table:table-row>
              <table:table-cell office:value-type="string">
                <text:p>wet_pvc_500_wet_pico_middle</text:p>
              </table:table-cell>
              <table:table-cell office:value-type="float" office:value="42">
                <text:p>42</text:p>
              </table:table-cell>
              <table:table-cell office:value-type="float" office:value="11.923">
                <text:p>11.923</text:p>
              </table:table-cell>
              <table:table-cell office:value-type="float" office:value="42">
                <text:p>42</text:p>
              </table:table-cell>
              <table:table-cell office:value-type="float" office:value="11.3572437067301">
                <text:p>11.3572437067301</text:p>
              </table:table-cell>
            </table:table-row>
            <table:table-row>
              <table:table-cell office:value-type="string">
                <text:p>wet_pvc_500_wet_pico_middle_2</text:p>
              </table:table-cell>
              <table:table-cell office:value-type="float" office:value="43">
                <text:p>43</text:p>
              </table:table-cell>
              <table:table-cell office:value-type="float" office:value="9.09399999999999">
                <text:p>9.09399999999999</text:p>
              </table:table-cell>
              <table:table-cell office:value-type="float" office:value="43">
                <text:p>43</text:p>
              </table:table-cell>
              <table:table-cell office:value-type="float" office:value="15.9865232306819">
                <text:p>15.9865232306819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6.566cm" svg:y="0.329cm" chart:style-name="ch2">
          <text:p>Least Squares - fps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8.769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704932131619959">
                <text:p>0.704932131619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.07469195485852">
                <text:p>1.07469195485852</text:p>
              </table:table-cell>
              <table:table-cell office:value-type="float" office:value="4">
                <text:p>4</text:p>
              </table:table-cell>
              <table:table-cell office:value-type="float" office:value="1.11487400035293">
                <text:p>1.11487400035293</text:p>
              </table:table-cell>
              <table:table-cell office:value-type="float" office:value="4">
                <text:p>4</text:p>
              </table:table-cell>
              <table:table-cell office:value-type="float" office:value="1.46700399763542">
                <text:p>1.46700399763542</text:p>
              </table:table-cell>
              <table:table-cell office:value-type="float" office:value="4">
                <text:p>4</text:p>
              </table:table-cell>
              <table:table-cell office:value-type="float" office:value="1.1950485881681">
                <text:p>1.1950485881681</text:p>
              </table:table-cell>
              <table:table-cell office:value-type="float" office:value="4">
                <text:p>4</text:p>
              </table:table-cell>
              <table:table-cell office:value-type="float" office:value="1.06557567214126">
                <text:p>1.065575672141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45216546026677">
                <text:p>0.745216546026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.14979938825566">
                <text:p>1.14979938825566</text:p>
              </table:table-cell>
              <table:table-cell office:value-type="float" office:value="2">
                <text:p>2</text:p>
              </table:table-cell>
              <table:table-cell office:value-type="float" office:value="1.78447181616164">
                <text:p>1.78447181616164</text:p>
              </table:table-cell>
              <table:table-cell office:value-type="float" office:value="2">
                <text:p>2</text:p>
              </table:table-cell>
              <table:table-cell office:value-type="float" office:value="2.81264637241052">
                <text:p>2.81264637241052</text:p>
              </table:table-cell>
              <table:table-cell office:value-type="float" office:value="2">
                <text:p>2</text:p>
              </table:table-cell>
              <table:table-cell office:value-type="float" office:value="2.34098637885791">
                <text:p>2.34098637885791</text:p>
              </table:table-cell>
              <table:table-cell office:value-type="float" office:value="2">
                <text:p>2</text:p>
              </table:table-cell>
              <table:table-cell office:value-type="float" office:value="1.07884800019228">
                <text:p>1.07884800019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47882276220628">
                <text:p>0.947882276220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48465971669266">
                <text:p>1.48465971669266</text:p>
              </table:table-cell>
              <table:table-cell office:value-type="float" office:value="1">
                <text:p>1</text:p>
              </table:table-cell>
              <table:table-cell office:value-type="float" office:value="5.26095598715236">
                <text:p>5.26095598715236</text:p>
              </table:table-cell>
              <table:table-cell office:value-type="float" office:value="1">
                <text:p>1</text:p>
              </table:table-cell>
              <table:table-cell office:value-type="float" office:value="6.62106325495409">
                <text:p>6.62106325495409</text:p>
              </table:table-cell>
              <table:table-cell office:value-type="float" office:value="1">
                <text:p>1</text:p>
              </table:table-cell>
              <table:table-cell office:value-type="float" office:value="5.73204231695372">
                <text:p>5.73204231695372</text:p>
              </table:table-cell>
              <table:table-cell office:value-type="float" office:value="1">
                <text:p>1</text:p>
              </table:table-cell>
              <table:table-cell office:value-type="float" office:value="1.28490165198192">
                <text:p>1.28490165198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18656512245852">
                <text:p>0.718656512245852</text:p>
              </table:table-cell>
              <table:table-cell office:value-type="float" office:value="4">
                <text:p>4</text:p>
              </table:table-cell>
              <table:table-cell office:value-type="float" office:value="0.84780548358277">
                <text:p>0.84780548358277</text:p>
              </table:table-cell>
              <table:table-cell office:value-type="float" office:value="3">
                <text:p>3</text:p>
              </table:table-cell>
              <table:table-cell office:value-type="float" office:value="1.002331889712">
                <text:p>1.002331889712</text:p>
              </table:table-cell>
              <table:table-cell office:value-type="float" office:value="3">
                <text:p>3</text:p>
              </table:table-cell>
              <table:table-cell office:value-type="float" office:value="1.18705016139825">
                <text:p>1.18705016139825</text:p>
              </table:table-cell>
              <table:table-cell office:value-type="float" office:value="3">
                <text:p>3</text:p>
              </table:table-cell>
              <table:table-cell office:value-type="float" office:value="1.44319658927652">
                <text:p>1.44319658927652</text:p>
              </table:table-cell>
              <table:table-cell office:value-type="float" office:value="3">
                <text:p>3</text:p>
              </table:table-cell>
              <table:table-cell office:value-type="float" office:value="1.1853855148227">
                <text:p>1.1853855148227</text:p>
              </table:table-cell>
              <table:table-cell office:value-type="float" office:value="3">
                <text:p>3</text:p>
              </table:table-cell>
              <table:table-cell office:value-type="float" office:value="1.01941212775488">
                <text:p>1.019412127754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719cm" svg:y="0.329cm" chart:style-name="ch2">
          <text:p>Least Squares - radius error</text:p>
        </chart:title>
        <chart:legend chart:legend-position="end" svg:x="14.423cm" svg:y="3.041cm" style:legend-expansion="high" chart:style-name="ch3"/>
        <chart:plot-area chart:style-name="ch4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730676135841705">
                <text:p>0.73067613584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0.9704207876118">
                <text:p>10.9704207876118</text:p>
              </table:table-cell>
              <table:table-cell office:value-type="float" office:value="4">
                <text:p>4</text:p>
              </table:table-cell>
              <table:table-cell office:value-type="float" office:value="20.155024115308">
                <text:p>20.155024115308</text:p>
              </table:table-cell>
              <table:table-cell office:value-type="float" office:value="4">
                <text:p>4</text:p>
              </table:table-cell>
              <table:table-cell office:value-type="float" office:value="30.430122714002">
                <text:p>30.430122714002</text:p>
              </table:table-cell>
              <table:table-cell office:value-type="float" office:value="4">
                <text:p>4</text:p>
              </table:table-cell>
              <table:table-cell office:value-type="float" office:value="19.740164622126">
                <text:p>19.740164622126</text:p>
              </table:table-cell>
              <table:table-cell office:value-type="float" office:value="4">
                <text:p>4</text:p>
              </table:table-cell>
              <table:table-cell office:value-type="float" office:value="11.472365369569">
                <text:p>11.472365369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473029601493948">
                <text:p>0.047302960149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9.34395931069599">
                <text:p>9.34395931069599</text:p>
              </table:table-cell>
              <table:table-cell office:value-type="float" office:value="2">
                <text:p>2</text:p>
              </table:table-cell>
              <table:table-cell office:value-type="float" office:value="22.470168086122">
                <text:p>22.470168086122</text:p>
              </table:table-cell>
              <table:table-cell office:value-type="float" office:value="2">
                <text:p>2</text:p>
              </table:table-cell>
              <table:table-cell office:value-type="float" office:value="38.281865215205">
                <text:p>38.281865215205</text:p>
              </table:table-cell>
              <table:table-cell office:value-type="float" office:value="2">
                <text:p>2</text:p>
              </table:table-cell>
              <table:table-cell office:value-type="float" office:value="22.743380821894">
                <text:p>22.743380821894</text:p>
              </table:table-cell>
              <table:table-cell office:value-type="float" office:value="2">
                <text:p>2</text:p>
              </table:table-cell>
              <table:table-cell office:value-type="float" office:value="12.447015064392">
                <text:p>12.447015064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801162224579898">
                <text:p>0.801162224579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.36519056408081">
                <text:p>4.36519056408081</text:p>
              </table:table-cell>
              <table:table-cell office:value-type="float" office:value="1">
                <text:p>1</text:p>
              </table:table-cell>
              <table:table-cell office:value-type="float" office:value="19.92018766076">
                <text:p>19.92018766076</text:p>
              </table:table-cell>
              <table:table-cell office:value-type="float" office:value="1">
                <text:p>1</text:p>
              </table:table-cell>
              <table:table-cell office:value-type="float" office:value="38.916319074416">
                <text:p>38.916319074416</text:p>
              </table:table-cell>
              <table:table-cell office:value-type="float" office:value="1">
                <text:p>1</text:p>
              </table:table-cell>
              <table:table-cell office:value-type="float" office:value="7.36341674490501">
                <text:p>7.36341674490501</text:p>
              </table:table-cell>
              <table:table-cell office:value-type="float" office:value="1">
                <text:p>1</text:p>
              </table:table-cell>
              <table:table-cell office:value-type="float" office:value="7.87005401531999">
                <text:p>7.87005401531999</text:p>
              </table:table-cell>
            </table:table-row>
            <table:table-row>
              <table:table-cell office:value-type="float" office:value="17.84565637847">
                <text:p>17.84565637847</text:p>
              </table:table-cell>
              <table:table-cell office:value-type="float" office:value="3">
                <text:p>3</text:p>
              </table:table-cell>
              <table:table-cell office:value-type="float" office:value="0.0491044690731002">
                <text:p>0.0491044690731002</text:p>
              </table:table-cell>
              <table:table-cell office:value-type="float" office:value="4">
                <text:p>4</text:p>
              </table:table-cell>
              <table:table-cell office:value-type="float" office:value="17.84565637847">
                <text:p>17.84565637847</text:p>
              </table:table-cell>
              <table:table-cell office:value-type="float" office:value="3">
                <text:p>3</text:p>
              </table:table-cell>
              <table:table-cell office:value-type="float" office:value="8.33916624292499">
                <text:p>8.33916624292499</text:p>
              </table:table-cell>
              <table:table-cell office:value-type="float" office:value="3">
                <text:p>3</text:p>
              </table:table-cell>
              <table:table-cell office:value-type="float" office:value="20.625182793641">
                <text:p>20.625182793641</text:p>
              </table:table-cell>
              <table:table-cell office:value-type="float" office:value="3">
                <text:p>3</text:p>
              </table:table-cell>
              <table:table-cell office:value-type="float" office:value="36.118905489113">
                <text:p>36.118905489113</text:p>
              </table:table-cell>
              <table:table-cell office:value-type="float" office:value="3">
                <text:p>3</text:p>
              </table:table-cell>
              <table:table-cell office:value-type="float" office:value="20.445898564724">
                <text:p>20.445898564724</text:p>
              </table:table-cell>
              <table:table-cell office:value-type="float" office:value="3">
                <text:p>3</text:p>
              </table:table-cell>
              <table:table-cell office:value-type="float" office:value="13.942343649577">
                <text:p>13.9423436495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" xlink:type="simple" chart:class="chart:scatter" chart:style-name="ch1">
        <chart:title svg:x="5.481cm" svg:y="0.336cm" chart:style-name="ch2">
          <text:p>Least Squares - standard deviation</text:p>
        </chart:title>
        <chart:legend chart:legend-position="end" svg:x="14.423cm" svg:y="3.041cm" style:legend-expansion="high" chart:style-name="ch3"/>
        <chart:plot-area chart:style-name="ch4" chart:data-source-has-labels="both" svg:x="0.482cm" svg:y="0.037cm" svg:width="14.006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ocal-table.$A$2:.$A$5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11" chart:values-cell-range-address="local-table.$E$2:.$E$5" chart:label-cell-address="local-table.$E$1" chart:class="chart:scatter">
            <chart:domain table:cell-range-address="local-table.$D$2:.$D$5"/>
            <chart:data-point chart:repeated="4"/>
          </chart:series>
          <chart:series chart:style-name="ch12" chart:values-cell-range-address="local-table.$G$2:.$G$5" chart:label-cell-address="local-table.$G$1" chart:class="chart:scatter">
            <chart:domain table:cell-range-address="local-table.$F$2:.$F$5"/>
            <chart:data-point chart:repeated="4"/>
          </chart:series>
          <chart:series chart:style-name="ch13" chart:values-cell-range-address="local-table.$I$2:.$I$5" chart:label-cell-address="local-table.$I$1" chart:class="chart:scatter">
            <chart:domain table:cell-range-address="local-table.$H$2:.$H$5"/>
            <chart:data-point chart:repeated="4"/>
          </chart:series>
          <chart:series chart:style-name="ch14" chart:values-cell-range-address="local-table.$K$2:.$K$5" chart:label-cell-address="local-table.$K$1" chart:class="chart:scatter">
            <chart:domain table:cell-range-address="local-table.$J$2:.$J$5"/>
            <chart:data-point chart:repeated="4"/>
          </chart:series>
          <chart:series chart:style-name="ch15" chart:values-cell-range-address="local-table.$M$2:.$M$5" chart:label-cell-address="local-table.$M$1" chart:class="chart:scatter">
            <chart:domain table:cell-range-address="local-table.$L$2:.$L$5"/>
            <chart:data-point chart:repeated="4"/>
          </chart:series>
          <chart:series chart:style-name="ch16" chart:values-cell-range-address="local-table.$O$2:.$O$5" chart:label-cell-address="local-table.$O$1" chart:class="chart:scatter">
            <chart:domain table:cell-range-address="local-table.$N$2:.$N$5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Beton_200</text:p>
              </table:table-cell>
              <table:table-cell office:value-type="string">
                <text:p>Series3</text:p>
              </table:table-cell>
              <table:table-cell office:value-type="string">
                <text:p>dry_pvc_200</text:p>
              </table:table-cell>
              <table:table-cell office:value-type="string">
                <text:p>Series5</text:p>
              </table:table-cell>
              <table:table-cell office:value-type="string">
                <text:p>Water_5</text:p>
              </table:table-cell>
              <table:table-cell office:value-type="string">
                <text:p>Series7</text:p>
              </table:table-cell>
              <table:table-cell office:value-type="string">
                <text:p>wet_pvc_400</text:p>
              </table:table-cell>
              <table:table-cell office:value-type="string">
                <text:p>Series9</text:p>
              </table:table-cell>
              <table:table-cell office:value-type="string">
                <text:p>wet_pvc_500</text:p>
              </table:table-cell>
              <table:table-cell office:value-type="string">
                <text:p>Series11</text:p>
              </table:table-cell>
              <table:table-cell office:value-type="string">
                <text:p>dry_pvc_400</text:p>
              </table:table-cell>
              <table:table-cell office:value-type="string">
                <text:p>Series13</text:p>
              </table:table-cell>
              <table:table-cell office:value-type="string">
                <text:p>Sand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000100435853293417">
                <text:p>0.00010043585329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00817340355384661">
                <text:p>0.000817340355384661</text:p>
              </table:table-cell>
              <table:table-cell office:value-type="float" office:value="4">
                <text:p>4</text:p>
              </table:table-cell>
              <table:table-cell office:value-type="float" office:value="0.0000547826991948347">
                <text:p>0.0000547826991948347</text:p>
              </table:table-cell>
              <table:table-cell office:value-type="float" office:value="4">
                <text:p>4</text:p>
              </table:table-cell>
              <table:table-cell office:value-type="float" office:value="0.000821580631652979">
                <text:p>0.000821580631652979</text:p>
              </table:table-cell>
              <table:table-cell office:value-type="float" office:value="4">
                <text:p>4</text:p>
              </table:table-cell>
              <table:table-cell office:value-type="float" office:value="0.000600004176246609">
                <text:p>0.000600004176246609</text:p>
              </table:table-cell>
              <table:table-cell office:value-type="float" office:value="4">
                <text:p>4</text:p>
              </table:table-cell>
              <table:table-cell office:value-type="float" office:value="0.000358429924473419">
                <text:p>0.0003584299244734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216067445829325">
                <text:p>0.00021606744582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0797486962661853">
                <text:p>0.000797486962661853</text:p>
              </table:table-cell>
              <table:table-cell office:value-type="float" office:value="2">
                <text:p>2</text:p>
              </table:table-cell>
              <table:table-cell office:value-type="float" office:value="0.000623112277023297">
                <text:p>0.000623112277023297</text:p>
              </table:table-cell>
              <table:table-cell office:value-type="float" office:value="2">
                <text:p>2</text:p>
              </table:table-cell>
              <table:table-cell office:value-type="float" office:value="0.000913564923693728">
                <text:p>0.000913564923693728</text:p>
              </table:table-cell>
              <table:table-cell office:value-type="float" office:value="2">
                <text:p>2</text:p>
              </table:table-cell>
              <table:table-cell office:value-type="float" office:value="0.00387113607535666">
                <text:p>0.00387113607535666</text:p>
              </table:table-cell>
              <table:table-cell office:value-type="float" office:value="2">
                <text:p>2</text:p>
              </table:table-cell>
              <table:table-cell office:value-type="float" office:value="0.000197170678160106">
                <text:p>0.000197170678160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0285549387260911">
                <text:p>0.000285549387260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0825649292259757">
                <text:p>0.000825649292259757</text:p>
              </table:table-cell>
              <table:table-cell office:value-type="float" office:value="1">
                <text:p>1</text:p>
              </table:table-cell>
              <table:table-cell office:value-type="float" office:value="0.001753894853933">
                <text:p>0.001753894853933</text:p>
              </table:table-cell>
              <table:table-cell office:value-type="float" office:value="1">
                <text:p>1</text:p>
              </table:table-cell>
              <table:table-cell office:value-type="float" office:value="0.00722355803287214">
                <text:p>0.00722355803287214</text:p>
              </table:table-cell>
              <table:table-cell office:value-type="float" office:value="1">
                <text:p>1</text:p>
              </table:table-cell>
              <table:table-cell office:value-type="float" office:value="0.00619474987619568">
                <text:p>0.00619474987619568</text:p>
              </table:table-cell>
              <table:table-cell office:value-type="float" office:value="1">
                <text:p>1</text:p>
              </table:table-cell>
              <table:table-cell office:value-type="float" office:value="0.000382013544694263">
                <text:p>0.000382013544694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0542057749184458">
                <text:p>0.0000542057749184458</text:p>
              </table:table-cell>
              <table:table-cell office:value-type="float" office:value="4">
                <text:p>4</text:p>
              </table:table-cell>
              <table:table-cell office:value-type="float" office:value="0.00109651096649116">
                <text:p>0.00109651096649116</text:p>
              </table:table-cell>
              <table:table-cell office:value-type="float" office:value="3">
                <text:p>3</text:p>
              </table:table-cell>
              <table:table-cell office:value-type="float" office:value="0.000162586903663086">
                <text:p>0.000162586903663086</text:p>
              </table:table-cell>
              <table:table-cell office:value-type="float" office:value="3">
                <text:p>3</text:p>
              </table:table-cell>
              <table:table-cell office:value-type="float" office:value="0.000312349628614238">
                <text:p>0.000312349628614238</text:p>
              </table:table-cell>
              <table:table-cell office:value-type="float" office:value="3">
                <text:p>3</text:p>
              </table:table-cell>
              <table:table-cell office:value-type="float" office:value="0.00041566145631105">
                <text:p>0.00041566145631105</text:p>
              </table:table-cell>
              <table:table-cell office:value-type="float" office:value="3">
                <text:p>3</text:p>
              </table:table-cell>
              <table:table-cell office:value-type="float" office:value="0.000407740689574631">
                <text:p>0.000407740689574631</text:p>
              </table:table-cell>
              <table:table-cell office:value-type="float" office:value="3">
                <text:p>3</text:p>
              </table:table-cell>
              <table:table-cell office:value-type="float" office:value="0.000212208917826461">
                <text:p>0.0002122089178264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." xlink:type="simple" chart:class="chart:scatter" chart:style-name="ch1">
        <chart:title svg:x="6.566cm" svg:y="0.329cm" chart:style-name="ch2">
          <text:p>Least Squares - fps</text:p>
        </chart:title>
        <chart:legend chart:legend-position="end" svg:x="14.423cm" svg:y="3.041cm" style:legend-expansion="high" chart:style-name="ch3"/>
        <chart:plot-area chart:style-name="ch4" table:cell-range-address="LeastSquares.M3:LeastSquares.M6 LeastSquares.I3:LeastSquares.I3 LeastSquares.H3:LeastSquares.H10 LeastSquares.I10:LeastSquares.I10 LeastSquares.I31:LeastSquares.I31 LeastSquares.H31:LeastSquares.H34 LeastSquares.I38:LeastSquares.I38 LeastSquares.H38:LeastSquares.H41 LeastSquares.I45:LeastSquares.I45 LeastSquares.H45:LeastSquares.H48 LeastSquares.I17:LeastSquares.I17 LeastSquares.H17:LeastSquares.H20 LeastSquares.I24:LeastSquares.I24 LeastSquares.H24:LeastSquares.H27" chart:data-source-has-labels="row" svg:x="0.773cm" svg:y="0.037cm" svg:width="13.715cm" svg:height="8.769cm">
          <chartooo:coordinate-region svg:x="1.394cm" svg:y="0.236cm" svg:width="13cm" svg:height="8.371cm"/>
          <chart:axis chart:dimension="x" chart:name="primary-x" chart:style-name="ch5">
            <chart:title svg:x="6.59cm" svg:y="8.874cm" chart:style-name="ch6">
              <text:p>Exposure Setting</text:p>
            </chart:title>
          </chart:axis>
          <chart:axis chart:dimension="y" chart:name="primary-y" chart:style-name="ch7">
            <chart:title svg:x="0cm" svg:y="5.854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eastSquares.H3:LeastSquares.H6" chart:label-cell-address="LeastSquares.I3:LeastSquares.I3" chart:class="chart:scatter">
            <chart:domain table:cell-range-address="LeastSquares.M3:LeastSquares.M6"/>
            <chart:data-point chart:repeated="4"/>
          </chart:series>
          <chart:series chart:style-name="ch11" chart:values-cell-range-address="LeastSquares.H7:LeastSquares.H10" chart:label-cell-address="LeastSquares.I10:LeastSquares.I10" chart:class="chart:scatter">
            <chart:domain table:cell-range-address="LeastSquares.M7:LeastSquares.M10"/>
            <chart:data-point chart:repeated="4"/>
          </chart:series>
          <chart:series chart:style-name="ch12" chart:values-cell-range-address="LeastSquares.H31:LeastSquares.H34" chart:label-cell-address="LeastSquares.I31:LeastSquares.I31" chart:class="chart:scatter">
            <chart:domain table:cell-range-address="LeastSquares.M31:LeastSquares.M34"/>
            <chart:data-point chart:repeated="4"/>
          </chart:series>
          <chart:series chart:style-name="ch13" chart:values-cell-range-address="LeastSquares.H38:LeastSquares.H41" chart:label-cell-address="LeastSquares.I38:LeastSquares.I38" chart:class="chart:scatter">
            <chart:domain table:cell-range-address="LeastSquares.M38:LeastSquares.M41"/>
            <chart:data-point chart:repeated="4"/>
          </chart:series>
          <chart:series chart:style-name="ch14" chart:values-cell-range-address="LeastSquares.H45:LeastSquares.H48" chart:label-cell-address="LeastSquares.I45:LeastSquares.I45" chart:class="chart:scatter">
            <chart:domain table:cell-range-address="LeastSquares.M45:LeastSquares.M48"/>
            <chart:data-point chart:repeated="4"/>
          </chart:series>
          <chart:series chart:style-name="ch15" chart:values-cell-range-address="LeastSquares.H17:LeastSquares.H20" chart:label-cell-address="LeastSquares.I17:LeastSquares.I17" chart:class="chart:scatter">
            <chart:domain table:cell-range-address="LeastSquares.M17:LeastSquares.M20"/>
            <chart:data-point chart:repeated="4"/>
          </chart:series>
          <chart:series chart:style-name="ch16" chart:values-cell-range-address="LeastSquares.H24:LeastSquares.H27" chart:label-cell-address="LeastSquares.I24:LeastSquares.I24" chart:class="chart:scatter">
            <chart:domain table:cell-range-address="LeastSquares.M24:LeastSquares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LeastSquares.I3:LeastSquares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LeastSquares.I10:LeastSquares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LeastSquares.I31:LeastSquares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LeastSquares.I38:LeastSquares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LeastSquares.I45:LeastSquares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LeastSquares.I17:LeastSquares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LeastSquares.I24:LeastSquares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LeastSquares.M3:LeastSquares.M6</svg:desc>
                </draw:g>
              </table:table-cell>
              <table:table-cell office:value-type="float" office:value="0.704932131619959">
                <text:p>0.704932131619959</text:p>
                <draw:g>
                  <svg:desc>LeastSquares.H3:LeastSquares.H6</svg:desc>
                </draw:g>
              </table:table-cell>
              <table:table-cell office:value-type="float" office:value="NaN">
                <text:p>NaN</text:p>
                <draw:g>
                  <svg:desc>LeastSquares.M7:LeastSquares.M10</svg:desc>
                </draw:g>
              </table:table-cell>
              <table:table-cell office:value-type="float" office:value="NaN">
                <text:p>NaN</text:p>
                <draw:g>
                  <svg:desc>LeastSquares.H7:LeastSquares.H10</svg:desc>
                </draw:g>
              </table:table-cell>
              <table:table-cell office:value-type="float" office:value="4">
                <text:p>4</text:p>
                <draw:g>
                  <svg:desc>LeastSquares.M31:LeastSquares.M34</svg:desc>
                </draw:g>
              </table:table-cell>
              <table:table-cell office:value-type="float" office:value="1.07469195485852">
                <text:p>1.07469195485852</text:p>
                <draw:g>
                  <svg:desc>LeastSquares.H31:LeastSquares.H34</svg:desc>
                </draw:g>
              </table:table-cell>
              <table:table-cell office:value-type="float" office:value="4">
                <text:p>4</text:p>
                <draw:g>
                  <svg:desc>LeastSquares.M38:LeastSquares.M41</svg:desc>
                </draw:g>
              </table:table-cell>
              <table:table-cell office:value-type="float" office:value="1.11487400035293">
                <text:p>1.11487400035293</text:p>
                <draw:g>
                  <svg:desc>LeastSquares.H38:LeastSquares.H41</svg:desc>
                </draw:g>
              </table:table-cell>
              <table:table-cell office:value-type="float" office:value="4">
                <text:p>4</text:p>
                <draw:g>
                  <svg:desc>LeastSquares.M45:LeastSquares.M48</svg:desc>
                </draw:g>
              </table:table-cell>
              <table:table-cell office:value-type="float" office:value="1.46700399763542">
                <text:p>1.46700399763542</text:p>
                <draw:g>
                  <svg:desc>LeastSquares.H45:LeastSquares.H48</svg:desc>
                </draw:g>
              </table:table-cell>
              <table:table-cell office:value-type="float" office:value="4">
                <text:p>4</text:p>
                <draw:g>
                  <svg:desc>LeastSquares.M17:LeastSquares.M20</svg:desc>
                </draw:g>
              </table:table-cell>
              <table:table-cell office:value-type="float" office:value="1.1950485881681">
                <text:p>1.1950485881681</text:p>
                <draw:g>
                  <svg:desc>LeastSquares.H17:LeastSquares.H20</svg:desc>
                </draw:g>
              </table:table-cell>
              <table:table-cell office:value-type="float" office:value="4">
                <text:p>4</text:p>
                <draw:g>
                  <svg:desc>LeastSquares.M24:LeastSquares.M27</svg:desc>
                </draw:g>
              </table:table-cell>
              <table:table-cell office:value-type="float" office:value="1.06557567214126">
                <text:p>1.06557567214126</text:p>
                <draw:g>
                  <svg:desc>LeastSquares.H24:LeastSquares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45216546026677">
                <text:p>0.745216546026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.14979938825566">
                <text:p>1.14979938825566</text:p>
              </table:table-cell>
              <table:table-cell office:value-type="float" office:value="2">
                <text:p>2</text:p>
              </table:table-cell>
              <table:table-cell office:value-type="float" office:value="1.78447181616164">
                <text:p>1.78447181616164</text:p>
              </table:table-cell>
              <table:table-cell office:value-type="float" office:value="2">
                <text:p>2</text:p>
              </table:table-cell>
              <table:table-cell office:value-type="float" office:value="2.81264637241052">
                <text:p>2.81264637241052</text:p>
              </table:table-cell>
              <table:table-cell office:value-type="float" office:value="2">
                <text:p>2</text:p>
              </table:table-cell>
              <table:table-cell office:value-type="float" office:value="2.34098637885791">
                <text:p>2.34098637885791</text:p>
              </table:table-cell>
              <table:table-cell office:value-type="float" office:value="2">
                <text:p>2</text:p>
              </table:table-cell>
              <table:table-cell office:value-type="float" office:value="1.07884800019228">
                <text:p>1.07884800019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47882276220628">
                <text:p>0.947882276220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48465971669266">
                <text:p>1.48465971669266</text:p>
              </table:table-cell>
              <table:table-cell office:value-type="float" office:value="1">
                <text:p>1</text:p>
              </table:table-cell>
              <table:table-cell office:value-type="float" office:value="5.26095598715236">
                <text:p>5.26095598715236</text:p>
              </table:table-cell>
              <table:table-cell office:value-type="float" office:value="1">
                <text:p>1</text:p>
              </table:table-cell>
              <table:table-cell office:value-type="float" office:value="6.62106325495409">
                <text:p>6.62106325495409</text:p>
              </table:table-cell>
              <table:table-cell office:value-type="float" office:value="1">
                <text:p>1</text:p>
              </table:table-cell>
              <table:table-cell office:value-type="float" office:value="5.73204231695372">
                <text:p>5.73204231695372</text:p>
              </table:table-cell>
              <table:table-cell office:value-type="float" office:value="1">
                <text:p>1</text:p>
              </table:table-cell>
              <table:table-cell office:value-type="float" office:value="1.28490165198192">
                <text:p>1.28490165198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18656512245852">
                <text:p>0.718656512245852</text:p>
              </table:table-cell>
              <table:table-cell office:value-type="float" office:value="4">
                <text:p>4</text:p>
              </table:table-cell>
              <table:table-cell office:value-type="float" office:value="0.84780548358277">
                <text:p>0.84780548358277</text:p>
              </table:table-cell>
              <table:table-cell office:value-type="float" office:value="3">
                <text:p>3</text:p>
              </table:table-cell>
              <table:table-cell office:value-type="float" office:value="1.002331889712">
                <text:p>1.002331889712</text:p>
              </table:table-cell>
              <table:table-cell office:value-type="float" office:value="3">
                <text:p>3</text:p>
              </table:table-cell>
              <table:table-cell office:value-type="float" office:value="1.18705016139825">
                <text:p>1.18705016139825</text:p>
              </table:table-cell>
              <table:table-cell office:value-type="float" office:value="3">
                <text:p>3</text:p>
              </table:table-cell>
              <table:table-cell office:value-type="float" office:value="1.44319658927652">
                <text:p>1.44319658927652</text:p>
              </table:table-cell>
              <table:table-cell office:value-type="float" office:value="3">
                <text:p>3</text:p>
              </table:table-cell>
              <table:table-cell office:value-type="float" office:value="1.1853855148227">
                <text:p>1.1853855148227</text:p>
              </table:table-cell>
              <table:table-cell office:value-type="float" office:value="3">
                <text:p>3</text:p>
              </table:table-cell>
              <table:table-cell office:value-type="float" office:value="1.01941212775488">
                <text:p>1.0194121277548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." xlink:type="simple" chart:class="chart:scatter" chart:style-name="ch1">
        <chart:title svg:x="5.719cm" svg:y="0.329cm" chart:style-name="ch2">
          <text:p>Least Squares - radius error</text:p>
        </chart:title>
        <chart:legend chart:legend-position="end" svg:x="14.423cm" svg:y="3.041cm" style:legend-expansion="high" chart:style-name="ch3"/>
        <chart:plot-area chart:style-name="ch4" table:cell-range-address="LeastSquares.L3:LeastSquares.L10 LeastSquares.M3:LeastSquares.M6 LeastSquares.I3:LeastSquares.I3 LeastSquares.I10:LeastSquares.I10 LeastSquares.I31:LeastSquares.I31 LeastSquares.L31:LeastSquares.L34 LeastSquares.I38:LeastSquares.I38 LeastSquares.L38:LeastSquares.L41 LeastSquares.I46:LeastSquares.I46 LeastSquares.L45:LeastSquares.L48 LeastSquares.I17:LeastSquares.I17 LeastSquares.L17:LeastSquares.L20 LeastSquares.I24:LeastSquares.I24 LeastSquares.L24:LeastSquares.L27" chart:data-source-has-labels="both" svg:x="0.773cm" svg:y="0.037cm" svg:width="13.715cm" svg:height="9.217cm">
          <chartooo:coordinate-region svg:x="1.394cm" svg:y="0.236cm" svg:width="13cm" svg:height="8.371cm"/>
          <chart:axis chart:dimension="x" chart:name="primary-x" chart:style-name="ch5" chartooo:axis-type="auto">
            <chart:title svg:x="5.844cm" svg:y="9.111cm" chart:style-name="ch6">
              <text:p>Exposure Setting</text:p>
            </chart:title>
            <chart:categories table:cell-range-address="LeastSquares.L7:LeastSquares.L10"/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eastSquares.L3:LeastSquares.L6" chart:label-cell-address="LeastSquares.I3:LeastSquares.I3" chart:class="chart:scatter">
            <chart:domain table:cell-range-address="LeastSquares.M3:LeastSquares.M6"/>
            <chart:data-point chart:repeated="4"/>
          </chart:series>
          <chart:series chart:style-name="ch11" chart:values-cell-range-address="LeastSquares.L7:LeastSquares.L10" chart:label-cell-address="LeastSquares.I10:LeastSquares.I10" chart:class="chart:scatter">
            <chart:domain table:cell-range-address="LeastSquares.M7:LeastSquares.M10"/>
            <chart:data-point chart:repeated="4"/>
          </chart:series>
          <chart:series chart:style-name="ch12" chart:values-cell-range-address="LeastSquares.L31:LeastSquares.L34" chart:label-cell-address="LeastSquares.I31:LeastSquares.I31" chart:class="chart:scatter">
            <chart:domain table:cell-range-address="LeastSquares.M31:LeastSquares.M34"/>
            <chart:data-point chart:repeated="4"/>
          </chart:series>
          <chart:series chart:style-name="ch13" chart:values-cell-range-address="LeastSquares.L38:LeastSquares.L41" chart:label-cell-address="LeastSquares.I38:LeastSquares.I38" chart:class="chart:scatter">
            <chart:domain table:cell-range-address="LeastSquares.M38:LeastSquares.M41"/>
            <chart:data-point chart:repeated="4"/>
          </chart:series>
          <chart:series chart:style-name="ch14" chart:values-cell-range-address="LeastSquares.L45:LeastSquares.L48" chart:label-cell-address="LeastSquares.I46:LeastSquares.I46" chart:class="chart:scatter">
            <chart:domain table:cell-range-address="LeastSquares.M45:LeastSquares.M48"/>
            <chart:data-point chart:repeated="4"/>
          </chart:series>
          <chart:series chart:style-name="ch15" chart:values-cell-range-address="LeastSquares.L17:LeastSquares.L20" chart:label-cell-address="LeastSquares.I17:LeastSquares.I17" chart:class="chart:scatter">
            <chart:domain table:cell-range-address="LeastSquares.M17:LeastSquares.M20"/>
            <chart:data-point chart:repeated="4"/>
          </chart:series>
          <chart:series chart:style-name="ch16" chart:values-cell-range-address="LeastSquares.L24:LeastSquares.L27" chart:label-cell-address="LeastSquares.I24:LeastSquares.I24" chart:class="chart:scatter">
            <chart:domain table:cell-range-address="LeastSquares.M24:LeastSquares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LeastSquares.I3:LeastSquares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LeastSquares.I10:LeastSquares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LeastSquares.I31:LeastSquares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LeastSquares.I38:LeastSquares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LeastSquares.I46:LeastSquares.I46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LeastSquares.I17:LeastSquares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LeastSquares.I24:LeastSquares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LeastSquares.L7:LeastSquares.L10</svg:desc>
                </draw:g>
              </table:table-cell>
              <table:table-cell office:value-type="float" office:value="4">
                <text:p>4</text:p>
                <draw:g>
                  <svg:desc>LeastSquares.M3:LeastSquares.M6</svg:desc>
                </draw:g>
              </table:table-cell>
              <table:table-cell office:value-type="float" office:value="0.730676135841705">
                <text:p>0.730676135841705</text:p>
                <draw:g>
                  <svg:desc>LeastSquares.L3:LeastSquares.L6</svg:desc>
                </draw:g>
              </table:table-cell>
              <table:table-cell office:value-type="float" office:value="NaN">
                <text:p>NaN</text:p>
                <draw:g>
                  <svg:desc>LeastSquares.M7:LeastSquares.M10</svg:desc>
                </draw:g>
              </table:table-cell>
              <table:table-cell office:value-type="float" office:value="NaN">
                <text:p>NaN</text:p>
                <draw:g>
                  <svg:desc>LeastSquares.L7:LeastSquares.L10</svg:desc>
                </draw:g>
              </table:table-cell>
              <table:table-cell office:value-type="float" office:value="4">
                <text:p>4</text:p>
                <draw:g>
                  <svg:desc>LeastSquares.M31:LeastSquares.M34</svg:desc>
                </draw:g>
              </table:table-cell>
              <table:table-cell office:value-type="float" office:value="10.9704207876118">
                <text:p>10.9704207876118</text:p>
                <draw:g>
                  <svg:desc>LeastSquares.L31:LeastSquares.L34</svg:desc>
                </draw:g>
              </table:table-cell>
              <table:table-cell office:value-type="float" office:value="4">
                <text:p>4</text:p>
                <draw:g>
                  <svg:desc>LeastSquares.M38:LeastSquares.M41</svg:desc>
                </draw:g>
              </table:table-cell>
              <table:table-cell office:value-type="float" office:value="20.155024115308">
                <text:p>20.155024115308</text:p>
                <draw:g>
                  <svg:desc>LeastSquares.L38:LeastSquares.L41</svg:desc>
                </draw:g>
              </table:table-cell>
              <table:table-cell office:value-type="float" office:value="4">
                <text:p>4</text:p>
                <draw:g>
                  <svg:desc>LeastSquares.M45:LeastSquares.M48</svg:desc>
                </draw:g>
              </table:table-cell>
              <table:table-cell office:value-type="float" office:value="30.430122714002">
                <text:p>30.430122714002</text:p>
                <draw:g>
                  <svg:desc>LeastSquares.L45:LeastSquares.L48</svg:desc>
                </draw:g>
              </table:table-cell>
              <table:table-cell office:value-type="float" office:value="4">
                <text:p>4</text:p>
                <draw:g>
                  <svg:desc>LeastSquares.M17:LeastSquares.M20</svg:desc>
                </draw:g>
              </table:table-cell>
              <table:table-cell office:value-type="float" office:value="19.740164622126">
                <text:p>19.740164622126</text:p>
                <draw:g>
                  <svg:desc>LeastSquares.L17:LeastSquares.L20</svg:desc>
                </draw:g>
              </table:table-cell>
              <table:table-cell office:value-type="float" office:value="4">
                <text:p>4</text:p>
                <draw:g>
                  <svg:desc>LeastSquares.M24:LeastSquares.M27</svg:desc>
                </draw:g>
              </table:table-cell>
              <table:table-cell office:value-type="float" office:value="11.472365369569">
                <text:p>11.472365369569</text:p>
                <draw:g>
                  <svg:desc>LeastSquares.L24:LeastSquares.L2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473029601493948">
                <text:p>0.047302960149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9.34395931069599">
                <text:p>9.34395931069599</text:p>
              </table:table-cell>
              <table:table-cell office:value-type="float" office:value="2">
                <text:p>2</text:p>
              </table:table-cell>
              <table:table-cell office:value-type="float" office:value="22.470168086122">
                <text:p>22.470168086122</text:p>
              </table:table-cell>
              <table:table-cell office:value-type="float" office:value="2">
                <text:p>2</text:p>
              </table:table-cell>
              <table:table-cell office:value-type="float" office:value="38.281865215205">
                <text:p>38.281865215205</text:p>
              </table:table-cell>
              <table:table-cell office:value-type="float" office:value="2">
                <text:p>2</text:p>
              </table:table-cell>
              <table:table-cell office:value-type="float" office:value="22.743380821894">
                <text:p>22.743380821894</text:p>
              </table:table-cell>
              <table:table-cell office:value-type="float" office:value="2">
                <text:p>2</text:p>
              </table:table-cell>
              <table:table-cell office:value-type="float" office:value="12.447015064392">
                <text:p>12.447015064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801162224579898">
                <text:p>0.801162224579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.36519056408081">
                <text:p>4.36519056408081</text:p>
              </table:table-cell>
              <table:table-cell office:value-type="float" office:value="1">
                <text:p>1</text:p>
              </table:table-cell>
              <table:table-cell office:value-type="float" office:value="19.92018766076">
                <text:p>19.92018766076</text:p>
              </table:table-cell>
              <table:table-cell office:value-type="float" office:value="1">
                <text:p>1</text:p>
              </table:table-cell>
              <table:table-cell office:value-type="float" office:value="38.916319074416">
                <text:p>38.916319074416</text:p>
              </table:table-cell>
              <table:table-cell office:value-type="float" office:value="1">
                <text:p>1</text:p>
              </table:table-cell>
              <table:table-cell office:value-type="float" office:value="7.36341674490501">
                <text:p>7.36341674490501</text:p>
              </table:table-cell>
              <table:table-cell office:value-type="float" office:value="1">
                <text:p>1</text:p>
              </table:table-cell>
              <table:table-cell office:value-type="float" office:value="7.87005401531999">
                <text:p>7.87005401531999</text:p>
              </table:table-cell>
            </table:table-row>
            <table:table-row>
              <table:table-cell office:value-type="float" office:value="17.84565637847">
                <text:p>17.84565637847</text:p>
              </table:table-cell>
              <table:table-cell office:value-type="float" office:value="3">
                <text:p>3</text:p>
              </table:table-cell>
              <table:table-cell office:value-type="float" office:value="0.0491044690731002">
                <text:p>0.0491044690731002</text:p>
              </table:table-cell>
              <table:table-cell office:value-type="float" office:value="4">
                <text:p>4</text:p>
              </table:table-cell>
              <table:table-cell office:value-type="float" office:value="17.84565637847">
                <text:p>17.84565637847</text:p>
              </table:table-cell>
              <table:table-cell office:value-type="float" office:value="3">
                <text:p>3</text:p>
              </table:table-cell>
              <table:table-cell office:value-type="float" office:value="8.33916624292499">
                <text:p>8.33916624292499</text:p>
              </table:table-cell>
              <table:table-cell office:value-type="float" office:value="3">
                <text:p>3</text:p>
              </table:table-cell>
              <table:table-cell office:value-type="float" office:value="20.625182793641">
                <text:p>20.625182793641</text:p>
              </table:table-cell>
              <table:table-cell office:value-type="float" office:value="3">
                <text:p>3</text:p>
              </table:table-cell>
              <table:table-cell office:value-type="float" office:value="36.118905489113">
                <text:p>36.118905489113</text:p>
              </table:table-cell>
              <table:table-cell office:value-type="float" office:value="3">
                <text:p>3</text:p>
              </table:table-cell>
              <table:table-cell office:value-type="float" office:value="20.445898564724">
                <text:p>20.445898564724</text:p>
              </table:table-cell>
              <table:table-cell office:value-type="float" office:value="3">
                <text:p>3</text:p>
              </table:table-cell>
              <table:table-cell office:value-type="float" office:value="13.942343649577">
                <text:p>13.9423436495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189cm" svg:height="9.669cm" xlink:href=".." xlink:type="simple" chart:class="chart:scatter" chart:style-name="ch1">
        <chart:title svg:x="5.484cm" svg:y="0.339cm" chart:style-name="ch2">
          <text:p>Least Squares - standard deviation</text:p>
        </chart:title>
        <chart:legend chart:legend-position="end" svg:x="14.423cm" svg:y="3.041cm" style:legend-expansion="high" chart:style-name="ch3"/>
        <chart:plot-area chart:style-name="ch4" table:cell-range-address="LeastSquares.M3:LeastSquares.M6 LeastSquares.I3:LeastSquares.I3 LeastSquares.F3:LeastSquares.F10 LeastSquares.I10:LeastSquares.I10 LeastSquares.I31:LeastSquares.I31 LeastSquares.F31:LeastSquares.F34 LeastSquares.I38:LeastSquares.I38 LeastSquares.F38:LeastSquares.F41 LeastSquares.I45:LeastSquares.I45 LeastSquares.F45:LeastSquares.F48 LeastSquares.I17:LeastSquares.I17 LeastSquares.F17:LeastSquares.F20 LeastSquares.I24:LeastSquares.I24 LeastSquares.F24:LeastSquares.F27" chart:data-source-has-labels="row" svg:x="0.482cm" svg:y="0.037cm" svg:width="14.006cm" svg:height="9.217cm">
          <chartooo:coordinate-region svg:x="1.394cm" svg:y="0.236cm" svg:width="13cm" svg:height="8.371cm"/>
          <chart:axis chart:dimension="x" chart:name="primary-x" chart:style-name="ch5">
            <chart:title svg:x="5.844cm" svg:y="9.111cm" chart:style-name="ch6">
              <text:p>Exposure Setting</text:p>
            </chart:title>
          </chart:axis>
          <chart:axis chart:dimension="y" chart:name="primary-y" chart:style-name="ch7">
            <chart:title svg:x="0cm" svg:y="6.078cm" chart:style-name="ch8">
              <text:p>Radius error in MM</text:p>
            </chart:title>
            <chart:grid chart:style-name="ch9" chart:class="major"/>
          </chart:axis>
          <chart:series chart:style-name="ch10" chart:values-cell-range-address="LeastSquares.F3:LeastSquares.F6" chart:label-cell-address="LeastSquares.I3:LeastSquares.I3" chart:class="chart:scatter">
            <chart:domain table:cell-range-address="LeastSquares.M3:LeastSquares.M6"/>
            <chart:data-point chart:repeated="4"/>
          </chart:series>
          <chart:series chart:style-name="ch11" chart:values-cell-range-address="LeastSquares.F7:LeastSquares.F10" chart:label-cell-address="LeastSquares.I10:LeastSquares.I10" chart:class="chart:scatter">
            <chart:domain table:cell-range-address="LeastSquares.M7:LeastSquares.M10"/>
            <chart:data-point chart:repeated="4"/>
          </chart:series>
          <chart:series chart:style-name="ch12" chart:values-cell-range-address="LeastSquares.F31:LeastSquares.F34" chart:label-cell-address="LeastSquares.I31:LeastSquares.I31" chart:class="chart:scatter">
            <chart:domain table:cell-range-address="LeastSquares.M31:LeastSquares.M34"/>
            <chart:data-point chart:repeated="4"/>
          </chart:series>
          <chart:series chart:style-name="ch13" chart:values-cell-range-address="LeastSquares.F38:LeastSquares.F41" chart:label-cell-address="LeastSquares.I38:LeastSquares.I38" chart:class="chart:scatter">
            <chart:domain table:cell-range-address="LeastSquares.M38:LeastSquares.M41"/>
            <chart:data-point chart:repeated="4"/>
          </chart:series>
          <chart:series chart:style-name="ch14" chart:values-cell-range-address="LeastSquares.F45:LeastSquares.F48" chart:label-cell-address="LeastSquares.I45:LeastSquares.I45" chart:class="chart:scatter">
            <chart:domain table:cell-range-address="LeastSquares.M45:LeastSquares.M48"/>
            <chart:data-point chart:repeated="4"/>
          </chart:series>
          <chart:series chart:style-name="ch15" chart:values-cell-range-address="LeastSquares.F17:LeastSquares.F20" chart:label-cell-address="LeastSquares.I17:LeastSquares.I17" chart:class="chart:scatter">
            <chart:domain table:cell-range-address="LeastSquares.M17:LeastSquares.M20"/>
            <chart:data-point chart:repeated="4"/>
          </chart:series>
          <chart:series chart:style-name="ch16" chart:values-cell-range-address="LeastSquares.F24:LeastSquares.F27" chart:label-cell-address="LeastSquares.I24:LeastSquares.I24" chart:class="chart:scatter">
            <chart:domain table:cell-range-address="LeastSquares.M24:LeastSquares.M27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Beton_200</text:p>
                <draw:g>
                  <svg:desc>LeastSquares.I3:LeastSquares.I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200</text:p>
                <draw:g>
                  <svg:desc>LeastSquares.I10:LeastSquares.I10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ater_5</text:p>
                <draw:g>
                  <svg:desc>LeastSquares.I31:LeastSquares.I3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400</text:p>
                <draw:g>
                  <svg:desc>LeastSquares.I38:LeastSquares.I38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wet_pvc_500</text:p>
                <draw:g>
                  <svg:desc>LeastSquares.I45:LeastSquares.I45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dry_pvc_400</text:p>
                <draw:g>
                  <svg:desc>LeastSquares.I17:LeastSquares.I17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Sand_1</text:p>
                <draw:g>
                  <svg:desc>LeastSquares.I24:LeastSquares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LeastSquares.M3:LeastSquares.M6</svg:desc>
                </draw:g>
              </table:table-cell>
              <table:table-cell office:value-type="float" office:value="0.000100435853293417">
                <text:p>0.000100435853293417</text:p>
                <draw:g>
                  <svg:desc>LeastSquares.F3:LeastSquares.F6</svg:desc>
                </draw:g>
              </table:table-cell>
              <table:table-cell office:value-type="float" office:value="NaN">
                <text:p>NaN</text:p>
                <draw:g>
                  <svg:desc>LeastSquares.M7:LeastSquares.M10</svg:desc>
                </draw:g>
              </table:table-cell>
              <table:table-cell office:value-type="float" office:value="NaN">
                <text:p>NaN</text:p>
                <draw:g>
                  <svg:desc>LeastSquares.F7:LeastSquares.F10</svg:desc>
                </draw:g>
              </table:table-cell>
              <table:table-cell office:value-type="float" office:value="4">
                <text:p>4</text:p>
                <draw:g>
                  <svg:desc>LeastSquares.M31:LeastSquares.M34</svg:desc>
                </draw:g>
              </table:table-cell>
              <table:table-cell office:value-type="float" office:value="0.000817340355384661">
                <text:p>0.000817340355384661</text:p>
                <draw:g>
                  <svg:desc>LeastSquares.F31:LeastSquares.F34</svg:desc>
                </draw:g>
              </table:table-cell>
              <table:table-cell office:value-type="float" office:value="4">
                <text:p>4</text:p>
                <draw:g>
                  <svg:desc>LeastSquares.M38:LeastSquares.M41</svg:desc>
                </draw:g>
              </table:table-cell>
              <table:table-cell office:value-type="float" office:value="0.0000547826991948347">
                <text:p>0.0000547826991948347</text:p>
                <draw:g>
                  <svg:desc>LeastSquares.F38:LeastSquares.F41</svg:desc>
                </draw:g>
              </table:table-cell>
              <table:table-cell office:value-type="float" office:value="4">
                <text:p>4</text:p>
                <draw:g>
                  <svg:desc>LeastSquares.M45:LeastSquares.M48</svg:desc>
                </draw:g>
              </table:table-cell>
              <table:table-cell office:value-type="float" office:value="0.000821580631652979">
                <text:p>0.000821580631652979</text:p>
                <draw:g>
                  <svg:desc>LeastSquares.F45:LeastSquares.F48</svg:desc>
                </draw:g>
              </table:table-cell>
              <table:table-cell office:value-type="float" office:value="4">
                <text:p>4</text:p>
                <draw:g>
                  <svg:desc>LeastSquares.M17:LeastSquares.M20</svg:desc>
                </draw:g>
              </table:table-cell>
              <table:table-cell office:value-type="float" office:value="0.000600004176246609">
                <text:p>0.000600004176246609</text:p>
                <draw:g>
                  <svg:desc>LeastSquares.F17:LeastSquares.F20</svg:desc>
                </draw:g>
              </table:table-cell>
              <table:table-cell office:value-type="float" office:value="4">
                <text:p>4</text:p>
                <draw:g>
                  <svg:desc>LeastSquares.M24:LeastSquares.M27</svg:desc>
                </draw:g>
              </table:table-cell>
              <table:table-cell office:value-type="float" office:value="0.000358429924473419">
                <text:p>0.000358429924473419</text:p>
                <draw:g>
                  <svg:desc>LeastSquares.F24:LeastSquares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216067445829325">
                <text:p>0.00021606744582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0797486962661853">
                <text:p>0.000797486962661853</text:p>
              </table:table-cell>
              <table:table-cell office:value-type="float" office:value="2">
                <text:p>2</text:p>
              </table:table-cell>
              <table:table-cell office:value-type="float" office:value="0.000623112277023297">
                <text:p>0.000623112277023297</text:p>
              </table:table-cell>
              <table:table-cell office:value-type="float" office:value="2">
                <text:p>2</text:p>
              </table:table-cell>
              <table:table-cell office:value-type="float" office:value="0.000913564923693728">
                <text:p>0.000913564923693728</text:p>
              </table:table-cell>
              <table:table-cell office:value-type="float" office:value="2">
                <text:p>2</text:p>
              </table:table-cell>
              <table:table-cell office:value-type="float" office:value="0.00387113607535666">
                <text:p>0.00387113607535666</text:p>
              </table:table-cell>
              <table:table-cell office:value-type="float" office:value="2">
                <text:p>2</text:p>
              </table:table-cell>
              <table:table-cell office:value-type="float" office:value="0.000197170678160106">
                <text:p>0.000197170678160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0285549387260911">
                <text:p>0.000285549387260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000825649292259757">
                <text:p>0.000825649292259757</text:p>
              </table:table-cell>
              <table:table-cell office:value-type="float" office:value="1">
                <text:p>1</text:p>
              </table:table-cell>
              <table:table-cell office:value-type="float" office:value="0.001753894853933">
                <text:p>0.001753894853933</text:p>
              </table:table-cell>
              <table:table-cell office:value-type="float" office:value="1">
                <text:p>1</text:p>
              </table:table-cell>
              <table:table-cell office:value-type="float" office:value="0.00722355803287214">
                <text:p>0.00722355803287214</text:p>
              </table:table-cell>
              <table:table-cell office:value-type="float" office:value="1">
                <text:p>1</text:p>
              </table:table-cell>
              <table:table-cell office:value-type="float" office:value="0.00619474987619568">
                <text:p>0.00619474987619568</text:p>
              </table:table-cell>
              <table:table-cell office:value-type="float" office:value="1">
                <text:p>1</text:p>
              </table:table-cell>
              <table:table-cell office:value-type="float" office:value="0.000382013544694263">
                <text:p>0.000382013544694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0542057749184458">
                <text:p>0.0000542057749184458</text:p>
              </table:table-cell>
              <table:table-cell office:value-type="float" office:value="4">
                <text:p>4</text:p>
              </table:table-cell>
              <table:table-cell office:value-type="float" office:value="0.00109651096649116">
                <text:p>0.00109651096649116</text:p>
              </table:table-cell>
              <table:table-cell office:value-type="float" office:value="3">
                <text:p>3</text:p>
              </table:table-cell>
              <table:table-cell office:value-type="float" office:value="0.000162586903663086">
                <text:p>0.000162586903663086</text:p>
              </table:table-cell>
              <table:table-cell office:value-type="float" office:value="3">
                <text:p>3</text:p>
              </table:table-cell>
              <table:table-cell office:value-type="float" office:value="0.000312349628614238">
                <text:p>0.000312349628614238</text:p>
              </table:table-cell>
              <table:table-cell office:value-type="float" office:value="3">
                <text:p>3</text:p>
              </table:table-cell>
              <table:table-cell office:value-type="float" office:value="0.00041566145631105">
                <text:p>0.00041566145631105</text:p>
              </table:table-cell>
              <table:table-cell office:value-type="float" office:value="3">
                <text:p>3</text:p>
              </table:table-cell>
              <table:table-cell office:value-type="float" office:value="0.000407740689574631">
                <text:p>0.000407740689574631</text:p>
              </table:table-cell>
              <table:table-cell office:value-type="float" office:value="3">
                <text:p>3</text:p>
              </table:table-cell>
              <table:table-cell office:value-type="float" office:value="0.000212208917826461">
                <text:p>0.00021220891782646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